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84252f" officeooo:paragraph-rsid="0287cbd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8c6929" officeooo:paragraph-rsid="0294324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923afd" officeooo:paragraph-rsid="02923af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92ba2b" officeooo:paragraph-rsid="0292ba2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97e904" officeooo:paragraph-rsid="0297e90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8c6929" officeooo:paragraph-rsid="02943244"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7"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928a7a" officeooo:paragraph-rsid="02928a7a"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8"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928a7a" officeooo:paragraph-rsid="0299ccc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9"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963f2f" officeooo:paragraph-rsid="02963f2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0"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89278d" officeooo:paragraph-rsid="0287cbd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923afd" officeooo:paragraph-rsid="02923af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92ba2b" officeooo:paragraph-rsid="0292ba2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97e904" officeooo:paragraph-rsid="0297e90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99cccb" officeooo:paragraph-rsid="0299ccc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9a749d" officeooo:paragraph-rsid="029a749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6"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9e2b28" officeooo:paragraph-rsid="029e2b2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7"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9cab3e" officeooo:paragraph-rsid="029cab3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8"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bold" officeooo:rsid="028c6929" officeooo:paragraph-rsid="02943244"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bold" officeooo:rsid="028c6929" officeooo:paragraph-rsid="028c692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0"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bold" officeooo:rsid="02963f2f" officeooo:paragraph-rsid="02963f2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1"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bold" officeooo:rsid="029e2b28" officeooo:paragraph-rsid="029e2b2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2"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bold" officeooo:rsid="02a1d590" officeooo:paragraph-rsid="02a1d59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3" style:family="paragraph" style:parent-style-name="Preformatted_20_Text">
      <style:paragraph-properties fo:margin-left="0cm" fo:margin-right="0cm" fo:text-align="start" style:justify-single-word="false" fo:text-indent="0cm" style:auto-text-indent="false"/>
      <style:text-properties officeooo:paragraph-rsid="02a3825f"/>
    </style:style>
    <style:style style:name="P24" style:family="paragraph" style:parent-style-name="Preformatted_20_Text">
      <style:paragraph-properties fo:margin-left="0cm" fo:margin-right="0cm" fo:text-align="start" style:justify-single-word="false" fo:text-indent="0cm" style:auto-text-indent="false"/>
      <style:text-properties officeooo:paragraph-rsid="02a646e2"/>
    </style:style>
    <style:style style:name="P25" style:family="paragraph" style:parent-style-name="Preformatted_20_Text">
      <style:paragraph-properties fo:margin-left="0cm" fo:margin-right="0cm" fo:line-height="100%" fo:text-align="start" style:justify-single-word="false" fo:text-indent="0cm" style:auto-text-indent="false"/>
      <style:text-properties officeooo:paragraph-rsid="02a646e2"/>
    </style:style>
    <style:style style:name="P26" style:family="paragraph" style:parent-style-name="Standard">
      <style:paragraph-properties fo:margin-left="0cm" fo:margin-right="0cm" fo:text-align="start" style:justify-single-word="false" fo:text-indent="0cm" style:auto-text-indent="false"/>
    </style:style>
    <style:style style:name="P27" style:family="paragraph" style:parent-style-name="Standard">
      <style:paragraph-properties fo:margin-left="0cm" fo:margin-right="0cm" fo:text-align="start" style:justify-single-word="false" fo:text-indent="0cm" style:auto-text-indent="false"/>
      <style:text-properties officeooo:paragraph-rsid="02e533fa"/>
    </style:style>
    <style:style style:name="P28" style:family="paragraph" style:parent-style-name="Standard">
      <style:paragraph-properties fo:margin-left="0cm" fo:margin-right="0cm" fo:text-align="start" style:justify-single-word="false" fo:text-indent="0cm" style:auto-text-indent="false"/>
      <style:text-properties officeooo:paragraph-rsid="02e95ab9"/>
    </style:style>
    <style:style style:name="P29" style:family="paragraph" style:parent-style-name="Standard">
      <style:paragraph-properties fo:margin-left="0cm" fo:margin-right="0cm" fo:text-align="start" style:justify-single-word="false" fo:text-indent="0cm" style:auto-text-indent="false"/>
      <style:text-properties officeooo:paragraph-rsid="02e9b374"/>
    </style:style>
    <style:style style:name="P30" style:family="paragraph" style:parent-style-name="Standard">
      <style:paragraph-properties fo:margin-left="0cm" fo:margin-right="0cm" fo:text-align="start" style:justify-single-word="false" fo:text-indent="0cm" style:auto-text-indent="false"/>
      <style:text-properties officeooo:paragraph-rsid="02eb483e"/>
    </style:style>
    <style:style style:name="P31" style:family="paragraph" style:parent-style-name="Standard">
      <style:paragraph-properties fo:margin-left="0cm" fo:margin-right="0cm" fo:text-align="start" style:justify-single-word="false" fo:text-indent="0cm" style:auto-text-indent="false"/>
      <style:text-properties officeooo:paragraph-rsid="02eb7fac"/>
    </style:style>
    <style:style style:name="P32" style:family="paragraph" style:parent-style-name="Standard">
      <style:paragraph-properties fo:margin-left="0cm" fo:margin-right="0cm" fo:text-align="start" style:justify-single-word="false" fo:text-indent="0cm" style:auto-text-indent="false"/>
      <style:text-properties officeooo:paragraph-rsid="02f340a9"/>
    </style:style>
    <style:style style:name="P33" style:family="paragraph" style:parent-style-name="Standard">
      <style:paragraph-properties fo:margin-left="0cm" fo:margin-right="0cm" fo:text-align="start" style:justify-single-word="false" fo:text-indent="0cm" style:auto-text-indent="false"/>
      <style:text-properties officeooo:paragraph-rsid="02f5c1dc"/>
    </style:style>
    <style:style style:name="P34" style:family="paragraph" style:parent-style-name="Standard">
      <style:paragraph-properties fo:margin-left="0cm" fo:margin-right="0cm" fo:text-align="start" style:justify-single-word="false" fo:text-indent="0cm" style:auto-text-indent="false"/>
      <style:text-properties officeooo:paragraph-rsid="02f7e8a1"/>
    </style:style>
    <style:style style:name="P35" style:family="paragraph" style:parent-style-name="Standard">
      <style:paragraph-properties fo:margin-left="0cm" fo:margin-right="0cm" fo:text-align="start" style:justify-single-word="false" fo:text-indent="0cm" style:auto-text-indent="false"/>
      <style:text-properties officeooo:paragraph-rsid="02fb3b0c"/>
    </style:style>
    <style:style style:name="P36" style:family="paragraph" style:parent-style-name="Standard">
      <style:paragraph-properties fo:margin-left="0cm" fo:margin-right="0cm" fo:text-align="start" style:justify-single-word="false" fo:text-indent="0cm" style:auto-text-indent="false"/>
      <style:text-properties officeooo:paragraph-rsid="02fde230"/>
    </style:style>
    <style:style style:name="P37" style:family="paragraph" style:parent-style-name="Standard">
      <style:paragraph-properties fo:margin-left="0cm" fo:margin-right="0cm" fo:text-align="start" style:justify-single-word="false" fo:text-indent="0cm" style:auto-text-indent="false"/>
      <style:text-properties officeooo:paragraph-rsid="02fe5df7"/>
    </style:style>
    <style:style style:name="P38" style:family="paragraph" style:parent-style-name="Standard">
      <style:paragraph-properties fo:margin-left="0cm" fo:margin-right="0cm" fo:text-align="start" style:justify-single-word="false" fo:text-indent="0cm" style:auto-text-indent="false"/>
      <style:text-properties officeooo:paragraph-rsid="030189e6"/>
    </style:style>
    <style:style style:name="P39" style:family="paragraph" style:parent-style-name="Standard">
      <style:paragraph-properties fo:margin-left="0cm" fo:margin-right="0cm" fo:text-align="start" style:justify-single-word="false" fo:text-indent="0cm" style:auto-text-indent="false"/>
      <style:text-properties officeooo:paragraph-rsid="03078b0a"/>
    </style:style>
    <style:style style:name="P40" style:family="paragraph" style:parent-style-name="Standard">
      <style:paragraph-properties fo:margin-left="0cm" fo:margin-right="0cm" fo:text-align="start" style:justify-single-word="false" fo:text-indent="0cm" style:auto-text-indent="false"/>
      <style:text-properties officeooo:paragraph-rsid="030a1e7c"/>
    </style:style>
    <style:style style:name="P41" style:family="paragraph" style:parent-style-name="Standard">
      <style:paragraph-properties fo:margin-left="0cm" fo:margin-right="0cm" fo:text-align="start" style:justify-single-word="false" fo:text-indent="0cm" style:auto-text-indent="false"/>
      <style:text-properties officeooo:paragraph-rsid="030a37b8"/>
    </style:style>
    <style:style style:name="P42" style:family="paragraph" style:parent-style-name="Standard">
      <style:paragraph-properties fo:margin-left="0cm" fo:margin-right="0cm" fo:text-align="start" style:justify-single-word="false" fo:text-indent="0cm" style:auto-text-indent="false"/>
      <style:text-properties officeooo:paragraph-rsid="030bd583"/>
    </style:style>
    <style:style style:name="P43" style:family="paragraph" style:parent-style-name="Standard">
      <style:paragraph-properties fo:margin-left="0cm" fo:margin-right="0cm" fo:text-align="start" style:justify-single-word="false" fo:text-indent="0cm" style:auto-text-indent="false"/>
      <style:text-properties officeooo:paragraph-rsid="030c22f0"/>
    </style:style>
    <style:style style:name="P44" style:family="paragraph" style:parent-style-name="Standard">
      <style:paragraph-properties fo:margin-left="0cm" fo:margin-right="0cm" fo:text-align="start" style:justify-single-word="false" fo:text-indent="0cm" style:auto-text-indent="false"/>
      <style:text-properties officeooo:paragraph-rsid="030ddf61"/>
    </style:style>
    <style:style style:name="P45" style:family="paragraph" style:parent-style-name="Standard">
      <style:paragraph-properties fo:margin-left="0cm" fo:margin-right="0cm" fo:text-align="start" style:justify-single-word="false" fo:text-indent="0cm" style:auto-text-indent="false"/>
      <style:text-properties officeooo:paragraph-rsid="030f1798"/>
    </style:style>
    <style:style style:name="P46" style:family="paragraph" style:parent-style-name="Standard">
      <style:paragraph-properties fo:margin-left="0cm" fo:margin-right="0cm" fo:text-align="start" style:justify-single-word="false" fo:text-indent="0cm" style:auto-text-indent="false"/>
      <style:text-properties officeooo:paragraph-rsid="031320ab"/>
    </style:style>
    <style:style style:name="P47" style:family="paragraph" style:parent-style-name="Standard">
      <style:paragraph-properties fo:margin-left="0cm" fo:margin-right="0cm" fo:text-align="start" style:justify-single-word="false" fo:text-indent="0cm" style:auto-text-indent="false"/>
      <style:text-properties officeooo:paragraph-rsid="03135ae0"/>
    </style:style>
    <style:style style:name="P48" style:family="paragraph" style:parent-style-name="Standard">
      <style:paragraph-properties fo:margin-left="0cm" fo:margin-right="0cm" fo:text-align="start" style:justify-single-word="false" fo:text-indent="0cm" style:auto-text-indent="false"/>
      <style:text-properties officeooo:paragraph-rsid="0314b5f2"/>
    </style:style>
    <style:style style:name="P49" style:family="paragraph" style:parent-style-name="Standard">
      <style:paragraph-properties fo:margin-left="0cm" fo:margin-right="0cm" fo:text-align="start" style:justify-single-word="false" fo:text-indent="0cm" style:auto-text-indent="false"/>
      <style:text-properties officeooo:paragraph-rsid="0314e6f8"/>
    </style:style>
    <style:style style:name="P50" style:family="paragraph" style:parent-style-name="Standard">
      <style:paragraph-properties fo:margin-left="0cm" fo:margin-right="0cm" fo:text-align="start" style:justify-single-word="false" fo:text-indent="0cm" style:auto-text-indent="false"/>
      <style:text-properties officeooo:paragraph-rsid="03162067"/>
    </style:style>
    <style:style style:name="P51" style:family="paragraph" style:parent-style-name="Standard">
      <style:paragraph-properties fo:margin-left="0cm" fo:margin-right="0cm" fo:text-align="start" style:justify-single-word="false" fo:text-indent="0cm" style:auto-text-indent="false"/>
      <style:text-properties officeooo:paragraph-rsid="0317a882"/>
    </style:style>
    <style:style style:name="P52" style:family="paragraph" style:parent-style-name="Standard">
      <style:paragraph-properties fo:margin-left="0cm" fo:margin-right="0cm" fo:text-align="start" style:justify-single-word="false" fo:text-indent="0cm" style:auto-text-indent="false"/>
      <style:text-properties officeooo:paragraph-rsid="031d4387"/>
    </style:style>
    <style:style style:name="P53" style:family="paragraph" style:parent-style-name="Standard">
      <style:paragraph-properties fo:margin-left="0cm" fo:margin-right="0cm" fo:text-align="start" style:justify-single-word="false" fo:text-indent="0cm" style:auto-text-indent="false"/>
      <style:text-properties officeooo:paragraph-rsid="031dd178"/>
    </style:style>
    <style:style style:name="P54" style:family="paragraph" style:parent-style-name="Standard">
      <style:paragraph-properties fo:margin-left="0cm" fo:margin-right="0cm" fo:text-align="start" style:justify-single-word="false" fo:text-indent="0cm" style:auto-text-indent="false"/>
      <style:text-properties officeooo:paragraph-rsid="031ea7b3"/>
    </style:style>
    <style:style style:name="P55" style:family="paragraph" style:parent-style-name="Standard">
      <style:paragraph-properties fo:margin-left="0cm" fo:margin-right="0cm" fo:text-align="start" style:justify-single-word="false" fo:text-indent="0cm" style:auto-text-indent="false"/>
      <style:text-properties officeooo:paragraph-rsid="031fad05"/>
    </style:style>
    <style:style style:name="P56" style:family="paragraph" style:parent-style-name="Standard">
      <style:paragraph-properties fo:margin-left="0cm" fo:margin-right="0cm" fo:text-align="start" style:justify-single-word="false" fo:text-indent="0cm" style:auto-text-indent="false"/>
      <style:text-properties officeooo:paragraph-rsid="0321043a"/>
    </style:style>
    <style:style style:name="P57" style:family="paragraph" style:parent-style-name="Standard">
      <style:paragraph-properties fo:margin-left="0cm" fo:margin-right="0cm" fo:text-align="start" style:justify-single-word="false" fo:text-indent="0cm" style:auto-text-indent="false"/>
      <style:text-properties officeooo:paragraph-rsid="0321222d"/>
    </style:style>
    <style:style style:name="P58" style:family="paragraph" style:parent-style-name="Standard">
      <style:paragraph-properties fo:margin-left="0cm" fo:margin-right="0cm" fo:text-align="start" style:justify-single-word="false" fo:text-indent="0cm" style:auto-text-indent="false"/>
      <style:text-properties officeooo:paragraph-rsid="03231f04"/>
    </style:style>
    <style:style style:name="P59" style:family="paragraph" style:parent-style-name="Standard">
      <style:paragraph-properties fo:margin-left="0cm" fo:margin-right="0cm" fo:text-align="start" style:justify-single-word="false" fo:text-indent="0cm" style:auto-text-indent="false"/>
      <style:text-properties officeooo:paragraph-rsid="03257b08"/>
    </style:style>
    <style:style style:name="P60" style:family="paragraph" style:parent-style-name="Standard">
      <style:paragraph-properties fo:margin-left="0cm" fo:margin-right="0cm" fo:text-align="start" style:justify-single-word="false" fo:text-indent="0cm" style:auto-text-indent="false"/>
      <style:text-properties officeooo:paragraph-rsid="0327ca13"/>
    </style:style>
    <style:style style:name="P61" style:family="paragraph" style:parent-style-name="Standard">
      <style:paragraph-properties fo:margin-left="0cm" fo:margin-right="0cm" fo:text-align="start" style:justify-single-word="false" fo:text-indent="0cm" style:auto-text-indent="false"/>
      <style:text-properties officeooo:paragraph-rsid="032913e2"/>
    </style:style>
    <style:style style:name="P62" style:family="paragraph" style:parent-style-name="Standard">
      <style:paragraph-properties fo:margin-left="0cm" fo:margin-right="0cm" fo:text-align="start" style:justify-single-word="false" fo:text-indent="0cm" style:auto-text-indent="false"/>
      <style:text-properties officeooo:paragraph-rsid="0329ed6c"/>
    </style:style>
    <style:style style:name="P63" style:family="paragraph" style:parent-style-name="Standard">
      <style:paragraph-properties fo:margin-left="0cm" fo:margin-right="0cm" fo:text-align="start" style:justify-single-word="false" fo:text-indent="0cm" style:auto-text-indent="false"/>
      <style:text-properties officeooo:paragraph-rsid="032b5e61"/>
    </style:style>
    <style:style style:name="P64" style:family="paragraph" style:parent-style-name="Standard">
      <style:paragraph-properties fo:margin-left="0cm" fo:margin-right="0cm" fo:text-align="start" style:justify-single-word="false" fo:text-indent="0cm" style:auto-text-indent="false"/>
      <style:text-properties officeooo:paragraph-rsid="032bbfff"/>
    </style:style>
    <style:style style:name="P65" style:family="paragraph" style:parent-style-name="Standard">
      <style:paragraph-properties fo:margin-left="0cm" fo:margin-right="0cm" fo:text-align="start" style:justify-single-word="false" fo:text-indent="0cm" style:auto-text-indent="false"/>
      <style:text-properties officeooo:paragraph-rsid="032d11fa"/>
    </style:style>
    <style:style style:name="P66" style:family="paragraph" style:parent-style-name="Standard">
      <style:paragraph-properties fo:margin-left="0cm" fo:margin-right="0cm" fo:text-align="start" style:justify-single-word="false" fo:text-indent="0cm" style:auto-text-indent="false"/>
      <style:text-properties officeooo:paragraph-rsid="033017cb"/>
    </style:style>
    <style:style style:name="P67" style:family="paragraph" style:parent-style-name="Standard">
      <style:paragraph-properties fo:margin-left="0cm" fo:margin-right="0cm" fo:text-align="start" style:justify-single-word="false" fo:text-indent="0cm" style:auto-text-indent="false"/>
      <style:text-properties officeooo:paragraph-rsid="0332f449"/>
    </style:style>
    <style:style style:name="P68" style:family="paragraph" style:parent-style-name="Standard">
      <style:paragraph-properties fo:margin-left="0cm" fo:margin-right="0cm" fo:text-align="start" style:justify-single-word="false" fo:text-indent="0cm" style:auto-text-indent="false"/>
      <style:text-properties officeooo:paragraph-rsid="03346fda"/>
    </style:style>
    <style:style style:name="P69" style:family="paragraph" style:parent-style-name="Standard">
      <style:paragraph-properties fo:margin-left="0cm" fo:margin-right="0cm" fo:text-align="start" style:justify-single-word="false" fo:text-indent="0cm" style:auto-text-indent="false"/>
      <style:text-properties officeooo:paragraph-rsid="03357bc7"/>
    </style:style>
    <style:style style:name="P70" style:family="paragraph" style:parent-style-name="Standard">
      <style:paragraph-properties fo:margin-left="0cm" fo:margin-right="0cm" fo:text-align="start" style:justify-single-word="false" fo:text-indent="0cm" style:auto-text-indent="false"/>
      <style:text-properties officeooo:paragraph-rsid="0336bc2b"/>
    </style:style>
    <style:style style:name="P71" style:family="paragraph" style:parent-style-name="Standard">
      <style:paragraph-properties fo:margin-left="0cm" fo:margin-right="0cm" fo:text-align="start" style:justify-single-word="false" fo:text-indent="0cm" style:auto-text-indent="false"/>
      <style:text-properties officeooo:paragraph-rsid="03384e9c"/>
    </style:style>
    <style:style style:name="P72" style:family="paragraph" style:parent-style-name="Standard">
      <style:paragraph-properties fo:margin-left="0cm" fo:margin-right="0cm" fo:text-align="start" style:justify-single-word="false" fo:text-indent="0cm" style:auto-text-indent="false"/>
      <style:text-properties officeooo:paragraph-rsid="03398561"/>
    </style:style>
    <style:style style:name="P73" style:family="paragraph" style:parent-style-name="Standard">
      <style:paragraph-properties fo:margin-left="0cm" fo:margin-right="0cm" fo:text-align="start" style:justify-single-word="false" fo:text-indent="0cm" style:auto-text-indent="false"/>
      <style:text-properties officeooo:paragraph-rsid="033feaec"/>
    </style:style>
    <style:style style:name="P74" style:family="paragraph" style:parent-style-name="Standard">
      <style:paragraph-properties fo:margin-left="0cm" fo:margin-right="0cm" fo:text-align="start" style:justify-single-word="false" fo:text-indent="0cm" style:auto-text-indent="false"/>
      <style:text-properties officeooo:paragraph-rsid="0341d954"/>
    </style:style>
    <style:style style:name="P75" style:family="paragraph" style:parent-style-name="Standard">
      <style:paragraph-properties fo:margin-left="0cm" fo:margin-right="0cm" fo:text-align="start" style:justify-single-word="false" fo:text-indent="0cm" style:auto-text-indent="false"/>
      <style:text-properties officeooo:paragraph-rsid="03438c35"/>
    </style:style>
    <style:style style:name="P76" style:family="paragraph" style:parent-style-name="Standard">
      <style:paragraph-properties fo:margin-left="0cm" fo:margin-right="0cm" fo:text-align="start" style:justify-single-word="false" fo:text-indent="0cm" style:auto-text-indent="false"/>
      <style:text-properties officeooo:paragraph-rsid="034482f5"/>
    </style:style>
    <style:style style:name="P77" style:family="paragraph" style:parent-style-name="Standard">
      <style:paragraph-properties fo:margin-left="0cm" fo:margin-right="0cm" fo:text-align="start" style:justify-single-word="false" fo:text-indent="0cm" style:auto-text-indent="false"/>
      <style:text-properties officeooo:paragraph-rsid="03451306"/>
    </style:style>
    <style:style style:name="P78" style:family="paragraph" style:parent-style-name="Standard">
      <style:paragraph-properties fo:margin-left="0cm" fo:margin-right="0cm" fo:text-align="start" style:justify-single-word="false" fo:text-indent="0cm" style:auto-text-indent="false"/>
      <style:text-properties officeooo:paragraph-rsid="03452f8a"/>
    </style:style>
    <style:style style:name="P79" style:family="paragraph" style:parent-style-name="Standard">
      <style:paragraph-properties fo:margin-left="0cm" fo:margin-right="0cm" fo:text-align="start" style:justify-single-word="false" fo:text-indent="0cm" style:auto-text-indent="false"/>
      <style:text-properties officeooo:paragraph-rsid="03460869"/>
    </style:style>
    <style:style style:name="P80" style:family="paragraph" style:parent-style-name="Standard">
      <style:paragraph-properties fo:margin-left="0cm" fo:margin-right="0cm" fo:text-align="start" style:justify-single-word="false" fo:text-indent="0cm" style:auto-text-indent="false"/>
      <style:text-properties officeooo:paragraph-rsid="03497f8d"/>
    </style:style>
    <style:style style:name="P81" style:family="paragraph" style:parent-style-name="Standard">
      <style:paragraph-properties fo:margin-left="0cm" fo:margin-right="0cm" fo:text-align="start" style:justify-single-word="false" fo:text-indent="0cm" style:auto-text-indent="false"/>
      <style:text-properties officeooo:paragraph-rsid="034a89ca"/>
    </style:style>
    <style:style style:name="P82" style:family="paragraph" style:parent-style-name="Standard">
      <style:paragraph-properties fo:margin-left="0cm" fo:margin-right="0cm" fo:text-align="start" style:justify-single-word="false" fo:text-indent="0cm" style:auto-text-indent="false"/>
      <style:text-properties officeooo:paragraph-rsid="034adaab"/>
    </style:style>
    <style:style style:name="P83" style:family="paragraph" style:parent-style-name="Standard">
      <style:paragraph-properties fo:margin-left="0cm" fo:margin-right="0cm" fo:text-align="start" style:justify-single-word="false" fo:text-indent="0cm" style:auto-text-indent="false"/>
      <style:text-properties officeooo:paragraph-rsid="034bfcba"/>
    </style:style>
    <style:style style:name="P84" style:family="paragraph" style:parent-style-name="Standard">
      <style:paragraph-properties fo:margin-left="0cm" fo:margin-right="0cm" fo:text-align="start" style:justify-single-word="false" fo:text-indent="0cm" style:auto-text-indent="false"/>
      <style:text-properties officeooo:paragraph-rsid="03519b27"/>
    </style:style>
    <style:style style:name="P85" style:family="paragraph" style:parent-style-name="Standard">
      <style:paragraph-properties fo:margin-left="0cm" fo:margin-right="0cm" fo:text-align="start" style:justify-single-word="false" fo:text-indent="0cm" style:auto-text-indent="false"/>
      <style:text-properties officeooo:paragraph-rsid="0353eb84"/>
    </style:style>
    <style:style style:name="P86" style:family="paragraph" style:parent-style-name="Standard">
      <style:paragraph-properties fo:margin-left="0cm" fo:margin-right="0cm" fo:text-align="start" style:justify-single-word="false" fo:text-indent="0cm" style:auto-text-indent="false"/>
      <style:text-properties officeooo:paragraph-rsid="035513be"/>
    </style:style>
    <style:style style:name="P87" style:family="paragraph" style:parent-style-name="Standard">
      <style:paragraph-properties fo:margin-left="0cm" fo:margin-right="0cm" fo:text-align="start" style:justify-single-word="false" fo:text-indent="0cm" style:auto-text-indent="false"/>
      <style:text-properties officeooo:paragraph-rsid="03565b76"/>
    </style:style>
    <style:style style:name="P88" style:family="paragraph" style:parent-style-name="Standard">
      <style:paragraph-properties fo:margin-left="0cm" fo:margin-right="0cm" fo:text-align="start" style:justify-single-word="false" fo:text-indent="0cm" style:auto-text-indent="false"/>
      <style:text-properties officeooo:paragraph-rsid="035b9bac"/>
    </style:style>
    <style:style style:name="P89" style:family="paragraph" style:parent-style-name="Standard">
      <style:paragraph-properties fo:margin-left="0cm" fo:margin-right="0cm" fo:text-align="start" style:justify-single-word="false" fo:text-indent="0cm" style:auto-text-indent="false"/>
      <style:text-properties officeooo:paragraph-rsid="035d58a7"/>
    </style:style>
    <style:style style:name="P90" style:family="paragraph" style:parent-style-name="Standard">
      <style:paragraph-properties fo:margin-left="0cm" fo:margin-right="0cm" fo:text-align="start" style:justify-single-word="false" fo:text-indent="0cm" style:auto-text-indent="false"/>
      <style:text-properties officeooo:paragraph-rsid="0381b697"/>
    </style:style>
    <style:style style:name="P91" style:family="paragraph" style:parent-style-name="Standard">
      <style:paragraph-properties fo:margin-left="0cm" fo:margin-right="0cm" fo:text-align="start" style:justify-single-word="false" fo:text-indent="0cm" style:auto-text-indent="false"/>
      <style:text-properties officeooo:paragraph-rsid="0382e91d"/>
    </style:style>
    <style:style style:name="P92" style:family="paragraph" style:parent-style-name="Standard">
      <style:paragraph-properties fo:margin-left="0cm" fo:margin-right="0cm" fo:text-align="start" style:justify-single-word="false" fo:text-indent="0cm" style:auto-text-indent="false"/>
      <style:text-properties officeooo:paragraph-rsid="0382f661"/>
    </style:style>
    <style:style style:name="P93" style:family="paragraph" style:parent-style-name="Standard">
      <style:paragraph-properties fo:margin-left="0cm" fo:margin-right="0cm" fo:text-align="start" style:justify-single-word="false" fo:text-indent="0cm" style:auto-text-indent="false"/>
      <style:text-properties officeooo:paragraph-rsid="0383a62f"/>
    </style:style>
    <style:style style:name="P94" style:family="paragraph" style:parent-style-name="Standard">
      <style:paragraph-properties fo:margin-left="0cm" fo:margin-right="0cm" fo:text-align="start" style:justify-single-word="false" fo:text-indent="0cm" style:auto-text-indent="false"/>
      <style:text-properties officeooo:paragraph-rsid="0385d907"/>
    </style:style>
    <style:style style:name="P95" style:family="paragraph" style:parent-style-name="Standard">
      <style:paragraph-properties fo:margin-left="0cm" fo:margin-right="0cm" fo:text-align="start" style:justify-single-word="false" fo:text-indent="0cm" style:auto-text-indent="false"/>
      <style:text-properties officeooo:paragraph-rsid="038731fe"/>
    </style:style>
    <style:style style:name="P96" style:family="paragraph" style:parent-style-name="Standard">
      <style:paragraph-properties fo:margin-left="0cm" fo:margin-right="0cm" fo:text-align="start" style:justify-single-word="false" fo:text-indent="0cm" style:auto-text-indent="false"/>
      <style:text-properties officeooo:paragraph-rsid="03882dbb"/>
    </style:style>
    <style:style style:name="P97" style:family="paragraph" style:parent-style-name="Standard">
      <style:paragraph-properties fo:margin-left="0cm" fo:margin-right="0cm" fo:text-align="start" style:justify-single-word="false" fo:text-indent="0cm" style:auto-text-indent="false"/>
      <style:text-properties officeooo:paragraph-rsid="03888ae9"/>
    </style:style>
    <style:style style:name="P98" style:family="paragraph" style:parent-style-name="Standard">
      <style:paragraph-properties fo:margin-left="0cm" fo:margin-right="0cm" fo:text-align="start" style:justify-single-word="false" fo:text-indent="0cm" style:auto-text-indent="false"/>
      <style:text-properties officeooo:paragraph-rsid="038a34c9"/>
    </style:style>
    <style:style style:name="P99" style:family="paragraph" style:parent-style-name="Standard">
      <style:paragraph-properties fo:margin-left="0cm" fo:margin-right="0cm" fo:text-align="start" style:justify-single-word="false" fo:text-indent="0cm" style:auto-text-indent="false"/>
      <style:text-properties officeooo:paragraph-rsid="038ef108"/>
    </style:style>
    <style:style style:name="P100" style:family="paragraph" style:parent-style-name="Standard">
      <style:paragraph-properties fo:margin-left="0cm" fo:margin-right="0cm" fo:text-align="start" style:justify-single-word="false" fo:text-indent="0cm" style:auto-text-indent="false"/>
      <style:text-properties officeooo:paragraph-rsid="03910810"/>
    </style:style>
    <style:style style:name="P101" style:family="paragraph" style:parent-style-name="Standard">
      <style:paragraph-properties fo:margin-left="0cm" fo:margin-right="0cm" fo:text-align="start" style:justify-single-word="false" fo:text-indent="0cm" style:auto-text-indent="false"/>
      <style:text-properties officeooo:paragraph-rsid="039204e8"/>
    </style:style>
    <style:style style:name="P102" style:family="paragraph" style:parent-style-name="Standard">
      <style:paragraph-properties fo:margin-left="0cm" fo:margin-right="0cm" fo:text-align="start" style:justify-single-word="false" fo:text-indent="0cm" style:auto-text-indent="false"/>
      <style:text-properties officeooo:paragraph-rsid="0393a9a8"/>
    </style:style>
    <style:style style:name="P103" style:family="paragraph" style:parent-style-name="Standard">
      <style:paragraph-properties fo:margin-left="0cm" fo:margin-right="0cm" fo:text-align="start" style:justify-single-word="false" fo:text-indent="0cm" style:auto-text-indent="false"/>
      <style:text-properties officeooo:paragraph-rsid="039ad9ff"/>
    </style:style>
    <style:style style:name="P104" style:family="paragraph" style:parent-style-name="Standard">
      <style:paragraph-properties fo:margin-left="0cm" fo:margin-right="0cm" fo:text-align="start" style:justify-single-word="false" fo:text-indent="0cm" style:auto-text-indent="false"/>
      <style:text-properties officeooo:paragraph-rsid="039bd71a"/>
    </style:style>
    <style:style style:name="P105" style:family="paragraph" style:parent-style-name="Standard">
      <style:paragraph-properties fo:margin-left="0cm" fo:margin-right="0cm" fo:text-align="start" style:justify-single-word="false" fo:text-indent="0cm" style:auto-text-indent="false"/>
      <style:text-properties officeooo:paragraph-rsid="039d629b"/>
    </style:style>
    <style:style style:name="P106" style:family="paragraph" style:parent-style-name="Standard">
      <style:paragraph-properties fo:margin-left="0cm" fo:margin-right="0cm" fo:text-align="start" style:justify-single-word="false" fo:text-indent="0cm" style:auto-text-indent="false"/>
      <style:text-properties officeooo:paragraph-rsid="039d6cbe"/>
    </style:style>
    <style:style style:name="P107" style:family="paragraph" style:parent-style-name="Standard">
      <style:paragraph-properties fo:margin-left="0cm" fo:margin-right="0cm" fo:text-align="start" style:justify-single-word="false" fo:text-indent="0cm" style:auto-text-indent="false"/>
      <style:text-properties officeooo:paragraph-rsid="039e576d"/>
    </style:style>
    <style:style style:name="P108" style:family="paragraph" style:parent-style-name="Standard">
      <style:paragraph-properties fo:margin-left="0cm" fo:margin-right="0cm" fo:text-align="start" style:justify-single-word="false" fo:text-indent="0cm" style:auto-text-indent="false"/>
      <style:text-properties officeooo:paragraph-rsid="03a0431f"/>
    </style:style>
    <style:style style:name="P109" style:family="paragraph" style:parent-style-name="Standard">
      <style:paragraph-properties fo:margin-left="0cm" fo:margin-right="0cm" fo:text-align="start" style:justify-single-word="false" fo:text-indent="0cm" style:auto-text-indent="false"/>
      <style:text-properties officeooo:paragraph-rsid="03a1dc00"/>
    </style:style>
    <style:style style:name="P110" style:family="paragraph" style:parent-style-name="Standard">
      <style:paragraph-properties fo:margin-left="0cm" fo:margin-right="0cm" fo:text-align="start" style:justify-single-word="false" fo:text-indent="0cm" style:auto-text-indent="false"/>
      <style:text-properties officeooo:paragraph-rsid="03a2f780"/>
    </style:style>
    <style:style style:name="P111" style:family="paragraph" style:parent-style-name="Standard">
      <style:paragraph-properties fo:margin-left="0cm" fo:margin-right="0cm" fo:text-align="start" style:justify-single-word="false" fo:text-indent="0cm" style:auto-text-indent="false"/>
      <style:text-properties officeooo:paragraph-rsid="03a35867"/>
    </style:style>
    <style:style style:name="P112" style:family="paragraph" style:parent-style-name="Standard">
      <style:paragraph-properties fo:margin-left="0cm" fo:margin-right="0cm" fo:text-align="start" style:justify-single-word="false" fo:text-indent="0cm" style:auto-text-indent="false"/>
      <style:text-properties officeooo:paragraph-rsid="03a3ed1a"/>
    </style:style>
    <style:style style:name="P113" style:family="paragraph" style:parent-style-name="Standard">
      <style:paragraph-properties fo:margin-left="0cm" fo:margin-right="0cm" fo:text-align="start" style:justify-single-word="false" fo:text-indent="0cm" style:auto-text-indent="false"/>
      <style:text-properties officeooo:paragraph-rsid="03a6882a"/>
    </style:style>
    <style:style style:name="P114" style:family="paragraph" style:parent-style-name="Standard">
      <style:paragraph-properties fo:margin-left="0cm" fo:margin-right="0cm" fo:text-align="start" style:justify-single-word="false" fo:text-indent="0cm" style:auto-text-indent="false"/>
      <style:text-properties officeooo:paragraph-rsid="03a6e911"/>
    </style:style>
    <style:style style:name="P115" style:family="paragraph" style:parent-style-name="Standard">
      <style:paragraph-properties fo:margin-left="0cm" fo:margin-right="0cm" fo:text-align="start" style:justify-single-word="false" fo:text-indent="0cm" style:auto-text-indent="false"/>
      <style:text-properties officeooo:paragraph-rsid="03a9ecb7"/>
    </style:style>
    <style:style style:name="P116" style:family="paragraph" style:parent-style-name="Standard">
      <style:paragraph-properties fo:margin-left="0cm" fo:margin-right="0cm" fo:text-align="start" style:justify-single-word="false" fo:text-indent="0cm" style:auto-text-indent="false"/>
      <style:text-properties officeooo:paragraph-rsid="03ad7ecc"/>
    </style:style>
    <style:style style:name="P117" style:family="paragraph" style:parent-style-name="Standard">
      <style:paragraph-properties fo:margin-left="0cm" fo:margin-right="0cm" fo:text-align="start" style:justify-single-word="false" fo:text-indent="0cm" style:auto-text-indent="false"/>
      <style:text-properties officeooo:paragraph-rsid="03b2495e"/>
    </style:style>
    <style:style style:name="P118" style:family="paragraph" style:parent-style-name="Standard">
      <style:paragraph-properties fo:margin-left="0cm" fo:margin-right="0cm" fo:text-align="start" style:justify-single-word="false" fo:text-indent="0cm" style:auto-text-indent="false"/>
      <style:text-properties officeooo:paragraph-rsid="03b2a1d2"/>
    </style:style>
    <style:style style:name="P119" style:family="paragraph" style:parent-style-name="Standard">
      <style:paragraph-properties fo:margin-left="0cm" fo:margin-right="0cm" fo:text-align="start" style:justify-single-word="false" fo:text-indent="0cm" style:auto-text-indent="false"/>
      <style:text-properties officeooo:paragraph-rsid="03b49902"/>
    </style:style>
    <style:style style:name="P120" style:family="paragraph" style:parent-style-name="Standard">
      <style:paragraph-properties fo:margin-left="0cm" fo:margin-right="0cm" fo:text-align="start" style:justify-single-word="false" fo:text-indent="0cm" style:auto-text-indent="false"/>
      <style:text-properties officeooo:paragraph-rsid="03b4aac8"/>
    </style:style>
    <style:style style:name="P121" style:family="paragraph" style:parent-style-name="Standard">
      <style:paragraph-properties fo:margin-left="0cm" fo:margin-right="0cm" fo:text-align="start" style:justify-single-word="false" fo:text-indent="0cm" style:auto-text-indent="false"/>
      <style:text-properties officeooo:paragraph-rsid="03bdb508"/>
    </style:style>
    <style:style style:name="P122" style:family="paragraph" style:parent-style-name="Standard">
      <style:paragraph-properties fo:margin-left="0cm" fo:margin-right="0cm" fo:text-align="start" style:justify-single-word="false" fo:text-indent="0cm" style:auto-text-indent="false"/>
      <style:text-properties officeooo:paragraph-rsid="03bfad02"/>
    </style:style>
    <style:style style:name="P123" style:family="paragraph" style:parent-style-name="Standard">
      <style:paragraph-properties fo:margin-left="0cm" fo:margin-right="0cm" fo:text-align="start" style:justify-single-word="false" fo:text-indent="0cm" style:auto-text-indent="false"/>
      <style:text-properties officeooo:paragraph-rsid="03c19bba"/>
    </style:style>
    <style:style style:name="P124" style:family="paragraph" style:parent-style-name="Standard">
      <style:paragraph-properties fo:margin-left="0cm" fo:margin-right="0cm" fo:text-align="start" style:justify-single-word="false" fo:text-indent="0cm" style:auto-text-indent="false"/>
      <style:text-properties officeooo:paragraph-rsid="03c1ff15"/>
    </style:style>
    <style:style style:name="P125" style:family="paragraph" style:parent-style-name="Standard">
      <style:paragraph-properties fo:margin-left="0cm" fo:margin-right="0cm" fo:text-align="start" style:justify-single-word="false" fo:text-indent="0cm" style:auto-text-indent="false"/>
      <style:text-properties officeooo:paragraph-rsid="03c3a9d0"/>
    </style:style>
    <style:style style:name="P126" style:family="paragraph" style:parent-style-name="Standard">
      <style:paragraph-properties fo:margin-left="0cm" fo:margin-right="0cm" fo:text-align="start" style:justify-single-word="false" fo:text-indent="0cm" style:auto-text-indent="false"/>
      <style:text-properties officeooo:paragraph-rsid="03c67bb5"/>
    </style:style>
    <style:style style:name="P127" style:family="paragraph" style:parent-style-name="Standard">
      <style:paragraph-properties fo:margin-left="0cm" fo:margin-right="0cm" fo:text-align="start" style:justify-single-word="false" fo:text-indent="0cm" style:auto-text-indent="false"/>
      <style:text-properties officeooo:paragraph-rsid="03c961c5"/>
    </style:style>
    <style:style style:name="P128" style:family="paragraph" style:parent-style-name="Standard">
      <style:paragraph-properties fo:margin-left="0cm" fo:margin-right="0cm" fo:text-align="start" style:justify-single-word="false" fo:text-indent="0cm" style:auto-text-indent="false"/>
      <style:text-properties officeooo:paragraph-rsid="03cb4919"/>
    </style:style>
    <style:style style:name="P129" style:family="paragraph" style:parent-style-name="Standard">
      <style:paragraph-properties fo:margin-left="0cm" fo:margin-right="0cm" fo:text-align="start" style:justify-single-word="false" fo:text-indent="0cm" style:auto-text-indent="false"/>
      <style:text-properties officeooo:paragraph-rsid="03cb91c7"/>
    </style:style>
    <style:style style:name="P130" style:family="paragraph" style:parent-style-name="Standard">
      <style:paragraph-properties fo:margin-left="0cm" fo:margin-right="0cm" fo:text-align="start" style:justify-single-word="false" fo:text-indent="0cm" style:auto-text-indent="false"/>
      <style:text-properties officeooo:paragraph-rsid="03cbcac1"/>
    </style:style>
    <style:style style:name="P131" style:family="paragraph" style:parent-style-name="Standard">
      <style:paragraph-properties fo:margin-left="0cm" fo:margin-right="0cm" fo:text-align="start" style:justify-single-word="false" fo:text-indent="0cm" style:auto-text-indent="false"/>
      <style:text-properties officeooo:paragraph-rsid="03cd68df"/>
    </style:style>
    <style:style style:name="P132" style:family="paragraph" style:parent-style-name="Standard">
      <style:paragraph-properties fo:margin-left="0cm" fo:margin-right="0cm" fo:text-align="start" style:justify-single-word="false" fo:text-indent="0cm" style:auto-text-indent="false"/>
      <style:text-properties officeooo:paragraph-rsid="03cef2c0"/>
    </style:style>
    <style:style style:name="P133" style:family="paragraph" style:parent-style-name="Standard">
      <style:paragraph-properties fo:margin-left="0cm" fo:margin-right="0cm" fo:text-align="start" style:justify-single-word="false" fo:text-indent="0cm" style:auto-text-indent="false"/>
      <style:text-properties officeooo:paragraph-rsid="03cff2d2"/>
    </style:style>
    <style:style style:name="P134" style:family="paragraph" style:parent-style-name="Standard">
      <style:paragraph-properties fo:margin-left="0cm" fo:margin-right="0cm" fo:text-align="start" style:justify-single-word="false" fo:text-indent="0cm" style:auto-text-indent="false"/>
      <style:text-properties officeooo:paragraph-rsid="03d24f0e"/>
    </style:style>
    <style:style style:name="P135" style:family="paragraph" style:parent-style-name="Standard">
      <style:paragraph-properties fo:margin-left="0cm" fo:margin-right="0cm" fo:text-align="start" style:justify-single-word="false" fo:text-indent="0cm" style:auto-text-indent="false"/>
      <style:text-properties officeooo:paragraph-rsid="03dafebf"/>
    </style:style>
    <style:style style:name="P136" style:family="paragraph" style:parent-style-name="Standard">
      <style:paragraph-properties fo:margin-left="0cm" fo:margin-right="0cm" fo:text-align="start" style:justify-single-word="false" fo:text-indent="0cm" style:auto-text-indent="false"/>
      <style:text-properties officeooo:paragraph-rsid="03df76a5"/>
    </style:style>
    <style:style style:name="P137" style:family="paragraph" style:parent-style-name="Standard">
      <style:paragraph-properties fo:margin-left="0cm" fo:margin-right="0cm" fo:text-align="start" style:justify-single-word="false" fo:text-indent="0cm" style:auto-text-indent="false"/>
      <style:text-properties officeooo:paragraph-rsid="03e1841e"/>
    </style:style>
    <style:style style:name="P138" style:family="paragraph" style:parent-style-name="Standard">
      <style:paragraph-properties fo:margin-left="0cm" fo:margin-right="0cm" fo:text-align="start" style:justify-single-word="false" fo:text-indent="0cm" style:auto-text-indent="false"/>
      <style:text-properties officeooo:paragraph-rsid="03e46a5a"/>
    </style:style>
    <style:style style:name="P139" style:family="paragraph" style:parent-style-name="Standard">
      <style:paragraph-properties fo:margin-left="0cm" fo:margin-right="0cm" fo:text-align="start" style:justify-single-word="false" fo:text-indent="0cm" style:auto-text-indent="false"/>
      <style:text-properties officeooo:paragraph-rsid="03e660c6"/>
    </style:style>
    <style:style style:name="P140" style:family="paragraph" style:parent-style-name="Standard">
      <style:paragraph-properties fo:margin-left="0cm" fo:margin-right="0cm" fo:text-align="start" style:justify-single-word="false" fo:text-indent="0cm" style:auto-text-indent="false"/>
      <style:text-properties officeooo:paragraph-rsid="03e7e33d"/>
    </style:style>
    <style:style style:name="P141" style:family="paragraph" style:parent-style-name="Standard">
      <style:paragraph-properties fo:margin-left="0cm" fo:margin-right="0cm" fo:text-align="start" style:justify-single-word="false" fo:text-indent="0cm" style:auto-text-indent="false"/>
      <style:text-properties officeooo:paragraph-rsid="03ea3733"/>
    </style:style>
    <style:style style:name="P142" style:family="paragraph" style:parent-style-name="Standard">
      <style:paragraph-properties fo:margin-left="0cm" fo:margin-right="0cm" fo:text-align="start" style:justify-single-word="false" fo:text-indent="0cm" style:auto-text-indent="false"/>
      <style:text-properties officeooo:paragraph-rsid="03ea5905"/>
    </style:style>
    <style:style style:name="P143" style:family="paragraph" style:parent-style-name="Standard">
      <style:paragraph-properties fo:margin-left="0cm" fo:margin-right="0cm" fo:text-align="start" style:justify-single-word="false" fo:text-indent="0cm" style:auto-text-indent="false"/>
      <style:text-properties officeooo:paragraph-rsid="03ed00ef"/>
    </style:style>
    <style:style style:name="P144" style:family="paragraph" style:parent-style-name="Standard">
      <style:paragraph-properties fo:margin-left="0cm" fo:margin-right="0cm" fo:text-align="start" style:justify-single-word="false" fo:text-indent="0cm" style:auto-text-indent="false"/>
      <style:text-properties officeooo:paragraph-rsid="03ed5f2a"/>
    </style:style>
    <style:style style:name="P145" style:family="paragraph" style:parent-style-name="Standard">
      <style:paragraph-properties fo:margin-left="0cm" fo:margin-right="0cm" fo:text-align="start" style:justify-single-word="false" fo:text-indent="0cm" style:auto-text-indent="false"/>
      <style:text-properties officeooo:paragraph-rsid="03ee084a"/>
    </style:style>
    <style:style style:name="P146" style:family="paragraph" style:parent-style-name="Standard">
      <style:paragraph-properties fo:margin-left="0cm" fo:margin-right="0cm" fo:text-align="start" style:justify-single-word="false" fo:text-indent="0cm" style:auto-text-indent="false"/>
      <style:text-properties officeooo:paragraph-rsid="03f0477a"/>
    </style:style>
    <style:style style:name="P147" style:family="paragraph" style:parent-style-name="Standard">
      <style:paragraph-properties fo:margin-left="0cm" fo:margin-right="0cm" fo:text-align="start" style:justify-single-word="false" fo:text-indent="0cm" style:auto-text-indent="false"/>
      <style:text-properties officeooo:paragraph-rsid="03f17795"/>
    </style:style>
    <style:style style:name="P148" style:family="paragraph" style:parent-style-name="Standard">
      <style:paragraph-properties fo:margin-left="0cm" fo:margin-right="0cm" fo:text-align="start" style:justify-single-word="false" fo:text-indent="0cm" style:auto-text-indent="false"/>
      <style:text-properties officeooo:paragraph-rsid="03f2de41"/>
    </style:style>
    <style:style style:name="P149" style:family="paragraph" style:parent-style-name="Standard">
      <style:paragraph-properties fo:margin-left="0cm" fo:margin-right="0cm" fo:text-align="start" style:justify-single-word="false" fo:text-indent="0cm" style:auto-text-indent="false"/>
      <style:text-properties officeooo:paragraph-rsid="03f7d42e"/>
    </style:style>
    <style:style style:name="P150" style:family="paragraph" style:parent-style-name="Standard">
      <style:paragraph-properties fo:margin-left="0cm" fo:margin-right="0cm" fo:text-align="start" style:justify-single-word="false" fo:text-indent="0cm" style:auto-text-indent="false"/>
      <style:text-properties officeooo:paragraph-rsid="03fd089c"/>
    </style:style>
    <style:style style:name="P151" style:family="paragraph" style:parent-style-name="Standard">
      <style:paragraph-properties fo:margin-left="0cm" fo:margin-right="0cm" fo:text-align="start" style:justify-single-word="false" fo:text-indent="0cm" style:auto-text-indent="false"/>
      <style:text-properties officeooo:paragraph-rsid="03fe410e"/>
    </style:style>
    <style:style style:name="P152" style:family="paragraph" style:parent-style-name="Standard">
      <style:paragraph-properties fo:margin-left="0cm" fo:margin-right="0cm" fo:text-align="start" style:justify-single-word="false" fo:text-indent="0cm" style:auto-text-indent="false"/>
      <style:text-properties officeooo:paragraph-rsid="04014995"/>
    </style:style>
    <style:style style:name="P153" style:family="paragraph" style:parent-style-name="Standard">
      <style:paragraph-properties fo:margin-left="0cm" fo:margin-right="0cm" fo:text-align="start" style:justify-single-word="false" fo:text-indent="0cm" style:auto-text-indent="false"/>
      <style:text-properties officeooo:paragraph-rsid="04048a3b"/>
    </style:style>
    <style:style style:name="P154" style:family="paragraph" style:parent-style-name="Standard">
      <style:paragraph-properties fo:margin-left="0cm" fo:margin-right="0cm" fo:text-align="start" style:justify-single-word="false" fo:text-indent="0cm" style:auto-text-indent="false"/>
      <style:text-properties officeooo:paragraph-rsid="0405c1ae"/>
    </style:style>
    <style:style style:name="P155" style:family="paragraph" style:parent-style-name="Standard">
      <style:paragraph-properties fo:margin-left="0cm" fo:margin-right="0cm" fo:text-align="start" style:justify-single-word="false" fo:text-indent="0cm" style:auto-text-indent="false"/>
      <style:text-properties officeooo:paragraph-rsid="040915b3"/>
    </style:style>
    <style:style style:name="P156" style:family="paragraph" style:parent-style-name="Standard">
      <style:paragraph-properties fo:margin-left="0cm" fo:margin-right="0cm" fo:text-align="start" style:justify-single-word="false" fo:text-indent="0cm" style:auto-text-indent="false"/>
      <style:text-properties officeooo:paragraph-rsid="040beb75"/>
    </style:style>
    <style:style style:name="P157" style:family="paragraph" style:parent-style-name="Standard">
      <style:paragraph-properties fo:margin-left="0cm" fo:margin-right="0cm" fo:text-align="start" style:justify-single-word="false" fo:text-indent="0cm" style:auto-text-indent="false"/>
      <style:text-properties officeooo:paragraph-rsid="040c0262"/>
    </style:style>
    <style:style style:name="P158" style:family="paragraph" style:parent-style-name="Standard">
      <style:paragraph-properties fo:margin-left="0cm" fo:margin-right="0cm" fo:text-align="start" style:justify-single-word="false" fo:text-indent="0cm" style:auto-text-indent="false"/>
      <style:text-properties officeooo:paragraph-rsid="040d36fd"/>
    </style:style>
    <style:style style:name="P159" style:family="paragraph" style:parent-style-name="Standard">
      <style:paragraph-properties fo:margin-left="0cm" fo:margin-right="0cm" fo:text-align="start" style:justify-single-word="false" fo:text-indent="0cm" style:auto-text-indent="false"/>
      <style:text-properties officeooo:paragraph-rsid="040e545f"/>
    </style:style>
    <style:style style:name="P160" style:family="paragraph" style:parent-style-name="Standard">
      <style:paragraph-properties fo:margin-left="0cm" fo:margin-right="0cm" fo:text-align="start" style:justify-single-word="false" fo:text-indent="0cm" style:auto-text-indent="false"/>
      <style:text-properties officeooo:paragraph-rsid="04105061"/>
    </style:style>
    <style:style style:name="P161" style:family="paragraph" style:parent-style-name="Standard">
      <style:paragraph-properties fo:margin-left="0cm" fo:margin-right="0cm" fo:text-align="start" style:justify-single-word="false" fo:text-indent="0cm" style:auto-text-indent="false"/>
      <style:text-properties officeooo:paragraph-rsid="04118850"/>
    </style:style>
    <style:style style:name="P162" style:family="paragraph" style:parent-style-name="Standard">
      <style:paragraph-properties fo:margin-left="0cm" fo:margin-right="0cm" fo:text-align="start" style:justify-single-word="false" fo:text-indent="0cm" style:auto-text-indent="false"/>
      <style:text-properties officeooo:paragraph-rsid="0412e40b"/>
    </style:style>
    <style:style style:name="P163" style:family="paragraph" style:parent-style-name="Standard">
      <style:paragraph-properties fo:margin-left="0cm" fo:margin-right="0cm" fo:text-align="start" style:justify-single-word="false" fo:text-indent="0cm" style:auto-text-indent="false"/>
      <style:text-properties officeooo:paragraph-rsid="0414ba9b"/>
    </style:style>
    <style:style style:name="P164" style:family="paragraph" style:parent-style-name="Standard">
      <style:paragraph-properties fo:margin-left="0cm" fo:margin-right="0cm" fo:text-align="start" style:justify-single-word="false" fo:text-indent="0cm" style:auto-text-indent="false"/>
      <style:text-properties officeooo:paragraph-rsid="04160283"/>
    </style:style>
    <style:style style:name="P165" style:family="paragraph" style:parent-style-name="Standard">
      <style:paragraph-properties fo:margin-left="0cm" fo:margin-right="0cm" fo:text-align="start" style:justify-single-word="false" fo:text-indent="0cm" style:auto-text-indent="false"/>
      <style:text-properties officeooo:paragraph-rsid="04178fee"/>
    </style:style>
    <style:style style:name="P166" style:family="paragraph" style:parent-style-name="Standard">
      <style:paragraph-properties fo:margin-left="0cm" fo:margin-right="0cm" fo:text-align="start" style:justify-single-word="false" fo:text-indent="0cm" style:auto-text-indent="false"/>
      <style:text-properties officeooo:paragraph-rsid="04194dcf"/>
    </style:style>
    <style:style style:name="P167" style:family="paragraph" style:parent-style-name="Standard">
      <style:paragraph-properties fo:margin-left="0cm" fo:margin-right="0cm" fo:text-align="start" style:justify-single-word="false" fo:text-indent="0cm" style:auto-text-indent="false"/>
      <style:text-properties officeooo:paragraph-rsid="041b1634"/>
    </style:style>
    <style:style style:name="P168" style:family="paragraph" style:parent-style-name="Standard">
      <style:paragraph-properties fo:margin-left="0cm" fo:margin-right="0cm" fo:text-align="start" style:justify-single-word="false" fo:text-indent="0cm" style:auto-text-indent="false"/>
      <style:text-properties officeooo:paragraph-rsid="041b735d"/>
    </style:style>
    <style:style style:name="P169" style:family="paragraph" style:parent-style-name="Standard">
      <style:paragraph-properties fo:margin-left="0cm" fo:margin-right="0cm" fo:text-align="start" style:justify-single-word="false" fo:text-indent="0cm" style:auto-text-indent="false"/>
      <style:text-properties officeooo:paragraph-rsid="041de705"/>
    </style:style>
    <style:style style:name="P170" style:family="paragraph" style:parent-style-name="Standard">
      <style:paragraph-properties fo:margin-left="0cm" fo:margin-right="0cm" fo:text-align="start" style:justify-single-word="false" fo:text-indent="0cm" style:auto-text-indent="false"/>
      <style:text-properties officeooo:paragraph-rsid="041ef1ca"/>
    </style:style>
    <style:style style:name="P171" style:family="paragraph" style:parent-style-name="Standard">
      <style:paragraph-properties fo:margin-left="0cm" fo:margin-right="0cm" fo:text-align="start" style:justify-single-word="false" fo:text-indent="0cm" style:auto-text-indent="false"/>
      <style:text-properties officeooo:paragraph-rsid="0422aea0"/>
    </style:style>
    <style:style style:name="P172" style:family="paragraph" style:parent-style-name="Standard">
      <style:paragraph-properties fo:margin-left="0cm" fo:margin-right="0cm" fo:text-align="start" style:justify-single-word="false" fo:text-indent="0cm" style:auto-text-indent="false"/>
      <style:text-properties officeooo:paragraph-rsid="0423ad67"/>
    </style:style>
    <style:style style:name="P173" style:family="paragraph" style:parent-style-name="Standard">
      <style:paragraph-properties fo:margin-left="0cm" fo:margin-right="0cm" fo:text-align="start" style:justify-single-word="false" fo:text-indent="0cm" style:auto-text-indent="false"/>
      <style:text-properties officeooo:paragraph-rsid="04257602"/>
    </style:style>
    <style:style style:name="P174" style:family="paragraph" style:parent-style-name="Standard">
      <style:paragraph-properties fo:margin-left="0cm" fo:margin-right="0cm" fo:text-align="start" style:justify-single-word="false" fo:text-indent="0cm" style:auto-text-indent="false"/>
      <style:text-properties officeooo:paragraph-rsid="0425776d"/>
    </style:style>
    <style:style style:name="P175" style:family="paragraph" style:parent-style-name="Standard">
      <style:paragraph-properties fo:margin-left="0cm" fo:margin-right="0cm" fo:text-align="start" style:justify-single-word="false" fo:text-indent="0cm" style:auto-text-indent="false"/>
      <style:text-properties officeooo:paragraph-rsid="0425da02"/>
    </style:style>
    <style:style style:name="P176" style:family="paragraph" style:parent-style-name="Standard">
      <style:paragraph-properties fo:margin-left="0cm" fo:margin-right="0cm" fo:text-align="start" style:justify-single-word="false" fo:text-indent="0cm" style:auto-text-indent="false"/>
      <style:text-properties officeooo:paragraph-rsid="03d3eeff"/>
    </style:style>
    <style:style style:name="P177" style:family="paragraph" style:parent-style-name="Standard">
      <style:paragraph-properties fo:margin-left="0cm" fo:margin-right="0cm" fo:text-align="start" style:justify-single-word="false" fo:text-indent="0cm" style:auto-text-indent="false"/>
      <style:text-properties officeooo:paragraph-rsid="03d53617"/>
    </style:style>
    <style:style style:name="P178" style:family="paragraph" style:parent-style-name="Standard">
      <style:paragraph-properties fo:margin-left="0cm" fo:margin-right="0cm" fo:text-align="start" style:justify-single-word="false" fo:text-indent="0cm" style:auto-text-indent="false"/>
      <style:text-properties officeooo:paragraph-rsid="03d757d9"/>
    </style:style>
    <style:style style:name="P179" style:family="paragraph" style:parent-style-name="Standard">
      <style:paragraph-properties fo:margin-left="0cm" fo:margin-right="0cm" fo:text-align="start" style:justify-single-word="false" fo:text-indent="0cm" style:auto-text-indent="false"/>
      <style:text-properties officeooo:paragraph-rsid="03d873e4"/>
    </style:style>
    <style:style style:name="P18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04001" officeooo:paragraph-rsid="01f5d5c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8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1f858b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8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1ff282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8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204539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8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209094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8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20d448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8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211a7c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8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17f834" officeooo:paragraph-rsid="0217f83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8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184190" officeooo:paragraph-rsid="0218419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8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1bbb09" officeooo:paragraph-rsid="021bbb0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9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28d548" officeooo:paragraph-rsid="0228d54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9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3a6a9a" officeooo:paragraph-rsid="023a6a9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9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bold" officeooo:rsid="0287cbd2" officeooo:paragraph-rsid="0287cbd2"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b575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9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b575b" officeooo:paragraph-rsid="0241aa5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9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b575b" officeooo:paragraph-rsid="0246b2d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9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b575b" officeooo:paragraph-rsid="024c112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9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b575b" officeooo:paragraph-rsid="0228d54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9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b575b" officeooo:paragraph-rsid="022c8a5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9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53f21b" officeooo:paragraph-rsid="0253f21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55e163" officeooo:paragraph-rsid="0255e16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5892b9" officeooo:paragraph-rsid="025892b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5a6d83" officeooo:paragraph-rsid="025a6d8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319a5" officeooo:paragraph-rsid="026319a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431b5" officeooo:paragraph-rsid="0266caf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431b5" officeooo:paragraph-rsid="026431b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6caf7" officeooo:paragraph-rsid="0266caf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7e844" officeooo:paragraph-rsid="0267e84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7e844" officeooo:paragraph-rsid="02798fa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deab2" officeooo:paragraph-rsid="026deab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771509" officeooo:paragraph-rsid="0277150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77a1c9" officeooo:paragraph-rsid="025a6d8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7ad92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7ad926" officeooo:paragraph-rsid="027ad92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80ea3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80ea34" officeooo:paragraph-rsid="0280ea3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84252f" officeooo:paragraph-rsid="0284ec5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84252f" officeooo:paragraph-rsid="0287cbd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26185" officeooo:paragraph-rsid="02b2618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2b514b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2b6cd4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2b1dc9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2ba7e0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26deab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372d70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d95c8" officeooo:paragraph-rsid="02c1834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cacc0b" officeooo:paragraph-rsid="02cacc0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cb8af7" officeooo:paragraph-rsid="02cb8af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cd0712" officeooo:paragraph-rsid="02cd071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1f5d5ce" officeooo:paragraph-rsid="01f5d5c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1f858bc" officeooo:paragraph-rsid="01f858b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00b99e" officeooo:paragraph-rsid="01ff282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070c3e" officeooo:paragraph-rsid="0204539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0960fd" officeooo:paragraph-rsid="0209094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101a8f" officeooo:paragraph-rsid="020d448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1355c9" officeooo:paragraph-rsid="0211a7c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17f834" officeooo:paragraph-rsid="0217f83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1986a9" officeooo:paragraph-rsid="0218419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1bbb09" officeooo:paragraph-rsid="021bbb0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16216" officeooo:paragraph-rsid="0221621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19823" officeooo:paragraph-rsid="0221982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376030" officeooo:paragraph-rsid="0237603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74b77" officeooo:paragraph-rsid="02274b7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8d548" officeooo:paragraph-rsid="0228d54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abd33" officeooo:paragraph-rsid="0228d54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3a6a9a" officeooo:paragraph-rsid="023a6a9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41aa5c" officeooo:paragraph-rsid="0241aa5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5f5a74" officeooo:paragraph-rsid="025f5a74"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4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714c0f" officeooo:paragraph-rsid="02714c0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4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b1dc9f" officeooo:paragraph-rsid="02b1dc9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5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1b6533" officeooo:paragraph-rsid="021b6533"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5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1d60ef" officeooo:paragraph-rsid="021d60e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5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274b77" officeooo:paragraph-rsid="02274b7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5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4fcf70" officeooo:paragraph-rsid="024fcf7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54" style:family="paragraph" style:parent-style-name="Standard">
      <style:paragraph-properties fo:margin-left="0cm" fo:margin-right="0cm" fo:text-align="start" style:justify-single-word="false" fo:text-indent="0cm" style:auto-text-indent="false"/>
      <style:text-properties fo:font-variant="normal" fo:text-transform="none" fo:color="#2a00ff" style:font-name="Monospace" fo:font-size="11pt" fo:letter-spacing="normal" fo:language="en" fo:country="IN" fo:font-style="normal" fo:font-weight="bold" officeooo:rsid="02714c0f" officeooo:paragraph-rsid="02714c0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55" style:family="paragraph" style:parent-style-name="Standard">
      <style:paragraph-properties fo:margin-left="0cm" fo:margin-right="0cm" fo:text-align="start" style:justify-single-word="false" fo:text-indent="0cm" style:auto-text-indent="false"/>
      <style:text-properties fo:color="#000000" style:font-name="Monospace" fo:font-size="11pt" style:font-size-asian="11pt"/>
    </style:style>
    <style:style style:name="P256" style:family="paragraph" style:parent-style-name="Standard">
      <style:paragraph-properties fo:margin-left="0cm" fo:margin-right="0cm" fo:text-align="start" style:justify-single-word="false" fo:text-indent="0cm" style:auto-text-indent="false"/>
      <style:text-properties style:font-name="Monospace" fo:font-size="11pt" style:font-size-asian="11pt"/>
    </style:style>
    <style:style style:name="P257" style:family="paragraph" style:parent-style-name="Text_20_body">
      <style:paragraph-properties fo:margin-left="0cm" fo:margin-right="0cm" fo:text-align="start" style:justify-single-word="false" fo:text-indent="0cm" style:auto-text-indent="false"/>
      <style:text-properties officeooo:paragraph-rsid="02d18a7e"/>
    </style:style>
    <style:style style:name="P258" style:family="paragraph" style:parent-style-name="Text_20_body">
      <style:paragraph-properties fo:margin-left="0cm" fo:margin-right="0cm" fo:text-align="start" style:justify-single-word="false" fo:text-indent="0cm" style:auto-text-indent="false"/>
      <style:text-properties officeooo:paragraph-rsid="02d21738"/>
    </style:style>
    <style:style style:name="P259" style:family="paragraph" style:parent-style-name="Text_20_body">
      <style:paragraph-properties fo:margin-left="0cm" fo:margin-right="0cm" fo:text-align="start" style:justify-single-word="false" fo:text-indent="0cm" style:auto-text-indent="false"/>
      <style:text-properties officeooo:paragraph-rsid="02d33647"/>
    </style:style>
    <style:style style:name="P260" style:family="paragraph" style:parent-style-name="Text_20_body">
      <style:paragraph-properties fo:margin-left="0cm" fo:margin-right="0cm" fo:text-align="start" style:justify-single-word="false" fo:text-indent="0cm" style:auto-text-indent="false"/>
      <style:text-properties officeooo:paragraph-rsid="02d364a0"/>
    </style:style>
    <style:style style:name="P261" style:family="paragraph" style:parent-style-name="Text_20_body">
      <style:paragraph-properties fo:margin-left="0cm" fo:margin-right="0cm" fo:text-align="start" style:justify-single-word="false" fo:text-indent="0cm" style:auto-text-indent="false"/>
      <style:text-properties officeooo:paragraph-rsid="02d5315c"/>
    </style:style>
    <style:style style:name="P262" style:family="paragraph" style:parent-style-name="Text_20_body">
      <style:paragraph-properties fo:margin-left="0cm" fo:margin-right="0cm" fo:text-align="start" style:justify-single-word="false" fo:text-indent="0cm" style:auto-text-indent="false"/>
      <style:text-properties officeooo:paragraph-rsid="02d8a05d"/>
    </style:style>
    <style:style style:name="P263" style:family="paragraph" style:parent-style-name="Text_20_body">
      <style:paragraph-properties fo:margin-left="0cm" fo:margin-right="0cm" fo:text-align="start" style:justify-single-word="false" fo:text-indent="0cm" style:auto-text-indent="false"/>
      <style:text-properties officeooo:paragraph-rsid="02e533fa"/>
    </style:style>
    <style:style style:name="P264" style:family="paragraph" style:parent-style-name="Text_20_body">
      <style:paragraph-properties fo:margin-left="0cm" fo:margin-right="0cm" fo:line-height="100%" fo:text-align="start" style:justify-single-word="false" fo:text-indent="0cm" style:auto-text-indent="false"/>
      <style:text-properties officeooo:paragraph-rsid="02ab2545"/>
    </style:style>
    <style:style style:name="P265" style:family="paragraph" style:parent-style-name="Text_20_body">
      <style:paragraph-properties fo:margin-left="0cm" fo:margin-right="0cm" fo:line-height="100%" fo:text-align="start" style:justify-single-word="false" fo:text-indent="0cm" style:auto-text-indent="false"/>
      <style:text-properties officeooo:paragraph-rsid="02a8cdff"/>
    </style:style>
    <style:style style:name="P266" style:family="paragraph" style:parent-style-name="Text_20_body">
      <style:paragraph-properties fo:margin-left="0cm" fo:margin-right="0cm" fo:line-height="100%" fo:text-align="start" style:justify-single-word="false" fo:text-indent="0cm" style:auto-text-indent="false"/>
      <style:text-properties officeooo:paragraph-rsid="02affc5d"/>
    </style:style>
    <style:style style:name="P267" style:family="paragraph" style:parent-style-name="Text_20_body">
      <style:paragraph-properties fo:margin-left="0cm" fo:margin-right="0cm" fo:line-height="100%" fo:text-align="start" style:justify-single-word="false" fo:text-indent="0cm" style:auto-text-indent="false"/>
      <style:text-properties officeooo:paragraph-rsid="02cffea7"/>
    </style:style>
    <style:style style:name="P268" style:family="paragraph" style:parent-style-name="Standard">
      <style:text-properties fo:font-variant="normal" fo:text-transform="none" fo:color="#000000" style:font-name="Monospace" fo:font-size="11pt" fo:letter-spacing="normal" fo:language="en" fo:country="IN" fo:font-style="normal" fo:font-weight="bold" officeooo:rsid="01eba128" officeooo:paragraph-rsid="01eba12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69" style:family="paragraph" style:parent-style-name="Standard">
      <style:text-properties fo:font-variant="normal" fo:text-transform="none" fo:color="#000000" style:font-name="Monospace" fo:font-size="11pt" fo:letter-spacing="normal" fo:language="en" fo:country="IN" fo:font-style="normal" fo:font-weight="normal" officeooo:rsid="01eba128" officeooo:paragraph-rsid="01eba12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70" style:family="paragraph" style:parent-style-name="Standard">
      <style:text-properties fo:font-variant="normal" fo:text-transform="none" fo:color="#000000" style:font-name="Monospace" fo:font-size="11pt" fo:letter-spacing="normal" fo:language="en" fo:country="IN" fo:font-style="normal" fo:font-weight="normal" officeooo:rsid="01f04001" officeooo:paragraph-rsid="01f0400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71" style:family="paragraph" style:parent-style-name="Standard">
      <style:text-properties fo:font-variant="normal" fo:text-transform="none" fo:color="#000000" style:font-name="Monospace" fo:font-size="11pt" fo:letter-spacing="normal" fo:language="en" fo:country="IN" fo:font-style="normal" fo:font-weight="normal" officeooo:rsid="01f1d8fa" officeooo:paragraph-rsid="01f1d8f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72" style:family="paragraph" style:parent-style-name="Standard" style:master-page-name="Standard">
      <style:paragraph-properties style:page-number="auto"/>
      <style:text-properties fo:font-variant="normal" fo:text-transform="none" fo:color="#000000" style:font-name="Monospace" fo:font-size="11pt" fo:letter-spacing="normal" fo:language="en" fo:country="IN" fo:font-style="normal" fo:font-weight="bold" officeooo:rsid="01eba128" officeooo:paragraph-rsid="01eba12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7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1bbb09" officeooo:paragraph-rsid="021bbb0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74" style:family="paragraph" style:parent-style-name="Standard">
      <style:paragraph-properties fo:margin-left="0cm" fo:margin-right="0cm" fo:text-align="start" style:justify-single-word="false" fo:text-indent="0cm" style:auto-text-indent="false"/>
      <style:text-properties fo:color="#000000" style:font-name="Monospace" fo:font-size="11pt" style:font-size-asian="11pt"/>
    </style:style>
    <style:style style:name="P275" style:family="paragraph" style:parent-style-name="Standard">
      <style:paragraph-properties fo:margin-left="0cm" fo:margin-right="0cm" fo:text-align="start" style:justify-single-word="false" fo:text-indent="0cm" style:auto-text-indent="false"/>
      <style:text-properties officeooo:paragraph-rsid="042cad11"/>
    </style:style>
    <style:style style:name="P276" style:family="paragraph" style:parent-style-name="Standard">
      <style:paragraph-properties fo:margin-left="0cm" fo:margin-right="0cm" fo:text-align="start" style:justify-single-word="false" fo:text-indent="0cm" style:auto-text-indent="false"/>
      <style:text-properties officeooo:paragraph-rsid="0425776d"/>
    </style:style>
    <style:style style:name="P277" style:family="paragraph" style:parent-style-name="Standard">
      <style:paragraph-properties fo:margin-left="0cm" fo:margin-right="0cm" fo:text-align="start" style:justify-single-word="false" fo:text-indent="0cm" style:auto-text-indent="false"/>
      <style:text-properties officeooo:paragraph-rsid="0431bbf4"/>
    </style:style>
    <style:style style:name="P278" style:family="paragraph" style:parent-style-name="Standard">
      <style:paragraph-properties fo:margin-left="0cm" fo:margin-right="0cm" fo:text-align="start" style:justify-single-word="false" fo:text-indent="0cm" style:auto-text-indent="false"/>
      <style:text-properties officeooo:paragraph-rsid="04333377"/>
    </style:style>
    <style:style style:name="P279" style:family="paragraph" style:parent-style-name="Standard">
      <style:paragraph-properties fo:margin-left="0cm" fo:margin-right="0cm" fo:text-align="start" style:justify-single-word="false" fo:text-indent="0cm" style:auto-text-indent="false"/>
      <style:text-properties officeooo:paragraph-rsid="04346f0e"/>
    </style:style>
    <style:style style:name="P280" style:family="paragraph" style:parent-style-name="Standard">
      <style:paragraph-properties fo:margin-left="0cm" fo:margin-right="0cm" fo:text-align="start" style:justify-single-word="false" fo:text-indent="0cm" style:auto-text-indent="false"/>
      <style:text-properties officeooo:paragraph-rsid="04357816"/>
    </style:style>
    <style:style style:name="P281" style:family="paragraph" style:parent-style-name="Standard">
      <style:paragraph-properties fo:margin-left="0cm" fo:margin-right="0cm" fo:text-align="start" style:justify-single-word="false" fo:text-indent="0cm" style:auto-text-indent="false"/>
      <style:text-properties officeooo:paragraph-rsid="043998c9"/>
    </style:style>
    <style:style style:name="P282" style:family="paragraph" style:parent-style-name="Standard">
      <style:paragraph-properties fo:margin-left="0cm" fo:margin-right="0cm" fo:text-align="start" style:justify-single-word="false" fo:text-indent="0cm" style:auto-text-indent="false"/>
      <style:text-properties officeooo:paragraph-rsid="043b311d"/>
    </style:style>
    <style:style style:name="P283" style:family="paragraph" style:parent-style-name="Standard">
      <style:paragraph-properties fo:margin-left="0cm" fo:margin-right="0cm" fo:text-align="start" style:justify-single-word="false" fo:text-indent="0cm" style:auto-text-indent="false"/>
      <style:text-properties officeooo:paragraph-rsid="043bfe54"/>
    </style:style>
    <style:style style:name="P284" style:family="paragraph" style:parent-style-name="Standard">
      <style:paragraph-properties fo:margin-left="0cm" fo:margin-right="0cm" fo:text-align="start" style:justify-single-word="false" fo:text-indent="0cm" style:auto-text-indent="false"/>
      <style:text-properties officeooo:paragraph-rsid="043eed68"/>
    </style:style>
    <style:style style:name="P285" style:family="paragraph" style:parent-style-name="Standard">
      <style:paragraph-properties fo:margin-left="0cm" fo:margin-right="0cm" fo:text-align="start" style:justify-single-word="false" fo:text-indent="0cm" style:auto-text-indent="false"/>
      <style:text-properties officeooo:paragraph-rsid="0443d223"/>
    </style:style>
    <style:style style:name="P286" style:family="paragraph" style:parent-style-name="Standard">
      <style:paragraph-properties fo:margin-left="0cm" fo:margin-right="0cm" fo:text-align="start" style:justify-single-word="false" fo:text-indent="0cm" style:auto-text-indent="false"/>
      <style:text-properties officeooo:paragraph-rsid="04460b51"/>
    </style:style>
    <style:style style:name="P287" style:family="paragraph" style:parent-style-name="Standard">
      <style:paragraph-properties fo:margin-left="0cm" fo:margin-right="0cm" fo:text-align="start" style:justify-single-word="false" fo:text-indent="0cm" style:auto-text-indent="false"/>
      <style:text-properties officeooo:paragraph-rsid="0450822d"/>
    </style:style>
    <style:style style:name="P288" style:family="paragraph" style:parent-style-name="Standard" style:list-style-name="L1">
      <style:paragraph-properties fo:text-align="start" style:justify-single-word="false"/>
      <style:text-properties officeooo:paragraph-rsid="0443d223"/>
    </style:style>
    <style:style style:name="P289" style:family="paragraph" style:parent-style-name="Standard">
      <style:paragraph-properties fo:margin-left="0cm" fo:margin-right="0cm" fo:text-align="start" style:justify-single-word="false" fo:text-indent="0cm" style:auto-text-indent="false"/>
    </style:style>
    <style:style style:name="P290" style:family="paragraph" style:parent-style-name="Standard">
      <style:paragraph-properties fo:margin-left="0cm" fo:margin-right="0cm" fo:text-align="start" style:justify-single-word="false" fo:text-indent="0cm" style:auto-text-indent="false"/>
      <style:text-properties officeooo:paragraph-rsid="044a9ba7"/>
    </style:style>
    <style:style style:name="P291" style:family="paragraph" style:parent-style-name="Standard">
      <style:paragraph-properties fo:margin-left="0cm" fo:margin-right="0cm" fo:text-align="start" style:justify-single-word="false" fo:text-indent="0cm" style:auto-text-indent="false"/>
      <style:text-properties officeooo:paragraph-rsid="047b6588"/>
    </style:style>
    <style:style style:name="P292" style:family="paragraph" style:parent-style-name="Standard">
      <style:paragraph-properties fo:margin-left="0cm" fo:margin-right="0cm" fo:text-align="start" style:justify-single-word="false" fo:text-indent="0cm" style:auto-text-indent="false"/>
      <style:text-properties officeooo:paragraph-rsid="0464a6ac"/>
    </style:style>
    <style:style style:name="P293" style:family="paragraph" style:parent-style-name="Standard">
      <style:paragraph-properties fo:margin-left="0cm" fo:margin-right="0cm" fo:text-align="start" style:justify-single-word="false" fo:text-indent="0cm" style:auto-text-indent="false"/>
      <style:text-properties officeooo:paragraph-rsid="04688425"/>
    </style:style>
    <style:style style:name="P294" style:family="paragraph" style:parent-style-name="Standard">
      <style:paragraph-properties fo:margin-left="0cm" fo:margin-right="0cm" fo:text-align="start" style:justify-single-word="false" fo:text-indent="0cm" style:auto-text-indent="false"/>
      <style:text-properties officeooo:paragraph-rsid="04d15c22"/>
    </style:style>
    <style:style style:name="P295" style:family="paragraph" style:parent-style-name="Standard">
      <style:paragraph-properties fo:margin-left="0cm" fo:margin-right="0cm" fo:text-align="start" style:justify-single-word="false" fo:text-indent="0cm" style:auto-text-indent="false"/>
      <style:text-properties style:font-name="Monospace" fo:font-size="11pt" style:font-size-asian="11pt"/>
    </style:style>
    <style:style style:name="P296" style:family="paragraph" style:parent-style-name="Standard">
      <style:paragraph-properties fo:margin-left="0cm" fo:margin-right="0cm" fo:text-align="start" style:justify-single-word="false" fo:text-indent="0cm" style:auto-text-indent="false"/>
      <style:text-properties officeooo:rsid="044a9ba7" officeooo:paragraph-rsid="044a9ba7"/>
    </style:style>
    <style:style style:name="P297" style:family="paragraph" style:parent-style-name="Standard">
      <style:paragraph-properties fo:margin-left="0cm" fo:margin-right="0cm" fo:text-align="start" style:justify-single-word="false" fo:text-indent="0cm" style:auto-text-indent="false"/>
      <style:text-properties officeooo:rsid="044e4722"/>
    </style:style>
    <style:style style:name="P298" style:family="paragraph" style:parent-style-name="Standard">
      <style:paragraph-properties fo:margin-left="0cm" fo:margin-right="0cm" fo:text-align="start" style:justify-single-word="false" fo:text-indent="0cm" style:auto-text-indent="false"/>
      <style:text-properties officeooo:rsid="044e4722" officeooo:paragraph-rsid="044e4722"/>
    </style:style>
    <style:style style:name="P299" style:family="paragraph" style:parent-style-name="Standard">
      <style:paragraph-properties fo:margin-left="0cm" fo:margin-right="0cm" fo:text-align="start" style:justify-single-word="false" fo:text-indent="0cm" style:auto-text-indent="false"/>
      <style:text-properties officeooo:rsid="044e4722" officeooo:paragraph-rsid="04544186"/>
    </style:style>
    <style:style style:name="P300" style:family="paragraph" style:parent-style-name="Standard">
      <style:paragraph-properties fo:margin-left="0cm" fo:margin-right="0cm" fo:text-align="start" style:justify-single-word="false" fo:text-indent="0cm" style:auto-text-indent="false"/>
      <style:text-properties officeooo:rsid="044e4722" officeooo:paragraph-rsid="0456c9f1"/>
    </style:style>
    <style:style style:name="P301" style:family="paragraph" style:parent-style-name="Standard">
      <style:paragraph-properties fo:margin-left="0cm" fo:margin-right="0cm" fo:text-align="start" style:justify-single-word="false" fo:text-indent="0cm" style:auto-text-indent="false"/>
      <style:text-properties officeooo:rsid="044e4722" officeooo:paragraph-rsid="0457e0a3"/>
    </style:style>
    <style:style style:name="P302" style:family="paragraph" style:parent-style-name="Standard">
      <style:paragraph-properties fo:margin-left="0cm" fo:margin-right="0cm" fo:text-align="start" style:justify-single-word="false" fo:text-indent="0cm" style:auto-text-indent="false"/>
      <style:text-properties officeooo:rsid="044e4722" officeooo:paragraph-rsid="04595828"/>
    </style:style>
    <style:style style:name="P303" style:family="paragraph" style:parent-style-name="Standard">
      <style:paragraph-properties fo:margin-left="0cm" fo:margin-right="0cm" fo:text-align="start" style:justify-single-word="false" fo:text-indent="0cm" style:auto-text-indent="false"/>
      <style:text-properties officeooo:rsid="044e4722" officeooo:paragraph-rsid="045b2699"/>
    </style:style>
    <style:style style:name="P304" style:family="paragraph" style:parent-style-name="Standard">
      <style:paragraph-properties fo:margin-left="0cm" fo:margin-right="0cm" fo:text-align="start" style:justify-single-word="false" fo:text-indent="0cm" style:auto-text-indent="false"/>
      <style:text-properties officeooo:rsid="044e4722" officeooo:paragraph-rsid="045fb5c7"/>
    </style:style>
    <style:style style:name="P305" style:family="paragraph" style:parent-style-name="Standard">
      <style:paragraph-properties fo:margin-left="0cm" fo:margin-right="0cm" fo:text-align="start" style:justify-single-word="false" fo:text-indent="0cm" style:auto-text-indent="false"/>
      <style:text-properties officeooo:rsid="044e4722" officeooo:paragraph-rsid="0461010a"/>
    </style:style>
    <style:style style:name="P306" style:family="paragraph" style:parent-style-name="Standard">
      <style:paragraph-properties fo:margin-left="0cm" fo:margin-right="0cm" fo:text-align="start" style:justify-single-word="false" fo:text-indent="0cm" style:auto-text-indent="false"/>
      <style:text-properties officeooo:rsid="044e4722" officeooo:paragraph-rsid="0462e54f"/>
    </style:style>
    <style:style style:name="P307" style:family="paragraph" style:parent-style-name="Standard">
      <style:paragraph-properties fo:margin-left="0cm" fo:margin-right="0cm" fo:text-align="start" style:justify-single-word="false" fo:text-indent="0cm" style:auto-text-indent="false"/>
      <style:text-properties officeooo:rsid="044e4722" officeooo:paragraph-rsid="0464a6ac"/>
    </style:style>
    <style:style style:name="P308" style:family="paragraph" style:parent-style-name="Standard">
      <style:paragraph-properties fo:margin-left="0cm" fo:margin-right="0cm" fo:text-align="start" style:justify-single-word="false" fo:text-indent="0cm" style:auto-text-indent="false"/>
      <style:text-properties officeooo:rsid="044e4722" officeooo:paragraph-rsid="04652a31"/>
    </style:style>
    <style:style style:name="P309" style:family="paragraph" style:parent-style-name="Standard">
      <style:paragraph-properties fo:margin-left="0cm" fo:margin-right="0cm" fo:text-align="start" style:justify-single-word="false" fo:text-indent="0cm" style:auto-text-indent="false"/>
      <style:text-properties officeooo:rsid="044e4722" officeooo:paragraph-rsid="04668f9c"/>
    </style:style>
    <style:style style:name="P310" style:family="paragraph" style:parent-style-name="Standard">
      <style:paragraph-properties fo:margin-left="0cm" fo:margin-right="0cm" fo:text-align="start" style:justify-single-word="false" fo:text-indent="0cm" style:auto-text-indent="false"/>
      <style:text-properties officeooo:rsid="044e4722" officeooo:paragraph-rsid="04688425"/>
    </style:style>
    <style:style style:name="P311" style:family="paragraph" style:parent-style-name="Standard">
      <style:paragraph-properties fo:margin-left="0cm" fo:margin-right="0cm" fo:text-align="start" style:justify-single-word="false" fo:text-indent="0cm" style:auto-text-indent="false"/>
      <style:text-properties officeooo:rsid="044e4722" officeooo:paragraph-rsid="0469f120"/>
    </style:style>
    <style:style style:name="P312" style:family="paragraph" style:parent-style-name="Standard">
      <style:paragraph-properties fo:margin-left="0cm" fo:margin-right="0cm" fo:text-align="start" style:justify-single-word="false" fo:text-indent="0cm" style:auto-text-indent="false"/>
      <style:text-properties officeooo:rsid="044e4722" officeooo:paragraph-rsid="046ee7b1"/>
    </style:style>
    <style:style style:name="P313" style:family="paragraph" style:parent-style-name="Standard">
      <style:paragraph-properties fo:margin-left="0cm" fo:margin-right="0cm" fo:text-align="start" style:justify-single-word="false" fo:text-indent="0cm" style:auto-text-indent="false"/>
      <style:text-properties officeooo:rsid="044e4722" officeooo:paragraph-rsid="04706702"/>
    </style:style>
    <style:style style:name="P314" style:family="paragraph" style:parent-style-name="Standard">
      <style:paragraph-properties fo:margin-left="0cm" fo:margin-right="0cm" fo:text-align="start" style:justify-single-word="false" fo:text-indent="0cm" style:auto-text-indent="false"/>
      <style:text-properties officeooo:rsid="044e4722" officeooo:paragraph-rsid="047197d8"/>
    </style:style>
    <style:style style:name="P315" style:family="paragraph" style:parent-style-name="Standard">
      <style:paragraph-properties fo:margin-left="0cm" fo:margin-right="0cm" fo:text-align="start" style:justify-single-word="false" fo:text-indent="0cm" style:auto-text-indent="false"/>
      <style:text-properties officeooo:rsid="044e4722" officeooo:paragraph-rsid="0471bf34"/>
    </style:style>
    <style:style style:name="P316" style:family="paragraph" style:parent-style-name="Standard">
      <style:paragraph-properties fo:margin-left="0cm" fo:margin-right="0cm" fo:text-align="start" style:justify-single-word="false" fo:text-indent="0cm" style:auto-text-indent="false"/>
      <style:text-properties officeooo:rsid="044e4722" officeooo:paragraph-rsid="04736cf1"/>
    </style:style>
    <style:style style:name="P317" style:family="paragraph" style:parent-style-name="Standard">
      <style:paragraph-properties fo:margin-left="0cm" fo:margin-right="0cm" fo:text-align="start" style:justify-single-word="false" fo:text-indent="0cm" style:auto-text-indent="false"/>
      <style:text-properties officeooo:rsid="044e4722" officeooo:paragraph-rsid="0475526c"/>
    </style:style>
    <style:style style:name="P318" style:family="paragraph" style:parent-style-name="Standard">
      <style:paragraph-properties fo:margin-left="0cm" fo:margin-right="0cm" fo:text-align="start" style:justify-single-word="false" fo:text-indent="0cm" style:auto-text-indent="false"/>
      <style:text-properties officeooo:rsid="044e4722" officeooo:paragraph-rsid="0475cb37"/>
    </style:style>
    <style:style style:name="P319" style:family="paragraph" style:parent-style-name="Standard">
      <style:paragraph-properties fo:margin-left="0cm" fo:margin-right="0cm" fo:text-align="start" style:justify-single-word="false" fo:text-indent="0cm" style:auto-text-indent="false"/>
      <style:text-properties officeooo:rsid="044e4722" officeooo:paragraph-rsid="0475dd3d"/>
    </style:style>
    <style:style style:name="P320" style:family="paragraph" style:parent-style-name="Standard">
      <style:paragraph-properties fo:margin-left="0cm" fo:margin-right="0cm" fo:text-align="start" style:justify-single-word="false" fo:text-indent="0cm" style:auto-text-indent="false"/>
      <style:text-properties officeooo:rsid="044e4722" officeooo:paragraph-rsid="047662fa"/>
    </style:style>
    <style:style style:name="P321" style:family="paragraph" style:parent-style-name="Standard">
      <style:paragraph-properties fo:margin-left="0cm" fo:margin-right="0cm" fo:text-align="start" style:justify-single-word="false" fo:text-indent="0cm" style:auto-text-indent="false"/>
      <style:text-properties officeooo:rsid="044e4722" officeooo:paragraph-rsid="0476efc4"/>
    </style:style>
    <style:style style:name="P322" style:family="paragraph" style:parent-style-name="Standard">
      <style:paragraph-properties fo:margin-left="0cm" fo:margin-right="0cm" fo:text-align="start" style:justify-single-word="false" fo:text-indent="0cm" style:auto-text-indent="false"/>
      <style:text-properties officeooo:rsid="0476efc4" officeooo:paragraph-rsid="0476efc4"/>
    </style:style>
    <style:style style:name="P323" style:family="paragraph" style:parent-style-name="Standard">
      <style:paragraph-properties fo:margin-left="0cm" fo:margin-right="0cm" fo:text-align="start" style:justify-single-word="false" fo:text-indent="0cm" style:auto-text-indent="false"/>
      <style:text-properties officeooo:rsid="04781e5a" officeooo:paragraph-rsid="04781e5a"/>
    </style:style>
    <style:style style:name="P324" style:family="paragraph" style:parent-style-name="Standard">
      <style:paragraph-properties fo:margin-left="0cm" fo:margin-right="0cm" fo:text-align="start" style:justify-single-word="false" fo:text-indent="0cm" style:auto-text-indent="false"/>
      <style:text-properties officeooo:rsid="047b3b53" officeooo:paragraph-rsid="047b3b53"/>
    </style:style>
    <style:style style:name="P325" style:family="paragraph" style:parent-style-name="Standard">
      <style:paragraph-properties fo:margin-left="0cm" fo:margin-right="0cm" fo:text-align="start" style:justify-single-word="false" fo:text-indent="0cm" style:auto-text-indent="false"/>
      <style:text-properties officeooo:rsid="047b6588" officeooo:paragraph-rsid="047b6588"/>
    </style:style>
    <style:style style:name="P326" style:family="paragraph" style:parent-style-name="Standard">
      <style:paragraph-properties fo:margin-left="0cm" fo:margin-right="0cm" fo:text-align="start" style:justify-single-word="false" fo:text-indent="0cm" style:auto-text-indent="false"/>
      <style:text-properties officeooo:rsid="047f3884" officeooo:paragraph-rsid="047f3884"/>
    </style:style>
    <style:style style:name="P327"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officeooo:rsid="047f3884" officeooo:paragraph-rsid="0482f401"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28"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7f3884" officeooo:paragraph-rsid="048356dc"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29"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8690a8" officeooo:paragraph-rsid="048690a8"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30"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86a330" officeooo:paragraph-rsid="0486a330"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31"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88a463" officeooo:paragraph-rsid="0488a463"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32"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8900b0" officeooo:paragraph-rsid="048900b0"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33"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8900b0" officeooo:paragraph-rsid="048ccfb2"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34"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8e3590" officeooo:paragraph-rsid="048e3590"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35"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8fc08f" officeooo:paragraph-rsid="048fc08f"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36"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917c20" officeooo:paragraph-rsid="04917c20"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37"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925e31" officeooo:paragraph-rsid="04925e31"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38"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959a96" officeooo:paragraph-rsid="04959a96"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39"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99348a" officeooo:paragraph-rsid="0499348a"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40"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9c0786" officeooo:paragraph-rsid="049c0786"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41"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bold" officeooo:rsid="04844d24" officeooo:paragraph-rsid="04844d24"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42"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bold" officeooo:rsid="0496a8a8" officeooo:paragraph-rsid="0496a8a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43"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bold" officeooo:rsid="04a547b8" officeooo:paragraph-rsid="04a547b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44"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bold" officeooo:rsid="04c32c40" officeooo:paragraph-rsid="04c32c4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45"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bold" officeooo:rsid="04cae07a" officeooo:paragraph-rsid="04cae07a"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46"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9788b8" officeooo:paragraph-rsid="049788b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47"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a547b8" officeooo:paragraph-rsid="04a655d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48"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a655d8" officeooo:paragraph-rsid="04a655d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49"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a739f5" officeooo:paragraph-rsid="04a739f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50"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a85213" officeooo:paragraph-rsid="04a8521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51"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a93c8b" officeooo:paragraph-rsid="04a93c8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52"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aa2a18" officeooo:paragraph-rsid="04aa2a1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53"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aaec09" officeooo:paragraph-rsid="04aaec0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54"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aed268" officeooo:paragraph-rsid="04aed26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55"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c4bfad" officeooo:paragraph-rsid="04c4bfa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56"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c5fe81" officeooo:paragraph-rsid="04c5fe8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57"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c8e27a" officeooo:paragraph-rsid="04c8e27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58"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cb6b6b" officeooo:paragraph-rsid="04cb6b6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59"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cc4eae" officeooo:paragraph-rsid="04cc4ea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60"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cceb80" officeooo:paragraph-rsid="04cceb8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61"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cfcc39" officeooo:paragraph-rsid="04cfcc3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62"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cfcc39" officeooo:paragraph-rsid="04d15c2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63"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ec27d2" officeooo:paragraph-rsid="04ec27d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64" style:family="paragraph" style:parent-style-name="Standard">
      <style:paragraph-properties fo:margin-left="0cm" fo:margin-right="0cm" fo:text-align="start" style:justify-single-word="false" fo:text-indent="0cm" style:auto-text-indent="false"/>
      <style:text-properties fo:font-weight="normal" officeooo:rsid="04d59cf4" officeooo:paragraph-rsid="04d59cf4" style:font-weight-asian="normal" style:font-weight-complex="normal"/>
    </style:style>
    <style:style style:name="P365" style:family="paragraph" style:parent-style-name="Standard">
      <style:paragraph-properties fo:margin-left="0cm" fo:margin-right="0cm" fo:text-align="start" style:justify-single-word="false" fo:text-indent="0cm" style:auto-text-indent="false"/>
      <style:text-properties fo:font-weight="normal" officeooo:rsid="04d59cf4" officeooo:paragraph-rsid="04e4482d" style:font-weight-asian="normal" style:font-weight-complex="normal"/>
    </style:style>
    <style:style style:name="P366" style:family="paragraph" style:parent-style-name="Standard">
      <style:paragraph-properties fo:margin-left="0cm" fo:margin-right="0cm" fo:text-align="start" style:justify-single-word="false" fo:text-indent="0cm" style:auto-text-indent="false"/>
      <style:text-properties fo:font-weight="normal" officeooo:rsid="04d59cf4" officeooo:paragraph-rsid="04f0715a" style:font-weight-asian="normal" style:font-weight-complex="normal"/>
    </style:style>
    <style:style style:name="P367" style:family="paragraph" style:parent-style-name="Standard">
      <style:paragraph-properties fo:margin-left="0cm" fo:margin-right="0cm" fo:text-align="start" style:justify-single-word="false" fo:text-indent="0cm" style:auto-text-indent="false"/>
      <style:text-properties fo:font-weight="normal" officeooo:rsid="04e0e950" officeooo:paragraph-rsid="04e0e950" style:font-weight-asian="normal" style:font-weight-complex="normal"/>
    </style:style>
    <style:style style:name="P368" style:family="paragraph" style:parent-style-name="Standard">
      <style:paragraph-properties fo:margin-left="0cm" fo:margin-right="0cm" fo:text-align="start" style:justify-single-word="false" fo:text-indent="0cm" style:auto-text-indent="false"/>
      <style:text-properties fo:font-weight="normal" officeooo:rsid="04f1856f" officeooo:paragraph-rsid="04f1856f" style:font-weight-asian="normal" style:font-weight-complex="normal"/>
    </style:style>
    <style:style style:name="P369" style:family="paragraph" style:parent-style-name="Standard">
      <style:paragraph-properties fo:margin-left="0cm" fo:margin-right="0cm" fo:text-align="start" style:justify-single-word="false" fo:text-indent="0cm" style:auto-text-indent="false"/>
      <style:text-properties fo:font-weight="normal" officeooo:paragraph-rsid="04d59cf4"/>
    </style:style>
    <style:style style:name="P370" style:family="paragraph" style:parent-style-name="Standard">
      <style:paragraph-properties fo:margin-left="0cm" fo:margin-right="0cm" fo:text-align="start" style:justify-single-word="false" fo:text-indent="0cm" style:auto-text-indent="false"/>
      <style:text-properties fo:font-weight="normal" officeooo:paragraph-rsid="04e4482d"/>
    </style:style>
    <style:style style:name="P371" style:family="paragraph" style:parent-style-name="Standard">
      <style:paragraph-properties fo:margin-left="0cm" fo:margin-right="0cm" fo:text-align="start" style:justify-single-word="false" fo:text-indent="0cm" style:auto-text-indent="false"/>
      <style:text-properties fo:font-weight="normal" officeooo:paragraph-rsid="04f0715a"/>
    </style:style>
    <style:style style:name="P372" style:family="paragraph" style:parent-style-name="Standard">
      <style:paragraph-properties fo:margin-left="0cm" fo:margin-right="0cm" fo:text-align="start" style:justify-single-word="false" fo:text-indent="0cm" style:auto-text-indent="false"/>
      <style:text-properties fo:font-weight="normal" officeooo:rsid="04d59cf4" officeooo:paragraph-rsid="04d59cf4"/>
    </style:style>
    <style:style style:name="P373" style:family="paragraph" style:parent-style-name="Standard">
      <style:paragraph-properties fo:margin-left="0cm" fo:margin-right="0cm" fo:text-align="start" style:justify-single-word="false" fo:text-indent="0cm" style:auto-text-indent="false"/>
      <style:text-properties fo:font-weight="normal" officeooo:rsid="04d59cf4" officeooo:paragraph-rsid="04e4482d"/>
    </style:style>
    <style:style style:name="P374" style:family="paragraph" style:parent-style-name="Standard">
      <style:paragraph-properties fo:margin-left="0cm" fo:margin-right="0cm" fo:text-align="start" style:justify-single-word="false" fo:text-indent="0cm" style:auto-text-indent="false"/>
      <style:text-properties fo:font-weight="normal" officeooo:rsid="04d59cf4" officeooo:paragraph-rsid="04f0715a"/>
    </style:style>
    <style:style style:name="P375" style:family="paragraph" style:parent-style-name="Standard">
      <style:paragraph-properties fo:margin-left="0cm" fo:margin-right="0cm" fo:text-align="start" style:justify-single-word="false" fo:text-indent="0cm" style:auto-text-indent="false"/>
      <style:text-properties fo:font-weight="normal" officeooo:rsid="04d73657" officeooo:paragraph-rsid="04d73657"/>
    </style:style>
    <style:style style:name="P376" style:family="paragraph" style:parent-style-name="Standard">
      <style:paragraph-properties fo:margin-left="0cm" fo:margin-right="0cm" fo:text-align="start" style:justify-single-word="false" fo:text-indent="0cm" style:auto-text-indent="false"/>
      <style:text-properties fo:font-weight="normal" officeooo:rsid="04d73657" officeooo:paragraph-rsid="04e4482d"/>
    </style:style>
    <style:style style:name="P377" style:family="paragraph" style:parent-style-name="Standard">
      <style:paragraph-properties fo:margin-left="0cm" fo:margin-right="0cm" fo:text-align="start" style:justify-single-word="false" fo:text-indent="0cm" style:auto-text-indent="false"/>
      <style:text-properties fo:font-weight="normal" officeooo:rsid="04d73657" officeooo:paragraph-rsid="04f0715a"/>
    </style:style>
    <style:style style:name="P378" style:family="paragraph" style:parent-style-name="Standard">
      <style:paragraph-properties fo:margin-left="0cm" fo:margin-right="0cm" fo:text-align="start" style:justify-single-word="false" fo:text-indent="0cm" style:auto-text-indent="false"/>
      <style:text-properties fo:font-weight="normal" officeooo:rsid="04db5102" officeooo:paragraph-rsid="04db5102"/>
    </style:style>
    <style:style style:name="P379" style:family="paragraph" style:parent-style-name="Standard">
      <style:paragraph-properties fo:margin-left="0cm" fo:margin-right="0cm" fo:text-align="start" style:justify-single-word="false" fo:text-indent="0cm" style:auto-text-indent="false"/>
      <style:text-properties fo:font-weight="normal" officeooo:rsid="04d73657" officeooo:paragraph-rsid="04e4482d" style:font-weight-asian="bold" style:font-weight-complex="bold"/>
    </style:style>
    <style:style style:name="P380" style:family="paragraph" style:parent-style-name="Standard">
      <style:paragraph-properties fo:margin-left="0cm" fo:margin-right="0cm" fo:text-align="start" style:justify-single-word="false" fo:text-indent="0cm" style:auto-text-indent="false"/>
      <style:text-properties fo:font-weight="normal" officeooo:rsid="04d73657" officeooo:paragraph-rsid="04f0715a" style:font-weight-asian="bold" style:font-weight-complex="bold"/>
    </style:style>
    <style:style style:name="P381" style:family="paragraph" style:parent-style-name="Standard">
      <style:paragraph-properties fo:margin-left="0cm" fo:margin-right="0cm" fo:text-align="start" style:justify-single-word="false" fo:text-indent="0cm" style:auto-text-indent="false"/>
      <style:text-properties fo:font-weight="normal" officeooo:rsid="04e53823" officeooo:paragraph-rsid="04e53823" style:font-weight-asian="bold" style:font-weight-complex="bold"/>
    </style:style>
    <style:style style:name="P382" style:family="paragraph" style:parent-style-name="Standard">
      <style:paragraph-properties fo:margin-left="0cm" fo:margin-right="0cm" fo:text-align="start" style:justify-single-word="false" fo:text-indent="0cm" style:auto-text-indent="false"/>
      <style:text-properties fo:font-weight="normal" officeooo:rsid="04e6a46b" officeooo:paragraph-rsid="04e6a46b" style:font-weight-asian="bold" style:font-weight-complex="bold"/>
    </style:style>
    <style:style style:name="P383" style:family="paragraph" style:parent-style-name="Standard">
      <style:paragraph-properties fo:margin-left="0cm" fo:margin-right="0cm" fo:text-align="start" style:justify-single-word="false" fo:text-indent="0cm" style:auto-text-indent="false"/>
      <style:text-properties fo:font-weight="normal" officeooo:rsid="04e9882a" officeooo:paragraph-rsid="04e9882a" style:font-weight-asian="bold" style:font-weight-complex="bold"/>
    </style:style>
    <style:style style:name="P384" style:family="paragraph" style:parent-style-name="Standard">
      <style:paragraph-properties fo:margin-left="0cm" fo:margin-right="0cm" fo:text-align="start" style:justify-single-word="false" fo:text-indent="0cm" style:auto-text-indent="false"/>
      <style:text-properties officeooo:rsid="04d1f0be" officeooo:paragraph-rsid="04d1f0be"/>
    </style:style>
    <style:style style:name="P385" style:family="paragraph" style:parent-style-name="Standard">
      <style:paragraph-properties fo:margin-left="0cm" fo:margin-right="0cm" fo:text-align="start" style:justify-single-word="false" fo:text-indent="0cm" style:auto-text-indent="false"/>
      <style:text-properties officeooo:rsid="04d4746d" officeooo:paragraph-rsid="04d4746d"/>
    </style:style>
    <style:style style:name="P386" style:family="paragraph" style:parent-style-name="Standard">
      <style:paragraph-properties fo:margin-left="0cm" fo:margin-right="0cm" fo:text-align="start" style:justify-single-word="false" fo:text-indent="0cm" style:auto-text-indent="false"/>
      <style:text-properties fo:font-weight="bold" officeooo:rsid="04d5728a" officeooo:paragraph-rsid="04d5728a" style:font-weight-asian="bold" style:font-weight-complex="bold"/>
    </style:style>
    <style:style style:name="P387" style:family="paragraph" style:parent-style-name="Standard">
      <style:paragraph-properties fo:margin-left="0cm" fo:margin-right="0cm" fo:text-align="start" style:justify-single-word="false" fo:text-indent="0cm" style:auto-text-indent="false"/>
      <style:text-properties fo:font-weight="bold" officeooo:rsid="04de04ea" officeooo:paragraph-rsid="04de04ea" style:font-weight-asian="bold" style:font-weight-complex="bold"/>
    </style:style>
    <style:style style:name="P388" style:family="paragraph" style:parent-style-name="Standard">
      <style:paragraph-properties fo:margin-left="0cm" fo:margin-right="0cm" fo:text-align="start" style:justify-single-word="false" fo:text-indent="0cm" style:auto-text-indent="false"/>
      <style:text-properties fo:font-weight="bold" officeooo:rsid="04e42024" officeooo:paragraph-rsid="04e42024" style:font-weight-asian="bold" style:font-weight-complex="bold"/>
    </style:style>
    <style:style style:name="P389" style:family="paragraph" style:parent-style-name="Standard">
      <style:paragraph-properties fo:margin-left="0cm" fo:margin-right="0cm" fo:text-align="start" style:justify-single-word="false" fo:text-indent="0cm" style:auto-text-indent="false"/>
      <style:text-properties fo:font-weight="bold" officeooo:rsid="04f0715a" officeooo:paragraph-rsid="04f0715a" style:font-weight-asian="bold" style:font-weight-complex="bold"/>
    </style:style>
    <style:style style:name="P390" style:family="paragraph" style:parent-style-name="Standard">
      <style:paragraph-properties fo:margin-left="0cm" fo:margin-right="0cm" fo:text-align="start" style:justify-single-word="false" fo:text-indent="0cm" style:auto-text-indent="false"/>
      <style:text-properties fo:font-weight="bold" officeooo:rsid="04f1856f" officeooo:paragraph-rsid="04f1856f" style:font-weight-asian="bold" style:font-weight-complex="bold"/>
    </style:style>
    <style:style style:name="P391" style:family="paragraph" style:parent-style-name="Standard">
      <style:paragraph-properties fo:margin-left="0cm" fo:margin-right="0cm" fo:text-align="start" style:justify-single-word="false" fo:text-indent="0cm" style:auto-text-indent="false"/>
      <style:text-properties officeooo:rsid="04ede7f2" officeooo:paragraph-rsid="04ede7f2"/>
    </style:style>
    <style:style style:name="P392" style:family="paragraph" style:parent-style-name="Standard">
      <style:paragraph-properties fo:margin-left="0cm" fo:margin-right="0cm" fo:text-align="start" style:justify-single-word="false" fo:text-indent="0cm" style:auto-text-indent="false"/>
      <style:text-properties fo:font-variant="normal" fo:text-transform="none" fo:color="#f0f0f0" style:font-name="OpenSans" fo:font-size="9pt" fo:letter-spacing="normal" fo:font-style="normal" fo:font-weight="normal" officeooo:rsid="04f1856f" officeooo:paragraph-rsid="04f1856f" style:font-weight-asian="normal" style:font-weight-complex="normal"/>
    </style:style>
    <style:style style:name="P393" style:family="paragraph" style:parent-style-name="Standard">
      <style:paragraph-properties fo:margin-left="0cm" fo:margin-right="0cm" fo:text-align="start" style:justify-single-word="false" fo:text-indent="0cm" style:auto-text-indent="false"/>
      <style:text-properties fo:font-variant="normal" fo:text-transform="none" fo:color="#f0f0f0" style:font-name="OpenSans" fo:font-size="9pt" fo:letter-spacing="normal" fo:font-style="normal" fo:font-weight="normal" officeooo:paragraph-rsid="04f1856f"/>
    </style:style>
    <style:style style:name="P394" style:family="paragraph" style:parent-style-name="Standard">
      <style:paragraph-properties fo:margin-left="0cm" fo:margin-right="0cm" fo:text-align="start" style:justify-single-word="false" fo:text-indent="0cm" style:auto-text-indent="false"/>
      <style:text-properties fo:font-variant="normal" fo:text-transform="none" fo:color="#f0f0f0" style:font-name="OpenSans" fo:font-size="9pt" fo:letter-spacing="normal" fo:font-style="normal" fo:font-weight="normal" officeooo:rsid="04f1856f" officeooo:paragraph-rsid="04f1856f"/>
    </style:style>
    <style:style style:name="P395" style:family="paragraph" style:parent-style-name="Standard">
      <style:paragraph-properties fo:margin-left="0cm" fo:margin-right="0cm" fo:text-align="start" style:justify-single-word="false" fo:text-indent="0cm" style:auto-text-indent="false"/>
      <style:text-properties fo:font-variant="normal" fo:text-transform="none" fo:color="#f0f0f0" style:font-name="OpenSans" fo:font-size="9pt" fo:letter-spacing="normal" fo:font-style="normal" fo:font-weight="normal" officeooo:rsid="04f2f825" officeooo:paragraph-rsid="04f2f825"/>
    </style:style>
    <style:style style:name="P396" style:family="paragraph" style:parent-style-name="Standard">
      <style:paragraph-properties fo:margin-left="0cm" fo:margin-right="0cm" fo:text-align="start" style:justify-single-word="false" fo:text-indent="0cm" style:auto-text-indent="false"/>
      <style:text-properties fo:font-variant="normal" fo:text-transform="none" fo:color="#f0f0f0" style:font-name="OpenSans" fo:font-size="9pt" fo:letter-spacing="normal" fo:font-style="normal" fo:font-weight="normal" officeooo:rsid="04f30023" officeooo:paragraph-rsid="04f30023"/>
    </style:style>
    <style:style style:name="P39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5ffae" officeooo:paragraph-rsid="04f5ffa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9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4f66c9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9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82867" officeooo:paragraph-rsid="04f8286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0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948fb" officeooo:paragraph-rsid="04f948f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0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9a6fd" officeooo:paragraph-rsid="04f9a6f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0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c606c" officeooo:paragraph-rsid="04fc606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0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e6eab" officeooo:paragraph-rsid="04fe6ea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0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1b864" officeooo:paragraph-rsid="0501b86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0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2b4d4" officeooo:paragraph-rsid="0502b4d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0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503102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0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805cc" officeooo:paragraph-rsid="050805c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0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9ce99" officeooo:paragraph-rsid="0509ce9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0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af44f" officeooo:paragraph-rsid="050af44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1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4f5ffae" officeooo:paragraph-rsid="04f5ffae"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41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509ce99" officeooo:paragraph-rsid="0509ce9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41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font-style="normal" fo:font-weight="normal" officeooo:paragraph-rsid="0509ce99"/>
    </style:style>
    <style:style style:name="T1" style:family="text">
      <style:text-properties fo:color="#000000"/>
    </style:style>
    <style:style style:name="T2" style:family="text">
      <style:text-properties fo:color="#000000" style:font-name="Monospace" fo:font-size="11pt" fo:background-color="#e8f2fe" loext:char-shading-value="0" style:font-size-asian="11pt"/>
    </style:style>
    <style:style style:name="T3" style:family="text">
      <style:text-properties fo:color="#000000" style:font-name="Monospace" fo:font-size="11pt" fo:background-color="#e8f2fe" loext:char-shading-value="0" style:font-size-asian="11pt"/>
    </style:style>
    <style:style style:name="T4" style:family="text">
      <style:text-properties fo:color="#000000" style:font-name="Monospace" fo:font-size="11pt" officeooo:rsid="0479dd0d" fo:background-color="#e8f2fe" loext:char-shading-value="0" style:font-size-asian="11pt"/>
    </style:style>
    <style:style style:name="T5" style:family="text">
      <style:text-properties fo:color="#000000" style:font-name="Monospace" fo:font-size="11pt" fo:background-color="#e8f2fe" loext:char-shading-value="0" style:font-size-asian="11pt"/>
    </style:style>
    <style:style style:name="T6" style:family="text">
      <style:text-properties fo:color="#000000" style:font-name="Monospace" fo:font-size="11pt" officeooo:rsid="047b6588" fo:background-color="#e8f2fe" loext:char-shading-value="0" style:font-size-asian="11pt"/>
    </style:style>
    <style:style style:name="T7" style:family="text">
      <style:text-properties fo:color="#000000" style:font-name="Monospace" fo:font-size="11pt" officeooo:rsid="048ae683" fo:background-color="#e8f2fe" loext:char-shading-value="0" style:font-size-asian="11pt"/>
    </style:style>
    <style:style style:name="T8" style:family="text">
      <style:text-properties fo:color="#000000" style:font-name="Monospace" fo:font-size="11pt" style:font-size-asian="11pt"/>
    </style:style>
    <style:style style:name="T9" style:family="text">
      <style:text-properties fo:color="#000000" style:font-name="Monospace" fo:font-size="11pt" style:font-size-asian="11pt"/>
    </style:style>
    <style:style style:name="T10" style:family="text">
      <style:text-properties fo:color="#000000" style:font-name="Monospace" fo:font-size="11pt" officeooo:rsid="043090bb" style:font-size-asian="11pt"/>
    </style:style>
    <style:style style:name="T11" style:family="text">
      <style:text-properties fo:color="#000000" style:font-name="Monospace" fo:font-size="11pt" officeooo:rsid="043cda41" style:font-size-asian="11pt"/>
    </style:style>
    <style:style style:name="T12" style:family="text">
      <style:text-properties fo:color="#000000" style:font-name="Monospace" fo:font-size="11pt" officeooo:rsid="0445139a" style:font-size-asian="11pt"/>
    </style:style>
    <style:style style:name="T13" style:family="text">
      <style:text-properties fo:color="#000000" style:font-name="Monospace" fo:font-size="11pt" fo:background-color="#d4d4d4" loext:char-shading-value="0" style:font-size-asian="11pt"/>
    </style:style>
    <style:style style:name="T14" style:family="text">
      <style:text-properties fo:color="#000000" style:font-name="Monospace" fo:font-size="11pt" fo:background-color="#d4d4d4" loext:char-shading-value="0" style:font-size-asian="11pt"/>
    </style:style>
    <style:style style:name="T15" style:family="text">
      <style:text-properties fo:color="#000000" style:font-name="Monospace" fo:font-size="11pt" style:text-underline-style="solid" style:text-underline-width="auto" style:text-underline-color="font-color" fo:background-color="#e8f2fe" loext:char-shading-value="0" style:font-size-asian="11pt"/>
    </style:style>
    <style:style style:name="T16" style:family="text">
      <style:text-properties fo:color="#000000" style:font-name="Monospace" fo:font-size="11pt" style:text-underline-style="solid" style:text-underline-width="auto" style:text-underline-color="font-color" style:font-size-asian="11pt"/>
    </style:style>
    <style:style style:name="T17" style:family="text">
      <style:text-properties fo:color="#000000" style:font-name="Monospace" fo:font-size="11pt" fo:language="en" fo:country="IN" style:text-underline-style="none"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8" style:family="text">
      <style:text-properties fo:color="#000000" style:font-name="Monospace" fo:font-size="11pt" fo:language="en" fo:country="IN" style:text-underline-style="none" officeooo:rsid="04f1856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 style:family="text">
      <style:text-properties fo:color="#000000" style:font-name="Monospace" fo:font-size="11pt" fo:language="en" fo:country="IN" style:text-underline-style="non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 style:family="text">
      <style:text-properties fo:color="#000000" style:font-name="Monospace" fo:font-size="11pt" fo:language="en" fo:country="IN" style:text-underline-style="none"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1" style:family="text">
      <style:text-properties fo:color="#000000" officeooo:rsid="028698ac"/>
    </style:style>
    <style:style style:name="T22" style:family="text">
      <style:text-properties fo:color="#000000" officeooo:rsid="0287cbd2"/>
    </style:style>
    <style:style style:name="T23" style:family="text">
      <style:text-properties fo:color="#000000" fo:font-weight="bold" style:font-weight-asian="bold" style:font-weight-complex="bold"/>
    </style:style>
    <style:style style:name="T24" style:family="text">
      <style:text-properties fo:color="#000000" fo:font-weight="bold" officeooo:rsid="0287cbd2" style:font-weight-asian="bold" style:font-weight-complex="bold"/>
    </style:style>
    <style:style style:name="T25" style:family="text">
      <style:text-properties fo:color="#000000" officeooo:rsid="0287cbe7"/>
    </style:style>
    <style:style style:name="T26" style:family="text">
      <style:text-properties fo:color="#000000" officeooo:rsid="0289278d"/>
    </style:style>
    <style:style style:name="T27" style:family="text">
      <style:text-properties fo:color="#000000" officeooo:rsid="02943244"/>
    </style:style>
    <style:style style:name="T28" style:family="text">
      <style:text-properties fo:color="#000000" officeooo:rsid="029807ee"/>
    </style:style>
    <style:style style:name="T29" style:family="text">
      <style:text-properties fo:color="#0000ff" style:font-name="Monospace" fo:font-size="11pt" fo:background-color="#e8f2fe" loext:char-shading-value="0" style:font-size-asian="11pt"/>
    </style:style>
    <style:style style:name="T30" style:family="text">
      <style:text-properties fo:color="#0000ff" style:font-name="Monospace" fo:font-size="11pt" style:font-size-asian="11pt"/>
    </style:style>
    <style:style style:name="T31" style:family="text">
      <style:text-properties fo:color="#0000ff" style:font-name="Monospace" fo:font-size="11pt" style:font-size-asian="11pt"/>
    </style:style>
    <style:style style:name="T32" style:family="text">
      <style:text-properties fo:font-weight="bold" style:font-weight-asian="bold" style:font-weight-complex="bold"/>
    </style:style>
    <style:style style:name="T33" style:family="text">
      <style:text-properties fo:font-weight="bold" officeooo:rsid="027ad926" style:font-weight-asian="bold" style:font-weight-complex="bold"/>
    </style:style>
    <style:style style:name="T34" style:family="text">
      <style:text-properties fo:font-weight="bold" officeooo:rsid="048e3590" style:font-weight-asian="bold" style:font-weight-complex="bold"/>
    </style:style>
    <style:style style:name="T35" style:family="text">
      <style:text-properties fo:font-weight="bold" officeooo:rsid="05008db1" style:font-weight-asian="bold" style:font-weight-complex="bold"/>
    </style:style>
    <style:style style:name="T36" style:family="text">
      <style:text-properties fo:color="#008080"/>
    </style:style>
    <style:style style:name="T37" style:family="text">
      <style:text-properties fo:color="#008080" style:font-name="Monospace" fo:font-size="11pt" style:font-size-asian="11pt"/>
    </style:style>
    <style:style style:name="T38" style:family="text">
      <style:text-properties fo:color="#3f7f7f"/>
    </style:style>
    <style:style style:name="T39" style:family="text">
      <style:text-properties fo:color="#3f7f7f" style:font-name="Monospace" fo:font-size="11pt" style:font-size-asian="11pt"/>
    </style:style>
    <style:style style:name="T40" style:family="text">
      <style:text-properties fo:color="#3c3c3c"/>
    </style:style>
    <style:style style:name="T41" style:family="text">
      <style:text-properties fo:color="#3c3c3c" style:font-name="Monospace" fo:font-size="11pt" style:font-size-asian="11pt"/>
    </style:style>
    <style:style style:name="T42" style:family="text">
      <style:text-properties fo:color="#3c3c3c" style:font-name="Monospace" fo:font-size="11pt" officeooo:rsid="03abd7c9" style:font-size-asian="11pt"/>
    </style:style>
    <style:style style:name="T43" style:family="text">
      <style:text-properties fo:color="#3c3c3c" style:font-name="Monospace" fo:font-size="11pt" officeooo:rsid="03ac37cc" style:font-size-asian="11pt"/>
    </style:style>
    <style:style style:name="T44" style:family="text">
      <style:text-properties fo:color="#3c3c3c" style:font-name="Monospace" fo:font-size="11pt" style:font-size-asian="11pt"/>
    </style:style>
    <style:style style:name="T45" style:family="text">
      <style:text-properties fo:color="#3c3c3c" style:font-name="Monospace" fo:font-size="11pt" fo:background-color="#e8f2fe" loext:char-shading-value="0" style:font-size-asian="11pt"/>
    </style:style>
    <style:style style:name="T46" style:family="text">
      <style:text-properties fo:color="#3c3c3c" officeooo:rsid="01f5d5ce"/>
    </style:style>
    <style:style style:name="T47" style:family="text">
      <style:text-properties fo:color="#3c3c3c" officeooo:rsid="01f70697"/>
    </style:style>
    <style:style style:name="T48" style:family="text">
      <style:text-properties fo:color="#3c3c3c" officeooo:rsid="01fc14c9"/>
    </style:style>
    <style:style style:name="T49" style:family="text">
      <style:text-properties fo:color="#3c3c3c" officeooo:rsid="01ff9bac"/>
    </style:style>
    <style:style style:name="T50" style:family="text">
      <style:text-properties fo:color="#3c3c3c" officeooo:rsid="0200b99e"/>
    </style:style>
    <style:style style:name="T51" style:family="text">
      <style:text-properties fo:color="#3c3c3c" officeooo:rsid="0205821f"/>
    </style:style>
    <style:style style:name="T52" style:family="text">
      <style:text-properties fo:color="#3c3c3c" officeooo:rsid="02070c3e"/>
    </style:style>
    <style:style style:name="T53" style:family="text">
      <style:text-properties fo:color="#3c3c3c" officeooo:rsid="020960fd"/>
    </style:style>
    <style:style style:name="T54" style:family="text">
      <style:text-properties fo:color="#3c3c3c" officeooo:rsid="020e20c5"/>
    </style:style>
    <style:style style:name="T55" style:family="text">
      <style:text-properties fo:color="#3c3c3c" officeooo:rsid="02101a8f"/>
    </style:style>
    <style:style style:name="T56" style:family="text">
      <style:text-properties fo:color="#3c3c3c" officeooo:rsid="021355c9"/>
    </style:style>
    <style:style style:name="T57" style:family="text">
      <style:text-properties fo:color="#3c3c3c" officeooo:rsid="021986a9"/>
    </style:style>
    <style:style style:name="T58" style:family="text">
      <style:text-properties fo:color="#3c3c3c" officeooo:rsid="02200dc5"/>
    </style:style>
    <style:style style:name="T59" style:family="text">
      <style:text-properties fo:color="#3c3c3c" officeooo:rsid="022a512a"/>
    </style:style>
    <style:style style:name="T60" style:family="text">
      <style:text-properties fo:color="#3c3c3c" officeooo:rsid="022abd33"/>
    </style:style>
    <style:style style:name="T61" style:family="text">
      <style:text-properties fo:color="#3c3c3c" officeooo:rsid="022b575b"/>
    </style:style>
    <style:style style:name="T62" style:family="text">
      <style:text-properties fo:color="#3c3c3c" officeooo:rsid="02393ece"/>
    </style:style>
    <style:style style:name="T63" style:family="text">
      <style:text-properties fo:color="#3c3c3c" officeooo:rsid="03662f6b"/>
    </style:style>
    <style:style style:name="T64" style:family="text">
      <style:text-properties fo:color="#3c3c3c" officeooo:rsid="036710b7"/>
    </style:style>
    <style:style style:name="T65" style:family="text">
      <style:text-properties fo:color="#3c3c3c" officeooo:rsid="0368a1c9"/>
    </style:style>
    <style:style style:name="T66" style:family="text">
      <style:text-properties fo:color="#3c3c3c" officeooo:rsid="0369cbe3"/>
    </style:style>
    <style:style style:name="T67" style:family="text">
      <style:text-properties fo:color="#3c3c3c" officeooo:rsid="036ba7ca"/>
    </style:style>
    <style:style style:name="T68" style:family="text">
      <style:text-properties fo:font-variant="normal" fo:text-transform="none" fo:color="#000000" style:font-name="Monospace" fo:font-size="11pt" fo:letter-spacing="normal" fo:language="en" fo:country="IN" fo:font-style="normal" fo:font-weight="normal" officeooo:rsid="029cab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9" style:family="text">
      <style:text-properties fo:font-variant="normal" fo:text-transform="none" fo:color="#000000" style:font-name="Monospace" fo:font-size="11pt" fo:letter-spacing="normal" fo:language="en" fo:country="IN" fo:font-style="normal" fo:font-weight="normal" officeooo:rsid="029e2b2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0" style:family="text">
      <style:text-properties fo:font-variant="normal" fo:text-transform="none" fo:color="#000000" style:font-name="Monospace" fo:font-size="11pt" fo:letter-spacing="normal" fo:language="en" fo:country="IN" fo:font-style="normal" fo:font-weight="normal" officeooo:rsid="02ab254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1" style:family="text">
      <style:text-properties fo:font-variant="normal" fo:text-transform="none" fo:color="#000000" style:font-name="Monospace" fo:font-size="11pt" fo:letter-spacing="normal" fo:language="en" fo:country="IN" fo:font-style="normal" fo:font-weight="normal" officeooo:rsid="02affc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2" style:family="text">
      <style:text-properties fo:font-variant="normal" fo:text-transform="none" fo:color="#000000" style:font-name="Monospace" fo:font-size="11pt" fo:letter-spacing="normal" fo:language="en" fo:country="IN" fo:font-style="normal" fo:font-weight="normal" officeooo:rsid="02d18a7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3" style:family="text">
      <style:text-properties fo:font-variant="normal" fo:text-transform="none" fo:color="#000000" style:font-name="Monospace" fo:font-size="11pt" fo:letter-spacing="normal" fo:language="en" fo:country="IN" fo:font-style="normal" fo:font-weight="normal" officeooo:rsid="02d2173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4" style:family="text">
      <style:text-properties fo:font-variant="normal" fo:text-transform="none" fo:color="#000000" style:font-name="Monospace" fo:font-size="11pt" fo:letter-spacing="normal" fo:language="en" fo:country="IN" fo:font-style="normal" fo:font-weight="normal" officeooo:rsid="02d3364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5" style:family="text">
      <style:text-properties fo:font-variant="normal" fo:text-transform="none" fo:color="#000000" style:font-name="Monospace" fo:font-size="11pt" fo:letter-spacing="normal" fo:language="en" fo:country="IN" fo:font-style="normal" fo:font-weight="normal" officeooo:rsid="02d364a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6" style:family="text">
      <style:text-properties fo:font-variant="normal" fo:text-transform="none" fo:color="#000000" style:font-name="Monospace" fo:font-size="11pt" fo:letter-spacing="normal" fo:language="en" fo:country="IN" fo:font-style="normal" fo:font-weight="normal" officeooo:rsid="02d5315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7" style:family="text">
      <style:text-properties fo:font-variant="normal" fo:text-transform="none" fo:color="#000000" style:font-name="Monospace" fo:font-size="11pt" fo:letter-spacing="normal" fo:language="en" fo:country="IN" fo:font-style="normal" fo:font-weight="normal" officeooo:rsid="02d6c7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8" style:family="text">
      <style:text-properties fo:font-variant="normal" fo:text-transform="none" fo:color="#000000" style:font-name="Monospace" fo:font-size="11pt" fo:letter-spacing="normal" fo:language="en" fo:country="IN" fo:font-style="normal" fo:font-weight="normal" officeooo:rsid="02d8a0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9" style:family="text">
      <style:text-properties fo:font-variant="normal" fo:text-transform="none" fo:color="#000000" style:font-name="Monospace" fo:font-size="11pt" fo:letter-spacing="normal" fo:language="en" fo:country="IN" fo:font-style="normal" fo:font-weight="normal" officeooo:rsid="02db60a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0" style:family="text">
      <style:text-properties fo:font-variant="normal" fo:text-transform="none" fo:color="#000000" style:font-name="Monospace" fo:font-size="11pt" fo:letter-spacing="normal" fo:language="en" fo:country="IN" fo:font-style="normal" fo:font-weight="normal" officeooo:rsid="02e95ab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1" style:family="text">
      <style:text-properties fo:font-variant="normal" fo:text-transform="none" fo:color="#000000" style:font-name="Monospace" fo:font-size="11pt" fo:letter-spacing="normal" fo:language="en" fo:country="IN" fo:font-style="normal" fo:font-weight="normal" officeooo:rsid="02e9b37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2" style:family="text">
      <style:text-properties fo:font-variant="normal" fo:text-transform="none" fo:color="#000000" style:font-name="Monospace" fo:font-size="11pt" fo:letter-spacing="normal" fo:language="en" fo:country="IN" fo:font-style="normal" fo:font-weight="normal" officeooo:rsid="02eb48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3" style:family="text">
      <style:text-properties fo:font-variant="normal" fo:text-transform="none" fo:color="#000000" style:font-name="Monospace" fo:font-size="11pt" fo:letter-spacing="normal" fo:language="en" fo:country="IN" fo:font-style="normal" fo:font-weight="normal" officeooo:rsid="02eb7fa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4" style:family="text">
      <style:text-properties fo:font-variant="normal" fo:text-transform="none" fo:color="#000000" style:font-name="Monospace" fo:font-size="11pt" fo:letter-spacing="normal" fo:language="en" fo:country="IN" fo:font-style="normal" fo:font-weight="normal" officeooo:rsid="02f5c1d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5" style:family="text">
      <style:text-properties fo:font-variant="normal" fo:text-transform="none" fo:color="#000000" style:font-name="Monospace" fo:font-size="11pt" fo:letter-spacing="normal" fo:language="en" fo:country="IN" fo:font-style="normal" fo:font-weight="normal" officeooo:rsid="02f7e8a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6" style:family="text">
      <style:text-properties fo:font-variant="normal" fo:text-transform="none" fo:color="#000000" style:font-name="Monospace" fo:font-size="11pt" fo:letter-spacing="normal" fo:language="en" fo:country="IN" fo:font-style="normal" fo:font-weight="normal" officeooo:rsid="02fb3b0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7" style:family="text">
      <style:text-properties fo:font-variant="normal" fo:text-transform="none" fo:color="#000000" style:font-name="Monospace" fo:font-size="11pt" fo:letter-spacing="normal" fo:language="en" fo:country="IN" fo:font-style="normal" fo:font-weight="normal" officeooo:rsid="02fde23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8" style:family="text">
      <style:text-properties fo:font-variant="normal" fo:text-transform="none" fo:color="#000000" style:font-name="Monospace" fo:font-size="11pt" fo:letter-spacing="normal" fo:language="en" fo:country="IN" fo:font-style="normal" fo:font-weight="normal" officeooo:rsid="02fe5df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9" style:family="text">
      <style:text-properties fo:font-variant="normal" fo:text-transform="none" fo:color="#000000" style:font-name="Monospace" fo:font-size="11pt" fo:letter-spacing="normal" fo:language="en" fo:country="IN" fo:font-style="normal" fo:font-weight="normal" officeooo:rsid="030189e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0" style:family="text">
      <style:text-properties fo:font-variant="normal" fo:text-transform="none" fo:color="#000000" style:font-name="Monospace" fo:font-size="11pt" fo:letter-spacing="normal" fo:language="en" fo:country="IN" fo:font-style="normal" fo:font-weight="normal" officeooo:rsid="030405d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1" style:family="text">
      <style:text-properties fo:font-variant="normal" fo:text-transform="none" fo:color="#000000" style:font-name="Monospace" fo:font-size="11pt" fo:letter-spacing="normal" fo:language="en" fo:country="IN" fo:font-style="normal" fo:font-weight="normal" officeooo:rsid="03078b0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2" style:family="text">
      <style:text-properties fo:font-variant="normal" fo:text-transform="none" fo:color="#000000" style:font-name="Monospace" fo:font-size="11pt" fo:letter-spacing="normal" fo:language="en" fo:country="IN" fo:font-style="normal" fo:font-weight="normal" officeooo:rsid="0308243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3" style:family="text">
      <style:text-properties fo:font-variant="normal" fo:text-transform="none" fo:color="#000000" style:font-name="Monospace" fo:font-size="11pt" fo:letter-spacing="normal" fo:language="en" fo:country="IN" fo:font-style="normal" fo:font-weight="normal" officeooo:rsid="030a1e7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4" style:family="text">
      <style:text-properties fo:font-variant="normal" fo:text-transform="none" fo:color="#000000" style:font-name="Monospace" fo:font-size="11pt" fo:letter-spacing="normal" fo:language="en" fo:country="IN" fo:font-style="normal" fo:font-weight="normal" officeooo:rsid="030a37b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5" style:family="text">
      <style:text-properties fo:font-variant="normal" fo:text-transform="none" fo:color="#000000" style:font-name="Monospace" fo:font-size="11pt" fo:letter-spacing="normal" fo:language="en" fo:country="IN" fo:font-style="normal" fo:font-weight="normal" officeooo:rsid="030bd58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6" style:family="text">
      <style:text-properties fo:font-variant="normal" fo:text-transform="none" fo:color="#000000" style:font-name="Monospace" fo:font-size="11pt" fo:letter-spacing="normal" fo:language="en" fo:country="IN" fo:font-style="normal" fo:font-weight="normal" officeooo:rsid="030c22f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7" style:family="text">
      <style:text-properties fo:font-variant="normal" fo:text-transform="none" fo:color="#000000" style:font-name="Monospace" fo:font-size="11pt" fo:letter-spacing="normal" fo:language="en" fo:country="IN" fo:font-style="normal" fo:font-weight="normal" officeooo:rsid="030ddf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8" style:family="text">
      <style:text-properties fo:font-variant="normal" fo:text-transform="none" fo:color="#000000" style:font-name="Monospace" fo:font-size="11pt" fo:letter-spacing="normal" fo:language="en" fo:country="IN" fo:font-style="normal" fo:font-weight="normal" officeooo:rsid="030f179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9" style:family="text">
      <style:text-properties fo:font-variant="normal" fo:text-transform="none" fo:color="#000000" style:font-name="Monospace" fo:font-size="11pt" fo:letter-spacing="normal" fo:language="en" fo:country="IN" fo:font-style="normal" fo:font-weight="normal" officeooo:rsid="0312586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0" style:family="text">
      <style:text-properties fo:font-variant="normal" fo:text-transform="none" fo:color="#000000" style:font-name="Monospace" fo:font-size="11pt" fo:letter-spacing="normal" fo:language="en" fo:country="IN" fo:font-style="normal" fo:font-weight="normal" officeooo:rsid="031320a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1" style:family="text">
      <style:text-properties fo:font-variant="normal" fo:text-transform="none" fo:color="#000000" style:font-name="Monospace" fo:font-size="11pt" fo:letter-spacing="normal" fo:language="en" fo:country="IN" fo:font-style="normal" fo:font-weight="normal" officeooo:rsid="0314b5f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2" style:family="text">
      <style:text-properties fo:font-variant="normal" fo:text-transform="none" fo:color="#000000" style:font-name="Monospace" fo:font-size="11pt" fo:letter-spacing="normal" fo:language="en" fo:country="IN" fo:font-style="normal" fo:font-weight="normal" officeooo:rsid="0314e6f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3" style:family="text">
      <style:text-properties fo:font-variant="normal" fo:text-transform="none" fo:color="#000000" style:font-name="Monospace" fo:font-size="11pt" fo:letter-spacing="normal" fo:language="en" fo:country="IN" fo:font-style="normal" fo:font-weight="normal" officeooo:rsid="031620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4" style:family="text">
      <style:text-properties fo:font-variant="normal" fo:text-transform="none" fo:color="#000000" style:font-name="Monospace" fo:font-size="11pt" fo:letter-spacing="normal" fo:language="en" fo:country="IN" fo:font-style="normal" fo:font-weight="normal" officeooo:rsid="0317a88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5" style:family="text">
      <style:text-properties fo:font-variant="normal" fo:text-transform="none" fo:color="#000000" style:font-name="Monospace" fo:font-size="11pt" fo:letter-spacing="normal" fo:language="en" fo:country="IN" fo:font-style="normal" fo:font-weight="normal" officeooo:rsid="03199c0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6" style:family="text">
      <style:text-properties fo:font-variant="normal" fo:text-transform="none" fo:color="#000000" style:font-name="Monospace" fo:font-size="11pt" fo:letter-spacing="normal" fo:language="en" fo:country="IN" fo:font-style="normal" fo:font-weight="normal" officeooo:rsid="031d438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7" style:family="text">
      <style:text-properties fo:font-variant="normal" fo:text-transform="none" fo:color="#000000" style:font-name="Monospace" fo:font-size="11pt" fo:letter-spacing="normal" fo:language="en" fo:country="IN" fo:font-style="normal" fo:font-weight="normal" officeooo:rsid="031dd17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8" style:family="text">
      <style:text-properties fo:font-variant="normal" fo:text-transform="none" fo:color="#000000" style:font-name="Monospace" fo:font-size="11pt" fo:letter-spacing="normal" fo:language="en" fo:country="IN" fo:font-style="normal" fo:font-weight="normal" officeooo:rsid="031ea7b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9" style:family="text">
      <style:text-properties fo:font-variant="normal" fo:text-transform="none" fo:color="#000000" style:font-name="Monospace" fo:font-size="11pt" fo:letter-spacing="normal" fo:language="en" fo:country="IN" fo:font-style="normal" fo:font-weight="normal" officeooo:rsid="031fad0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0" style:family="text">
      <style:text-properties fo:font-variant="normal" fo:text-transform="none" fo:color="#000000" style:font-name="Monospace" fo:font-size="11pt" fo:letter-spacing="normal" fo:language="en" fo:country="IN" fo:font-style="normal" fo:font-weight="normal" officeooo:rsid="0321043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1" style:family="text">
      <style:text-properties fo:font-variant="normal" fo:text-transform="none" fo:color="#000000" style:font-name="Monospace" fo:font-size="11pt" fo:letter-spacing="normal" fo:language="en" fo:country="IN" fo:font-style="normal" fo:font-weight="normal" officeooo:rsid="0321222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2" style:family="text">
      <style:text-properties fo:font-variant="normal" fo:text-transform="none" fo:color="#000000" style:font-name="Monospace" fo:font-size="11pt" fo:letter-spacing="normal" fo:language="en" fo:country="IN" fo:font-style="normal" fo:font-weight="normal" officeooo:rsid="03257b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3" style:family="text">
      <style:text-properties fo:font-variant="normal" fo:text-transform="none" fo:color="#000000" style:font-name="Monospace" fo:font-size="11pt" fo:letter-spacing="normal" fo:language="en" fo:country="IN" fo:font-style="normal" fo:font-weight="normal" officeooo:rsid="0327eb2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4" style:family="text">
      <style:text-properties fo:font-variant="normal" fo:text-transform="none" fo:color="#000000" style:font-name="Monospace" fo:font-size="11pt" fo:letter-spacing="normal" fo:language="en" fo:country="IN" fo:font-style="normal" fo:font-weight="normal" officeooo:rsid="032913e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5" style:family="text">
      <style:text-properties fo:font-variant="normal" fo:text-transform="none" fo:color="#000000" style:font-name="Monospace" fo:font-size="11pt" fo:letter-spacing="normal" fo:language="en" fo:country="IN" fo:font-style="normal" fo:font-weight="normal" officeooo:rsid="0329ed6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6" style:family="text">
      <style:text-properties fo:font-variant="normal" fo:text-transform="none" fo:color="#000000" style:font-name="Monospace" fo:font-size="11pt" fo:letter-spacing="normal" fo:language="en" fo:country="IN" fo:font-style="normal" fo:font-weight="normal" officeooo:rsid="032b5e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7" style:family="text">
      <style:text-properties fo:font-variant="normal" fo:text-transform="none" fo:color="#000000" style:font-name="Monospace" fo:font-size="11pt" fo:letter-spacing="normal" fo:language="en" fo:country="IN" fo:font-style="normal" fo:font-weight="normal" officeooo:rsid="032bbff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8" style:family="text">
      <style:text-properties fo:font-variant="normal" fo:text-transform="none" fo:color="#000000" style:font-name="Monospace" fo:font-size="11pt" fo:letter-spacing="normal" fo:language="en" fo:country="IN" fo:font-style="normal" fo:font-weight="normal" officeooo:rsid="033017c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9" style:family="text">
      <style:text-properties fo:font-variant="normal" fo:text-transform="none" fo:color="#000000" style:font-name="Monospace" fo:font-size="11pt" fo:letter-spacing="normal" fo:language="en" fo:country="IN" fo:font-style="normal" fo:font-weight="normal" officeooo:rsid="0332f44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0" style:family="text">
      <style:text-properties fo:font-variant="normal" fo:text-transform="none" fo:color="#000000" style:font-name="Monospace" fo:font-size="11pt" fo:letter-spacing="normal" fo:language="en" fo:country="IN" fo:font-style="normal" fo:font-weight="normal" officeooo:rsid="03346fd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1" style:family="text">
      <style:text-properties fo:font-variant="normal" fo:text-transform="none" fo:color="#000000" style:font-name="Monospace" fo:font-size="11pt" fo:letter-spacing="normal" fo:language="en" fo:country="IN" fo:font-style="normal" fo:font-weight="normal" officeooo:rsid="03357bc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2" style:family="text">
      <style:text-properties fo:font-variant="normal" fo:text-transform="none" fo:color="#000000" style:font-name="Monospace" fo:font-size="11pt" fo:letter-spacing="normal" fo:language="en" fo:country="IN" fo:font-style="normal" fo:font-weight="normal" officeooo:rsid="0336bc2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3" style:family="text">
      <style:text-properties fo:font-variant="normal" fo:text-transform="none" fo:color="#000000" style:font-name="Monospace" fo:font-size="11pt" fo:letter-spacing="normal" fo:language="en" fo:country="IN" fo:font-style="normal" fo:font-weight="normal" officeooo:rsid="03384e9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4" style:family="text">
      <style:text-properties fo:font-variant="normal" fo:text-transform="none" fo:color="#000000" style:font-name="Monospace" fo:font-size="11pt" fo:letter-spacing="normal" fo:language="en" fo:country="IN" fo:font-style="normal" fo:font-weight="normal" officeooo:rsid="033985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5" style:family="text">
      <style:text-properties fo:font-variant="normal" fo:text-transform="none" fo:color="#000000" style:font-name="Monospace" fo:font-size="11pt" fo:letter-spacing="normal" fo:language="en" fo:country="IN" fo:font-style="normal" fo:font-weight="normal" officeooo:rsid="033feae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6" style:family="text">
      <style:text-properties fo:font-variant="normal" fo:text-transform="none" fo:color="#000000" style:font-name="Monospace" fo:font-size="11pt" fo:letter-spacing="normal" fo:language="en" fo:country="IN" fo:font-style="normal" fo:font-weight="normal" officeooo:rsid="0341d95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7" style:family="text">
      <style:text-properties fo:font-variant="normal" fo:text-transform="none" fo:color="#000000" style:font-name="Monospace" fo:font-size="11pt" fo:letter-spacing="normal" fo:language="en" fo:country="IN" fo:font-style="normal" fo:font-weight="normal" officeooo:rsid="03438c3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8" style:family="text">
      <style:text-properties fo:font-variant="normal" fo:text-transform="none" fo:color="#000000" style:font-name="Monospace" fo:font-size="11pt" fo:letter-spacing="normal" fo:language="en" fo:country="IN" fo:font-style="normal" fo:font-weight="normal" officeooo:rsid="034482f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9" style:family="text">
      <style:text-properties fo:font-variant="normal" fo:text-transform="none" fo:color="#000000" style:font-name="Monospace" fo:font-size="11pt" fo:letter-spacing="normal" fo:language="en" fo:country="IN" fo:font-style="normal" fo:font-weight="normal" officeooo:rsid="0345130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0" style:family="text">
      <style:text-properties fo:font-variant="normal" fo:text-transform="none" fo:color="#000000" style:font-name="Monospace" fo:font-size="11pt" fo:letter-spacing="normal" fo:language="en" fo:country="IN" fo:font-style="normal" fo:font-weight="normal" officeooo:rsid="0346086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1" style:family="text">
      <style:text-properties fo:font-variant="normal" fo:text-transform="none" fo:color="#000000" style:font-name="Monospace" fo:font-size="11pt" fo:letter-spacing="normal" fo:language="en" fo:country="IN" fo:font-style="normal" fo:font-weight="normal" officeooo:rsid="03497f8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2" style:family="text">
      <style:text-properties fo:font-variant="normal" fo:text-transform="none" fo:color="#000000" style:font-name="Monospace" fo:font-size="11pt" fo:letter-spacing="normal" fo:language="en" fo:country="IN" fo:font-style="normal" fo:font-weight="normal" officeooo:rsid="034a89c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3" style:family="text">
      <style:text-properties fo:font-variant="normal" fo:text-transform="none" fo:color="#000000" style:font-name="Monospace" fo:font-size="11pt" fo:letter-spacing="normal" fo:language="en" fo:country="IN" fo:font-style="normal" fo:font-weight="normal" officeooo:rsid="034bfcb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4" style:family="text">
      <style:text-properties fo:font-variant="normal" fo:text-transform="none" fo:color="#000000" style:font-name="Monospace" fo:font-size="11pt" fo:letter-spacing="normal" fo:language="en" fo:country="IN" fo:font-style="normal" fo:font-weight="normal" officeooo:rsid="03519b2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5" style:family="text">
      <style:text-properties fo:font-variant="normal" fo:text-transform="none" fo:color="#000000" style:font-name="Monospace" fo:font-size="11pt" fo:letter-spacing="normal" fo:language="en" fo:country="IN" fo:font-style="normal" fo:font-weight="normal" officeooo:rsid="03532e7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6" style:family="text">
      <style:text-properties fo:font-variant="normal" fo:text-transform="none" fo:color="#000000" style:font-name="Monospace" fo:font-size="11pt" fo:letter-spacing="normal" fo:language="en" fo:country="IN" fo:font-style="normal" fo:font-weight="normal" officeooo:rsid="0353eb8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7" style:family="text">
      <style:text-properties fo:font-variant="normal" fo:text-transform="none" fo:color="#000000" style:font-name="Monospace" fo:font-size="11pt" fo:letter-spacing="normal" fo:language="en" fo:country="IN" fo:font-style="normal" fo:font-weight="normal" officeooo:rsid="035513b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8" style:family="text">
      <style:text-properties fo:font-variant="normal" fo:text-transform="none" fo:color="#000000" style:font-name="Monospace" fo:font-size="11pt" fo:letter-spacing="normal" fo:language="en" fo:country="IN" fo:font-style="normal" fo:font-weight="normal" officeooo:rsid="03565b7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9" style:family="text">
      <style:text-properties fo:font-variant="normal" fo:text-transform="none" fo:color="#000000" style:font-name="Monospace" fo:font-size="11pt" fo:letter-spacing="normal" fo:language="en" fo:country="IN" fo:font-style="normal" fo:font-weight="normal" officeooo:rsid="035d58a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0" style:family="text">
      <style:text-properties fo:font-variant="normal" fo:text-transform="none" fo:color="#000000" style:font-name="Monospace" fo:font-size="11pt" fo:letter-spacing="normal" fo:language="en" fo:country="IN" fo:font-style="normal" fo:font-weight="normal" officeooo:rsid="0378623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1" style:family="text">
      <style:text-properties fo:font-variant="normal" fo:text-transform="none" fo:color="#000000" style:font-name="Monospace" fo:font-size="11pt" fo:letter-spacing="normal" fo:language="en" fo:country="IN" fo:font-style="normal" fo:font-weight="normal" officeooo:rsid="0379f73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2" style:family="text">
      <style:text-properties fo:font-variant="normal" fo:text-transform="none" fo:color="#000000" style:font-name="Monospace" fo:font-size="11pt" fo:letter-spacing="normal" fo:language="en" fo:country="IN" fo:font-style="normal" fo:font-weight="normal" officeooo:rsid="037aded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3" style:family="text">
      <style:text-properties fo:font-variant="normal" fo:text-transform="none" fo:color="#000000" style:font-name="Monospace" fo:font-size="11pt" fo:letter-spacing="normal" fo:language="en" fo:country="IN" fo:font-style="normal" fo:font-weight="normal" officeooo:rsid="037c723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4" style:family="text">
      <style:text-properties fo:font-variant="normal" fo:text-transform="none" fo:color="#000000" style:font-name="Monospace" fo:font-size="11pt" fo:letter-spacing="normal" fo:language="en" fo:country="IN" fo:font-style="normal" fo:font-weight="normal" officeooo:rsid="037d1dc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5" style:family="text">
      <style:text-properties fo:font-variant="normal" fo:text-transform="none" fo:color="#000000" style:font-name="Monospace" fo:font-size="11pt" fo:letter-spacing="normal" fo:language="en" fo:country="IN" fo:font-style="normal" fo:font-weight="normal" officeooo:rsid="037e35c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6" style:family="text">
      <style:text-properties fo:font-variant="normal" fo:text-transform="none" fo:color="#000000" style:font-name="Monospace" fo:font-size="11pt" fo:letter-spacing="normal" fo:language="en" fo:country="IN" fo:font-style="normal" fo:font-weight="normal" officeooo:rsid="037fa39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7" style:family="text">
      <style:text-properties fo:font-variant="normal" fo:text-transform="none" fo:color="#000000" style:font-name="Monospace" fo:font-size="11pt" fo:letter-spacing="normal" fo:language="en" fo:country="IN" fo:font-style="normal" fo:font-weight="normal" officeooo:rsid="0382e91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8" style:family="text">
      <style:text-properties fo:font-variant="normal" fo:text-transform="none" fo:color="#000000" style:font-name="Monospace" fo:font-size="11pt" fo:letter-spacing="normal" fo:language="en" fo:country="IN" fo:font-style="normal" fo:font-weight="normal" officeooo:rsid="0382f6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9" style:family="text">
      <style:text-properties fo:font-variant="normal" fo:text-transform="none" fo:color="#000000" style:font-name="Monospace" fo:font-size="11pt" fo:letter-spacing="normal" fo:language="en" fo:country="IN" fo:font-style="normal" fo:font-weight="normal" officeooo:rsid="0383a62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0" style:family="text">
      <style:text-properties fo:font-variant="normal" fo:text-transform="none" fo:color="#000000" style:font-name="Monospace" fo:font-size="11pt" fo:letter-spacing="normal" fo:language="en" fo:country="IN" fo:font-style="normal" fo:font-weight="normal" officeooo:rsid="038731f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1" style:family="text">
      <style:text-properties fo:font-variant="normal" fo:text-transform="none" fo:color="#000000" style:font-name="Monospace" fo:font-size="11pt" fo:letter-spacing="normal" fo:language="en" fo:country="IN" fo:font-style="normal" fo:font-weight="normal" officeooo:rsid="03882db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2" style:family="text">
      <style:text-properties fo:font-variant="normal" fo:text-transform="none" fo:color="#000000" style:font-name="Monospace" fo:font-size="11pt" fo:letter-spacing="normal" fo:language="en" fo:country="IN" fo:font-style="normal" fo:font-weight="normal" officeooo:rsid="03888ae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3" style:family="text">
      <style:text-properties fo:font-variant="normal" fo:text-transform="none" fo:color="#000000" style:font-name="Monospace" fo:font-size="11pt" fo:letter-spacing="normal" fo:language="en" fo:country="IN" fo:font-style="normal" fo:font-weight="normal" officeooo:rsid="038ef1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4" style:family="text">
      <style:text-properties fo:font-variant="normal" fo:text-transform="none" fo:color="#000000" style:font-name="Monospace" fo:font-size="11pt" fo:letter-spacing="normal" fo:language="en" fo:country="IN" fo:font-style="normal" fo:font-weight="normal" officeooo:rsid="039204e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5" style:family="text">
      <style:text-properties fo:font-variant="normal" fo:text-transform="none" fo:color="#000000" style:font-name="Monospace" fo:font-size="11pt" fo:letter-spacing="normal" fo:language="en" fo:country="IN" fo:font-style="normal" fo:font-weight="normal" officeooo:rsid="0393a9a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6" style:family="text">
      <style:text-properties fo:font-variant="normal" fo:text-transform="none" fo:color="#000000" style:font-name="Monospace" fo:font-size="11pt" fo:letter-spacing="normal" fo:language="en" fo:country="IN" fo:font-style="normal" fo:font-weight="normal" officeooo:rsid="0393e4d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7" style:family="text">
      <style:text-properties fo:font-variant="normal" fo:text-transform="none" fo:color="#000000" style:font-name="Monospace" fo:font-size="11pt" fo:letter-spacing="normal" fo:language="en" fo:country="IN" fo:font-style="normal" fo:font-weight="normal" officeooo:rsid="03970d6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8" style:family="text">
      <style:text-properties fo:font-variant="normal" fo:text-transform="none" fo:color="#000000" style:font-name="Monospace" fo:font-size="11pt" fo:letter-spacing="normal" fo:language="en" fo:country="IN" fo:font-style="normal" fo:font-weight="normal" officeooo:rsid="03987a5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9" style:family="text">
      <style:text-properties fo:font-variant="normal" fo:text-transform="none" fo:color="#000000" style:font-name="Monospace" fo:font-size="11pt" fo:letter-spacing="normal" fo:language="en" fo:country="IN" fo:font-style="normal" fo:font-weight="normal" officeooo:rsid="039ad9f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0" style:family="text">
      <style:text-properties fo:font-variant="normal" fo:text-transform="none" fo:color="#000000" style:font-name="Monospace" fo:font-size="11pt" fo:letter-spacing="normal" fo:language="en" fo:country="IN" fo:font-style="normal" fo:font-weight="normal" officeooo:rsid="039bd71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1" style:family="text">
      <style:text-properties fo:font-variant="normal" fo:text-transform="none" fo:color="#000000" style:font-name="Monospace" fo:font-size="11pt" fo:letter-spacing="normal" fo:language="en" fo:country="IN" fo:font-style="normal" fo:font-weight="normal" officeooo:rsid="039d629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2" style:family="text">
      <style:text-properties fo:font-variant="normal" fo:text-transform="none" fo:color="#000000" style:font-name="Monospace" fo:font-size="11pt" fo:letter-spacing="normal" fo:language="en" fo:country="IN" fo:font-style="normal" fo:font-weight="normal" officeooo:rsid="03a358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3" style:family="text">
      <style:text-properties fo:font-variant="normal" fo:text-transform="none" fo:color="#000000" style:font-name="Monospace" fo:font-size="11pt" fo:letter-spacing="normal" fo:language="en" fo:country="IN" fo:font-style="normal" fo:font-weight="normal" officeooo:rsid="03a3ed1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4" style:family="text">
      <style:text-properties fo:font-variant="normal" fo:text-transform="none" fo:color="#000000" style:font-name="Monospace" fo:font-size="11pt" fo:letter-spacing="normal" fo:language="en" fo:country="IN" fo:font-style="normal" fo:font-weight="normal" officeooo:rsid="03a6882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5" style:family="text">
      <style:text-properties fo:font-variant="normal" fo:text-transform="none" fo:color="#000000" style:font-name="Monospace" fo:font-size="11pt" fo:letter-spacing="normal" fo:language="en" fo:country="IN" fo:font-style="normal" fo:font-weight="normal" officeooo:rsid="03a6e91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6" style:family="text">
      <style:text-properties fo:font-variant="normal" fo:text-transform="none" fo:color="#000000" style:font-name="Monospace" fo:font-size="11pt" fo:letter-spacing="normal" fo:language="en" fo:country="IN" fo:font-style="normal" fo:font-weight="normal" officeooo:rsid="03a9ecb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7" style:family="text">
      <style:text-properties fo:font-variant="normal" fo:text-transform="none" fo:color="#000000" style:font-name="Monospace" fo:font-size="11pt" fo:letter-spacing="normal" fo:language="en" fo:country="IN" fo:font-style="normal" fo:font-weight="normal" officeooo:rsid="03ad7ec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8" style:family="text">
      <style:text-properties fo:font-variant="normal" fo:text-transform="none" fo:color="#000000" style:font-name="Monospace" fo:font-size="11pt" fo:letter-spacing="normal" fo:language="en" fo:country="IN" fo:font-style="normal" fo:font-weight="normal" officeooo:rsid="03b2a1d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9" style:family="text">
      <style:text-properties fo:font-variant="normal" fo:text-transform="none" fo:color="#000000" style:font-name="Monospace" fo:font-size="11pt" fo:letter-spacing="normal" fo:language="en" fo:country="IN" fo:font-style="normal" fo:font-weight="normal" officeooo:rsid="03b499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0" style:family="text">
      <style:text-properties fo:font-variant="normal" fo:text-transform="none" fo:color="#000000" style:font-name="Monospace" fo:font-size="11pt" fo:letter-spacing="normal" fo:language="en" fo:country="IN" fo:font-style="normal" fo:font-weight="normal" officeooo:rsid="03b4aac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1" style:family="text">
      <style:text-properties fo:font-variant="normal" fo:text-transform="none" fo:color="#000000" style:font-name="Monospace" fo:font-size="11pt" fo:letter-spacing="normal" fo:language="en" fo:country="IN" fo:font-style="normal" fo:font-weight="normal" officeooo:rsid="03b6499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2" style:family="text">
      <style:text-properties fo:font-variant="normal" fo:text-transform="none" fo:color="#000000" style:font-name="Monospace" fo:font-size="11pt" fo:letter-spacing="normal" fo:language="en" fo:country="IN" fo:font-style="normal" fo:font-weight="normal" officeooo:rsid="03b91a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3" style:family="text">
      <style:text-properties fo:font-variant="normal" fo:text-transform="none" fo:color="#000000" style:font-name="Monospace" fo:font-size="11pt" fo:letter-spacing="normal" fo:language="en" fo:country="IN" fo:font-style="normal" fo:font-weight="normal" officeooo:rsid="03bfad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4" style:family="text">
      <style:text-properties fo:font-variant="normal" fo:text-transform="none" fo:color="#000000" style:font-name="Monospace" fo:font-size="11pt" fo:letter-spacing="normal" fo:language="en" fo:country="IN" fo:font-style="normal" fo:font-weight="normal" officeooo:rsid="03c19bb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5" style:family="text">
      <style:text-properties fo:font-variant="normal" fo:text-transform="none" fo:color="#000000" style:font-name="Monospace" fo:font-size="11pt" fo:letter-spacing="normal" fo:language="en" fo:country="IN" fo:font-style="normal" fo:font-weight="normal" officeooo:rsid="03c1ff1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6" style:family="text">
      <style:text-properties fo:font-variant="normal" fo:text-transform="none" fo:color="#000000" style:font-name="Monospace" fo:font-size="11pt" fo:letter-spacing="normal" fo:language="en" fo:country="IN" fo:font-style="normal" fo:font-weight="normal" officeooo:rsid="03c3a9d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7" style:family="text">
      <style:text-properties fo:font-variant="normal" fo:text-transform="none" fo:color="#000000" style:font-name="Monospace" fo:font-size="11pt" fo:letter-spacing="normal" fo:language="en" fo:country="IN" fo:font-style="normal" fo:font-weight="normal" officeooo:rsid="03c43b2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8" style:family="text">
      <style:text-properties fo:font-variant="normal" fo:text-transform="none" fo:color="#000000" style:font-name="Monospace" fo:font-size="11pt" fo:letter-spacing="normal" fo:language="en" fo:country="IN" fo:font-style="normal" fo:font-weight="normal" officeooo:rsid="03c67bb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9" style:family="text">
      <style:text-properties fo:font-variant="normal" fo:text-transform="none" fo:color="#000000" style:font-name="Monospace" fo:font-size="11pt" fo:letter-spacing="normal" fo:language="en" fo:country="IN" fo:font-style="normal" fo:font-weight="normal" officeooo:rsid="03c961c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0" style:family="text">
      <style:text-properties fo:font-variant="normal" fo:text-transform="none" fo:color="#000000" style:font-name="Monospace" fo:font-size="11pt" fo:letter-spacing="normal" fo:language="en" fo:country="IN" fo:font-style="normal" fo:font-weight="normal" officeooo:rsid="03cb033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1" style:family="text">
      <style:text-properties fo:font-variant="normal" fo:text-transform="none" fo:color="#000000" style:font-name="Monospace" fo:font-size="11pt" fo:letter-spacing="normal" fo:language="en" fo:country="IN" fo:font-style="normal" fo:font-weight="normal" officeooo:rsid="03cb491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2" style:family="text">
      <style:text-properties fo:font-variant="normal" fo:text-transform="none" fo:color="#000000" style:font-name="Monospace" fo:font-size="11pt" fo:letter-spacing="normal" fo:language="en" fo:country="IN" fo:font-style="normal" fo:font-weight="normal" officeooo:rsid="03cd68d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3" style:family="text">
      <style:text-properties fo:font-variant="normal" fo:text-transform="none" fo:color="#000000" style:font-name="Monospace" fo:font-size="11pt" fo:letter-spacing="normal" fo:language="en" fo:country="IN" fo:font-style="normal" fo:font-weight="normal" officeooo:rsid="03cef2c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4" style:family="text">
      <style:text-properties fo:font-variant="normal" fo:text-transform="none" fo:color="#000000" style:font-name="Monospace" fo:font-size="11pt" fo:letter-spacing="normal" fo:language="en" fo:country="IN" fo:font-style="normal" fo:font-weight="normal" officeooo:rsid="03cff2d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5" style:family="text">
      <style:text-properties fo:font-variant="normal" fo:text-transform="none" fo:color="#000000" style:font-name="Monospace" fo:font-size="11pt" fo:letter-spacing="normal" fo:language="en" fo:country="IN" fo:font-style="normal" fo:font-weight="normal" officeooo:rsid="03d24f0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6" style:family="text">
      <style:text-properties fo:font-variant="normal" fo:text-transform="none" fo:color="#000000" style:font-name="Monospace" fo:font-size="11pt" fo:letter-spacing="normal" fo:language="en" fo:country="IN" fo:font-style="normal" fo:font-weight="normal" officeooo:rsid="03d3eef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7" style:family="text">
      <style:text-properties fo:font-variant="normal" fo:text-transform="none" fo:color="#000000" style:font-name="Monospace" fo:font-size="11pt" fo:letter-spacing="normal" fo:language="en" fo:country="IN" fo:font-style="normal" fo:font-weight="normal" officeooo:rsid="03d5361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8" style:family="text">
      <style:text-properties fo:font-variant="normal" fo:text-transform="none" fo:color="#000000" style:font-name="Monospace" fo:font-size="11pt" fo:letter-spacing="normal" fo:language="en" fo:country="IN" fo:font-style="normal" fo:font-weight="normal" officeooo:rsid="03d757d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9" style:family="text">
      <style:text-properties fo:font-variant="normal" fo:text-transform="none" fo:color="#000000" style:font-name="Monospace" fo:font-size="11pt" fo:letter-spacing="normal" fo:language="en" fo:country="IN" fo:font-style="normal" fo:font-weight="normal" officeooo:rsid="03dc0c4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0" style:family="text">
      <style:text-properties fo:font-variant="normal" fo:text-transform="none" fo:color="#000000" style:font-name="Monospace" fo:font-size="11pt" fo:letter-spacing="normal" fo:language="en" fo:country="IN" fo:font-style="normal" fo:font-weight="normal" officeooo:rsid="03df76a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1" style:family="text">
      <style:text-properties fo:font-variant="normal" fo:text-transform="none" fo:color="#000000" style:font-name="Monospace" fo:font-size="11pt" fo:letter-spacing="normal" fo:language="en" fo:country="IN" fo:font-style="normal" fo:font-weight="normal" officeooo:rsid="03e1841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2" style:family="text">
      <style:text-properties fo:font-variant="normal" fo:text-transform="none" fo:color="#000000" style:font-name="Monospace" fo:font-size="11pt" fo:letter-spacing="normal" fo:language="en" fo:country="IN" fo:font-style="normal" fo:font-weight="normal" officeooo:rsid="03e660c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3" style:family="text">
      <style:text-properties fo:font-variant="normal" fo:text-transform="none" fo:color="#000000" style:font-name="Monospace" fo:font-size="11pt" fo:letter-spacing="normal" fo:language="en" fo:country="IN" fo:font-style="normal" fo:font-weight="normal" officeooo:rsid="03e7e33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4" style:family="text">
      <style:text-properties fo:font-variant="normal" fo:text-transform="none" fo:color="#000000" style:font-name="Monospace" fo:font-size="11pt" fo:letter-spacing="normal" fo:language="en" fo:country="IN" fo:font-style="normal" fo:font-weight="normal" officeooo:rsid="03ea590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5" style:family="text">
      <style:text-properties fo:font-variant="normal" fo:text-transform="none" fo:color="#000000" style:font-name="Monospace" fo:font-size="11pt" fo:letter-spacing="normal" fo:language="en" fo:country="IN" fo:font-style="normal" fo:font-weight="normal" officeooo:rsid="03ed00e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6" style:family="text">
      <style:text-properties fo:font-variant="normal" fo:text-transform="none" fo:color="#000000" style:font-name="Monospace" fo:font-size="11pt" fo:letter-spacing="normal" fo:language="en" fo:country="IN" fo:font-style="normal" fo:font-weight="normal" officeooo:rsid="03ed5f2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7" style:family="text">
      <style:text-properties fo:font-variant="normal" fo:text-transform="none" fo:color="#000000" style:font-name="Monospace" fo:font-size="11pt" fo:letter-spacing="normal" fo:language="en" fo:country="IN" fo:font-style="normal" fo:font-weight="normal" officeooo:rsid="03f0477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8" style:family="text">
      <style:text-properties fo:font-variant="normal" fo:text-transform="none" fo:color="#000000" style:font-name="Monospace" fo:font-size="11pt" fo:letter-spacing="normal" fo:language="en" fo:country="IN" fo:font-style="normal" fo:font-weight="normal" officeooo:rsid="03f1779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9" style:family="text">
      <style:text-properties fo:font-variant="normal" fo:text-transform="none" fo:color="#000000" style:font-name="Monospace" fo:font-size="11pt" fo:letter-spacing="normal" fo:language="en" fo:country="IN" fo:font-style="normal" fo:font-weight="normal" officeooo:rsid="03f2de4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0" style:family="text">
      <style:text-properties fo:font-variant="normal" fo:text-transform="none" fo:color="#000000" style:font-name="Monospace" fo:font-size="11pt" fo:letter-spacing="normal" fo:language="en" fo:country="IN" fo:font-style="normal" fo:font-weight="normal" officeooo:rsid="03f3e84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1" style:family="text">
      <style:text-properties fo:font-variant="normal" fo:text-transform="none" fo:color="#000000" style:font-name="Monospace" fo:font-size="11pt" fo:letter-spacing="normal" fo:language="en" fo:country="IN" fo:font-style="normal" fo:font-weight="normal" officeooo:rsid="03f7d42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2" style:family="text">
      <style:text-properties fo:font-variant="normal" fo:text-transform="none" fo:color="#000000" style:font-name="Monospace" fo:font-size="11pt" fo:letter-spacing="normal" fo:language="en" fo:country="IN" fo:font-style="normal" fo:font-weight="normal" officeooo:rsid="03f8e67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3" style:family="text">
      <style:text-properties fo:font-variant="normal" fo:text-transform="none" fo:color="#000000" style:font-name="Monospace" fo:font-size="11pt" fo:letter-spacing="normal" fo:language="en" fo:country="IN" fo:font-style="normal" fo:font-weight="normal" officeooo:rsid="03fe410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4" style:family="text">
      <style:text-properties fo:font-variant="normal" fo:text-transform="none" fo:color="#000000" style:font-name="Monospace" fo:font-size="11pt" fo:letter-spacing="normal" fo:language="en" fo:country="IN" fo:font-style="normal" fo:font-weight="normal" officeooo:rsid="0401499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5" style:family="text">
      <style:text-properties fo:font-variant="normal" fo:text-transform="none" fo:color="#000000" style:font-name="Monospace" fo:font-size="11pt" fo:letter-spacing="normal" fo:language="en" fo:country="IN" fo:font-style="normal" fo:font-weight="normal" officeooo:rsid="04048a3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6" style:family="text">
      <style:text-properties fo:font-variant="normal" fo:text-transform="none" fo:color="#000000" style:font-name="Monospace" fo:font-size="11pt" fo:letter-spacing="normal" fo:language="en" fo:country="IN" fo:font-style="normal" fo:font-weight="normal" officeooo:rsid="0405c1a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7" style:family="text">
      <style:text-properties fo:font-variant="normal" fo:text-transform="none" fo:color="#000000" style:font-name="Monospace" fo:font-size="11pt" fo:letter-spacing="normal" fo:language="en" fo:country="IN" fo:font-style="normal" fo:font-weight="normal" officeooo:rsid="04081a6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8" style:family="text">
      <style:text-properties fo:font-variant="normal" fo:text-transform="none" fo:color="#000000" style:font-name="Monospace" fo:font-size="11pt" fo:letter-spacing="normal" fo:language="en" fo:country="IN" fo:font-style="normal" fo:font-weight="normal" officeooo:rsid="040915b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9" style:family="text">
      <style:text-properties fo:font-variant="normal" fo:text-transform="none" fo:color="#000000" style:font-name="Monospace" fo:font-size="11pt" fo:letter-spacing="normal" fo:language="en" fo:country="IN" fo:font-style="normal" fo:font-weight="normal" officeooo:rsid="040ac9c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0" style:family="text">
      <style:text-properties fo:font-variant="normal" fo:text-transform="none" fo:color="#000000" style:font-name="Monospace" fo:font-size="11pt" fo:letter-spacing="normal" fo:language="en" fo:country="IN" fo:font-style="normal" fo:font-weight="normal" officeooo:rsid="040beb7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1" style:family="text">
      <style:text-properties fo:font-variant="normal" fo:text-transform="none" fo:color="#000000" style:font-name="Monospace" fo:font-size="11pt" fo:letter-spacing="normal" fo:language="en" fo:country="IN" fo:font-style="normal" fo:font-weight="normal" officeooo:rsid="040c026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2" style:family="text">
      <style:text-properties fo:font-variant="normal" fo:text-transform="none" fo:color="#000000" style:font-name="Monospace" fo:font-size="11pt" fo:letter-spacing="normal" fo:language="en" fo:country="IN" fo:font-style="normal" fo:font-weight="normal" officeooo:rsid="040d36f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3" style:family="text">
      <style:text-properties fo:font-variant="normal" fo:text-transform="none" fo:color="#000000" style:font-name="Monospace" fo:font-size="11pt" fo:letter-spacing="normal" fo:language="en" fo:country="IN" fo:font-style="normal" fo:font-weight="normal" officeooo:rsid="040e545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4" style:family="text">
      <style:text-properties fo:font-variant="normal" fo:text-transform="none" fo:color="#000000" style:font-name="Monospace" fo:font-size="11pt" fo:letter-spacing="normal" fo:language="en" fo:country="IN" fo:font-style="normal" fo:font-weight="normal" officeooo:rsid="041050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5" style:family="text">
      <style:text-properties fo:font-variant="normal" fo:text-transform="none" fo:color="#000000" style:font-name="Monospace" fo:font-size="11pt" fo:letter-spacing="normal" fo:language="en" fo:country="IN" fo:font-style="normal" fo:font-weight="normal" officeooo:rsid="0411885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6" style:family="text">
      <style:text-properties fo:font-variant="normal" fo:text-transform="none" fo:color="#000000" style:font-name="Monospace" fo:font-size="11pt" fo:letter-spacing="normal" fo:language="en" fo:country="IN" fo:font-style="normal" fo:font-weight="normal" officeooo:rsid="0412e40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7" style:family="text">
      <style:text-properties fo:font-variant="normal" fo:text-transform="none" fo:color="#000000" style:font-name="Monospace" fo:font-size="11pt" fo:letter-spacing="normal" fo:language="en" fo:country="IN" fo:font-style="normal" fo:font-weight="normal" officeooo:rsid="0414ba9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8" style:family="text">
      <style:text-properties fo:font-variant="normal" fo:text-transform="none" fo:color="#000000" style:font-name="Monospace" fo:font-size="11pt" fo:letter-spacing="normal" fo:language="en" fo:country="IN" fo:font-style="normal" fo:font-weight="normal" officeooo:rsid="0416028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9" style:family="text">
      <style:text-properties fo:font-variant="normal" fo:text-transform="none" fo:color="#000000" style:font-name="Monospace" fo:font-size="11pt" fo:letter-spacing="normal" fo:language="en" fo:country="IN" fo:font-style="normal" fo:font-weight="normal" officeooo:rsid="04178fe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0" style:family="text">
      <style:text-properties fo:font-variant="normal" fo:text-transform="none" fo:color="#000000" style:font-name="Monospace" fo:font-size="11pt" fo:letter-spacing="normal" fo:language="en" fo:country="IN" fo:font-style="normal" fo:font-weight="normal" officeooo:rsid="041b163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1" style:family="text">
      <style:text-properties fo:font-variant="normal" fo:text-transform="none" fo:color="#000000" style:font-name="Monospace" fo:font-size="11pt" fo:letter-spacing="normal" fo:language="en" fo:country="IN" fo:font-style="normal" fo:font-weight="normal" officeooo:rsid="041de70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2" style:family="text">
      <style:text-properties fo:font-variant="normal" fo:text-transform="none" fo:color="#000000" style:font-name="Monospace" fo:font-size="11pt" fo:letter-spacing="normal" fo:language="en" fo:country="IN" fo:font-style="normal" fo:font-weight="normal" officeooo:rsid="041ef1c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3" style:family="text">
      <style:text-properties fo:font-variant="normal" fo:text-transform="none" fo:color="#000000" style:font-name="Monospace" fo:font-size="11pt" fo:letter-spacing="normal" fo:language="en" fo:country="IN" fo:font-style="normal" fo:font-weight="normal" officeooo:rsid="0422aea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4" style:family="text">
      <style:text-properties fo:font-variant="normal" fo:text-transform="none" fo:color="#000000" style:font-name="Monospace" fo:font-size="11pt" fo:letter-spacing="normal" fo:language="en" fo:country="IN" fo:font-style="normal" fo:font-weight="normal" officeooo:rsid="0423ad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5" style:family="text">
      <style:text-properties fo:font-variant="normal" fo:text-transform="none" fo:color="#000000" style:font-name="Monospace" fo:font-size="11pt" fo:letter-spacing="normal" fo:language="en" fo:country="IN" fo:font-style="normal" fo:font-weight="normal" officeooo:rsid="0425776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6" style:family="text">
      <style:text-properties fo:font-variant="normal" fo:text-transform="none" fo:color="#000000" style:font-name="Monospace" fo:font-size="11pt" fo:letter-spacing="normal" fo:language="en" fo:country="IN" fo:font-style="normal" fo:font-weight="normal" officeooo:rsid="0425da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7" style:family="text">
      <style:text-properties fo:font-variant="normal" fo:text-transform="none" fo:color="#000000" style:font-name="Monospace" fo:font-size="11pt" fo:letter-spacing="normal" fo:language="en" fo:country="IN" fo:font-style="normal" fo:font-weight="normal" officeooo:rsid="04271ca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8" style:family="text">
      <style:text-properties fo:font-variant="normal" fo:text-transform="none" fo:color="#000000" style:font-name="Monospace" fo:font-size="11pt" fo:letter-spacing="normal" fo:language="en" fo:country="IN" fo:font-style="normal" fo:font-weight="normal" officeooo:rsid="0431bbf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9" style:family="text">
      <style:text-properties fo:font-variant="normal" fo:text-transform="none" fo:color="#000000" style:font-name="Monospace" fo:font-size="11pt" fo:letter-spacing="normal" fo:language="en" fo:country="IN" fo:font-style="normal" fo:font-weight="normal" officeooo:rsid="0433337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0" style:family="text">
      <style:text-properties fo:font-variant="normal" fo:text-transform="none" fo:color="#000000" style:font-name="Monospace" fo:font-size="11pt" fo:letter-spacing="normal" fo:language="en" fo:country="IN" fo:font-style="normal" fo:font-weight="normal" officeooo:rsid="04346f0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1" style:family="text">
      <style:text-properties fo:font-variant="normal" fo:text-transform="none" fo:color="#000000" style:font-name="Monospace" fo:font-size="11pt" fo:letter-spacing="normal" fo:language="en" fo:country="IN" fo:font-style="normal" fo:font-weight="normal" officeooo:rsid="0435781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2" style:family="text">
      <style:text-properties fo:font-variant="normal" fo:text-transform="none" fo:color="#000000" style:font-name="Monospace" fo:font-size="11pt" fo:letter-spacing="normal" fo:language="en" fo:country="IN" fo:font-style="normal" fo:font-weight="normal" officeooo:rsid="0436f18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3" style:family="text">
      <style:text-properties fo:font-variant="normal" fo:text-transform="none" fo:color="#000000" style:font-name="Monospace" fo:font-size="11pt" fo:letter-spacing="normal" fo:language="en" fo:country="IN" fo:font-style="normal" fo:font-weight="normal" officeooo:rsid="043998c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4" style:family="text">
      <style:text-properties fo:font-variant="normal" fo:text-transform="none" fo:color="#000000" style:font-name="Monospace" fo:font-size="11pt" fo:letter-spacing="normal" fo:language="en" fo:country="IN" fo:font-style="normal" fo:font-weight="normal" officeooo:rsid="043b311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5" style:family="text">
      <style:text-properties fo:font-variant="normal" fo:text-transform="none" fo:color="#000000" style:font-name="Monospace" fo:font-size="11pt" fo:letter-spacing="normal" fo:language="en" fo:country="IN" fo:font-style="normal" fo:font-weight="normal" officeooo:rsid="043bfe5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6" style:family="text">
      <style:text-properties fo:font-variant="normal" fo:text-transform="none" fo:color="#000000" style:font-name="Monospace" fo:font-size="11pt" fo:letter-spacing="normal" fo:language="en" fo:country="IN" fo:font-style="normal" fo:font-weight="normal" officeooo:rsid="043eed6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7" style:family="text">
      <style:text-properties fo:font-variant="normal" fo:text-transform="none" fo:color="#000000" style:font-name="Monospace" fo:font-size="11pt" fo:letter-spacing="normal" fo:language="en" fo:country="IN" fo:font-style="normal" fo:font-weight="normal" officeooo:rsid="043fc4e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8" style:family="text">
      <style:text-properties fo:font-variant="normal" fo:text-transform="none" fo:color="#000000" style:font-name="Monospace" fo:font-size="11pt" fo:letter-spacing="normal" fo:language="en" fo:country="IN" fo:font-style="normal" fo:font-weight="normal" officeooo:rsid="04411e4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9" style:family="text">
      <style:text-properties fo:font-variant="normal" fo:text-transform="none" fo:color="#000000" style:font-name="Monospace" fo:font-size="11pt" fo:letter-spacing="normal" fo:language="en" fo:country="IN" fo:font-style="normal" fo:font-weight="normal" officeooo:rsid="0443d22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0" style:family="text">
      <style:text-properties fo:font-variant="normal" fo:text-transform="none" fo:color="#000000" style:font-name="Monospace" fo:font-size="11pt" fo:letter-spacing="normal" fo:language="en" fo:country="IN" fo:font-style="normal" fo:font-weight="normal" officeooo:rsid="04460b5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1" style:family="text">
      <style:text-properties fo:font-variant="normal" fo:text-transform="none" fo:color="#000000" style:font-name="Monospace" fo:font-size="11pt" fo:letter-spacing="normal" fo:language="en" fo:country="IN" fo:font-style="normal" fo:font-weight="normal" officeooo:rsid="04460b5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2" style:family="text">
      <style:text-properties fo:font-variant="normal" fo:text-transform="none" fo:color="#000000" style:font-name="Monospace" fo:font-size="11pt" fo:letter-spacing="normal" fo:language="en" fo:country="IN" fo:font-style="normal" fo:font-weight="normal"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3" style:family="text">
      <style:text-properties fo:font-variant="normal" fo:text-transform="none" fo:color="#000000" style:font-name="Monospace" fo:font-size="11pt" fo:letter-spacing="normal" fo:language="en" fo:country="IN" fo:font-style="normal" fo:font-weight="normal" officeooo:rsid="0454418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4" style:family="text">
      <style:text-properties fo:font-variant="normal" fo:text-transform="none" fo:color="#000000" style:font-name="Monospace" fo:font-size="11pt" fo:letter-spacing="normal" fo:language="en" fo:country="IN" fo:font-style="normal" fo:font-weight="normal" officeooo:rsid="0457e0a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5" style:family="text">
      <style:text-properties fo:font-variant="normal" fo:text-transform="none" fo:color="#000000" style:font-name="Monospace" fo:font-size="11pt" fo:letter-spacing="normal" fo:language="en" fo:country="IN" fo:font-style="normal" fo:font-weight="normal" officeooo:rsid="0459582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6" style:family="text">
      <style:text-properties fo:font-variant="normal" fo:text-transform="none" fo:color="#000000" style:font-name="Monospace" fo:font-size="11pt" fo:letter-spacing="normal" fo:language="en" fo:country="IN" fo:font-style="normal" fo:font-weight="normal" officeooo:rsid="045fb5c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7" style:family="text">
      <style:text-properties fo:font-variant="normal" fo:text-transform="none" fo:color="#000000" style:font-name="Monospace" fo:font-size="11pt" fo:letter-spacing="normal" fo:language="en" fo:country="IN" fo:font-style="normal" fo:font-weight="normal" officeooo:rsid="0461010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8" style:family="text">
      <style:text-properties fo:font-variant="normal" fo:text-transform="none" fo:color="#000000" style:font-name="Monospace" fo:font-size="11pt" fo:letter-spacing="normal" fo:language="en" fo:country="IN" fo:font-style="normal" fo:font-weight="normal" officeooo:rsid="0462e54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9" style:family="text">
      <style:text-properties fo:font-variant="normal" fo:text-transform="none" fo:color="#000000" style:font-name="Monospace" fo:font-size="11pt" fo:letter-spacing="normal" fo:language="en" fo:country="IN" fo:font-style="normal" fo:font-weight="normal" officeooo:rsid="0464a6a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0" style:family="text">
      <style:text-properties fo:font-variant="normal" fo:text-transform="none" fo:color="#000000" style:font-name="Monospace" fo:font-size="11pt" fo:letter-spacing="normal" fo:language="en" fo:country="IN" fo:font-style="normal" fo:font-weight="normal" officeooo:rsid="04652a3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1" style:family="text">
      <style:text-properties fo:font-variant="normal" fo:text-transform="none" fo:color="#000000" style:font-name="Monospace" fo:font-size="11pt" fo:letter-spacing="normal" fo:language="en" fo:country="IN" fo:font-style="normal" fo:font-weight="normal" officeooo:rsid="04668f9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2" style:family="text">
      <style:text-properties fo:font-variant="normal" fo:text-transform="none" fo:color="#000000" style:font-name="Monospace" fo:font-size="11pt" fo:letter-spacing="normal" fo:language="en" fo:country="IN" fo:font-style="normal" fo:font-weight="normal" officeooo:rsid="0468842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3" style:family="text">
      <style:text-properties fo:font-variant="normal" fo:text-transform="none" fo:color="#000000" style:font-name="Monospace" fo:font-size="11pt" fo:letter-spacing="normal" fo:language="en" fo:country="IN" fo:font-style="normal" fo:font-weight="normal" officeooo:rsid="0469f12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4" style:family="text">
      <style:text-properties fo:font-variant="normal" fo:text-transform="none" fo:color="#000000" style:font-name="Monospace" fo:font-size="11pt" fo:letter-spacing="normal" fo:language="en" fo:country="IN" fo:font-style="normal" fo:font-weight="normal" officeooo:rsid="047067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5" style:family="text">
      <style:text-properties fo:font-variant="normal" fo:text-transform="none" fo:color="#000000" style:font-name="Monospace" fo:font-size="11pt" fo:letter-spacing="normal" fo:language="en" fo:country="IN" fo:font-style="normal" fo:font-weight="normal" officeooo:rsid="047067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6" style:family="text">
      <style:text-properties fo:font-variant="normal" fo:text-transform="none" fo:color="#000000" style:font-name="Monospace" fo:font-size="11pt" fo:letter-spacing="normal" fo:language="en" fo:country="IN" fo:font-style="normal" fo:font-weight="normal" officeooo:rsid="047197d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7" style:family="text">
      <style:text-properties fo:font-variant="normal" fo:text-transform="none" fo:color="#000000" style:font-name="Monospace" fo:font-size="11pt" fo:letter-spacing="normal" fo:language="en" fo:country="IN" fo:font-style="normal" fo:font-weight="normal" officeooo:rsid="0471bf3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8" style:family="text">
      <style:text-properties fo:font-variant="normal" fo:text-transform="none" fo:color="#000000" style:font-name="Monospace" fo:font-size="11pt" fo:letter-spacing="normal" fo:language="en" fo:country="IN" fo:font-style="normal" fo:font-weight="normal" officeooo:rsid="04730c9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9" style:family="text">
      <style:text-properties fo:font-variant="normal" fo:text-transform="none" fo:color="#000000" style:font-name="Monospace" fo:font-size="11pt" fo:letter-spacing="normal" fo:language="en" fo:country="IN" fo:font-style="normal" fo:font-weight="normal" officeooo:rsid="0475526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0" style:family="text">
      <style:text-properties fo:font-variant="normal" fo:text-transform="none" fo:color="#000000" style:font-name="Monospace" fo:font-size="11pt" fo:letter-spacing="normal" fo:language="en" fo:country="IN" fo:font-style="normal" fo:font-weight="normal" officeooo:rsid="0475cb3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1" style:family="text">
      <style:text-properties fo:font-variant="normal" fo:text-transform="none" fo:color="#000000" style:font-name="Monospace" fo:font-size="11pt" fo:letter-spacing="normal" fo:language="en" fo:country="IN" fo:font-style="normal" fo:font-weight="normal" officeooo:rsid="0475cb3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2" style:family="text">
      <style:text-properties fo:font-variant="normal" fo:text-transform="none" fo:color="#000000" style:font-name="Monospace" fo:font-size="11pt" fo:letter-spacing="normal" fo:language="en" fo:country="IN" fo:font-style="normal" fo:font-weight="normal" officeooo:rsid="0475dd3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3" style:family="text">
      <style:text-properties fo:font-variant="normal" fo:text-transform="none" fo:color="#000000" style:font-name="Monospace" fo:font-size="11pt" fo:letter-spacing="normal" fo:language="en" fo:country="IN" fo:font-style="normal" fo:font-weight="normal" officeooo:rsid="0476efc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4" style:family="text">
      <style:text-properties fo:font-variant="normal" fo:text-transform="none" fo:color="#000000" style:font-name="Monospace" fo:font-size="11pt" fo:letter-spacing="normal" fo:language="en" fo:country="IN" fo:font-style="normal" fo:font-weight="normal" officeooo:rsid="04b827b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5" style:family="text">
      <style:text-properties fo:font-variant="normal" fo:text-transform="none" fo:color="#000000" style:font-name="Monospace" fo:font-size="11pt" fo:letter-spacing="normal" fo:language="en" fo:country="IN" fo:font-style="normal" fo:font-weight="normal" officeooo:rsid="039bd71a"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66" style:family="text">
      <style:text-properties fo:font-variant="normal" fo:text-transform="none" fo:color="#000000" style:font-name="Monospace" fo:font-size="11pt" fo:letter-spacing="normal" fo:language="en" fo:country="IN" fo:font-style="normal" fo:font-weight="normal" officeooo:rsid="039d6cbe"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67" style:family="text">
      <style:text-properties fo:font-variant="normal" fo:text-transform="none" fo:color="#000000" style:font-name="Monospace" fo:font-size="11pt" fo:letter-spacing="normal" fo:language="en" fo:country="IN" fo:font-style="normal" fo:font-weight="normal" officeooo:rsid="039db82e"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68" style:family="text">
      <style:text-properties fo:font-variant="normal" fo:text-transform="none" fo:color="#000000" style:font-name="Monospace" fo:font-size="11pt" fo:letter-spacing="normal" fo:language="en" fo:country="IN" fo:font-style="normal" fo:font-weight="normal" officeooo:rsid="039e576d"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69" style:family="text">
      <style:text-properties fo:font-variant="normal" fo:text-transform="none" fo:color="#000000" style:font-name="Monospace" fo:font-size="11pt" fo:letter-spacing="normal" fo:language="en" fo:country="IN" fo:font-style="normal" fo:font-weight="normal" officeooo:rsid="03a0431f"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70" style:family="text">
      <style:text-properties fo:font-variant="normal" fo:text-transform="none" fo:color="#000000" style:font-name="Monospace" fo:font-size="11pt" fo:letter-spacing="normal" fo:language="en" fo:country="IN" fo:font-style="normal" fo:font-weight="normal" officeooo:rsid="03a1dc00"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71" style:family="text">
      <style:text-properties fo:font-variant="normal" fo:text-transform="none" fo:color="#000000" style:font-name="Monospace" fo:font-size="11pt" fo:letter-spacing="normal" fo:language="en" fo:country="IN" fo:font-style="normal" fo:font-weight="normal" officeooo:rsid="039bd71a" style:letter-kerning="true" fo:background-color="#d4d4d4"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2" style:family="text">
      <style:text-properties fo:font-variant="normal" fo:text-transform="none" fo:color="#000000" style:font-name="Monospace" fo:font-size="11pt" fo:letter-spacing="normal" fo:language="en" fo:country="IN" fo:font-style="normal" fo:font-weight="bold" officeooo:rsid="02cffea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73" style:family="text">
      <style:text-properties fo:font-variant="normal" fo:text-transform="none" fo:color="#000000" style:font-name="Monospace" fo:font-size="11pt" fo:letter-spacing="normal" fo:language="en" fo:country="IN" fo:font-style="normal" fo:font-weight="bold" officeooo:rsid="02d0341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74" style:family="text">
      <style:text-properties fo:font-variant="normal" fo:text-transform="none" fo:color="#000000" style:font-name="Monospace" fo:font-size="11pt" fo:letter-spacing="normal" fo:language="en" fo:country="IN" fo:font-style="normal" fo:font-weight="bold" officeooo:rsid="02f340a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75" style:family="text">
      <style:text-properties fo:font-variant="normal" fo:text-transform="none" fo:color="#000000" style:font-name="Monospace" fo:font-size="11pt" fo:letter-spacing="normal" fo:language="en" fo:country="IN" fo:font-style="normal" fo:font-weight="bold" officeooo:rsid="030189e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76" style:family="text">
      <style:text-properties fo:font-variant="normal" fo:text-transform="none" fo:color="#000000" style:font-name="Monospace" fo:font-size="11pt" fo:letter-spacing="normal" fo:language="en" fo:country="IN" fo:font-style="normal" fo:font-weight="bold" officeooo:rsid="031d438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77" style:family="text">
      <style:text-properties fo:font-variant="normal" fo:text-transform="none" fo:color="#000000" style:font-name="Monospace" fo:font-size="11pt" fo:letter-spacing="normal" fo:language="en" fo:country="IN" fo:font-style="normal" fo:font-weight="bold" officeooo:rsid="031fad0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78" style:family="text">
      <style:text-properties fo:font-variant="normal" fo:text-transform="none" fo:color="#000000" style:font-name="Monospace" fo:font-size="11pt" fo:letter-spacing="normal" fo:language="en" fo:country="IN" fo:font-style="normal" fo:font-weight="bold" officeooo:rsid="03231f0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79" style:family="text">
      <style:text-properties fo:font-variant="normal" fo:text-transform="none" fo:color="#000000" style:font-name="Monospace" fo:font-size="11pt" fo:letter-spacing="normal" fo:language="en" fo:country="IN" fo:font-style="normal" fo:font-weight="bold" officeooo:rsid="0327e7b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0" style:family="text">
      <style:text-properties fo:font-variant="normal" fo:text-transform="none" fo:color="#000000" style:font-name="Monospace" fo:font-size="11pt" fo:letter-spacing="normal" fo:language="en" fo:country="IN" fo:font-style="normal" fo:font-weight="bold" officeooo:rsid="032b5e6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1" style:family="text">
      <style:text-properties fo:font-variant="normal" fo:text-transform="none" fo:color="#000000" style:font-name="Monospace" fo:font-size="11pt" fo:letter-spacing="normal" fo:language="en" fo:country="IN" fo:font-style="normal" fo:font-weight="bold" officeooo:rsid="03357bc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2" style:family="text">
      <style:text-properties fo:font-variant="normal" fo:text-transform="none" fo:color="#000000" style:font-name="Monospace" fo:font-size="11pt" fo:letter-spacing="normal" fo:language="en" fo:country="IN" fo:font-style="normal" fo:font-weight="bold" officeooo:rsid="03384e9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3" style:family="text">
      <style:text-properties fo:font-variant="normal" fo:text-transform="none" fo:color="#000000" style:font-name="Monospace" fo:font-size="11pt" fo:letter-spacing="normal" fo:language="en" fo:country="IN" fo:font-style="normal" fo:font-weight="bold" officeooo:rsid="033e283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4" style:family="text">
      <style:text-properties fo:font-variant="normal" fo:text-transform="none" fo:color="#000000" style:font-name="Monospace" fo:font-size="11pt" fo:letter-spacing="normal" fo:language="en" fo:country="IN" fo:font-style="normal" fo:font-weight="bold" officeooo:rsid="03452f8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5" style:family="text">
      <style:text-properties fo:font-variant="normal" fo:text-transform="none" fo:color="#000000" style:font-name="Monospace" fo:font-size="11pt" fo:letter-spacing="normal" fo:language="en" fo:country="IN" fo:font-style="normal" fo:font-weight="bold" officeooo:rsid="034adaa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6" style:family="text">
      <style:text-properties fo:font-variant="normal" fo:text-transform="none" fo:color="#000000" style:font-name="Monospace" fo:font-size="11pt" fo:letter-spacing="normal" fo:language="en" fo:country="IN" fo:font-style="normal" fo:font-weight="bold" officeooo:rsid="03519b2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7" style:family="text">
      <style:text-properties fo:font-variant="normal" fo:text-transform="none" fo:color="#000000" style:font-name="Monospace" fo:font-size="11pt" fo:letter-spacing="normal" fo:language="en" fo:country="IN" fo:font-style="normal" fo:font-weight="bold" officeooo:rsid="035b9ba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8" style:family="text">
      <style:text-properties fo:font-variant="normal" fo:text-transform="none" fo:color="#000000" style:font-name="Monospace" fo:font-size="11pt" fo:letter-spacing="normal" fo:language="en" fo:country="IN" fo:font-style="normal" fo:font-weight="bold" officeooo:rsid="0381b69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9" style:family="text">
      <style:text-properties fo:font-variant="normal" fo:text-transform="none" fo:color="#000000" style:font-name="Monospace" fo:font-size="11pt" fo:letter-spacing="normal" fo:language="en" fo:country="IN" fo:font-style="normal" fo:font-weight="bold" officeooo:rsid="0385d90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0" style:family="text">
      <style:text-properties fo:font-variant="normal" fo:text-transform="none" fo:color="#000000" style:font-name="Monospace" fo:font-size="11pt" fo:letter-spacing="normal" fo:language="en" fo:country="IN" fo:font-style="normal" fo:font-weight="bold" officeooo:rsid="0386419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1" style:family="text">
      <style:text-properties fo:font-variant="normal" fo:text-transform="none" fo:color="#000000" style:font-name="Monospace" fo:font-size="11pt" fo:letter-spacing="normal" fo:language="en" fo:country="IN" fo:font-style="normal" fo:font-weight="bold" officeooo:rsid="038b293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2" style:family="text">
      <style:text-properties fo:font-variant="normal" fo:text-transform="none" fo:color="#000000" style:font-name="Monospace" fo:font-size="11pt" fo:letter-spacing="normal" fo:language="en" fo:country="IN" fo:font-style="normal" fo:font-weight="bold" officeooo:rsid="0391081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3" style:family="text">
      <style:text-properties fo:font-variant="normal" fo:text-transform="none" fo:color="#000000" style:font-name="Monospace" fo:font-size="11pt" fo:letter-spacing="normal" fo:language="en" fo:country="IN" fo:font-style="normal" fo:font-weight="bold" officeooo:rsid="03915e2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4" style:family="text">
      <style:text-properties fo:font-variant="normal" fo:text-transform="none" fo:color="#000000" style:font-name="Monospace" fo:font-size="11pt" fo:letter-spacing="normal" fo:language="en" fo:country="IN" fo:font-style="normal" fo:font-weight="bold" officeooo:rsid="03a2f78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5" style:family="text">
      <style:text-properties fo:font-variant="normal" fo:text-transform="none" fo:color="#000000" style:font-name="Monospace" fo:font-size="11pt" fo:letter-spacing="normal" fo:language="en" fo:country="IN" fo:font-style="normal" fo:font-weight="bold" officeooo:rsid="03b2495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6" style:family="text">
      <style:text-properties fo:font-variant="normal" fo:text-transform="none" fo:color="#000000" style:font-name="Monospace" fo:font-size="11pt" fo:letter-spacing="normal" fo:language="en" fo:country="IN" fo:font-style="normal" fo:font-weight="bold" officeooo:rsid="03bdb50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7" style:family="text">
      <style:text-properties fo:font-variant="normal" fo:text-transform="none" fo:color="#000000" style:font-name="Monospace" fo:font-size="11pt" fo:letter-spacing="normal" fo:language="en" fo:country="IN" fo:font-style="normal" fo:font-weight="bold" officeooo:rsid="03c67bb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8" style:family="text">
      <style:text-properties fo:font-variant="normal" fo:text-transform="none" fo:color="#000000" style:font-name="Monospace" fo:font-size="11pt" fo:letter-spacing="normal" fo:language="en" fo:country="IN" fo:font-style="normal" fo:font-weight="bold" officeooo:rsid="03cb91c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9" style:family="text">
      <style:text-properties fo:font-variant="normal" fo:text-transform="none" fo:color="#000000" style:font-name="Monospace" fo:font-size="11pt" fo:letter-spacing="normal" fo:language="en" fo:country="IN" fo:font-style="normal" fo:font-weight="bold" officeooo:rsid="03d24f0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0" style:family="text">
      <style:text-properties fo:font-variant="normal" fo:text-transform="none" fo:color="#000000" style:font-name="Monospace" fo:font-size="11pt" fo:letter-spacing="normal" fo:language="en" fo:country="IN" fo:font-style="normal" fo:font-weight="bold" officeooo:rsid="03d873e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1" style:family="text">
      <style:text-properties fo:font-variant="normal" fo:text-transform="none" fo:color="#000000" style:font-name="Monospace" fo:font-size="11pt" fo:letter-spacing="normal" fo:language="en" fo:country="IN" fo:font-style="normal" fo:font-weight="bold" officeooo:rsid="03e46a5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2" style:family="text">
      <style:text-properties fo:font-variant="normal" fo:text-transform="none" fo:color="#000000" style:font-name="Monospace" fo:font-size="11pt" fo:letter-spacing="normal" fo:language="en" fo:country="IN" fo:font-style="normal" fo:font-weight="bold" officeooo:rsid="03ee084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3" style:family="text">
      <style:text-properties fo:font-variant="normal" fo:text-transform="none" fo:color="#000000" style:font-name="Monospace" fo:font-size="11pt" fo:letter-spacing="normal" fo:language="en" fo:country="IN" fo:font-style="normal" fo:font-weight="bold" officeooo:rsid="03f1779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4" style:family="text">
      <style:text-properties fo:font-variant="normal" fo:text-transform="none" fo:color="#000000" style:font-name="Monospace" fo:font-size="11pt" fo:letter-spacing="normal" fo:language="en" fo:country="IN" fo:font-style="normal" fo:font-weight="bold" officeooo:rsid="03fd089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5" style:family="text">
      <style:text-properties fo:font-variant="normal" fo:text-transform="none" fo:color="#000000" style:font-name="Monospace" fo:font-size="11pt" fo:letter-spacing="normal" fo:language="en" fo:country="IN" fo:font-style="normal" fo:font-weight="bold" officeooo:rsid="04048a3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6" style:family="text">
      <style:text-properties fo:font-variant="normal" fo:text-transform="none" fo:color="#000000" style:font-name="Monospace" fo:font-size="11pt" fo:letter-spacing="normal" fo:language="en" fo:country="IN" fo:font-style="normal" fo:font-weight="bold" officeooo:rsid="04194dc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7" style:family="text">
      <style:text-properties fo:font-variant="normal" fo:text-transform="none" fo:color="#000000" style:font-name="Monospace" fo:font-size="11pt" fo:letter-spacing="normal" fo:language="en" fo:country="IN" fo:font-style="normal" fo:font-weight="bold" officeooo:rsid="0425760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8" style:family="text">
      <style:text-properties fo:font-variant="normal" fo:text-transform="none" fo:color="#000000" style:font-name="Monospace" fo:font-size="11pt" fo:letter-spacing="normal" fo:language="en" fo:country="IN" fo:font-style="normal" fo:font-weight="bold" officeooo:rsid="042cad1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9" style:family="text">
      <style:text-properties fo:font-variant="normal" fo:text-transform="none" fo:color="#000000" style:font-name="Monospace" fo:font-size="11pt" fo:letter-spacing="normal" fo:language="en" fo:country="IN" fo:font-style="normal" fo:font-weight="bold" officeooo:rsid="0443d22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10" style:family="text">
      <style:text-properties fo:font-variant="normal" fo:text-transform="none" fo:color="#000000" style:font-name="Monospace" fo:font-size="11pt" fo:letter-spacing="normal" fo:language="en" fo:country="IN" fo:font-style="normal" fo:font-weight="bold" officeooo:rsid="0456c9f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11" style:family="text">
      <style:text-properties fo:font-variant="normal" fo:text-transform="none" fo:color="#000000" style:font-name="Monospace" fo:font-size="11pt" fo:letter-spacing="normal" fo:language="en" fo:country="IN" fo:font-style="normal" fo:font-weight="bold" officeooo:rsid="045b269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12" style:family="text">
      <style:text-properties fo:font-variant="normal" fo:text-transform="none" fo:color="#000000" style:font-name="Monospace" fo:font-size="11pt" fo:letter-spacing="normal" fo:language="en" fo:country="IN" fo:font-style="normal" fo:font-weight="bold" officeooo:rsid="04668f9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13" style:family="text">
      <style:text-properties fo:font-variant="normal" fo:text-transform="none" fo:color="#000000" style:font-name="Monospace" fo:font-size="11pt" fo:letter-spacing="normal" fo:language="en" fo:country="IN" fo:font-style="normal" fo:font-weight="bold" officeooo:rsid="046ee7b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14" style:family="text">
      <style:text-properties fo:font-variant="normal" fo:text-transform="none" fo:color="#000000" style:font-name="Monospace" fo:font-size="11pt" fo:letter-spacing="normal" fo:language="en" fo:country="IN" fo:font-style="normal" fo:font-weight="bold" officeooo:rsid="04736cf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15" style:family="text">
      <style:text-properties fo:font-variant="normal" fo:text-transform="none" fo:color="#000000" style:font-name="Monospace" fo:font-size="11pt" fo:letter-spacing="normal" fo:language="en" fo:country="IN" fo:font-style="normal" fo:font-weight="bold" officeooo:rsid="04736cf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16" style:family="text">
      <style:text-properties fo:font-variant="normal" fo:text-transform="none" fo:color="#000000" style:font-name="Monospace" fo:font-size="11pt" fo:letter-spacing="normal" fo:language="en" fo:country="IN" fo:font-style="normal" fo:font-weight="bold" officeooo:rsid="047662f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17" style:family="text">
      <style:text-properties fo:font-variant="normal" fo:text-transform="none" fo:color="#000000" style:font-name="Monospace" fo:font-size="11pt" fo:letter-spacing="normal" fo:language="en" fo:country="IN" fo:font-style="normal" fo:font-weight="bold" officeooo:rsid="03ee084a"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18" style:family="text">
      <style:text-properties fo:font-variant="normal" fo:text-transform="none" fo:color="#000000" style:font-name="Monospace" fo:font-size="11pt" fo:letter-spacing="normal" fo:language="en" fo:country="IN" fo:font-style="normal" style:text-underline-style="none" fo:font-weight="normal" officeooo:rsid="04cfcc3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9" style:family="text">
      <style:text-properties fo:font-variant="normal" fo:text-transform="none" fo:color="#000000" style:font-name="Monospace" fo:font-size="11pt" fo:letter-spacing="normal" fo:language="en" fo:country="IN" fo:font-style="normal" style:text-underline-style="none" fo:font-weight="normal"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0" style:family="text">
      <style:text-properties fo:font-variant="normal" fo:text-transform="none" fo:color="#000000" style:font-name="Monospace" fo:font-size="11pt" fo:letter-spacing="normal" fo:language="en" fo:country="IN" fo:font-style="normal" style:text-underline-style="none" fo:font-weight="normal"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1" style:family="text">
      <style:text-properties fo:font-variant="normal" fo:text-transform="none" fo:color="#000000" style:font-name="Monospace" fo:font-size="11pt" fo:letter-spacing="normal" fo:language="en" fo:country="IN" fo:font-style="normal" style:text-underline-style="none" fo:font-weight="normal" style:letter-kerning="true" fo:background-color="#d4d4d4"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2" style:family="text">
      <style:text-properties fo:font-variant="normal" fo:text-transform="none" fo:color="#000000" style:font-name="Monospace" fo:font-size="11pt" fo:letter-spacing="normal" fo:language="en" fo:country="IN" fo:font-style="normal" style:text-underline-style="none" fo:font-weight="bold" officeooo:rsid="04d15c2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23" style:family="text">
      <style:text-properties fo:font-variant="normal" fo:text-transform="none" fo:color="#000000" style:font-name="Monospace" fo:font-size="11pt" fo:letter-spacing="normal" fo:language="en" fo:country="IN" fo:font-style="normal" style:text-underline-style="none"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324" style:family="text">
      <style:text-properties fo:font-variant="normal" fo:text-transform="none" fo:color="#000000" style:font-name="Monospace" fo:font-size="11pt" fo:letter-spacing="normal" fo:language="en" fo:country="IN" fo:font-style="normal" style:text-underline-style="none" officeooo:rsid="04dcaed1"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325" style:family="text">
      <style:text-properties fo:font-variant="normal" fo:text-transform="none" fo:color="#000000" style:font-name="Monospace" fo:font-size="11pt" fo:letter-spacing="normal" fo:language="en" fo:country="IN" fo:font-style="normal" style:text-underline-style="none" officeooo:rsid="04db5102"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326" style:family="text">
      <style:text-properties fo:font-variant="normal" fo:text-transform="none" fo:color="#000000" style:font-name="Monospace" fo:font-size="11pt" fo:letter-spacing="normal" fo:language="en" fo:country="IN" fo:font-style="normal" style:text-underline-style="none"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327" style:family="text">
      <style:text-properties fo:font-variant="normal" fo:text-transform="none" fo:color="#000000" style:font-name="Monospace" fo:font-size="11pt" fo:letter-spacing="normal" fo:language="en" fo:country="IN" fo:font-style="normal" style:text-underline-style="none" officeooo:rsid="04d59cf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8" style:family="text">
      <style:text-properties fo:font-variant="normal" fo:text-transform="none" fo:color="#000000" style:font-name="Monospace" fo:font-size="11pt" fo:letter-spacing="normal" fo:language="en" fo:country="IN" fo:font-style="normal" style:text-underline-style="non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9" style:family="text">
      <style:text-properties fo:font-variant="normal" fo:text-transform="none" fo:color="#000000" style:font-name="Monospace" fo:font-size="11pt" fo:letter-spacing="normal" fo:language="en" fo:country="IN" fo:font-style="normal" style:text-underline-style="none" officeooo:rsid="04dcaed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0" style:family="text">
      <style:text-properties fo:font-variant="normal" fo:text-transform="none" fo:color="#000000" style:font-name="Monospace" fo:font-size="11pt" fo:letter-spacing="normal" fo:language="en" fo:country="IN" fo:font-style="normal" style:text-underline-style="none" officeooo:rsid="04e6dcb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1" style:family="text">
      <style:text-properties fo:font-variant="normal" fo:text-transform="none" fo:color="#000000" style:font-name="Monospace" fo:font-size="11pt" fo:letter-spacing="normal" fo:language="en" fo:country="IN" fo:font-style="normal" style:text-underline-style="none" officeooo:rsid="04dcaed1" style:letter-kerning="true" fo:background-color="#d4d4d4"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2" style:family="text">
      <style:text-properties fo:font-variant="normal" fo:text-transform="none" fo:color="#000000" style:font-name="Monospace" fo:font-size="11pt" fo:letter-spacing="normal" fo:language="en" fo:country="IN" fo:font-style="italic" fo:font-weight="bold" officeooo:rsid="03ee084a"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333" style:family="text">
      <style:text-properties fo:font-variant="normal" fo:text-transform="none" fo:color="#000000" style:font-name="Monospace" fo:font-size="11pt" fo:letter-spacing="normal" fo:font-style="normal" fo:font-weight="bold" officeooo:rsid="04d15c22" fo:background-color="#e8f2fe" loext:char-shading-value="0" style:font-size-asian="11pt" style:font-weight-asian="bold" style:font-weight-complex="bold"/>
    </style:style>
    <style:style style:name="T334" style:family="text">
      <style:text-properties fo:font-variant="normal" fo:text-transform="none" fo:color="#7f0055" style:font-name="Monospace" fo:font-size="11pt" fo:letter-spacing="normal" fo:language="en" fo:country="IN" fo:font-style="normal" fo:font-weight="bold" officeooo:rsid="03384e9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335" style:family="text">
      <style:text-properties fo:font-variant="normal" fo:text-transform="none" fo:color="#7f0055" style:font-name="Monospace" fo:font-size="11pt" fo:letter-spacing="normal" fo:language="en" fo:country="IN" fo:font-style="normal" fo:font-weight="bold" officeooo:rsid="03497f8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336" style:family="text">
      <style:text-properties fo:font-variant="normal" fo:text-transform="none" fo:color="#7f0055" style:font-name="Monospace" fo:font-size="11pt" fo:letter-spacing="normal" fo:language="en" fo:country="IN" fo:font-style="normal" fo:font-weight="bold" officeooo:rsid="03a3ed1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337" style:family="text">
      <style:text-properties fo:font-variant="normal" fo:text-transform="none" fo:color="#7f0055" style:font-name="Monospace" fo:font-size="11pt" fo:letter-spacing="normal" fo:language="en" fo:country="IN" fo:font-style="normal" fo:font-weight="bold" officeooo:rsid="03a6e91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338" style:family="text">
      <style:text-properties fo:font-variant="normal" fo:text-transform="none" fo:color="#7f0055" style:font-name="Monospace" fo:font-size="11pt" fo:letter-spacing="normal" fo:language="en" fo:country="IN" fo:font-style="normal" fo:font-weight="bold" officeooo:rsid="0425776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339" style:family="text">
      <style:text-properties fo:font-variant="normal" fo:text-transform="none" fo:color="#7f0055" style:font-name="Monospace" fo:font-size="11pt" fo:letter-spacing="normal" fo:language="en" fo:country="IN" fo:font-style="normal" fo:font-weight="bold" officeooo:rsid="04346f0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340" style:family="text">
      <style:text-properties fo:font-variant="normal" fo:text-transform="none" fo:color="#7f0055" style:font-name="Monospace" fo:font-size="11pt" fo:letter-spacing="normal" fo:language="en" fo:country="IN" fo:font-style="normal" fo:font-weight="bold" officeooo:rsid="043b311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341" style:family="text">
      <style:text-properties fo:font-variant="normal" fo:text-transform="none" fo:color="#7f0055" style:font-name="Monospace" fo:font-size="11pt" fo:letter-spacing="normal" fo:language="en" fo:country="IN" fo:font-style="normal" fo:font-weight="bold" officeooo:rsid="0443d22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342" style:family="text">
      <style:text-properties fo:font-variant="normal" fo:text-transform="none" fo:color="#7f0055" style:font-name="Monospace" fo:font-size="11pt" fo:letter-spacing="normal" fo:language="en" fo:country="IN" fo:font-style="normal" fo:font-weight="bold" officeooo:rsid="04460b5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343" style:family="text">
      <style:text-properties fo:font-variant="normal" fo:text-transform="none" fo:color="#7f0055" style:font-name="Monospace" fo:font-size="11pt" fo:letter-spacing="normal" fo:language="en" fo:country="IN" fo:font-style="normal" fo:font-weight="bold" officeooo:rsid="0476efc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344" style:family="text">
      <style:text-properties fo:font-variant="normal" fo:text-transform="none" fo:color="#3c3c3c" style:font-name="Monospace" fo:font-size="11pt" fo:letter-spacing="normal" fo:language="en" fo:country="IN" fo:font-style="normal" fo:font-weight="normal" officeooo:rsid="0382f6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45" style:family="text">
      <style:text-properties fo:font-variant="normal" fo:text-transform="none" fo:color="#646464" style:font-name="Monospace" fo:font-size="11pt" fo:letter-spacing="normal" fo:language="en" fo:country="IN" fo:font-style="normal" fo:font-weight="normal" officeooo:rsid="039e576d"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346" style:family="text">
      <style:text-properties fo:font-variant="normal" fo:text-transform="none" fo:color="#646464" style:font-name="Monospace" fo:font-size="11pt" fo:letter-spacing="normal" fo:language="en" fo:country="IN" fo:font-style="normal" fo:font-weight="normal" officeooo:rsid="045fb5c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47" style:family="text">
      <style:text-properties fo:font-variant="normal" fo:text-transform="none" fo:color="#646464" style:font-name="Monospace" fo:font-size="11pt" fo:letter-spacing="normal" fo:language="en" fo:country="IN" fo:font-style="normal" fo:font-weight="normal" officeooo:rsid="0468842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48" style:family="text">
      <style:text-properties fo:font-variant="normal" fo:text-transform="none" fo:color="#646464" style:font-name="Monospace" fo:font-size="11pt" fo:letter-spacing="normal" fo:language="en" fo:country="IN" fo:font-style="normal" fo:font-weight="normal" officeooo:rsid="047067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49" style:family="text">
      <style:text-properties fo:font-variant="normal" fo:text-transform="none" fo:color="#646464" style:font-name="Monospace" fo:font-size="11pt" fo:letter-spacing="normal" fo:language="en" fo:country="IN" fo:font-style="normal" fo:font-weight="normal" officeooo:rsid="0464a6a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50" style:family="text">
      <style:text-properties fo:font-variant="normal" fo:text-transform="none" fo:color="#646464" style:font-name="Monospace" fo:font-size="11pt" fo:letter-spacing="normal" fo:language="en" fo:country="IN" fo:font-style="normal" style:text-underline-style="none" officeooo:rsid="04dcaed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51" style:family="text">
      <style:text-properties fo:font-variant="normal" fo:text-transform="none" fo:color="#646464" fo:letter-spacing="normal" fo:font-style="normal"/>
    </style:style>
    <style:style style:name="T352" style:family="text">
      <style:text-properties fo:font-variant="normal" fo:text-transform="none" fo:color="#0000ff" style:font-name="Monospace" fo:font-size="11pt" fo:letter-spacing="normal" fo:language="en" fo:country="IN" fo:font-style="normal" fo:font-weight="normal" officeooo:rsid="03c1ff1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53" style:family="text">
      <style:text-properties fo:font-variant="normal" fo:text-transform="none" fo:letter-spacing="normal" fo:font-style="normal"/>
    </style:style>
    <style:style style:name="T354" style:family="text">
      <style:text-properties fo:font-variant="normal" fo:text-transform="none" fo:letter-spacing="normal" fo:font-style="normal"/>
    </style:style>
    <style:style style:name="T355" style:family="text">
      <style:text-properties fo:font-variant="normal" fo:text-transform="none" fo:letter-spacing="normal" fo:font-style="normal" officeooo:rsid="04c9516e"/>
    </style:style>
    <style:style style:name="T356" style:family="text">
      <style:text-properties fo:font-variant="normal" fo:text-transform="none" fo:letter-spacing="normal" fo:font-style="normal" fo:background-color="#d4d4d4" loext:char-shading-value="0"/>
    </style:style>
    <style:style style:name="T357" style:family="text">
      <style:text-properties fo:font-variant="normal" fo:text-transform="none" fo:letter-spacing="normal" fo:font-style="normal" officeooo:rsid="04cffb40"/>
    </style:style>
    <style:style style:name="T358" style:family="text">
      <style:text-properties officeooo:rsid="01f25378"/>
    </style:style>
    <style:style style:name="T359" style:family="text">
      <style:text-properties fo:color="#7f0055"/>
    </style:style>
    <style:style style:name="T360" style:family="text">
      <style:text-properties fo:color="#7f0055" style:font-name="Monospace" fo:font-size="11pt" fo:font-weight="bold" style:font-size-asian="11pt" style:font-weight-asian="bold"/>
    </style:style>
    <style:style style:name="T361" style:family="text">
      <style:text-properties fo:color="#7f0055" style:font-name="Monospace" fo:font-size="11pt" fo:font-weight="bold" style:font-size-asian="11pt" style:font-weight-asian="bold"/>
    </style:style>
    <style:style style:name="T362" style:family="text">
      <style:text-properties fo:color="#7f0055" style:font-name="Monospace" fo:font-size="11pt" fo:font-weight="bold" fo:background-color="#e8f2fe" loext:char-shading-value="0" style:font-size-asian="11pt" style:font-weight-asian="bold"/>
    </style:style>
    <style:style style:name="T363" style:family="text">
      <style:text-properties fo:color="#7f0055" style:font-name="Monospace" fo:font-size="11pt" fo:font-weight="bold" fo:background-color="#e8f2fe" loext:char-shading-value="0" style:font-size-asian="11pt" style:font-weight-asian="bold"/>
    </style:style>
    <style:style style:name="T364" style:family="text">
      <style:text-properties fo:color="#7f0055" style:font-name="Monospace" fo:font-size="11pt" fo:font-weight="bold" fo:background-color="#d4d4d4" loext:char-shading-value="0" style:font-size-asian="11pt" style:font-weight-asian="bold"/>
    </style:style>
    <style:style style:name="T365" style:family="text">
      <style:text-properties fo:color="#7f0055" fo:font-weight="bold" style:font-weight-asian="bold"/>
    </style:style>
    <style:style style:name="T366" style:family="text">
      <style:text-properties fo:color="#7f0055" fo:font-weight="bold" style:font-weight-asian="bold"/>
    </style:style>
    <style:style style:name="T367" style:family="text">
      <style:text-properties officeooo:rsid="025b6659"/>
    </style:style>
    <style:style style:name="T368" style:family="text">
      <style:text-properties officeooo:rsid="0265b728"/>
    </style:style>
    <style:style style:name="T369" style:family="text">
      <style:text-properties officeooo:rsid="026b43fc"/>
    </style:style>
    <style:style style:name="T370" style:family="text">
      <style:text-properties officeooo:rsid="026f491b"/>
    </style:style>
    <style:style style:name="T371" style:family="text">
      <style:text-properties officeooo:rsid="0277a1c9"/>
    </style:style>
    <style:style style:name="T372" style:family="text">
      <style:text-properties fo:color="#2a00ff"/>
    </style:style>
    <style:style style:name="T373" style:family="text">
      <style:text-properties fo:color="#2a00ff" style:font-name="Monospace" fo:font-size="11pt" style:font-size-asian="11pt"/>
    </style:style>
    <style:style style:name="T374" style:family="text">
      <style:text-properties fo:color="#2a00ff" style:font-name="Monospace" fo:font-size="11pt" style:font-size-asian="11pt"/>
    </style:style>
    <style:style style:name="T375" style:family="text">
      <style:text-properties fo:color="#2a00ff" style:text-underline-style="solid" style:text-underline-width="auto" style:text-underline-color="font-color"/>
    </style:style>
    <style:style style:name="T376" style:family="text">
      <style:text-properties fo:color="#2a00ff"/>
    </style:style>
    <style:style style:name="T377" style:family="text">
      <style:text-properties officeooo:rsid="027bdae7"/>
    </style:style>
    <style:style style:name="T378" style:family="text">
      <style:text-properties officeooo:rsid="0282dc79"/>
    </style:style>
    <style:style style:name="T379" style:family="text">
      <style:text-properties style:text-underline-style="solid" style:text-underline-width="auto" style:text-underline-color="font-color"/>
    </style:style>
    <style:style style:name="T380" style:family="text">
      <style:text-properties fo:color="#3f5fbf"/>
    </style:style>
    <style:style style:name="T381" style:family="text">
      <style:text-properties fo:color="#646464" style:font-name="Monospace" fo:font-size="11pt" style:font-size-asian="11pt"/>
    </style:style>
    <style:style style:name="T382" style:family="text">
      <style:text-properties fo:color="#646464" style:font-name="Monospace" fo:font-size="11pt" style:font-size-asian="11pt"/>
    </style:style>
    <style:style style:name="T383" style:family="text">
      <style:text-properties fo:color="#646464" style:font-name="Monospace" fo:font-size="11pt" fo:background-color="#d4d4d4" loext:char-shading-value="0" style:font-size-asian="11pt"/>
    </style:style>
    <style:style style:name="T384" style:family="text">
      <style:text-properties fo:color="#646464" style:font-name="Monospace" fo:font-size="11pt" fo:background-color="#d4d4d4" loext:char-shading-value="0" style:font-size-asian="11pt"/>
    </style:style>
    <style:style style:name="T385" style:family="text">
      <style:text-properties fo:color="#646464"/>
    </style:style>
    <style:style style:name="T386" style:family="text">
      <style:text-properties fo:color="#646464" fo:background-color="#d4d4d4" loext:char-shading-value="0"/>
    </style:style>
    <style:style style:name="T387" style:family="text">
      <style:text-properties fo:color="#0000c0" style:font-name="Monospace" fo:font-size="11pt" fo:font-style="italic" fo:font-weight="bold" style:font-size-asian="11pt" style:font-style-asian="italic" style:font-weight-asian="bold"/>
    </style:style>
    <style:style style:name="T388" style:family="text">
      <style:text-properties fo:color="#0000c0" style:font-name="Monospace" fo:font-size="11pt" fo:font-style="italic" fo:font-weight="bold" style:font-size-asian="11pt" style:font-style-asian="italic" style:font-weight-asian="bold"/>
    </style:style>
    <style:style style:name="T389" style:family="text">
      <style:text-properties fo:color="#0000c0" style:font-name="Monospace" fo:font-size="11pt" fo:font-style="italic" fo:font-weight="bold" fo:background-color="#d4d4d4" loext:char-shading-value="0" style:font-size-asian="11pt" style:font-style-asian="italic" style:font-weight-asian="bold"/>
    </style:style>
    <style:style style:name="T390" style:family="text">
      <style:text-properties fo:color="#0000c0" style:font-name="Monospace" fo:font-size="11pt" style:font-size-asian="11pt"/>
    </style:style>
    <style:style style:name="T391" style:family="text">
      <style:text-properties fo:color="#0000c0" style:font-name="Monospace" fo:font-size="11pt" style:font-size-asian="11pt"/>
    </style:style>
    <style:style style:name="T392" style:family="text">
      <style:text-properties fo:color="#0000c0" style:font-name="Monospace" fo:font-size="11pt" fo:background-color="#e8f2fe" loext:char-shading-value="0" style:font-size-asian="11pt"/>
    </style:style>
    <style:style style:name="T393" style:family="text">
      <style:text-properties fo:color="#0000c0" fo:font-style="italic" fo:font-weight="bold" style:font-style-asian="italic" style:font-weight-asian="bold"/>
    </style:style>
    <style:style style:name="T394" style:family="text">
      <style:text-properties style:font-style-asian="italic"/>
    </style:style>
    <style:style style:name="T395" style:family="text">
      <style:text-properties officeooo:rsid="02bd95c8"/>
    </style:style>
    <style:style style:name="T396" style:family="text">
      <style:text-properties officeooo:rsid="02c26526"/>
    </style:style>
    <style:style style:name="T397" style:family="text">
      <style:text-properties officeooo:rsid="02c5ed0b"/>
    </style:style>
    <style:style style:name="T398" style:family="text">
      <style:text-properties fo:color="#6a3e3e" style:font-name="Monospace" fo:font-size="11pt" style:font-size-asian="11pt"/>
    </style:style>
    <style:style style:name="T399" style:family="text">
      <style:text-properties fo:color="#6a3e3e" style:font-name="Monospace" fo:font-size="11pt" style:font-size-asian="11pt"/>
    </style:style>
    <style:style style:name="T400" style:family="text">
      <style:text-properties fo:color="#6a3e3e" style:font-name="Monospace" fo:font-size="11pt" style:text-underline-style="solid" style:text-underline-width="auto" style:text-underline-color="font-color" style:font-size-asian="11pt"/>
    </style:style>
    <style:style style:name="T401" style:family="text">
      <style:text-properties fo:color="#6a3e3e"/>
    </style:style>
    <style:style style:name="T402" style:family="text">
      <style:text-properties officeooo:rsid="0363862b"/>
    </style:style>
    <style:style style:name="T403" style:family="text">
      <style:text-properties officeooo:rsid="036c5c28"/>
    </style:style>
    <style:style style:name="T404" style:family="text">
      <style:text-properties officeooo:rsid="036de028"/>
    </style:style>
    <style:style style:name="T405" style:family="text">
      <style:text-properties officeooo:rsid="036f8960"/>
    </style:style>
    <style:style style:name="T406" style:family="text">
      <style:text-properties officeooo:rsid="0370b2a7"/>
    </style:style>
    <style:style style:name="T407" style:family="text">
      <style:text-properties officeooo:rsid="0370d46e"/>
    </style:style>
    <style:style style:name="T408" style:family="text">
      <style:text-properties officeooo:rsid="0372070c"/>
    </style:style>
    <style:style style:name="T409" style:family="text">
      <style:text-properties officeooo:rsid="0372d709"/>
    </style:style>
    <style:style style:name="T410" style:family="text">
      <style:text-properties officeooo:rsid="03737b3b"/>
    </style:style>
    <style:style style:name="T411" style:family="text">
      <style:text-properties officeooo:rsid="03748a92"/>
    </style:style>
    <style:style style:name="T412" style:family="text">
      <style:text-properties officeooo:rsid="03761f84"/>
    </style:style>
    <style:style style:name="T413" style:family="text">
      <style:text-properties fo:color="#4000c8" style:font-name="Monospace" fo:font-size="11pt" fo:font-weight="bold" style:font-size-asian="11pt" style:font-weight-asian="bold"/>
    </style:style>
    <style:style style:name="T414" style:family="text">
      <style:text-properties fo:color="#4000c8" style:font-name="Monospace" fo:font-size="11pt" fo:font-weight="bold" style:font-size-asian="11pt" style:font-weight-asian="bold"/>
    </style:style>
    <style:style style:name="T415" style:family="text">
      <style:text-properties fo:color="#408080" style:font-name="Monospace" fo:font-size="11pt" style:font-size-asian="11pt"/>
    </style:style>
    <style:style style:name="T416" style:family="text">
      <style:text-properties fo:color="#408080" style:font-name="Monospace" fo:font-size="11pt" style:font-size-asian="11pt"/>
    </style:style>
    <style:style style:name="T417" style:family="text">
      <style:text-properties officeooo:rsid="048356dc"/>
    </style:style>
    <style:style style:name="T418" style:family="text">
      <style:text-properties fo:background-color="#d4d4d4" loext:char-shading-value="0"/>
    </style:style>
    <style:style style:name="T419" style:family="text">
      <style:text-properties officeooo:rsid="0487cda2"/>
    </style:style>
    <style:style style:name="T420" style:family="text">
      <style:text-properties officeooo:rsid="048ae683"/>
    </style:style>
    <style:style style:name="T421" style:family="text">
      <style:text-properties officeooo:rsid="048ccfb2"/>
    </style:style>
    <style:style style:name="T422" style:family="text">
      <style:text-properties officeooo:rsid="04a547b8"/>
    </style:style>
    <style:style style:name="T423" style:family="text">
      <style:text-properties fo:language="en" fo:country="IN" style:text-underline-style="none" officeooo:rsid="0509ce9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24" style:family="text">
      <style:text-properties officeooo:rsid="04f66c9b"/>
    </style:style>
    <style:style style:name="T425" style:family="text">
      <style:text-properties officeooo:rsid="04fca9b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2">1. pom.xml</text:p>
      <text:p text:style-name="P268"/>
      <text:p text:style-name="P271">Maven and Gradle are some of the build systems that have great support for spring boot. They are like Ant, but Ant does not have great support for spring boot. <text:span text:style-name="T358">Pom.xml is the build and dependency management file for maven.</text:span></text:p>
      <text:p text:style-name="P268"/>
      <text:p text:style-name="P269">Will document all entries made in this file and the purpose of them, when and where<text:span text:style-name="T402">ever it is</text:span> required.</text:p>
      <text:p text:style-name="P269"/>
      <text:p text:style-name="P269"><text:span text:style-name="T36">&lt;</text:span><text:span text:style-name="T38">parent</text:span><text:span text:style-name="T36">&gt;</text:span></text:p>
      <text:p text:style-name="P26"><text:span text:style-name="T41"><text:s text:c="4"/></text:span><text:span text:style-name="T37">&lt;</text:span><text:span text:style-name="T39">groupId</text:span><text:span text:style-name="T37">&gt;</text:span><text:span text:style-name="T41">org.springframework.boot</text:span><text:span text:style-name="T37">&lt;/</text:span><text:span text:style-name="T39">groupId</text:span><text:span text:style-name="T37">&gt;</text:span></text:p>
      <text:p text:style-name="P26"><text:span text:style-name="T41"><text:s text:c="4"/></text:span><text:span text:style-name="T37">&lt;</text:span><text:span text:style-name="T39">artifactId</text:span><text:span text:style-name="T37">&gt;</text:span><text:span text:style-name="T41">spring-boot-starter-parent</text:span><text:span text:style-name="T37">&lt;/</text:span><text:span text:style-name="T39">artifactId</text:span><text:span text:style-name="T37">&gt;</text:span></text:p>
      <text:p text:style-name="P26"><text:span text:style-name="T41"><text:s text:c="4"/></text:span><text:span text:style-name="T37">&lt;</text:span><text:span text:style-name="T39">version</text:span><text:span text:style-name="T37">&gt;</text:span><text:span text:style-name="T41">2.1.5.RELEASE</text:span><text:span text:style-name="T37">&lt;/</text:span><text:span text:style-name="T39">version</text:span><text:span text:style-name="T37">&gt;</text:span></text:p>
      <text:p text:style-name="P26"><text:span text:style-name="T37">&lt;/</text:span><text:span text:style-name="T39">parent</text:span><text:span text:style-name="T37">&gt;</text:span></text:p>
      <text:p text:style-name="P269"/>
      <text:p text:style-name="P270">The ‘parent’ tag allows us to maintain the versions of different artefacts and depdendencies that will be used in building and implementing the application. The version numbers of other dependent aretifacts need not be eplicitly mentioned since maven will automatically configure them on the basis of the parent.</text:p>
      <text:p text:style-name="P270"/>
      <text:p text:style-name="P180"><text:span text:style-name="T47">s</text:span><text:span text:style-name="T40">pring-boot-starter-parent </text:span><text:span text:style-name="T46">has certain </text:span><text:span text:style-name="T63">dependencies </text:span><text:span text:style-name="T46">which you can now inherit from and also dependency management will be taken care by the maven/spring now.</text:span></text:p>
      <text:p text:style-name="P229"/>
      <text:p text:style-name="P180"><text:span text:style-name="T46"><text:tab/></text:span><text:span text:style-name="T36">&lt;</text:span><text:span text:style-name="T38">dependency</text:span><text:span text:style-name="T36">&gt;</text:span></text:p>
      <text:p text:style-name="P26"><text:span text:style-name="T41"><text:tab/> <text:s text:c="3"/></text:span><text:span text:style-name="T37">&lt;</text:span><text:span text:style-name="T39">groupId</text:span><text:span text:style-name="T37">&gt;</text:span><text:span text:style-name="T41">org.springframework.boot</text:span><text:span text:style-name="T37">&lt;/</text:span><text:span text:style-name="T39">groupId</text:span><text:span text:style-name="T37">&gt;</text:span></text:p>
      <text:p text:style-name="P26"><text:span text:style-name="T41"><text:tab/> <text:s text:c="3"/></text:span><text:span text:style-name="T37">&lt;</text:span><text:span text:style-name="T39">artifactId</text:span><text:span text:style-name="T37">&gt;</text:span><text:span text:style-name="T41">spring-boot-starter-web</text:span><text:span text:style-name="T37">&lt;/</text:span><text:span text:style-name="T39">artifactId</text:span><text:span text:style-name="T37">&gt;</text:span></text:p>
      <text:p text:style-name="P26"><text:span text:style-name="T41"><text:tab/></text:span><text:span text:style-name="T37">&lt;/</text:span><text:span text:style-name="T39">dependency</text:span><text:span text:style-name="T37">&gt;</text:span></text:p>
      <text:p text:style-name="P229"/>
      <text:p text:style-name="P181"><text:span text:style-name="T40">‘spring-boot-starter-web’, </text:span><text:span text:style-name="T48">is a starter for building web, including RESTful applications using Spring MVC. Uses Tomcat as the default embedded container. And hence we get the libraries supporting all the</text:span><text:span text:style-name="T58">se (including jackson related).</text:span></text:p>
      <text:p text:style-name="P181"/>
      <text:p text:style-name="P230">If you notice, we have not mentioned the version here because this will now be automatically managed from the parent i.e. from ‘ spring-boot-starter-parent’</text:p>
      <text:p text:style-name="P230"/>
      <text:p text:style-name="P181"><text:span text:style-name="T40"><text:tab/></text:span><text:span text:style-name="T36">&lt;</text:span><text:span text:style-name="T38">dependency</text:span><text:span text:style-name="T36">&gt;</text:span></text:p>
      <text:p text:style-name="P26"><text:span text:style-name="T41"><text:tab/> <text:s text:c="3"/></text:span><text:span text:style-name="T37">&lt;</text:span><text:span text:style-name="T39">groupId</text:span><text:span text:style-name="T37">&gt;</text:span><text:span text:style-name="T41">org.springframework.boot</text:span><text:span text:style-name="T37">&lt;/</text:span><text:span text:style-name="T39">groupId</text:span><text:span text:style-name="T37">&gt;</text:span></text:p>
      <text:p text:style-name="P26"><text:span text:style-name="T41"><text:tab/> <text:s text:c="3"/></text:span><text:span text:style-name="T37">&lt;</text:span><text:span text:style-name="T39">artifactId</text:span><text:span text:style-name="T37">&gt;</text:span><text:span text:style-name="T41">spring-boot-starter-data-jpa</text:span><text:span text:style-name="T37">&lt;/</text:span><text:span text:style-name="T39">artifactId</text:span><text:span text:style-name="T37">&gt;</text:span></text:p>
      <text:p text:style-name="P26"><text:span text:style-name="T41"><text:tab/></text:span><text:span text:style-name="T37">&lt;/</text:span><text:span text:style-name="T39">dependency</text:span><text:span text:style-name="T37">&gt;</text:span></text:p>
      <text:p text:style-name="P230"/>
      <text:p text:style-name="P182"><text:span text:style-name="T40">‘ spring-boot-starter-data-jpa’, </text:span><text:span text:style-name="T49">is a starter for using Spring Data Jpa with Hibernate. </text:span><text:span text:style-name="T50">So, you get Hibernate Co</text:span><text:span text:style-name="T64">r</text:span><text:span text:style-name="T50">e, JDBC and </text:span><text:span text:style-name="T65">other related </text:span><text:span text:style-name="T50">stuff with this.</text:span></text:p>
      <text:p text:style-name="P231"/>
      <text:p text:style-name="P182"><text:span text:style-name="T50"><text:tab/></text:span><text:span text:style-name="T36">&lt;</text:span><text:span text:style-name="T38">dependency</text:span><text:span text:style-name="T36">&gt;</text:span></text:p>
      <text:p text:style-name="P26"><text:span text:style-name="T41"><text:tab/> <text:s text:c="3"/></text:span><text:span text:style-name="T37">&lt;</text:span><text:span text:style-name="T39">groupId</text:span><text:span text:style-name="T37">&gt;</text:span><text:span text:style-name="T41">org.springframework.boot</text:span><text:span text:style-name="T37">&lt;/</text:span><text:span text:style-name="T39">groupId</text:span><text:span text:style-name="T37">&gt;</text:span></text:p>
      <text:p text:style-name="P26"><text:span text:style-name="T41"><text:tab/> <text:s text:c="3"/></text:span><text:span text:style-name="T37">&lt;</text:span><text:span text:style-name="T39">artifactId</text:span><text:span text:style-name="T37">&gt;</text:span><text:span text:style-name="T41">spring-boot-starter-security</text:span><text:span text:style-name="T37">&lt;/</text:span><text:span text:style-name="T39">artifactId</text:span><text:span text:style-name="T37">&gt;</text:span></text:p>
      <text:p text:style-name="P26"><text:span text:style-name="T41"><text:tab/></text:span><text:span text:style-name="T37">&lt;/</text:span><text:span text:style-name="T39">dependency</text:span><text:span text:style-name="T37">&gt;</text:span></text:p>
      <text:p text:style-name="P231"/>
      <text:p text:style-name="P183"><text:span text:style-name="T50">‘ spring-boot-starter-security’, </text:span><text:span text:style-name="T51">is a starter for using Spring Security. <text:s/></text:span><text:span text:style-name="T52">This depends on AOP and hence brings in its libraries also.</text:span></text:p>
      <text:p text:style-name="P232"><text:soft-page-break/></text:p>
      <text:p text:style-name="P232"/>
      <text:p text:style-name="P183"><text:span text:style-name="T52"><text:tab/></text:span><text:span text:style-name="T36">&lt;</text:span><text:span text:style-name="T38">dependency</text:span><text:span text:style-name="T36">&gt;</text:span></text:p>
      <text:p text:style-name="P26"><text:span text:style-name="T41"><text:tab/> <text:s text:c="3"/></text:span><text:span text:style-name="T37">&lt;</text:span><text:span text:style-name="T39">groupId</text:span><text:span text:style-name="T37">&gt;</text:span><text:span text:style-name="T41">org.springframework.security.oauth</text:span><text:span text:style-name="T37">&lt;/</text:span><text:span text:style-name="T39">groupId</text:span><text:span text:style-name="T37">&gt;</text:span></text:p>
      <text:p text:style-name="P26"><text:span text:style-name="T41"><text:tab/> <text:s text:c="3"/></text:span><text:span text:style-name="T37">&lt;</text:span><text:span text:style-name="T39">artifactId</text:span><text:span text:style-name="T37">&gt;</text:span><text:span text:style-name="T41">spring-security-oauth2</text:span><text:span text:style-name="T37">&lt;/</text:span><text:span text:style-name="T39">artifactId</text:span><text:span text:style-name="T37">&gt;</text:span></text:p>
      <text:p text:style-name="P26"><text:span text:style-name="T41"><text:tab/></text:span><text:span text:style-name="T37">&lt;/</text:span><text:span text:style-name="T39">dependency</text:span><text:span text:style-name="T37">&gt;</text:span></text:p>
      <text:p text:style-name="P232"/>
      <text:p text:style-name="P184"><text:span text:style-name="T50">‘ spring-security-oauth2’, </text:span><text:span text:style-name="T53">this is not managed by Spring. And is starter for using Oauth2 with Spring. I think you need to mention the version here for this to work.</text:span></text:p>
      <text:p text:style-name="P233"/>
      <text:p text:style-name="P184"><text:span text:style-name="T53"><text:tab/></text:span><text:span text:style-name="T36">&lt;</text:span><text:span text:style-name="T38">dependency</text:span><text:span text:style-name="T36">&gt;</text:span></text:p>
      <text:p text:style-name="P26"><text:span text:style-name="T41"><text:tab/> <text:s text:c="3"/></text:span><text:span text:style-name="T37">&lt;</text:span><text:span text:style-name="T39">groupId</text:span><text:span text:style-name="T37">&gt;</text:span><text:span text:style-name="T41">org.postgresql</text:span><text:span text:style-name="T37">&lt;/</text:span><text:span text:style-name="T39">groupId</text:span><text:span text:style-name="T37">&gt;</text:span></text:p>
      <text:p text:style-name="P26"><text:span text:style-name="T41"><text:tab/> <text:s text:c="3"/></text:span><text:span text:style-name="T37">&lt;</text:span><text:span text:style-name="T39">artifactId</text:span><text:span text:style-name="T37">&gt;</text:span><text:span text:style-name="T41">postgresql</text:span><text:span text:style-name="T37">&lt;/</text:span><text:span text:style-name="T39">artifactId</text:span><text:span text:style-name="T37">&gt;</text:span></text:p>
      <text:p text:style-name="P26"><text:span text:style-name="T41"><text:tab/></text:span><text:span text:style-name="T37">&lt;/</text:span><text:span text:style-name="T39">dependency</text:span><text:span text:style-name="T37">&gt;</text:span></text:p>
      <text:p text:style-name="P185"><text:span text:style-name="T53">‘ postgresql’, </text:span><text:span text:style-name="T54">this is also not managed by Spring Boot Starter and hence will need the version. But </text:span><text:span text:style-name="T55">basically contains all postgresql related libraries.</text:span></text:p>
      <text:p text:style-name="P234"/>
      <text:p text:style-name="P185"><text:span text:style-name="T55"><text:tab/></text:span><text:span text:style-name="T36">&lt;</text:span><text:span text:style-name="T38">dependency</text:span><text:span text:style-name="T36">&gt;</text:span></text:p>
      <text:p text:style-name="P26"><text:span text:style-name="T41"><text:tab/> <text:s text:c="3"/></text:span><text:span text:style-name="T37">&lt;</text:span><text:span text:style-name="T39">groupId</text:span><text:span text:style-name="T37">&gt;</text:span><text:span text:style-name="T41">org.springframework.boot</text:span><text:span text:style-name="T37">&lt;/</text:span><text:span text:style-name="T39">groupId</text:span><text:span text:style-name="T37">&gt;</text:span></text:p>
      <text:p text:style-name="P26"><text:span text:style-name="T41"><text:tab/> <text:s text:c="3"/></text:span><text:span text:style-name="T37">&lt;</text:span><text:span text:style-name="T39">artifactId</text:span><text:span text:style-name="T37">&gt;</text:span><text:span text:style-name="T41">spring-boot-starter-logging</text:span><text:span text:style-name="T37">&lt;/</text:span><text:span text:style-name="T39">artifactId</text:span><text:span text:style-name="T37">&gt;</text:span></text:p>
      <text:p text:style-name="P26"><text:span text:style-name="T41"><text:tab/></text:span><text:span text:style-name="T37">&lt;/</text:span><text:span text:style-name="T39">dependency</text:span><text:span text:style-name="T37">&gt;</text:span></text:p>
      <text:p text:style-name="P186"><text:span text:style-name="T55">‘ spring-boot-starter-logging’, </text:span><text:span text:style-name="T56">this is a starter for logging with Logback, which is the default logging starter </text:span><text:span text:style-name="T66">for sprongboot.</text:span></text:p>
      <text:p text:style-name="P235"/>
      <text:p text:style-name="P187"><text:span text:style-name="T56">I </text:span><text:span text:style-name="T40">mean, you basically use SLF4J, which is a Java Logging facade and extend it with a logging framework like log4j2 or logback and spring boot supports Logback, although there is a starter for log4j2 also.</text:span></text:p>
      <text:p text:style-name="P236"/>
      <text:p text:style-name="P186"><text:span text:style-name="T56"><text:tab/></text:span><text:span text:style-name="T36">&lt;</text:span><text:span text:style-name="T38">dependency</text:span><text:span text:style-name="T36">&gt;</text:span></text:p>
      <text:p text:style-name="P26"><text:span text:style-name="T41"><text:tab/> <text:s text:c="3"/></text:span><text:span text:style-name="T37">&lt;</text:span><text:span text:style-name="T39">groupId</text:span><text:span text:style-name="T37">&gt;</text:span><text:span text:style-name="T41">org.springframework.boot</text:span><text:span text:style-name="T37">&lt;/</text:span><text:span text:style-name="T39">groupId</text:span><text:span text:style-name="T37">&gt;</text:span></text:p>
      <text:p text:style-name="P26"><text:span text:style-name="T41"><text:tab/> <text:s text:c="3"/></text:span><text:span text:style-name="T37">&lt;</text:span><text:span text:style-name="T39">artifactId</text:span><text:span text:style-name="T37">&gt;</text:span><text:span text:style-name="T41">spring-boot-devtools</text:span><text:span text:style-name="T37">&lt;/</text:span><text:span text:style-name="T39">artifactId</text:span><text:span text:style-name="T37">&gt;</text:span></text:p>
      <text:p text:style-name="P26"><text:span text:style-name="T41"><text:tab/></text:span><text:span text:style-name="T37">&lt;/</text:span><text:span text:style-name="T39">dependency</text:span><text:span text:style-name="T37">&gt;</text:span></text:p>
      <text:p text:style-name="P235"/>
      <text:p text:style-name="P188"><text:span text:style-name="T53">T</text:span><text:span text:style-name="T40">his is basically for live-reloading. Meaning, whenever we make any changes to the code, we do not have to re-boot the application, rather we can just do a build and a kind of fast/semi re-boot happens ensuring the changes made are integrated and built with. </text:span><text:span text:style-name="T57">Helps </text:span><text:span text:style-name="T67">during</text:span><text:span text:style-name="T57"> development.</text:span></text:p>
      <text:p text:style-name="P237"/>
      <text:p text:style-name="P237"/>
      <text:p text:style-name="P250">Now, trying to build the project w/o specifying the versions of none of the dependencies:</text:p>
      <text:p text:style-name="P250"/>
      <text:p text:style-name="P238">And, everything else gets build fine except for spring-security-oauth2, there is an error in the pom.xml which basically says the version for this particular artifact is required.</text:p>
      <text:p text:style-name="P238"/>
      <text:p text:style-name="P238">Hence, will now update that entry to this:</text:p>
      <text:p text:style-name="P238"/>
      <text:p text:style-name="P189"><text:span text:style-name="T40"><text:tab/></text:span><text:span text:style-name="T36">&lt;</text:span><text:span text:style-name="T38">dependency</text:span><text:span text:style-name="T36">&gt;</text:span></text:p>
      <text:p text:style-name="P26"><text:span text:style-name="T41"><text:tab/> <text:s text:c="3"/></text:span><text:span text:style-name="T37">&lt;</text:span><text:span text:style-name="T39">groupId</text:span><text:span text:style-name="T37">&gt;</text:span><text:span text:style-name="T41">org.springframework.security.oauth</text:span><text:span text:style-name="T37">&lt;/</text:span><text:span text:style-name="T39">groupId</text:span><text:span text:style-name="T37">&gt;</text:span></text:p>
      <text:p text:style-name="P26"><text:span text:style-name="T41"><text:tab/> <text:s text:c="3"/></text:span><text:span text:style-name="T37">&lt;</text:span><text:span text:style-name="T39">artifactId</text:span><text:span text:style-name="T37">&gt;</text:span><text:span text:style-name="T41">spring-security-oauth2</text:span><text:span text:style-name="T37">&lt;/</text:span><text:span text:style-name="T39">artifactId</text:span><text:span text:style-name="T37">&gt;</text:span></text:p>
      <text:p text:style-name="P26"><text:span text:style-name="T41"><text:tab/> <text:s text:c="3"/></text:span><text:span text:style-name="T37">&lt;</text:span><text:span text:style-name="T39">version</text:span><text:span text:style-name="T37">&gt;</text:span><text:span text:style-name="T41">2.3.6.RELEASE</text:span><text:span text:style-name="T37">&lt;/</text:span><text:span text:style-name="T39">version</text:span><text:span text:style-name="T37">&gt;</text:span></text:p>
      <text:p text:style-name="P26"><text:span text:style-name="T41"><text:tab/></text:span><text:span text:style-name="T37">&lt;/</text:span><text:span text:style-name="T39">dependency</text:span><text:span text:style-name="T37">&gt;</text:span></text:p>
      <text:p text:style-name="P238"><text:soft-page-break/></text:p>
      <text:p text:style-name="P251">And, now building the project again:</text:p>
      <text:p text:style-name="P239">I am still getting an error at Line 1. No Error Description at all. Not </text:p>
      <text:p text:style-name="P239">sure what to do, let’s just proceed and see.</text:p>
      <text:p text:style-name="P239"/>
      <text:p text:style-name="P240">Ok, I have just created the Application.java which is the main class for the application and ran it and though the application failed to stop, it basically happened for not providing a data source, but it looks <text:span text:style-name="T403">like </text:span>the pom is fine, and the error <text:span text:style-name="T404">in the pom.xml </text:span>can be ignored for now.</text:p>
      <text:p text:style-name="P240"/>
      <text:p text:style-name="P252">2. Domain Model</text:p>
      <text:p text:style-name="P252"/>
      <text:p text:style-name="P241">I am just going to <text:span text:style-name="T405">use</text:span> one model/entity here, to keep things simple.</text:p>
      <text:p text:style-name="P242"/>
      <text:p text:style-name="P243">Company:</text:p>
      <text:p text:style-name="P190"><text:span text:style-name="T40">Name, Category (</text:span><text:span text:style-name="T61">what is it into – coul</text:span><text:span text:style-name="T62">d</text:span><text:span text:style-name="T61"> be </text:span><text:span text:style-name="T40">multiple – </text:span><text:span text:style-name="T62">comma separated</text:span><text:span text:style-name="T40">), </text:span><text:span text:style-name="T59">CEO, Chairman, Start Date </text:span><text:span text:style-name="T60">(when was this company setup)</text:span></text:p>
      <text:p text:style-name="P244"/>
      <text:p text:style-name="P191"><text:span text:style-name="T60">A</text:span><text:span text:style-name="T40">nd, you are basically allowed to fetch all companies, fetch a company by its name, add a company and delete a company.</text:span></text:p>
      <text:p text:style-name="P245"/>
      <text:p text:style-name="P253">Database details:</text:p>
      <text:p text:style-name="P253"/>
      <text:p text:style-name="P205">Let’s first create ou<text:span text:style-name="T406">r</text:span> database. Ideally called as a Schema in Oracle/MySQL, in PostgreSQL we call it a database.</text:p>
      <text:p text:style-name="P205"/>
      <text:p text:style-name="P205">So, created a database from pgadmin (client for postgresql).</text:p>
      <text:p text:style-name="P205"/>
      <text:p text:style-name="P205">Database: oauth2-example1 </text:p>
      <text:p text:style-name="P246"/>
      <text:p text:style-name="P246">And, this is the table creation script:</text:p>
      <text:p text:style-name="P246"/>
      <text:p text:style-name="P194">CREATE TABLE company (</text:p>
      <text:p text:style-name="P193"><text:s/>id integer PRIMARY KEY,</text:p>
      <text:p text:style-name="P193"><text:s/>name text NOT NULL,</text:p>
      <text:p text:style-name="P195"><text:s/>category text NOT NULL,</text:p>
      <text:p text:style-name="P196"><text:s/>ceo text NOT NULL,</text:p>
      <text:p text:style-name="P196"><text:s/>chairman text NOT NULL,</text:p>
      <text:p text:style-name="P196"><text:s/>start_date date NOT NULL <text:tab/></text:p>
      <text:p text:style-name="P193">);</text:p>
      <text:p text:style-name="P193"/>
      <text:p text:style-name="P201">integer is a signed 4 byte integer and text is a variable length character string. <text:s/>Date also takes 4 bytes.</text:p>
      <text:p text:style-name="P193"/>
      <text:p text:style-name="P199"><text:span text:style-name="T368">Have run the above script in the pgadmin query editor and <text:s/>hence the t</text:span>able <text:span text:style-name="T368">is </text:span>created.</text:p>
      <text:p text:style-name="P199"/>
      <text:p text:style-name="P210">The above table creation script is now part of schema.sql file in the project under resources/database/postgresql folder.</text:p>
      <text:p text:style-name="P199"/>
      <text:p text:style-name="P199">INSERT INTO company (id,name,category,ceo,chairman,start_date) </text:p>
      <text:p text:style-name="P199">VALUES (1,'Infosys','Software Services','Vishal Sikka','Narayana Murthy',current_date);</text:p>
      <text:p text:style-name="P199"/>
      <text:p text:style-name="P199">INSERT INTO company (id,name,category,ceo,chairman,start_date) </text:p>
      <text:p text:style-name="P199"><text:soft-page-break/>VALUES (2,'Tesla','Electric Cars, Battery Technology','Elon Musk','XYZ',current_date);</text:p>
      <text:p text:style-name="P199"/>
      <text:p text:style-name="P199">INSERT INTO company (id,name,category,ceo,chairman,start_date) </text:p>
      <text:p text:style-name="P199">VALUES (3,'Samsung','Electronics','ABC','XYZ',current_date);</text:p>
      <text:p text:style-name="P194"/>
      <text:p text:style-name="P200">Above are the insert scripts to create dummy data in the table. <text:span text:style-name="T371">And these scripts are part of data.sql file under resources/database/postgresql folder in the project.</text:span></text:p>
      <text:p text:style-name="P197"/>
      <text:p text:style-name="P202">current_date is a function in postgresql which will always returns today’s date depending on the server <text:span text:style-name="T367">timezone.</text:span></text:p>
      <text:p text:style-name="P211"/>
      <text:p text:style-name="P198"/>
      <text:p text:style-name="P247">Generating Model/Entity from Table</text:p>
      <text:p text:style-name="P247"/>
      <text:p text:style-name="P203">I have used JPA Tools in Eclipse to generate Entity/Model from the table<text:span text:style-name="T407">(</text:span>s<text:span text:style-name="T407">)</text:span>.</text:p>
      <text:p text:style-name="P203">Have to first connect the tool to the database. Following are the credentials supplied.</text:p>
      <text:p text:style-name="P203"/>
      <text:p text:style-name="P204">Database: <text:s/>oauth2-example1</text:p>
      <text:p text:style-name="P206">username: postgres</text:p>
      <text:p text:style-name="P206">password: postgre</text:p>
      <text:p text:style-name="P206"/>
      <text:p text:style-name="P207">Test the connection. After it is successful, connect JPA Tools to your database and from the<text:span text:style-name="T369">re</text:span> onwards use the tool UI to select the tables for which you want the tools to generate entities <text:span text:style-name="T369">for.</text:span></text:p>
      <text:p text:style-name="P207">Since we have only one table here, generated the entity for only one.</text:p>
      <text:p text:style-name="P207"/>
      <text:p text:style-name="P209">By the way, I have configured this JPA Tools as a separ<text:span text:style-name="T408">a</text:span>te project in eclipse. <text:span text:style-name="T370">So, I have to basically copy the generated model from this project and dump it in my project (where I need this model to be).</text:span></text:p>
      <text:p text:style-name="P209"/>
      <text:p text:style-name="P249">The Model</text:p>
      <text:p text:style-name="P218">Company.java is the model/entity for this project, since there is only one table in the application.</text:p>
      <text:p text:style-name="P218"/>
      <text:p text:style-name="P219">The class is marked with @Entity annot. Which basically means this class is an entity and has to be persisted, meaning there should be table mapping for this model in the database.</text:p>
      <text:p text:style-name="P219"/>
      <text:p text:style-name="P220">Basically, an Entity is something that is distint and can have independent existence. That is, it has some certain attributes of its own.</text:p>
      <text:p text:style-name="P219"/>
      <text:p text:style-name="P224">I have removed the @NamedQuery annot. <text:span text:style-name="T409">which</text:span> is generated by default by the JPA Tools. Don’t need it. Will be writing my own repo. <text:span text:style-name="T410">Queries (if required).</text:span></text:p>
      <text:p text:style-name="P221"/>
      <text:p text:style-name="P222">The ‘id’ <text:span text:style-name="T397">field</text:span> of this model is annot. With @Id and @GeneratedValue(strategy=GenerationType.<text:span text:style-name="T394">AUTO</text:span>). <text:span text:style-name="T395">One is ofcourse is to identify that this is the primary key and the other is to define the generation strategy of this key, as of now, I have left it to AUTO i.e. the jpa provider (hibernate in this case) will have to take care of it. As far as I remember, there is some issue with postgresql + hibernate in <text:s/></text:span><text:soft-page-break/><text:span text:style-name="T395">doing this and hence I might have to create a sequence of my own and then change the generation strategy as well, for now, leaving it as is, will see when I face some issue regarding this.</text:span></text:p>
      <text:p text:style-name="P223"/>
      <text:p text:style-name="P223"/>
      <text:p text:style-name="P225">The startDate attribute is also annotated with @Temporal(TemporalType.<text:span text:style-name="T394">DATE</text:span>) and @Column(name="start_date"). <text:span text:style-name="T396">The latter annot., is to tell the jpa provider about the mapping column for this particular attribute in the database table, since the column name of the table in the db des not match with the attribute name here, we have to explcitly call it out using this property.</text:span></text:p>
      <text:p text:style-name="P225"/>
      <text:p text:style-name="P227">And, w.r.t the @Temporal, it seems, according to the Java Persistence Sepcs, any field or property of type java.util.Date or java.util.Calendar has to be annot. With @Temporal.</text:p>
      <text:p text:style-name="P225"/>
      <text:p text:style-name="P228">Apart from the above, none of the other fields are annot., not even with @Column because the field names and the columns names in the table are an exact match.</text:p>
      <text:p text:style-name="P228"/>
      <text:p text:style-name="P226">And, as I was documenting about the model, I was thinking what is the difference between a field and a property and I came to know from stackoverflow that according to the official oracle documentation of java, it seems, a field is a data memeber of a class and a property is something whose value you can set/change. So, basically, if a field is settable, it can be called a property. Good to know.</text:p>
      <text:p text:style-name="P209"/>
      <text:p text:style-name="P209"/>
      <text:p text:style-name="P248">3. application.properties</text:p>
      <text:p text:style-name="P248"/>
      <text:p text:style-name="P248"><text:span text:style-name="T1">logging.pattern.console=</text:span><text:span text:style-name="T372">%d{</text:span><text:span text:style-name="T375">dd</text:span><text:span text:style-name="T372">-MM-</text:span><text:span text:style-name="T375">yyyy</text:span> <text:span text:style-name="T372">HH:mm:ss.SSS}</text:span> <text:span text:style-name="T372">[%thread]</text:span> <text:span text:style-name="T372">%-5level</text:span> <text:span text:style-name="T372">%logger</text:span><text:span text:style-name="T359">{36}</text:span><text:span text:style-name="T372">.%M</text:span> <text:span text:style-name="T372">-</text:span> <text:span text:style-name="T372">%</text:span><text:span text:style-name="T375">msg</text:span><text:span text:style-name="T372">%n</text:span></text:p>
      <text:p text:style-name="P254"/>
      <text:p text:style-name="P208">This is for the Logback configuration. If you do not add this, then no matter how many custom log statements you add in the code, nothing will be displayed in the console.</text:p>
      <text:p text:style-name="P208"/>
      <text:p text:style-name="P213">As of now, this is configured to display the custom logs (if any) in the console. You can configure this to output the same to a file. <text:span text:style-name="T377">I have it configured in the application.properties file of ‘springboot-rest-redis-postgre’ project.</text:span></text:p>
      <text:p text:style-name="P213"/>
      <text:p text:style-name="P215">Next is to configure logging level for different components/libraries of your application as shown below:</text:p>
      <text:p text:style-name="P215"/>
      <text:p text:style-name="P213">logging.level.org.springframework.security.oauth2=debug</text:p>
      <text:p text:style-name="P213">logging.level.org.springframework=DEBUG</text:p>
      <text:p text:style-name="P212">logging.level.org.hibernate=DEBUG</text:p>
      <text:p text:style-name="P212">logging.level.javax.persistence=DEBUG</text:p>
      <text:p text:style-name="P212">logging.level.sql=DEBUG</text:p>
      <text:p text:style-name="P213"/>
      <text:p text:style-name="P215">The easiest way to do this is to look at your pom.xml and pick up the group ids of all the dependencies and prefix logging.level to them and <text:span text:style-name="T411">add</text:span> them to your application.properties file. These group ids are nothing but top-level packages of the various libraries/dependencies that have been added to the project. <text:span text:style-name="T378">Only thing is, these dependencies </text:span><text:soft-page-break/><text:span text:style-name="T378">themselves depend on other libraries (you can check the dependency hierrachy from eclipse by opening you pom.xml and then look for the Dependency Hierarchy tab) which may not be configured for logging, so if you want to configure them as well, then go to Maven Dependencies in eclipse under the project and go through each imported dependency and look for its top-level package and add that name to the application.properties logging configuration by prefixing it with logging.level.</text:span></text:p>
      <text:p text:style-name="P215"/>
      <text:p text:style-name="P215">spring.datasource.url=jdbc:postgresql://<text:span text:style-name="T379">localhost</text:span>:5432/oauth2-example1</text:p>
      <text:p text:style-name="P214">spring.datasource.username=<text:span text:style-name="T379">postgres</text:span></text:p>
      <text:p text:style-name="P214">spring.datasource.password=<text:span text:style-name="T379">postgre</text:span></text:p>
      <text:p text:style-name="P215"/>
      <text:p text:style-name="P216">The above mentioned ones are for your db configuration.</text:p>
      <text:p text:style-name="P216"/>
      <text:p text:style-name="P217"><text:span text:style-name="T1">spring.jpa.show-sql</text:span><text:span text:style-name="T25">=true</text:span><text:span text:style-name="T21"> – This enables logging of sql statements. </text:span><text:span text:style-name="T24">Though, I am not sure if </text:span><text:span text:style-name="T32"><text:s/></text:span><text:span text:style-name="T33">logging.level.sql=DEBUG and </text:span><text:span text:style-name="T23">spring.jpa.show-sql</text:span><text:span text:style-name="T24">=true, does the same job or not?</text:span></text:p>
      <text:p text:style-name="P192"/>
      <text:p text:style-name="P1"><text:span text:style-name="T22">spring.jpa.properties.hibernate.generate_statistics=true – </text:span><text:span text:style-name="T26">This is to enable hibernate metrics.</text:span></text:p>
      <text:p text:style-name="P10"/>
      <text:p text:style-name="P2"><text:span text:style-name="T26">O</text:span><text:span text:style-name="T1">k, so I have put this application.properties file in the resources folder. </text:span></text:p>
      <text:p text:style-name="P18"/>
      <text:p text:style-name="P6"><text:span text:style-name="T27">4. </text:span><text:span text:style-name="T1">Now trying to boot the application.</text:span></text:p>
      <text:p text:style-name="P19"/>
      <text:p text:style-name="P3"><text:span text:style-name="T22">R</text:span><text:span text:style-name="T1">esult:</text:span></text:p>
      <text:p text:style-name="P11">Application started fine, that’s cool.</text:p>
      <text:p text:style-name="P11"/>
      <text:p text:style-name="P7"><text:span text:style-name="T1">Now, If I visit the browser at </text:span><text:a xlink:type="simple" xlink:href="http://localhost:8080/" text:style-name="Internet_20_link" text:visited-style-name="Visited_20_Internet_20_Link">http://localhost:8080</text:a><text:span text:style-name="T1">:</text:span></text:p>
      <text:p text:style-name="P4"><text:span text:style-name="T1">It automatically naviagtes to </text:span><text:a xlink:type="simple" xlink:href="http://localhost:8080/login" text:style-name="Internet_20_link" text:visited-style-name="Visited_20_Internet_20_Link">http://localhost:8080/login</text:a><text:span text:style-name="T1"> and brings up a default spring security login page. This is just because you have configured spring security in the pom.xml. Even though the project at this point does not have a single piece of code that corresponds to spring security, the application is by default secure, because you have configured spring security in the pom.xml.</text:span></text:p>
      <text:p text:style-name="P12"/>
      <text:p text:style-name="P9"><text:span text:style-name="T1">Commenting the </text:span><text:span text:style-name="T380">spring-boot-starter-security</text:span><text:span text:style-name="T1"> and </text:span><text:span text:style-name="T380">spring-security-oauth2</text:span><text:span text:style-name="T1"> dependencies in pom.xml</text:span></text:p>
      <text:p text:style-name="P20"/>
      <text:p text:style-name="P5"><text:span text:style-name="T1">Commented the above mentioned dependencies and now trying to boot </text:span><text:span text:style-name="T28">(after a clean-build)</text:span><text:span text:style-name="T1"> the application. </text:span></text:p>
      <text:p text:style-name="P13"/>
      <text:p text:style-name="P14">Application booted normally.</text:p>
      <text:p text:style-name="P14"/>
      <text:p text:style-name="P8"><text:span text:style-name="T1">Now, If I visit the browser at </text:span><text:a xlink:type="simple" xlink:href="http://localhost:8080/" text:style-name="Internet_20_link" text:visited-style-name="Visited_20_Internet_20_Link">http://localhost:8080</text:a><text:span text:style-name="T1">:</text:span></text:p>
      <text:p text:style-name="P15">A normal 404 error came up on the page because nothing is configured at the application side.</text:p>
      <text:p text:style-name="P15"/>
      <text:p text:style-name="P21">I just tried hitting the same url from POSTMAN:</text:p>
      <text:p text:style-name="P16"/>
      <text:p text:style-name="P16">Response:</text:p>
      <text:p text:style-name="P16">{</text:p>
      <text:p text:style-name="P16"><text:s text:c="4"/>"timestamp": "2019-06-06T06:05:23.759+0000",</text:p>
      <text:p text:style-name="P16"><text:s text:c="4"/>"status": 404,</text:p>
      <text:p text:style-name="P16"><text:soft-page-break/><text:s text:c="4"/>"error": "Not Found",</text:p>
      <text:p text:style-name="P16"><text:s text:c="4"/>"message": "No message available",</text:p>
      <text:p text:style-name="P16"><text:s text:c="4"/>"path": "/"</text:p>
      <text:p text:style-name="P16">}</text:p>
      <text:p text:style-name="P16"/>
      <text:p text:style-name="P17">I will keep the security configuration disabled for now and <text:span text:style-name="T412">develop</text:span> the application and then secure it later.</text:p>
      <text:p text:style-name="P17"/>
      <text:p text:style-name="P22">5. Connection Pool</text:p>
      <text:p text:style-name="P22"/>
      <text:p text:style-name="P23"><text:span text:style-name="T68">I haven’t specifically configured any connection pooling utility in the p</text:span><text:span text:style-name="Source_20_Text"><text:span text:style-name="T68">om.xml but by default when you use either spring-boot-starter-jdbc or spring-boot-starter-data-jpa, you automatically get a dependency to HikariCP.</text:span></text:span></text:p>
      <text:p text:style-name="P23"><text:span text:style-name="Source_20_Text"><text:span text:style-name="T68"/></text:span></text:p>
      <text:p text:style-name="P24"><text:span text:style-name="Source_20_Text"><text:span text:style-name="T68">Spring prefers HiakriCP for its performance and accuracy even for production databases. </text:span></text:span></text:p>
      <text:p text:style-name="P24"><text:span text:style-name="Source_20_Text"><text:span text:style-name="T68"/></text:span></text:p>
      <text:p text:style-name="P25"><text:span text:style-name="Source_20_Text"><text:span text:style-name="T69">The algorithm for choosing a connection pool which is used by Spring is as follows:</text:span></text:span></text:p>
      <text:p text:style-name="P264"><text:span text:style-name="Source_20_Text"><text:span text:style-name="T69">1.If HikariCP is available, we always choose it.</text:span></text:span></text:p>
      <text:p text:style-name="P264"><text:span text:style-name="Source_20_Text"><text:span text:style-name="T70">2.</text:span></text:span><text:span text:style-name="Source_20_Text"><text:span text:style-name="T69">Otheriwse, If Tomcat pooling DataSource is available, then this chosen.</text:span></text:span></text:p>
      <text:p text:style-name="P265"><text:span text:style-name="Source_20_Text"><text:span text:style-name="T69">3. If none of these are there, then Commons DBCP2 is chosen.</text:span></text:span></text:p>
      <text:p text:style-name="P265"><text:span text:style-name="Source_20_Text"><text:span text:style-name="T69">You can also explicitly mention what to want to use in the pom.xml. </text:span></text:span></text:p>
      <text:p text:style-name="P266"><text:span text:style-name="Source_20_Text"><text:span text:style-name="T71">A connection pool is bascially a cache of database connections. Since acquiring a new conenction is a costly affair, whenever a connection is created, it is added to the pool and applications are supplied these pooled connections as and when required and when an application is done with a connection, it is released back to the pool, ready for use by some other piece of the application. By this, adhoc, dynamic and costly affair of creating connections and executing commands all happens faster.</text:span></text:span></text:p>
      <text:p text:style-name="P266"><text:span text:style-name="Source_20_Text"><text:span text:style-name="T71"/></text:span></text:p>
      <text:p text:style-name="P267"><text:span text:style-name="Source_20_Text"><text:span text:style-name="T272">6. </text:span></text:span><text:span text:style-name="Source_20_Text"><text:span text:style-name="T273">Creating a repository interface – CompanyRepository.java</text:span></text:span></text:p>
      <text:p text:style-name="P257"><text:span text:style-name="Source_20_Text"><text:span text:style-name="T72">Created a package: com.sridhar.example.repo to dump repository related interfaces in this.</text:span></text:span></text:p>
      <text:p text:style-name="P257"><text:span text:style-name="Source_20_Text"><text:span text:style-name="T72">Created an interface: CompanyRepository.java</text:span></text:span></text:p>
      <text:p text:style-name="P258"><text:span text:style-name="Source_20_Text"><text:span text:style-name="T73">This interface basically defines abstract operations to search for a company by its name, to get a list of all companies that are in the database and to create a new company.</text:span></text:span></text:p>
      <text:p text:style-name="P259"><text:span text:style-name="Source_20_Text"><text:span text:style-name="T74">To make use of the features provided by the Spring Data, we need to extend one of its repository interfaces. Here, we are extending the Repositry interface which is a central core interface in spring data and all other specialised repositories like CrudRepository, JpaRepository etc. Extend this.</text:span></text:span></text:p>
      <text:p text:style-name="P260"><text:span text:style-name="Source_20_Text"><text:span text:style-name="T75">The Repository interface of spring data basically takes 2 parameters – one is the domain type or the entity/model name to manage and it’s Id </text:span></text:span><text:soft-page-break/><text:span text:style-name="Source_20_Text"><text:span text:style-name="T75">type. So, we have mentioned here, the Company model/entity as the type to manage and Integer as it’s type id.</text:span></text:span></text:p>
      <text:p text:style-name="P261"><text:span text:style-name="Source_20_Text"><text:span text:style-name="T76">Annot. This interface with @Repository. This is one of the specilizations of @Component </text:span></text:span><text:span text:style-name="Source_20_Text"><text:span text:style-name="T77">(others specializations are @Controller, </text:span></text:span><text:span text:style-name="Source_20_Text"><text:span text:style-name="T79">and </text:span></text:span><text:span text:style-name="Source_20_Text"><text:span text:style-name="T77">@Service)</text:span></text:span><text:span text:style-name="Source_20_Text"><text:span text:style-name="T76">. The purpose of @Component is to identify the components marked with this or its specialized versions to be auto-detected during classpath scanning.</text:span></text:span></text:p>
      <text:p text:style-name="P262"><text:span text:style-name="Source_20_Text"><text:span text:style-name="T78">And, we could have used any other stereotype annot., Like @Component and any of its specializations, just that @Repository is more clear in it’s name saying that this is DAO/Persistence layer component.</text:span></text:span></text:p>
      <text:p text:style-name="P263"><text:span text:style-name="Source_20_Text"><text:span text:style-name="T78">So, as described already about the abstract operations defined here, following are the methods mentioned in this CompanyRepository interface:</text:span></text:span></text:p>
      <text:p text:style-name="P27"><text:span text:style-name="Source_20_Text"><text:span text:style-name="T78"><text:s text:c="2"/>Company findByName(String </text:span></text:span><text:span text:style-name="T398">companyname</text:span><text:span text:style-name="T8">);</text:span></text:p>
      <text:p text:style-name="P255"><text:s text:c="2"/></text:p>
      <text:p text:style-name="P255"><text:s text:c="2"/>List&lt;Company&gt; findAll();</text:p>
      <text:p text:style-name="P255"><text:s text:c="2"/></text:p>
      <text:p text:style-name="P26"><text:span text:style-name="T8"><text:s text:c="2"/></text:span><text:span text:style-name="T360">void</text:span><text:span text:style-name="T8"> save(Company </text:span><text:span text:style-name="T398">company</text:span><text:span text:style-name="T8">);</text:span></text:p>
      <text:p text:style-name="P27"><text:span text:style-name="Source_20_Text"><text:span text:style-name="T78"/></text:span></text:p>
      <text:p text:style-name="P28"><text:span text:style-name="Source_20_Text"><text:span text:style-name="T80">Here, we need to understand a little bit about the query creation mechanism of Spring Data.</text:span></text:span></text:p>
      <text:p text:style-name="P29"><text:span text:style-name="Source_20_Text"><text:span text:style-name="T81">The mechanism, basically, strips the find..By, get..By, query..By and count..by and starts parsing from there. The first ‘By’ encountered becomes the delimiter and then begins the actual criteria. You can basically define conditions on entity properties and concatenate them with AND and Or.</text:span></text:span></text:p>
      <text:p text:style-name="P30"><text:span text:style-name="Source_20_Text"><text:span text:style-name="T82">So, in our case, when Spring Data encounters findByName, it first strips the findBy and it then starts looking for ‘name’ property in the entity and </text:span></text:span><text:span text:style-name="Source_20_Text"><text:span text:style-name="T140">make</text:span></text:span><text:span text:style-name="Source_20_Text"><text:span text:style-name="T82"> a criteria accrodingly.</text:span></text:span></text:p>
      <text:p text:style-name="P31"><text:span text:style-name="Source_20_Text"><text:span text:style-name="T83">And, the findAll and save are all defined asbtract operations in CrudRepository which extends the Repository interface.</text:span></text:span></text:p>
      <text:p text:style-name="P31"><text:span text:style-name="Source_20_Text"><text:span text:style-name="T83"/></text:span></text:p>
      <text:p text:style-name="P32"><text:span text:style-name="Source_20_Text"><text:span text:style-name="T274">7. Creating Service Layer – CompanyService.java</text:span></text:span></text:p>
      <text:p text:style-name="P32"><text:span text:style-name="Source_20_Text"><text:span text:style-name="T274"/></text:span></text:p>
      <text:p text:style-name="P33"><text:span text:style-name="Source_20_Text"><text:span text:style-name="T84">Created a package: com.sridhar.example.service to hold the service classes.</text:span></text:span></text:p>
      <text:p text:style-name="P33"><text:span text:style-name="Source_20_Text"><text:span text:style-name="T84"/></text:span></text:p>
      <text:p text:style-name="P33"><text:span text:style-name="Source_20_Text"><text:span text:style-name="T84">Created a class: CompanyService.java</text:span></text:span></text:p>
      <text:p text:style-name="P33"><text:span text:style-name="Source_20_Text"><text:span text:style-name="T84"/></text:span></text:p>
      <text:p text:style-name="P34"><text:span text:style-name="Source_20_Text"><text:span text:style-name="T85">A Service Layer basically acts as an intermediary between your Repository and Controller where you can set up your business logic and hence neatly separating the persistence layer and the view/controller layer from the core business logic.</text:span></text:span></text:p>
      <text:p text:style-name="P34"><text:span text:style-name="Source_20_Text"><text:span text:style-name="T85"/></text:span></text:p>
      <text:p text:style-name="P35"><text:span text:style-name="Source_20_Text"><text:span text:style-name="T86">The class is annot., with @Service. As mentioned before, this is a specialization of @Component and is basically used for service layer, of course, you can use any of the @Component specializations or for that @Component itself. But the whole point in using this annot. Is to enable <text:s/>and be eligible for component/classpath scnanning.</text:span></text:span></text:p>
      <text:p text:style-name="P35"><text:span text:style-name="Source_20_Text"><text:span text:style-name="T86"/></text:span></text:p>
      <text:p text:style-name="P36"><text:span text:style-name="Source_20_Text"><text:span text:style-name="T87">And, here, we are dependency injecting the CompanyRepository interface by using @Autowired annot. This annot, basically, dependency injects the <text:s/>dependencies. </text:span></text:span></text:p>
      <text:p text:style-name="P36"><text:soft-page-break/><text:span text:style-name="Source_20_Text"><text:span text:style-name="T87">This service layer class is dependent on the CompanyRepository interface since it this interface’s methods which we are calling from this service.</text:span></text:span></text:p>
      <text:p text:style-name="P36"><text:span text:style-name="Source_20_Text"><text:span text:style-name="T87"/></text:span></text:p>
      <text:p text:style-name="P37"><text:span text:style-name="Source_20_Text"><text:span text:style-name="T88">Remaining everything that is there in this class is all simple. We are just calling the CompanyRepository methods and returning the result.</text:span></text:span></text:p>
      <text:p text:style-name="P37"><text:span text:style-name="Source_20_Text"><text:span text:style-name="T88"/></text:span></text:p>
      <text:p text:style-name="P38"><text:span text:style-name="Source_20_Text"><text:span text:style-name="T275">8. Creating a Controller – CompanyController.java</text:span></text:span></text:p>
      <text:p text:style-name="P38"><text:span text:style-name="Source_20_Text"><text:span text:style-name="T275"/></text:span></text:p>
      <text:p text:style-name="P38"><text:span text:style-name="Source_20_Text"><text:span text:style-name="T89">Since we are now done with creating repo, service, now, we need to create a controller to call the service and return the result back to the </text:span></text:span><text:span text:style-name="Source_20_Text"><text:span text:style-name="T90">REST </text:span></text:span><text:span text:style-name="Source_20_Text"><text:span text:style-name="T89">client </text:span></text:span><text:span text:style-name="Source_20_Text"><text:span text:style-name="T90">(since we do not have a view here).</text:span></text:span></text:p>
      <text:p text:style-name="P38"><text:span text:style-name="Source_20_Text"><text:span text:style-name="T90"/></text:span></text:p>
      <text:p text:style-name="P39"><text:span text:style-name="Source_20_Text"><text:span text:style-name="T91">Created a package: com.sridhar.example.controller – to hold the controller(s).</text:span></text:span></text:p>
      <text:p text:style-name="P39"><text:span text:style-name="Source_20_Text"><text:span text:style-name="T91"/></text:span></text:p>
      <text:p text:style-name="P39"><text:span text:style-name="Source_20_Text"><text:span text:style-name="T91">Created a class: CompanyC</text:span></text:span><text:span text:style-name="Source_20_Text"><text:span text:style-name="T92">o</text:span></text:span><text:span text:style-name="Source_20_Text"><text:span text:style-name="T91">ntroller.java</text:span></text:span></text:p>
      <text:p text:style-name="P39"><text:span text:style-name="Source_20_Text"><text:span text:style-name="T91"/></text:span></text:p>
      <text:p text:style-name="P40"><text:span text:style-name="Source_20_Text"><text:span text:style-name="T93">Annotated the class with @RestController. </text:span></text:span></text:p>
      <text:p text:style-name="P41"><text:span text:style-name="Source_20_Text"><text:span text:style-name="T94">This is a special case of @Controller. The @Controller allows us to create Spring MVC Controller whereas the @</text:span></text:span><text:span text:style-name="Source_20_Text"><text:span text:style-name="T141">R</text:span></text:span><text:span text:style-name="Source_20_Text"><text:span text:style-name="T94">estController helps us in creatig RESTful web services controllers.</text:span></text:span></text:p>
      <text:p text:style-name="P41"><text:span text:style-name="Source_20_Text"><text:span text:style-name="T94">The main differen</text:span></text:span><text:span text:style-name="Source_20_Text"><text:span text:style-name="T142">ce</text:span></text:span><text:span text:style-name="Source_20_Text"><text:span text:style-name="T94"> between these two is in the way the HTTP Response body is created. While the Spring MVC Controller depends on the view technology, the RESTful web service controllers simply returns the object and the object data is written to the HTTP Stream as a json/xml.</text:span></text:span></text:p>
      <text:p text:style-name="P42"><text:span text:style-name="Source_20_Text"><text:span text:style-name="T95">So, when you annot. Your class with @RestController, all the return values/objects are then directly returned as part of the HTTP Stream as json/xml.</text:span></text:span></text:p>
      <text:p text:style-name="P42"><text:span text:style-name="Source_20_Text"><text:span text:style-name="T95"/></text:span></text:p>
      <text:p text:style-name="P43"><text:span text:style-name="Source_20_Text"><text:span text:style-name="T96">And, as we have already discussed, @Controller, is a specialization of @Component for the view layer.</text:span></text:span></text:p>
      <text:p text:style-name="P44"><text:span text:style-name="Source_20_Text"><text:span text:style-name="T96"/></text:span></text:p>
      <text:p text:style-name="P44"><text:span text:style-name="Source_20_Text"><text:span text:style-name="T97">And, since this controller class is dependent on the service class (CompanyService.java), we dependency inject the service class by using the @Autowired annot on it’s private field.</text:span></text:span></text:p>
      <text:p text:style-name="P44"><text:span text:style-name="Source_20_Text"><text:span text:style-name="T97"/></text:span></text:p>
      <text:p text:style-name="P45"><text:span text:style-name="Source_20_Text"><text:span text:style-name="T98">And, remaining everything in the controller are the methods that are going to call the service layer and return the http response as json. Following are the methods:</text:span></text:span></text:p>
      <text:p text:style-name="P45"><text:span text:style-name="Source_20_Text"><text:span text:style-name="T98"/></text:span></text:p>
      <text:p text:style-name="P45"><text:span text:style-name="Source_20_Text"><text:span text:style-name="T98"><text:s text:c="2"/></text:span></text:span><text:span text:style-name="T381">@GetMapping</text:span><text:span text:style-name="T8">(</text:span><text:span text:style-name="T373">"/showCompany/{companyName}"</text:span><text:span text:style-name="T8">)</text:span></text:p>
      <text:p text:style-name="P26"><text:span text:style-name="T8"><text:s text:c="2"/></text:span><text:span text:style-name="T360">public</text:span><text:span text:style-name="T8"> Company showCompanyByName(</text:span><text:span text:style-name="T381">@PathVariable</text:span><text:span text:style-name="T8">(name = </text:span><text:span text:style-name="T373">"companyName"</text:span><text:span text:style-name="T8">) </text:span><text:span text:style-name="T360">final</text:span><text:span text:style-name="T8"> String </text:span><text:span text:style-name="T398">companyName</text:span><text:span text:style-name="T8">) {</text:span></text:p>
      <text:p text:style-name="P26"><text:span text:style-name="T8"><text:s text:c="4"/></text:span><text:span text:style-name="T360">return</text:span><text:span text:style-name="T8"> </text:span><text:span text:style-name="T390">companyService</text:span><text:span text:style-name="T8">.findCompanyByName(</text:span><text:span text:style-name="T398">companyName</text:span><text:span text:style-name="T8">);</text:span></text:p>
      <text:p text:style-name="P255"><text:s text:c="2"/>}</text:p>
      <text:p text:style-name="P45"><text:span text:style-name="Source_20_Text"><text:span text:style-name="T98"/></text:span></text:p>
      <text:p text:style-name="P46"><text:span text:style-name="Source_20_Text"><text:span text:style-name="T99">The @GetMapping is equivalent to @RequestMapping with request type as GET. And, the purpose of @RequestMapping is to map the http requests onto specific handler methods.</text:span></text:span></text:p>
      <text:p text:style-name="P46"><text:span text:style-name="Source_20_Text"><text:span text:style-name="T99"/></text:span></text:p>
      <text:p text:style-name="P46"><text:span text:style-name="Source_20_Text"><text:span text:style-name="T100">@PathVariable, basically indicates that this method param i.e. companyName in this case, is bound to the request URI template variable.</text:span></text:span></text:p>
      <text:p text:style-name="P47"><text:soft-page-break/><text:span text:style-name="Source_20_Text"><text:span text:style-name="T100">So, basically, the request uri, for e.g. </text:span></text:span><text:a xlink:type="simple" xlink:href="http://localhost:8080/showCompany/xyz" text:style-name="Internet_20_link" text:visited-style-name="Visited_20_Internet_20_Link"><text:span text:style-name="Source_20_Text">http://localhost:8080/showCompany/xyz</text:span></text:a><text:span text:style-name="Source_20_Text"><text:span text:style-name="T100">, the ‘xyz’ in this request uri will be mapped to the companyName method param of this method.</text:span></text:span></text:p>
      <text:p text:style-name="P47"><text:span text:style-name="Source_20_Text"><text:span text:style-name="T100"/></text:span></text:p>
      <text:p text:style-name="P48"><text:span text:style-name="Source_20_Text"><text:span text:style-name="T100">A</text:span></text:span><text:span text:style-name="Source_20_Text"><text:span text:style-name="T101">nd, the above mentioned method returns the Company object as a json http response automatically since this class is annot. With @RestController.</text:span></text:span></text:p>
      <text:p text:style-name="P48"><text:span text:style-name="Source_20_Text"><text:span text:style-name="T101"/></text:span></text:p>
      <text:p text:style-name="P49"><text:span text:style-name="Source_20_Text"><text:span text:style-name="T98">T</text:span></text:span><text:span text:style-name="Source_20_Text"><text:span text:style-name="T102">he showAllCompanies method is similar to the one discussed just now except that this returns a List of Companies. And, this method does not have any @PathVariable annot. Because there is no method param here that needs to be mapped to the request URI template variable.</text:span></text:span></text:p>
      <text:p text:style-name="P49"><text:span text:style-name="Source_20_Text"><text:span text:style-name="T102"/></text:span></text:p>
      <text:p text:style-name="P49"><text:span text:style-name="Source_20_Text"><text:span text:style-name="T102"><text:s text:c="2"/></text:span></text:span><text:span text:style-name="T381">@PostMapping</text:span><text:span text:style-name="T8">(</text:span><text:span text:style-name="T373">"/addCompany"</text:span><text:span text:style-name="T8">)</text:span></text:p>
      <text:p text:style-name="P26"><text:span text:style-name="T8"><text:s text:c="2"/></text:span><text:span text:style-name="T360">public</text:span><text:span text:style-name="T8"> </text:span><text:span text:style-name="T360">void</text:span><text:span text:style-name="T8"> createNewCompany(</text:span><text:span text:style-name="T381">@RequestBody</text:span><text:span text:style-name="T8"> Company </text:span><text:span text:style-name="T398">company</text:span><text:span text:style-name="T8"> ) {</text:span></text:p>
      <text:p text:style-name="P26"><text:span text:style-name="T8"><text:s text:c="4"/></text:span><text:span text:style-name="T390">companyService</text:span><text:span text:style-name="T8">.createCompany(</text:span><text:span text:style-name="T398">company</text:span><text:span text:style-name="T8">);</text:span></text:p>
      <text:p text:style-name="P255"><text:s text:c="2"/>}</text:p>
      <text:p text:style-name="P49"><text:span text:style-name="Source_20_Text"><text:span text:style-name="T102"/></text:span></text:p>
      <text:p text:style-name="P50"><text:span text:style-name="Source_20_Text"><text:span text:style-name="T103">The @PostMapping is equivalent to @RequestMapping with request type POST. So, basically, this says, that this particular method handles only POST type requests.</text:span></text:span></text:p>
      <text:p text:style-name="P50"><text:span text:style-name="Source_20_Text"><text:span text:style-name="T103"/></text:span></text:p>
      <text:p text:style-name="P51"><text:span text:style-name="Source_20_Text"><text:span text:style-name="T104">The @RequestBody anot.basically indicates that the method parameter i.e. Company in this case, is to be bound to the body of the web i.e. http request. That is, the values of Company, will not be part of the URI rather will be part of the body of the request.</text:span></text:span></text:p>
      <text:p text:style-name="P51"><text:span text:style-name="Source_20_Text"><text:span text:style-name="T104">So, what happens is, when the user/client hits the uri: </text:span></text:span><text:a xlink:type="simple" xlink:href="http://localhost:8080/addCompany" text:style-name="Internet_20_link" text:visited-style-name="Visited_20_Internet_20_Link"><text:span text:style-name="Source_20_Text">http://localhost:8080/addCompany</text:span></text:a><text:span text:style-name="Source_20_Text"><text:span text:style-name="T104">, then the Controller will pass the request to the above method and then the body of th</text:span></text:span><text:span text:style-name="Source_20_Text"><text:span text:style-name="T105">at</text:span></text:span><text:span text:style-name="Source_20_Text"><text:span text:style-name="T104"> request is passed t</text:span></text:span><text:span text:style-name="Source_20_Text"><text:span text:style-name="T105">hrough</text:span></text:span><text:span text:style-name="Source_20_Text"><text:span text:style-name="T104"> a HttpMessageConverter, whose job is to map the method param with the content of the body. So, it will automatically look for ‘Company’ information in the body </text:span></text:span><text:span text:style-name="Source_20_Text"><text:span text:style-name="T105">o</text:span></text:span><text:span text:style-name="Source_20_Text"><text:span text:style-name="T104">f the request and map them to the method param.</text:span></text:span></text:p>
      <text:p text:style-name="P49"><text:span text:style-name="Source_20_Text"><text:span text:style-name="T102"/></text:span></text:p>
      <text:p text:style-name="P49"><text:span text:style-name="Source_20_Text"><text:span text:style-name="T98"><text:s/></text:span></text:span></text:p>
      <text:p text:style-name="P52"><text:span text:style-name="Source_20_Text"><text:span text:style-name="T276">9. Booting the Application</text:span></text:span></text:p>
      <text:p text:style-name="P52"><text:span text:style-name="Source_20_Text"><text:span text:style-name="T276"/></text:span></text:p>
      <text:p text:style-name="P52"><text:span text:style-name="Source_20_Text"><text:span text:style-name="T106">So, with our tables created, dummy data dumped, model generated, repository methods defined, service layer implemented, controller created, we will now boot the application and see how it goes.</text:span></text:span></text:p>
      <text:p text:style-name="P52"><text:span text:style-name="Source_20_Text"><text:span text:style-name="T106"/></text:span></text:p>
      <text:p text:style-name="P53"><text:span text:style-name="Source_20_Text"><text:span text:style-name="T107">Please remember, we still have not uncommented the security configuration in pom.xml.</text:span></text:span></text:p>
      <text:p text:style-name="P53"><text:span text:style-name="Source_20_Text"><text:span text:style-name="T107"/></text:span></text:p>
      <text:p text:style-name="P54"><text:span text:style-name="Source_20_Text"><text:span text:style-name="T108">Response: </text:span></text:span></text:p>
      <text:p text:style-name="P54"><text:span text:style-name="Source_20_Text"><text:span text:style-name="T108">The Application is up and running with the current configuration.</text:span></text:span></text:p>
      <text:p text:style-name="P54"><text:span text:style-name="Source_20_Text"><text:span text:style-name="T108"/></text:span></text:p>
      <text:p text:style-name="P55"><text:span text:style-name="Source_20_Text"><text:span text:style-name="T277">Making a call to the application from POSTMAN:</text:span></text:span></text:p>
      <text:p text:style-name="P55"><text:span text:style-name="Source_20_Text"><text:span text:style-name="T109">type: GET</text:span></text:span></text:p>
      <text:p text:style-name="P55"><text:span text:style-name="Source_20_Text"><text:span text:style-name="T109">u</text:span></text:span><text:span text:style-name="Source_20_Text"><text:span text:style-name="T106">ri: </text:span></text:span><text:a xlink:type="simple" xlink:href="http://localhost:8080/" text:style-name="Internet_20_link" text:visited-style-name="Visited_20_Internet_20_Link"><text:span text:style-name="Source_20_Text">http://localhost:8080</text:span></text:a></text:p>
      <text:p text:style-name="P55"><text:span text:style-name="Source_20_Text"><text:span text:style-name="T106"/></text:span></text:p>
      <text:p text:style-name="P55"><text:span text:style-name="Source_20_Text"><text:span text:style-name="T106">Hit SEND.</text:span></text:span></text:p>
      <text:p text:style-name="P55"><text:span text:style-name="Source_20_Text"><text:span text:style-name="T106"/></text:span></text:p>
      <text:p text:style-name="P56"><text:span text:style-name="Source_20_Text"><text:span text:style-name="T110">Response:</text:span></text:span></text:p>
      <text:p text:style-name="P56"><text:span text:style-name="Source_20_Text"><text:span text:style-name="T110">{</text:span></text:span></text:p>
      <text:p text:style-name="P56"><text:soft-page-break/><text:span text:style-name="Source_20_Text"><text:span text:style-name="T110"><text:s text:c="4"/>"timestamp": "2019-06-06T11:34:22.472+0000",</text:span></text:span></text:p>
      <text:p text:style-name="P56"><text:span text:style-name="Source_20_Text"><text:span text:style-name="T110"><text:s text:c="4"/>"status": 404,</text:span></text:span></text:p>
      <text:p text:style-name="P56"><text:span text:style-name="Source_20_Text"><text:span text:style-name="T110"><text:s text:c="4"/>"error": "Not Found",</text:span></text:span></text:p>
      <text:p text:style-name="P56"><text:span text:style-name="Source_20_Text"><text:span text:style-name="T110"><text:s text:c="4"/>"message": "No message available",</text:span></text:span></text:p>
      <text:p text:style-name="P56"><text:span text:style-name="Source_20_Text"><text:span text:style-name="T110"><text:s text:c="4"/>"path": "/"</text:span></text:span></text:p>
      <text:p text:style-name="P56"><text:span text:style-name="Source_20_Text"><text:span text:style-name="T110">}</text:span></text:span></text:p>
      <text:p text:style-name="P56"><text:span text:style-name="Source_20_Text"><text:span text:style-name="T110"/></text:span></text:p>
      <text:p text:style-name="P57"><text:span text:style-name="Source_20_Text"><text:span text:style-name="T111">Reason:</text:span></text:span></text:p>
      <text:p text:style-name="P57"><text:span text:style-name="Source_20_Text"><text:span text:style-name="T111">This is because there is no handler method to cater to this request uri i.e. ‘/’. If you look at our controller class, we can see that, none of the hanlder methods handle this request and hence spring returns a 404 - ‘Not Found’ error.</text:span></text:span></text:p>
      <text:p text:style-name="P57"><text:span text:style-name="Source_20_Text"><text:span text:style-name="T111"/></text:span></text:p>
      <text:p text:style-name="P58"><text:span text:style-name="Source_20_Text"><text:span text:style-name="T278">Now, making a call to find a company by its name:</text:span></text:span></text:p>
      <text:p text:style-name="P58"><text:span text:style-name="Source_20_Text"><text:span text:style-name="T111">type: GET</text:span></text:span></text:p>
      <text:p text:style-name="P58"><text:span text:style-name="Source_20_Text"><text:span text:style-name="T111">uri: http://localhost:8080/showCompany/Infosys</text:span></text:span></text:p>
      <text:p text:style-name="P58"><text:span text:style-name="Source_20_Text"><text:span text:style-name="T111"/></text:span></text:p>
      <text:p text:style-name="P58"><text:span text:style-name="Source_20_Text"><text:span text:style-name="T111">Hit SEND.</text:span></text:span></text:p>
      <text:p text:style-name="P58"><text:span text:style-name="Source_20_Text"><text:span text:style-name="T111"/></text:span></text:p>
      <text:p text:style-name="P58"><text:span text:style-name="Source_20_Text"><text:span text:style-name="T110">Response:</text:span></text:span></text:p>
      <text:p text:style-name="P58"><text:span text:style-name="Source_20_Text"><text:span text:style-name="T110">{</text:span></text:span></text:p>
      <text:p text:style-name="P58"><text:span text:style-name="Source_20_Text"><text:span text:style-name="T110"><text:s text:c="4"/>"id": 1,</text:span></text:span></text:p>
      <text:p text:style-name="P58"><text:span text:style-name="Source_20_Text"><text:span text:style-name="T110"><text:s text:c="4"/>"category": "Software Services",</text:span></text:span></text:p>
      <text:p text:style-name="P58"><text:span text:style-name="Source_20_Text"><text:span text:style-name="T110"><text:s text:c="4"/>"ceo": "Vishal Sikka",</text:span></text:span></text:p>
      <text:p text:style-name="P58"><text:span text:style-name="Source_20_Text"><text:span text:style-name="T110"><text:s text:c="4"/>"chairman": "Narayana Murthy",</text:span></text:span></text:p>
      <text:p text:style-name="P58"><text:span text:style-name="Source_20_Text"><text:span text:style-name="T110"><text:s text:c="4"/>"name": "Infosys",</text:span></text:span></text:p>
      <text:p text:style-name="P58"><text:span text:style-name="Source_20_Text"><text:span text:style-name="T110"><text:s text:c="4"/>"startDate": "2019-06-05"</text:span></text:span></text:p>
      <text:p text:style-name="P58"><text:span text:style-name="Source_20_Text"><text:span text:style-name="T110">}</text:span></text:span></text:p>
      <text:p text:style-name="P58"><text:span text:style-name="Source_20_Text"><text:span text:style-name="T110"/></text:span></text:p>
      <text:p text:style-name="P59"><text:span text:style-name="Source_20_Text"><text:span text:style-name="T112">Perfect.</text:span></text:span></text:p>
      <text:p text:style-name="P59"><text:span text:style-name="Source_20_Text"><text:span text:style-name="T112"/></text:span></text:p>
      <text:p text:style-name="P60"><text:span text:style-name="Source_20_Text"><text:span text:style-name="T278">Now, making a call to find a</text:span></text:span><text:span text:style-name="Source_20_Text"><text:span text:style-name="T279">ll</text:span></text:span><text:span text:style-name="Source_20_Text"><text:span text:style-name="T278"> compan</text:span></text:span><text:span text:style-name="Source_20_Text"><text:span text:style-name="T279">ies</text:span></text:span><text:span text:style-name="Source_20_Text"><text:span text:style-name="T278">:</text:span></text:span></text:p>
      <text:p text:style-name="P60"><text:span text:style-name="Source_20_Text"><text:span text:style-name="T111">type: GET</text:span></text:span></text:p>
      <text:p text:style-name="P60"><text:span text:style-name="Source_20_Text"><text:span text:style-name="T111">uri: http://localhost:8080/showCompany/</text:span></text:span><text:span text:style-name="Source_20_Text"><text:span text:style-name="T113">All</text:span></text:span></text:p>
      <text:p text:style-name="P60"><text:span text:style-name="Source_20_Text"><text:span text:style-name="T111"/></text:span></text:p>
      <text:p text:style-name="P60"><text:span text:style-name="Source_20_Text"><text:span text:style-name="T111">Hit SEND.</text:span></text:span></text:p>
      <text:p text:style-name="P60"><text:span text:style-name="Source_20_Text"><text:span text:style-name="T111"/></text:span></text:p>
      <text:p text:style-name="P61"><text:span text:style-name="Source_20_Text"><text:span text:style-name="T114">Response:</text:span></text:span></text:p>
      <text:p text:style-name="P61"><text:span text:style-name="Source_20_Text"><text:span text:style-name="T114">[</text:span></text:span></text:p>
      <text:p text:style-name="P61"><text:span text:style-name="Source_20_Text"><text:span text:style-name="T114"><text:s text:c="4"/>{</text:span></text:span></text:p>
      <text:p text:style-name="P61"><text:span text:style-name="Source_20_Text"><text:span text:style-name="T114"><text:s text:c="8"/>"id": 1,</text:span></text:span></text:p>
      <text:p text:style-name="P61"><text:span text:style-name="Source_20_Text"><text:span text:style-name="T114"><text:s text:c="8"/>"category": "Software Services",</text:span></text:span></text:p>
      <text:p text:style-name="P61"><text:span text:style-name="Source_20_Text"><text:span text:style-name="T114"><text:s text:c="8"/>"ceo": "Vishal Sikka",</text:span></text:span></text:p>
      <text:p text:style-name="P61"><text:span text:style-name="Source_20_Text"><text:span text:style-name="T114"><text:s text:c="8"/>"chairman": "Narayana Murthy",</text:span></text:span></text:p>
      <text:p text:style-name="P61"><text:span text:style-name="Source_20_Text"><text:span text:style-name="T114"><text:s text:c="8"/>"name": "Infosys",</text:span></text:span></text:p>
      <text:p text:style-name="P61"><text:span text:style-name="Source_20_Text"><text:span text:style-name="T114"><text:s text:c="8"/>"startDate": "2019-06-05"</text:span></text:span></text:p>
      <text:p text:style-name="P61"><text:span text:style-name="Source_20_Text"><text:span text:style-name="T114"><text:s text:c="4"/>},</text:span></text:span></text:p>
      <text:p text:style-name="P61"><text:span text:style-name="Source_20_Text"><text:span text:style-name="T114"><text:s text:c="4"/>{</text:span></text:span></text:p>
      <text:p text:style-name="P61"><text:span text:style-name="Source_20_Text"><text:span text:style-name="T114"><text:s text:c="8"/>"id": 2,</text:span></text:span></text:p>
      <text:p text:style-name="P61"><text:span text:style-name="Source_20_Text"><text:span text:style-name="T114"><text:s text:c="8"/>"category": "Electric Cars, Battery Technology",</text:span></text:span></text:p>
      <text:p text:style-name="P61"><text:span text:style-name="Source_20_Text"><text:span text:style-name="T114"><text:s text:c="8"/>"ceo": "Elon Musk",</text:span></text:span></text:p>
      <text:p text:style-name="P61"><text:span text:style-name="Source_20_Text"><text:span text:style-name="T114"><text:s text:c="8"/>"chairman": "XYZ",</text:span></text:span></text:p>
      <text:p text:style-name="P61"><text:span text:style-name="Source_20_Text"><text:span text:style-name="T114"><text:s text:c="8"/>"name": "Tesla",</text:span></text:span></text:p>
      <text:p text:style-name="P61"><text:span text:style-name="Source_20_Text"><text:span text:style-name="T114"><text:s text:c="8"/>"startDate": "2019-06-05"</text:span></text:span></text:p>
      <text:p text:style-name="P61"><text:span text:style-name="Source_20_Text"><text:span text:style-name="T114"><text:s text:c="4"/>},</text:span></text:span></text:p>
      <text:p text:style-name="P61"><text:span text:style-name="Source_20_Text"><text:span text:style-name="T114"><text:s text:c="4"/>{</text:span></text:span></text:p>
      <text:p text:style-name="P61"><text:soft-page-break/><text:span text:style-name="Source_20_Text"><text:span text:style-name="T114"><text:s text:c="8"/>"id": 3,</text:span></text:span></text:p>
      <text:p text:style-name="P61"><text:span text:style-name="Source_20_Text"><text:span text:style-name="T114"><text:s text:c="8"/>"category": "Electronics",</text:span></text:span></text:p>
      <text:p text:style-name="P61"><text:span text:style-name="Source_20_Text"><text:span text:style-name="T114"><text:s text:c="8"/>"ceo": "ABC",</text:span></text:span></text:p>
      <text:p text:style-name="P61"><text:span text:style-name="Source_20_Text"><text:span text:style-name="T114"><text:s text:c="8"/>"chairman": "XYZ",</text:span></text:span></text:p>
      <text:p text:style-name="P61"><text:span text:style-name="Source_20_Text"><text:span text:style-name="T114"><text:s text:c="8"/>"name": "Samsung",</text:span></text:span></text:p>
      <text:p text:style-name="P61"><text:span text:style-name="Source_20_Text"><text:span text:style-name="T114"><text:s text:c="8"/>"startDate": "2019-06-05"</text:span></text:span></text:p>
      <text:p text:style-name="P61"><text:span text:style-name="Source_20_Text"><text:span text:style-name="T114"><text:s text:c="4"/>}</text:span></text:span></text:p>
      <text:p text:style-name="P61"><text:span text:style-name="Source_20_Text"><text:span text:style-name="T114">]</text:span></text:span></text:p>
      <text:p text:style-name="P61"><text:span text:style-name="Source_20_Text"><text:span text:style-name="T114"/></text:span></text:p>
      <text:p text:style-name="P62"><text:span text:style-name="Source_20_Text"><text:span text:style-name="T115">Perfect. Again.</text:span></text:span></text:p>
      <text:p text:style-name="P60"><text:span text:style-name="Source_20_Text"><text:span text:style-name="T111"/></text:span></text:p>
      <text:p text:style-name="P63"><text:span text:style-name="Source_20_Text"><text:span text:style-name="T278">Now, making a call to </text:span></text:span><text:span text:style-name="Source_20_Text"><text:span text:style-name="T280">create a new company:</text:span></text:span></text:p>
      <text:p text:style-name="P63"><text:span text:style-name="Source_20_Text"><text:span text:style-name="T111">type: </text:span></text:span><text:span text:style-name="Source_20_Text"><text:span text:style-name="T116">POST</text:span></text:span></text:p>
      <text:p text:style-name="P63"><text:span text:style-name="Source_20_Text"><text:span text:style-name="T111">uri: http://localhost:8080/</text:span></text:span><text:span text:style-name="Source_20_Text"><text:span text:style-name="T116">addCompany</text:span></text:span></text:p>
      <text:p text:style-name="P63"><text:span text:style-name="Source_20_Text"><text:span text:style-name="T111"/></text:span></text:p>
      <text:p text:style-name="P64"><text:span text:style-name="Source_20_Text"><text:span text:style-name="T117">Under Body:</text:span></text:span></text:p>
      <text:p text:style-name="P64"><text:span text:style-name="Source_20_Text"><text:span text:style-name="T117">Under raw:</text:span></text:span></text:p>
      <text:p text:style-name="P67"><text:span text:style-name="Source_20_Text"><text:span text:style-name="T119">type: text</text:span></text:span></text:p>
      <text:p text:style-name="P64"><text:span text:style-name="Source_20_Text"><text:span text:style-name="T117">{</text:span></text:span></text:p>
      <text:p text:style-name="P64"><text:span text:style-name="Source_20_Text"><text:span text:style-name="T117"><text:s/>"category": "Space technology",</text:span></text:span></text:p>
      <text:p text:style-name="P64"><text:span text:style-name="Source_20_Text"><text:span text:style-name="T117"><text:s/>"ceo": "Elon Musk",</text:span></text:span></text:p>
      <text:p text:style-name="P64"><text:span text:style-name="Source_20_Text"><text:span text:style-name="T117"><text:s/>"chairman": "ABC",</text:span></text:span></text:p>
      <text:p text:style-name="P64"><text:span text:style-name="Source_20_Text"><text:span text:style-name="T117"><text:s/>"name": "SpaceX",</text:span></text:span></text:p>
      <text:p text:style-name="P64"><text:span text:style-name="Source_20_Text"><text:span text:style-name="T117"><text:s/>"startDate": "2019-06-06"</text:span></text:span></text:p>
      <text:p text:style-name="P64"><text:span text:style-name="Source_20_Text"><text:span text:style-name="T117"><text:s/>}</text:span></text:span></text:p>
      <text:p text:style-name="P63"><text:span text:style-name="Source_20_Text"><text:span text:style-name="T111"/></text:span></text:p>
      <text:p text:style-name="P63"><text:span text:style-name="Source_20_Text"><text:span text:style-name="T111">Hit SEND.</text:span></text:span></text:p>
      <text:p text:style-name="P63"><text:span text:style-name="Source_20_Text"><text:span text:style-name="T111"/></text:span></text:p>
      <text:p text:style-name="P63"><text:span text:style-name="Source_20_Text"><text:span text:style-name="T114">Response:</text:span></text:span></text:p>
      <text:p text:style-name="P63"><text:span text:style-name="Source_20_Text"><text:span text:style-name="T114">{</text:span></text:span></text:p>
      <text:p text:style-name="P63"><text:span text:style-name="Source_20_Text"><text:span text:style-name="T114"><text:s text:c="4"/>"timestamp": "2019-06-06T11:57:13.810+0000",</text:span></text:span></text:p>
      <text:p text:style-name="P63"><text:span text:style-name="Source_20_Text"><text:span text:style-name="T114"><text:s text:c="4"/>"status": 415,</text:span></text:span></text:p>
      <text:p text:style-name="P63"><text:span text:style-name="Source_20_Text"><text:span text:style-name="T114"><text:s text:c="4"/>"error": "Unsupported Media Type",</text:span></text:span></text:p>
      <text:p text:style-name="P63"><text:span text:style-name="Source_20_Text"><text:span text:style-name="T114"><text:s text:c="4"/>"message": "Content type 'text/plain;charset=UTF-8' not supported",</text:span></text:span></text:p>
      <text:p text:style-name="P65"><text:span text:style-name="Source_20_Text"><text:span text:style-name="T114"><text:s text:c="4"/>"trace": "org.springframework.web.HttpMediaTypeNotSupportedException: Content type 'text/plain;charset=UTF-8' not supported\n\ta"</text:span></text:span></text:p>
      <text:p text:style-name="P65"><text:span text:style-name="Source_20_Text"><text:span text:style-name="T114"><text:tab/>path": "/addCompany"</text:span></text:span></text:p>
      <text:p text:style-name="P63"><text:span text:style-name="Source_20_Text"><text:span text:style-name="T114">}</text:span></text:span></text:p>
      <text:p text:style-name="P63"><text:span text:style-name="Source_20_Text"><text:span text:style-name="T114"/></text:span></text:p>
      <text:p text:style-name="P66"><text:span text:style-name="Source_20_Text"><text:span text:style-name="T118">And, from the logs, I can see this:</text:span></text:span></text:p>
      <text:p text:style-name="P66"><text:span text:style-name="Source_20_Text"><text:span text:style-name="T118">‘com.sridhar.example.controller.CompanyController.createNewCompany(com.sridhar.example.model.Company): Content type 'text/plain;charset=UTF-8' not supported’</text:span></text:span></text:p>
      <text:p text:style-name="P66"><text:span text:style-name="Source_20_Text"><text:span text:style-name="T118"/></text:span></text:p>
      <text:p text:style-name="P68"><text:span text:style-name="Source_20_Text"><text:span text:style-name="T120">Reason: This is because I left the type of request in POSTMAN, under raw as </text:span></text:span><text:span text:style-name="Source_20_Text"><text:span text:style-name="T143">text</text:span></text:span><text:span text:style-name="Source_20_Text"><text:span text:style-name="T120">, it should be changed to application json.</text:span></text:span></text:p>
      <text:p text:style-name="P68"><text:span text:style-name="Source_20_Text"><text:span text:style-name="T120"/></text:span></text:p>
      <text:p text:style-name="P69"><text:span text:style-name="Source_20_Text"><text:span text:style-name="T278">Now, making a call to </text:span></text:span><text:span text:style-name="Source_20_Text"><text:span text:style-name="T280">create a new company </text:span></text:span><text:span text:style-name="Source_20_Text"><text:span text:style-name="T281">with the corrected body content type</text:span></text:span><text:span text:style-name="Source_20_Text"><text:span text:style-name="T280">:</text:span></text:span></text:p>
      <text:p text:style-name="P69"><text:span text:style-name="Source_20_Text"><text:span text:style-name="T111">type: </text:span></text:span><text:span text:style-name="Source_20_Text"><text:span text:style-name="T116">POST</text:span></text:span></text:p>
      <text:p text:style-name="P69"><text:span text:style-name="Source_20_Text"><text:span text:style-name="T111">uri: http://localhost:8080/</text:span></text:span><text:span text:style-name="Source_20_Text"><text:span text:style-name="T116">addCompany</text:span></text:span></text:p>
      <text:p text:style-name="P69"><text:span text:style-name="Source_20_Text"><text:span text:style-name="T111"/></text:span></text:p>
      <text:p text:style-name="P69"><text:span text:style-name="Source_20_Text"><text:span text:style-name="T117">Under Body:</text:span></text:span></text:p>
      <text:p text:style-name="P69"><text:span text:style-name="Source_20_Text"><text:span text:style-name="T117">Under raw:</text:span></text:span></text:p>
      <text:p text:style-name="P69"><text:span text:style-name="Source_20_Text"><text:span text:style-name="T119">type: </text:span></text:span><text:span text:style-name="Source_20_Text"><text:span text:style-name="T121">JSON</text:span></text:span></text:p>
      <text:p text:style-name="P69"><text:soft-page-break/><text:span text:style-name="Source_20_Text"><text:span text:style-name="T117">{</text:span></text:span></text:p>
      <text:p text:style-name="P69"><text:span text:style-name="Source_20_Text"><text:span text:style-name="T117"><text:s/>"category": "Space technology",</text:span></text:span></text:p>
      <text:p text:style-name="P69"><text:span text:style-name="Source_20_Text"><text:span text:style-name="T117"><text:s/>"ceo": "Elon Musk",</text:span></text:span></text:p>
      <text:p text:style-name="P69"><text:span text:style-name="Source_20_Text"><text:span text:style-name="T117"><text:s/>"chairman": "ABC",</text:span></text:span></text:p>
      <text:p text:style-name="P69"><text:span text:style-name="Source_20_Text"><text:span text:style-name="T117"><text:s/>"name": "SpaceX",</text:span></text:span></text:p>
      <text:p text:style-name="P69"><text:span text:style-name="Source_20_Text"><text:span text:style-name="T117"><text:s/>"startDate": "2019-06-06"</text:span></text:span></text:p>
      <text:p text:style-name="P69"><text:span text:style-name="Source_20_Text"><text:span text:style-name="T117"><text:s/>}</text:span></text:span></text:p>
      <text:p text:style-name="P69"><text:span text:style-name="Source_20_Text"><text:span text:style-name="T111"/></text:span></text:p>
      <text:p text:style-name="P69"><text:span text:style-name="Source_20_Text"><text:span text:style-name="T111">Hit SEND.</text:span></text:span></text:p>
      <text:p text:style-name="P69"><text:span text:style-name="Source_20_Text"><text:span text:style-name="T111"/></text:span></text:p>
      <text:p text:style-name="P69"><text:span text:style-name="Source_20_Text"><text:span text:style-name="T121">Response:</text:span></text:span></text:p>
      <text:p text:style-name="P69"><text:span text:style-name="Source_20_Text"><text:span text:style-name="T121">{</text:span></text:span></text:p>
      <text:p text:style-name="P69"><text:span text:style-name="Source_20_Text"><text:span text:style-name="T121"><text:s text:c="4"/>"timestamp": "2019-06-06T12:03:50.980+0000",</text:span></text:span></text:p>
      <text:p text:style-name="P69"><text:span text:style-name="Source_20_Text"><text:span text:style-name="T121"><text:s text:c="4"/>"status": 500,</text:span></text:span></text:p>
      <text:p text:style-name="P69"><text:span text:style-name="Source_20_Text"><text:span text:style-name="T121"><text:s text:c="4"/>"error": "Internal Server Error",</text:span></text:span></text:p>
      <text:p text:style-name="P69"><text:span text:style-name="Source_20_Text"><text:span text:style-name="T121"><text:s text:c="4"/>"message": "could not extract ResultSet; SQL [n/a]; nested exception is org.hibernate.exception.SQLGrammarException: could not extract ResultSet"</text:span></text:span></text:p>
      <text:p text:style-name="P69"><text:span text:style-name="Source_20_Text"><text:span text:style-name="T121"/></text:span></text:p>
      <text:p text:style-name="P69"><text:span text:style-name="Source_20_Text"><text:span text:style-name="T121">Reason: As I can see from the logs, the main problem was that hibernate, which is </text:span></text:span><text:span text:style-name="Source_20_Text"><text:span text:style-name="T144">the</text:span></text:span><text:span text:style-name="Source_20_Text"><text:span text:style-name="T121"> </text:span></text:span><text:span text:style-name="Source_20_Text"><text:span text:style-name="T144">jpa </text:span></text:span><text:span text:style-name="Source_20_Text"><text:span text:style-name="T121">provider for this application, did not find a hibernate_sequence when it tried to make an entry into the company table.</text:span></text:span></text:p>
      <text:p text:style-name="P69"><text:span text:style-name="Source_20_Text"><text:span text:style-name="T121"/></text:span></text:p>
      <text:p text:style-name="P69"><text:span text:style-name="Source_20_Text"><text:span text:style-name="T121">06-06-2019 17:33:50.895 [http-nio-8080-exec-2] DEBUG org.hibernate.SQL.logStatement - select nextval ('hibernate_sequence')</text:span></text:span></text:p>
      <text:p text:style-name="P69"><text:span text:style-name="Source_20_Text"><text:span text:style-name="T121">Hibernate: select nextval ('hibernate_sequence')</text:span></text:span></text:p>
      <text:p text:style-name="P69"><text:span text:style-name="Source_20_Text"><text:span text:style-name="T121">06-06-2019 17:33:50.928 [http-nio-8080-exec-2] DEBUG o.h.e.jdbc.spi.SqlExceptionHelper.logExceptions - could not extract ResultSet [n/a]</text:span></text:span></text:p>
      <text:p text:style-name="P69"><text:span text:style-name="Source_20_Text"><text:span text:style-name="T121">org.postgresql.util.PSQLException: ERROR: relation "hibernate_sequence" does not exist</text:span></text:span></text:p>
      <text:p text:style-name="P69"><text:span text:style-name="Source_20_Text"><text:span text:style-name="T121"/></text:span></text:p>
      <text:p text:style-name="P69"><text:span text:style-name="Source_20_Text"><text:span text:style-name="T121">The above is the error from the logs. Hibernate tries to run the nextval function on hibernate_sequence to determine the primary key (id) value but it was not able to find this and hence the create company activity failed.</text:span></text:span></text:p>
      <text:p text:style-name="P69"><text:span text:style-name="Source_20_Text"><text:span text:style-name="T121"/></text:span></text:p>
      <text:p text:style-name="P70"><text:span text:style-name="Source_20_Text"><text:span text:style-name="T122">I have faced this issue before as well, it seems, there is some problem with hibernate_sequence with hibernate + postgresql. But, since you have <text:s/>used the generation strategy as ‘AUTO’, hibernate will look for hibernate_sequence. </text:span></text:span></text:p>
      <text:p text:style-name="P70"><text:span text:style-name="Source_20_Text"><text:span text:style-name="T122">So, one option is, to create a sequence of your own and change the strategy in your model and map the field with your custom created sequence.</text:span></text:span></text:p>
      <text:p text:style-name="P70"><text:span text:style-name="Source_20_Text"><text:span text:style-name="T122"/></text:span></text:p>
      <text:p text:style-name="P70"><text:span text:style-name="Source_20_Text"><text:span text:style-name="T122"/></text:span></text:p>
      <text:p text:style-name="P71"><text:span text:style-name="Source_20_Text"><text:span text:style-name="T282">So, we create the following sequence in the database </text:span></text:span><text:span text:style-name="Source_20_Text"><text:span text:style-name="T283">and also make other necessary changes to the model</text:span></text:span><text:span text:style-name="Source_20_Text"><text:span text:style-name="T282">:</text:span></text:span></text:p>
      <text:p text:style-name="P71"><text:span text:style-name="Source_20_Text"><text:span text:style-name="T123"/></text:span></text:p>
      <text:p text:style-name="P71"><text:span text:style-name="Source_20_Text"><text:span text:style-name="T334">CREATE</text:span></text:span><text:span text:style-name="T45"> </text:span><text:span text:style-name="T2">SEQUENCE</text:span><text:span text:style-name="T45"> </text:span><text:span text:style-name="T2">company_seq_id</text:span><text:span text:style-name="T45"> </text:span><text:span text:style-name="T2">OWNED</text:span><text:span text:style-name="T45"> </text:span><text:span text:style-name="T362">BY</text:span><text:span text:style-name="T45"> </text:span><text:span text:style-name="T2">company.id;</text:span></text:p>
      <text:p text:style-name="P71"><text:span text:style-name="Source_20_Text"><text:span text:style-name="T123"/></text:span></text:p>
      <text:p text:style-name="P72"><text:span text:style-name="Source_20_Text"><text:span text:style-name="T124">This is documented in the schema.sql</text:span></text:span></text:p>
      <text:p text:style-name="P72"><text:span text:style-name="Source_20_Text"><text:span text:style-name="T124"/></text:span></text:p>
      <text:p text:style-name="P73"><text:span text:style-name="Source_20_Text"><text:span text:style-name="T125">Now, the model i.e. Company.java also has to be updated to reflect this custom created sequence. We have to tell our jpa provider i.e. </text:span></text:span><text:soft-page-break/><text:span text:style-name="Source_20_Text"><text:span text:style-name="T125">hibernate, to use the above created custom sequence for the primary key value generation. So, we do the following changes to the model:</text:span></text:span></text:p>
      <text:p text:style-name="P73"><text:span text:style-name="Source_20_Text"><text:span text:style-name="T125"/></text:span></text:p>
      <text:p text:style-name="P73"><text:span text:style-name="Source_20_Text"><text:span text:style-name="T125"><text:tab/></text:span></text:span><text:span text:style-name="T381">@Id</text:span></text:p>
      <text:p text:style-name="P26"><text:span text:style-name="T8"><text:tab/></text:span><text:span text:style-name="T381">@GeneratedValue</text:span><text:span text:style-name="T8">(strategy=GenerationType.</text:span><text:span text:style-name="T387">SEQUENCE</text:span><text:span text:style-name="T8">, generator=</text:span><text:span text:style-name="T373">"company_seq_generator"</text:span><text:span text:style-name="T8">)</text:span></text:p>
      <text:p text:style-name="P26"><text:span text:style-name="T8"><text:tab/></text:span><text:span text:style-name="T381">@SequenceGenerator</text:span><text:span text:style-name="T8">(name=</text:span><text:span text:style-name="T373">"company_seq_generator"</text:span><text:span text:style-name="T8">, sequenceName=</text:span><text:span text:style-name="T373">"company_seq_id"</text:span><text:span text:style-name="T8">, allocationSize=1)</text:span></text:p>
      <text:p text:style-name="P26"><text:span text:style-name="T8"><text:tab/></text:span><text:span text:style-name="T360">private</text:span><text:span text:style-name="T8"> Integer </text:span><text:span text:style-name="T390">id</text:span><text:span text:style-name="T8">;</text:span></text:p>
      <text:p text:style-name="P73"><text:span text:style-name="Source_20_Text"><text:span text:style-name="T125"/></text:span></text:p>
      <text:p text:style-name="P74"><text:span text:style-name="Source_20_Text"><text:span text:style-name="T126">So, we have changed our generation strategy from AUTO to SEQUENCE and mentioned our sequence generators name </text:span></text:span><text:span text:style-name="Source_20_Text"><text:span text:style-name="T127">(by using the generator attribute).</text:span></text:span></text:p>
      <text:p text:style-name="P74"><text:span text:style-name="Source_20_Text"><text:span text:style-name="T126"/></text:span></text:p>
      <text:p text:style-name="P75"><text:span text:style-name="Source_20_Text"><text:span text:style-name="T127">The @SequenceGenerator basically informs our jpa about the seuquence to use (by its sequenceName attribute) and also mentions the allocation size i.e. by how much should the sequence values be incremented.</text:span></text:span></text:p>
      <text:p text:style-name="P75"><text:span text:style-name="Source_20_Text"><text:span text:style-name="T127"/></text:span></text:p>
      <text:p text:style-name="P76"><text:span text:style-name="Source_20_Text"><text:span text:style-name="T128">So, now, building the application again and re-boot.</text:span></text:span></text:p>
      <text:p text:style-name="P76"><text:span text:style-name="Source_20_Text"><text:span text:style-name="T128"/></text:span></text:p>
      <text:p text:style-name="P77"><text:span text:style-name="Source_20_Text"><text:span text:style-name="T129">Application started fine.</text:span></text:span></text:p>
      <text:p text:style-name="P77"><text:span text:style-name="Source_20_Text"><text:span text:style-name="T129"/></text:span></text:p>
      <text:p text:style-name="P78"><text:span text:style-name="Source_20_Text"><text:span text:style-name="T278">Now, making a call to </text:span></text:span><text:span text:style-name="Source_20_Text"><text:span text:style-name="T280">create a new company, </text:span></text:span><text:span text:style-name="Source_20_Text"><text:span text:style-name="T284">after defining the custom sequence</text:span></text:span><text:span text:style-name="Source_20_Text"><text:span text:style-name="T280">:</text:span></text:span></text:p>
      <text:p text:style-name="P78"><text:span text:style-name="Source_20_Text"><text:span text:style-name="T111">type: </text:span></text:span><text:span text:style-name="Source_20_Text"><text:span text:style-name="T116">POST</text:span></text:span></text:p>
      <text:p text:style-name="P78"><text:span text:style-name="Source_20_Text"><text:span text:style-name="T111">uri: http://localhost:8080/</text:span></text:span><text:span text:style-name="Source_20_Text"><text:span text:style-name="T116">addCompany</text:span></text:span></text:p>
      <text:p text:style-name="P78"><text:span text:style-name="Source_20_Text"><text:span text:style-name="T111"/></text:span></text:p>
      <text:p text:style-name="P78"><text:span text:style-name="Source_20_Text"><text:span text:style-name="T117">Under Body:</text:span></text:span></text:p>
      <text:p text:style-name="P78"><text:span text:style-name="Source_20_Text"><text:span text:style-name="T117">Under raw:</text:span></text:span></text:p>
      <text:p text:style-name="P78"><text:span text:style-name="Source_20_Text"><text:span text:style-name="T119">type: </text:span></text:span><text:span text:style-name="Source_20_Text"><text:span text:style-name="T121">JSON</text:span></text:span></text:p>
      <text:p text:style-name="P78"><text:span text:style-name="Source_20_Text"><text:span text:style-name="T117">{</text:span></text:span></text:p>
      <text:p text:style-name="P78"><text:span text:style-name="Source_20_Text"><text:span text:style-name="T117"><text:s/>"category": "Space technology",</text:span></text:span></text:p>
      <text:p text:style-name="P78"><text:span text:style-name="Source_20_Text"><text:span text:style-name="T117"><text:s/>"ceo": "Elon Musk",</text:span></text:span></text:p>
      <text:p text:style-name="P78"><text:span text:style-name="Source_20_Text"><text:span text:style-name="T117"><text:s/>"chairman": "ABC",</text:span></text:span></text:p>
      <text:p text:style-name="P78"><text:span text:style-name="Source_20_Text"><text:span text:style-name="T117"><text:s/>"name": "SpaceX",</text:span></text:span></text:p>
      <text:p text:style-name="P78"><text:span text:style-name="Source_20_Text"><text:span text:style-name="T117"><text:s/>"startDate": "2019-06-06"</text:span></text:span></text:p>
      <text:p text:style-name="P78"><text:span text:style-name="Source_20_Text"><text:span text:style-name="T117"><text:s/>}</text:span></text:span></text:p>
      <text:p text:style-name="P78"><text:span text:style-name="Source_20_Text"><text:span text:style-name="T111"/></text:span></text:p>
      <text:p text:style-name="P78"><text:span text:style-name="Source_20_Text"><text:span text:style-name="T111">Hit SEND.</text:span></text:span></text:p>
      <text:p text:style-name="P78"><text:span text:style-name="Source_20_Text"><text:span text:style-name="T111"/></text:span></text:p>
      <text:p text:style-name="P78"><text:span text:style-name="Source_20_Text"><text:span text:style-name="T121">Response:</text:span></text:span></text:p>
      <text:p text:style-name="P78"><text:span text:style-name="Source_20_Text"><text:span text:style-name="T121">{</text:span></text:span></text:p>
      <text:p text:style-name="P78"><text:span text:style-name="Source_20_Text"><text:span text:style-name="T121"><text:s text:c="4"/>"timestamp": "2019-06-06T12:42:32.454+0000",</text:span></text:span></text:p>
      <text:p text:style-name="P78"><text:span text:style-name="Source_20_Text"><text:span text:style-name="T121"><text:s text:c="4"/>"status": 500,</text:span></text:span></text:p>
      <text:p text:style-name="P78"><text:span text:style-name="Source_20_Text"><text:span text:style-name="T121"><text:s text:c="4"/>"error": "Internal Server Error",</text:span></text:span></text:p>
      <text:p text:style-name="P78"><text:span text:style-name="Source_20_Text"><text:span text:style-name="T121"><text:s text:c="4"/>"message": "could not execute statement; SQL [n/a]; constraint [company_pkey]; nested exception is org.hibernate.exception</text:span></text:span></text:p>
      <text:p text:style-name="P78"><text:span text:style-name="Source_20_Text"><text:span text:style-name="T121"/></text:span></text:p>
      <text:p text:style-name="P79"><text:span text:style-name="Source_20_Text"><text:span text:style-name="T130">Reason: </text:span></text:span></text:p>
      <text:p text:style-name="P79"><text:span text:style-name="Source_20_Text"><text:span text:style-name="T145">Since</text:span></text:span><text:span text:style-name="Source_20_Text"><text:span text:style-name="T130"> there are already some dummy records in the table with custom inserted primary keys (starting with 1), what happened is, when the newly created sequence got invoked by hibernate, it naturally generated the value as 1 (since this is the first invoke) and when hibernate tried to do an insert into the table, a unqiue constraint violation of the primary key happened because of which the request failed.</text:span></text:span></text:p>
      <text:p text:style-name="P79"><text:span text:style-name="Source_20_Text"><text:span text:style-name="T130"/></text:span></text:p>
      <text:p text:style-name="P79"><text:soft-page-break/><text:span text:style-name="Source_20_Text"><text:span text:style-name="T130">This is what I can see from the logs:</text:span></text:span></text:p>
      <text:p text:style-name="P79"><text:span text:style-name="Source_20_Text"><text:span text:style-name="T130"/></text:span></text:p>
      <text:p text:style-name="P79"><text:span text:style-name="Source_20_Text"><text:span text:style-name="T130">06-06-2019 18:12:31.147 [http-nio-8080-exec-2] DEBUG org.hibernate.SQL.logStatement - select nextval ('company_seq_id')</text:span></text:span></text:p>
      <text:p text:style-name="P79"><text:span text:style-name="Source_20_Text"><text:span text:style-name="T130">Hibernate: select nextval ('company_seq_id')</text:span></text:span></text:p>
      <text:p text:style-name="P79"><text:span text:style-name="Source_20_Text"><text:span text:style-name="T130">06-06-2019 18:12:31.204 [http-nio-8080-exec-2] DEBUG o.h.id.enhanced.SequenceStructure.getNextValue - Sequence value obtained: 1</text:span></text:span></text:p>
      <text:p text:style-name="P79"><text:span text:style-name="Source_20_Text"><text:span text:style-name="T130">06-06-2019 18:12:32.298 [http-nio-8080-exec-2] DEBUG org.hibernate.SQL.logStatement - insert into company (category, ceo, chairman, name, start_date, id) values (?, ?, ?, ?, ?, ?)</text:span></text:span></text:p>
      <text:p text:style-name="P79"><text:span text:style-name="Source_20_Text"><text:span text:style-name="T130">Hibernate: insert into company (category, ceo, chairman, name, start_date, id) values (?, ?, ?, ?, ?, ?)</text:span></text:span></text:p>
      <text:p text:style-name="P79"><text:span text:style-name="Source_20_Text"><text:span text:style-name="T130">06-06-2019 18:12:32.314 [http-nio-8080-exec-2] DEBUG o.h.e.jdbc.spi.SqlExceptionHelper.logExceptions - could not execute statement [n/a]</text:span></text:span></text:p>
      <text:p text:style-name="P79"><text:span text:style-name="Source_20_Text"><text:span text:style-name="T130">org.postgresql.util.PSQLException: ERROR: duplicate key value violates unique constraint "company_pkey"</text:span></text:span></text:p>
      <text:p text:style-name="P79"><text:span text:style-name="Source_20_Text"><text:span text:style-name="T130"><text:s text:c="2"/>Detail: Key (id)=(1) already exists.</text:span></text:span></text:p>
      <text:p text:style-name="P79"><text:span text:style-name="Source_20_Text"><text:span text:style-name="T130"/></text:span></text:p>
      <text:p text:style-name="P80"><text:span text:style-name="Source_20_Text"><text:span text:style-name="T131">Solution:</text:span></text:span></text:p>
      <text:p text:style-name="P80"><text:span text:style-name="Source_20_Text"><text:span text:style-name="T131">I just went to the pgadmin (the postgresql client) and in the query editor of the concerned database, I ran the following query:</text:span></text:span></text:p>
      <text:p text:style-name="P80"><text:span text:style-name="Source_20_Text"><text:span text:style-name="T131"/></text:span></text:p>
      <text:p text:style-name="P80"><text:span text:style-name="Source_20_Text"><text:span text:style-name="T335">select</text:span></text:span><text:span text:style-name="T45"> </text:span><text:span text:style-name="T2">nextval</text:span><text:span text:style-name="T45"> </text:span><text:span text:style-name="T2">(</text:span><text:span text:style-name="T29">'company_seq_id'</text:span><text:span text:style-name="T2">);</text:span></text:p>
      <text:p text:style-name="P80"><text:span text:style-name="Source_20_Text"><text:span text:style-name="T131"/></text:span></text:p>
      <text:p text:style-name="P81"><text:span text:style-name="Source_20_Text"><text:span text:style-name="T132">I ran the above function call twice i.e. <text:s/>until I got the value as 3. Now, the next time when this sequence is again called by the hibernate it will generate value 4 which will be used as the pk id value, which should be okay.</text:span></text:span></text:p>
      <text:p text:style-name="P81"><text:span text:style-name="Source_20_Text"><text:span text:style-name="T132"/></text:span></text:p>
      <text:p text:style-name="P82"><text:span text:style-name="Source_20_Text"><text:span text:style-name="T278">Now, making a call to </text:span></text:span><text:span text:style-name="Source_20_Text"><text:span text:style-name="T280">create a new company, </text:span></text:span><text:span text:style-name="Source_20_Text"><text:span text:style-name="T284">after </text:span></text:span><text:span text:style-name="Source_20_Text"><text:span text:style-name="T285">incrementing the sequence value</text:span></text:span><text:span text:style-name="Source_20_Text"><text:span text:style-name="T280">:</text:span></text:span></text:p>
      <text:p text:style-name="P82"><text:span text:style-name="Source_20_Text"><text:span text:style-name="T111">type: </text:span></text:span><text:span text:style-name="Source_20_Text"><text:span text:style-name="T116">POST</text:span></text:span></text:p>
      <text:p text:style-name="P82"><text:span text:style-name="Source_20_Text"><text:span text:style-name="T111">uri: http://localhost:8080/</text:span></text:span><text:span text:style-name="Source_20_Text"><text:span text:style-name="T116">addCompany</text:span></text:span></text:p>
      <text:p text:style-name="P82"><text:span text:style-name="Source_20_Text"><text:span text:style-name="T111"/></text:span></text:p>
      <text:p text:style-name="P82"><text:span text:style-name="Source_20_Text"><text:span text:style-name="T117">Under Body:</text:span></text:span></text:p>
      <text:p text:style-name="P82"><text:span text:style-name="Source_20_Text"><text:span text:style-name="T117">Under raw:</text:span></text:span></text:p>
      <text:p text:style-name="P82"><text:span text:style-name="Source_20_Text"><text:span text:style-name="T119">type: </text:span></text:span><text:span text:style-name="Source_20_Text"><text:span text:style-name="T121">JSON</text:span></text:span></text:p>
      <text:p text:style-name="P82"><text:span text:style-name="Source_20_Text"><text:span text:style-name="T117">{</text:span></text:span></text:p>
      <text:p text:style-name="P82"><text:span text:style-name="Source_20_Text"><text:span text:style-name="T117"><text:s/>"category": "Space technology",</text:span></text:span></text:p>
      <text:p text:style-name="P82"><text:span text:style-name="Source_20_Text"><text:span text:style-name="T117"><text:s/>"ceo": "Elon Musk",</text:span></text:span></text:p>
      <text:p text:style-name="P82"><text:span text:style-name="Source_20_Text"><text:span text:style-name="T117"><text:s/>"chairman": "ABC",</text:span></text:span></text:p>
      <text:p text:style-name="P82"><text:span text:style-name="Source_20_Text"><text:span text:style-name="T117"><text:s/>"name": "SpaceX",</text:span></text:span></text:p>
      <text:p text:style-name="P82"><text:span text:style-name="Source_20_Text"><text:span text:style-name="T117"><text:s/>"startDate": "2019-06-06"</text:span></text:span></text:p>
      <text:p text:style-name="P82"><text:span text:style-name="Source_20_Text"><text:span text:style-name="T117"><text:s/>}</text:span></text:span></text:p>
      <text:p text:style-name="P82"><text:span text:style-name="Source_20_Text"><text:span text:style-name="T111"/></text:span></text:p>
      <text:p text:style-name="P82"><text:span text:style-name="Source_20_Text"><text:span text:style-name="T111">Hit SEND.</text:span></text:span></text:p>
      <text:p text:style-name="P82"><text:span text:style-name="Source_20_Text"><text:span text:style-name="T111"/></text:span></text:p>
      <text:p text:style-name="P82"><text:span text:style-name="Source_20_Text"><text:span text:style-name="T121">Response:</text:span></text:span></text:p>
      <text:p text:style-name="P83"><text:span text:style-name="Source_20_Text"><text:span text:style-name="T133">Blank. Nothing in the response.</text:span></text:span></text:p>
      <text:p text:style-name="P83"><text:span text:style-name="Source_20_Text"><text:span text:style-name="T133"/></text:span></text:p>
      <text:p text:style-name="P83"><text:span text:style-name="Source_20_Text"><text:span text:style-name="T133">Reason:</text:span></text:span></text:p>
      <text:p text:style-name="P83"><text:span text:style-name="Source_20_Text"><text:span text:style-name="T133">When I cheeck in the database, by running the query:</text:span></text:span></text:p>
      <text:p text:style-name="P83"><text:span text:style-name="Source_20_Text"><text:span text:style-name="T133">select * from company</text:span></text:span></text:p>
      <text:p text:style-name="P83"><text:soft-page-break/><text:span text:style-name="Source_20_Text"><text:span text:style-name="T133">I do find the newly created company perfectly inserted. Also, the log output confirms the entry has been created.</text:span></text:span></text:p>
      <text:p text:style-name="P83"><text:span text:style-name="Source_20_Text"><text:span text:style-name="T133">So, </text:span></text:span><text:span text:style-name="Source_20_Text"><text:span text:style-name="T146">the blank response in the POSTMAN </text:span></text:span><text:span text:style-name="Source_20_Text"><text:span text:style-name="T133">is because, the method that handles this request in the controller has a return type ‘void’ and hence no response.</text:span></text:span></text:p>
      <text:p text:style-name="P83"><text:span text:style-name="Source_20_Text"><text:span text:style-name="T133"/></text:span></text:p>
      <text:p text:style-name="P84"><text:span text:style-name="Source_20_Text"><text:span text:style-name="T286">Modified the createNewCompany method of CompanyController to return the correct http response status:</text:span></text:span></text:p>
      <text:p text:style-name="P84"><text:span text:style-name="Source_20_Text"><text:span text:style-name="T286"/></text:span></text:p>
      <text:p text:style-name="P84"><text:span text:style-name="Source_20_Text"><text:span text:style-name="T134">As of now, the createNewCompany does not return anything, I mean, not only anything in its body but even the http response status also comes back as 200 (which means success) but I wanted the http response status to reflect the appropriate and more specific status, which is, 201, which means, a new resource has been created, which is what is the case with the create new </text:span></text:span><text:span text:style-name="Source_20_Text"><text:span text:style-name="T135">company.</text:span></text:span></text:p>
      <text:p text:style-name="P85"><text:span text:style-name="Source_20_Text"><text:span text:style-name="T136">And, hence modified the method to the following:</text:span></text:span></text:p>
      <text:p text:style-name="P85"><text:span text:style-name="Source_20_Text"><text:span text:style-name="T136"/></text:span></text:p>
      <text:p text:style-name="P85"><text:span text:style-name="Source_20_Text"><text:span text:style-name="T136"><text:s text:c="2"/></text:span></text:span><text:span text:style-name="T381">@PostMapping</text:span><text:span text:style-name="T8">(</text:span><text:span text:style-name="T373">"/addCompany"</text:span><text:span text:style-name="T8">)</text:span></text:p>
      <text:p text:style-name="P26"><text:span text:style-name="T8"><text:s text:c="2"/></text:span><text:span text:style-name="T360">public</text:span><text:span text:style-name="T8"> </text:span><text:span text:style-name="T13">ResponseEntity&lt;?&gt;</text:span><text:span text:style-name="T8"> createNewCompany(</text:span><text:span text:style-name="T381">@RequestBody</text:span><text:span text:style-name="T8"> Company </text:span><text:span text:style-name="T398">company</text:span><text:span text:style-name="T8"> ) {</text:span></text:p>
      <text:p text:style-name="P26"><text:span text:style-name="T8"><text:s text:c="4"/></text:span><text:span text:style-name="T390">companyService</text:span><text:span text:style-name="T8">.createCompany(</text:span><text:span text:style-name="T398">company</text:span><text:span text:style-name="T8">);</text:span></text:p>
      <text:p text:style-name="P26"><text:span text:style-name="T8"><text:s text:c="4"/></text:span><text:span text:style-name="T364">return</text:span><text:span text:style-name="T13"> </text:span><text:span text:style-name="T364">new</text:span><text:span text:style-name="T13"> ResponseEntity&lt;&gt;(HttpStatus.</text:span><text:span text:style-name="T389">CREATED</text:span><text:span text:style-name="T13">);</text:span></text:p>
      <text:p text:style-name="P255"><text:s text:c="2"/>}</text:p>
      <text:p text:style-name="P85"><text:span text:style-name="Source_20_Text"><text:span text:style-name="T136"/></text:span></text:p>
      <text:p text:style-name="P86"><text:span text:style-name="Source_20_Text"><text:span text:style-name="T137">As you can see, the new change is that the method returning a Respons</text:span></text:span><text:span text:style-name="Source_20_Text"><text:span text:style-name="T138">e</text:span></text:span><text:span text:style-name="Source_20_Text"><text:span text:style-name="T137">Entity with the HttpStatus of CREATED i.e. 201.</text:span></text:span></text:p>
      <text:p text:style-name="P86"><text:span text:style-name="Source_20_Text"><text:span text:style-name="T137"/></text:span></text:p>
      <text:p text:style-name="P87"><text:span text:style-name="Source_20_Text"><text:span text:style-name="T138">ResponseEntity is an extenstion of HttpEntity which allows us to add a HttpStatus code in the response.</text:span></text:span></text:p>
      <text:p text:style-name="P87"><text:span text:style-name="Source_20_Text"><text:span text:style-name="T138"/></text:span></text:p>
      <text:p text:style-name="P88"><text:span text:style-name="Source_20_Text"><text:span text:style-name="T287">Now, making a request to create a new company, let’s see what is the http status code that is returned:</text:span></text:span></text:p>
      <text:p text:style-name="P88"><text:span text:style-name="Source_20_Text"><text:span text:style-name="T287"/></text:span></text:p>
      <text:p text:style-name="P89"><text:span text:style-name="Source_20_Text"><text:span text:style-name="T111">type: </text:span></text:span><text:span text:style-name="Source_20_Text"><text:span text:style-name="T116">POST</text:span></text:span></text:p>
      <text:p text:style-name="P89"><text:span text:style-name="Source_20_Text"><text:span text:style-name="T111">uri: http://localhost:8080/</text:span></text:span><text:span text:style-name="Source_20_Text"><text:span text:style-name="T116">addCompany</text:span></text:span></text:p>
      <text:p text:style-name="P89"><text:span text:style-name="Source_20_Text"><text:span text:style-name="T111"/></text:span></text:p>
      <text:p text:style-name="P89"><text:span text:style-name="Source_20_Text"><text:span text:style-name="T117">Under Body:</text:span></text:span></text:p>
      <text:p text:style-name="P89"><text:span text:style-name="Source_20_Text"><text:span text:style-name="T117">Under raw:</text:span></text:span></text:p>
      <text:p text:style-name="P89"><text:span text:style-name="Source_20_Text"><text:span text:style-name="T119">type: </text:span></text:span><text:span text:style-name="Source_20_Text"><text:span text:style-name="T121">JSON</text:span></text:span></text:p>
      <text:p text:style-name="P89"><text:span text:style-name="Source_20_Text"><text:span text:style-name="T111">{</text:span></text:span></text:p>
      <text:p text:style-name="P89"><text:span text:style-name="Source_20_Text"><text:span text:style-name="T111"><text:s/>"category": "Mobile, Technology, Products, Spying",</text:span></text:span></text:p>
      <text:p text:style-name="P89"><text:span text:style-name="Source_20_Text"><text:span text:style-name="T111"><text:s/>"ceo": "Chin Chan",</text:span></text:span></text:p>
      <text:p text:style-name="P89"><text:span text:style-name="Source_20_Text"><text:span text:style-name="T111"><text:s/>"chairman": "ANung Nung",</text:span></text:span></text:p>
      <text:p text:style-name="P89"><text:span text:style-name="Source_20_Text"><text:span text:style-name="T111"><text:s/>"name": "Tencent3",</text:span></text:span></text:p>
      <text:p text:style-name="P89"><text:span text:style-name="Source_20_Text"><text:span text:style-name="T111"><text:s/>"startDate": "2019-06-06"</text:span></text:span></text:p>
      <text:p text:style-name="P89"><text:span text:style-name="Source_20_Text"><text:span text:style-name="T111"><text:s/>}</text:span></text:span></text:p>
      <text:p text:style-name="P89"><text:span text:style-name="Source_20_Text"><text:span text:style-name="T111"/></text:span></text:p>
      <text:p text:style-name="P89"><text:span text:style-name="Source_20_Text"><text:span text:style-name="T111">Hit SEND.</text:span></text:span></text:p>
      <text:p text:style-name="P89"><text:span text:style-name="Source_20_Text"><text:span text:style-name="T111"/></text:span></text:p>
      <text:p text:style-name="P89"><text:span text:style-name="Source_20_Text"><text:span text:style-name="T121">Response:</text:span></text:span></text:p>
      <text:p text:style-name="P89"><text:span text:style-name="Source_20_Text"><text:span text:style-name="T139">Body is blank. But the Http Status is 201, which means, created. Perfect.</text:span></text:span></text:p>
      <text:p text:style-name="P89"><text:span text:style-name="Source_20_Text"><text:span text:style-name="T139"/></text:span></text:p>
      <text:p text:style-name="P89"><text:span text:style-name="Source_20_Text"><text:span text:style-name="T139"/></text:span></text:p>
      <text:p text:style-name="P89"><text:span text:style-name="Source_20_Text"><text:span text:style-name="T139"/></text:span></text:p>
      <text:p text:style-name="P90"><text:soft-page-break/><text:span text:style-name="Source_20_Text"><text:span text:style-name="T288">10. Now, let’s secure the application</text:span></text:span></text:p>
      <text:p text:style-name="P90"><text:span text:style-name="Source_20_Text"><text:span text:style-name="T288"/></text:span></text:p>
      <text:p text:style-name="P91"><text:span text:style-name="Source_20_Text"><text:span text:style-name="T147">So far we have seen that almost anybody can request the application to fetch details about a company, or fetch the list of companies and their details or add a new company detail also to the company database. That is, the application, as of now, is open to all. We will have to secure the application in such a way that only authenticated and authorized users can make use of the application.</text:span></text:span></text:p>
      <text:p text:style-name="P91"><text:span text:style-name="Source_20_Text"><text:span text:style-name="T147"/></text:span></text:p>
      <text:p text:style-name="P92"><text:span text:style-name="Source_20_Text"><text:span text:style-name="T148">Now, the first thing that we have to do is to uncomment the security related configuration in pom.xml.</text:span></text:span></text:p>
      <text:p text:style-name="P92"><text:span text:style-name="Source_20_Text"><text:span text:style-name="T148"/></text:span></text:p>
      <text:p text:style-name="P92"><text:span text:style-name="Source_20_Text"><text:span text:style-name="T344"><text:tab/> <text:s text:c="3"/></text:span></text:span><text:span text:style-name="T37">&lt;</text:span><text:span text:style-name="T39">artifactId</text:span><text:span text:style-name="T37">&gt;</text:span><text:span text:style-name="T41">spring-boot-starter-security</text:span><text:span text:style-name="T37">&lt;/</text:span><text:span text:style-name="T39">artifactId</text:span><text:span text:style-name="T37">&gt;</text:span></text:p>
      <text:p text:style-name="P92"><text:span text:style-name="Source_20_Text"><text:span text:style-name="T344"><text:tab/> <text:s text:c="3"/></text:span></text:span><text:span text:style-name="T37">&lt;</text:span><text:span text:style-name="T39">artifactId</text:span><text:span text:style-name="T37">&gt;</text:span><text:span text:style-name="T41">spring-security-oauth2</text:span><text:span text:style-name="T37">&lt;/</text:span><text:span text:style-name="T39">artifactId</text:span><text:span text:style-name="T37">&gt;</text:span></text:p>
      <text:p text:style-name="P92"><text:span text:style-name="Source_20_Text"><text:span text:style-name="T148"/></text:span></text:p>
      <text:p text:style-name="P93"><text:span text:style-name="Source_20_Text"><text:span text:style-name="T149">Uncommented these two artefacts in pom.xml.</text:span></text:span></text:p>
      <text:p text:style-name="P93"><text:span text:style-name="Source_20_Text"><text:span text:style-name="T149"/></text:span></text:p>
      <text:p text:style-name="P94"><text:span text:style-name="Source_20_Text"><text:span text:style-name="T289">Now, let’s do a clean-build </text:span></text:span><text:span text:style-name="Source_20_Text"><text:span text:style-name="T290">and </text:span></text:span><text:span text:style-name="Source_20_Text"><text:span text:style-name="T291">then let’s re-boot the application</text:span></text:span><text:span text:style-name="Source_20_Text"><text:span text:style-name="T290">:</text:span></text:span></text:p>
      <text:p text:style-name="P94"><text:span text:style-name="Source_20_Text"><text:span text:style-name="T290"/></text:span></text:p>
      <text:p text:style-name="P95"><text:span text:style-name="Source_20_Text"><text:span text:style-name="T150">Ok, so the application has been built and re-boot was successful, application up and running.</text:span></text:span></text:p>
      <text:p text:style-name="P95"><text:span text:style-name="Source_20_Text"><text:span text:style-name="T150"/></text:span></text:p>
      <text:p text:style-name="P96"><text:span text:style-name="Source_20_Text"><text:span text:style-name="T151">Now, let’s just give a shot at the application from POSTMAN:</text:span></text:span></text:p>
      <text:p text:style-name="P97"><text:span text:style-name="Source_20_Text"><text:span text:style-name="T152"/></text:span></text:p>
      <text:p text:style-name="P97"><text:span text:style-name="Source_20_Text"><text:span text:style-name="T150">Settings:</text:span></text:span></text:p>
      <text:p text:style-name="P97"><text:span text:style-name="Source_20_Text"><text:span text:style-name="T150">type: GET</text:span></text:span></text:p>
      <text:p text:style-name="P97"><text:span text:style-name="Source_20_Text"><text:span text:style-name="T150">uri: </text:span></text:span><text:a xlink:type="simple" xlink:href="http://localhost:8080/showCompany/All" text:style-name="Internet_20_link" text:visited-style-name="Visited_20_Internet_20_Link"><text:span text:style-name="Source_20_Text">http://localhost:8080/showCompany/All</text:span></text:a></text:p>
      <text:p text:style-name="P97"><text:span text:style-name="Source_20_Text"><text:span text:style-name="T150"/></text:span></text:p>
      <text:p text:style-name="P97"><text:span text:style-name="Source_20_Text"><text:span text:style-name="T152">Hit SEND.</text:span></text:span></text:p>
      <text:p text:style-name="P97"><text:span text:style-name="Source_20_Text"><text:span text:style-name="T152"/></text:span></text:p>
      <text:p text:style-name="P97"><text:span text:style-name="Source_20_Text"><text:span text:style-name="T152">Response:</text:span></text:span></text:p>
      <text:p text:style-name="P98"><text:span text:style-name="Source_20_Text"><text:span text:style-name="T148">{</text:span></text:span></text:p>
      <text:p text:style-name="P98"><text:span text:style-name="Source_20_Text"><text:span text:style-name="T148"><text:s text:c="4"/>"timestamp": "2019-06-10T09:15:06.901+0000",</text:span></text:span></text:p>
      <text:p text:style-name="P98"><text:span text:style-name="Source_20_Text"><text:span text:style-name="T148"><text:s text:c="4"/>"status": 401,</text:span></text:span></text:p>
      <text:p text:style-name="P98"><text:span text:style-name="Source_20_Text"><text:span text:style-name="T148"><text:s text:c="4"/>"error": "Unauthorized",</text:span></text:span></text:p>
      <text:p text:style-name="P98"><text:span text:style-name="Source_20_Text"><text:span text:style-name="T148"><text:s text:c="4"/>"message": "Unauthorized",</text:span></text:span></text:p>
      <text:p text:style-name="P98"><text:span text:style-name="Source_20_Text"><text:span text:style-name="T148"><text:s text:c="4"/>"path": "/showCompany/All"</text:span></text:span></text:p>
      <text:p text:style-name="P98"><text:span text:style-name="Source_20_Text"><text:span text:style-name="T148">}</text:span></text:span></text:p>
      <text:p text:style-name="P98"><text:span text:style-name="Source_20_Text"><text:span text:style-name="T148"/></text:span></text:p>
      <text:p text:style-name="P99"><text:span text:style-name="Source_20_Text"><text:span text:style-name="T153">As expected, the application is now by default secure since we enabled the spring boot security artifact in the pom.xml. </text:span></text:span></text:p>
      <text:p text:style-name="P99"><text:span text:style-name="Source_20_Text"><text:span text:style-name="T153"/></text:span></text:p>
      <text:p text:style-name="P99"><text:span text:style-name="Source_20_Text"><text:span text:style-name="T153">Spring Boot Security Starter, by default, will give a login page for username and password based authentication. We are going to modify this for our REST API security. Since, our REST API will not have any login screens as such, we will enhance this basic level security with Oauth2 to make the REST API secure by enabling authentication with spring security and authorization with oauth2.</text:span></text:span></text:p>
      <text:p text:style-name="P99"><text:span text:style-name="Source_20_Text"><text:span text:style-name="T153"/></text:span></text:p>
      <text:p text:style-name="P100"><text:span text:style-name="Source_20_Text"><text:span text:style-name="T292">11. Create a </text:span></text:span><text:span text:style-name="Source_20_Text"><text:span text:style-name="T293">Authorization Server Configuration class</text:span></text:span><text:span text:style-name="Source_20_Text"><text:span text:style-name="T292">:</text:span></text:span></text:p>
      <text:p text:style-name="P100"><text:span text:style-name="Source_20_Text"><text:span text:style-name="T292"/></text:span></text:p>
      <text:p text:style-name="P101"><text:span text:style-name="Source_20_Text"><text:span text:style-name="T154">We are not going to create the spring security configuration class </text:span></text:span><text:span text:style-name="Source_20_Text"><text:span text:style-name="T157">yet</text:span></text:span><text:span text:style-name="Source_20_Text"><text:span text:style-name="T154">, first we will create auth server </text:span></text:span><text:span text:style-name="Source_20_Text"><text:span text:style-name="T158">config </text:span></text:span><text:span text:style-name="Source_20_Text"><text:span text:style-name="T154">class and let’s see what is the dependency of this class on spring security server and resource server config classes.</text:span></text:span></text:p>
      <text:p text:style-name="P102"><text:soft-page-break/><text:span text:style-name="Source_20_Text"><text:span text:style-name="T155">Package: com.sridhar.example.security –</text:span></text:span><text:span text:style-name="Source_20_Text"><text:span text:style-name="T156"> created this package to hold security configuration related classes.</text:span></text:span></text:p>
      <text:p text:style-name="P102"><text:span text:style-name="Source_20_Text"><text:span text:style-name="T156"/></text:span></text:p>
      <text:p text:style-name="P103"><text:span text:style-name="Source_20_Text"><text:span text:style-name="T159">Class: AuthServerConfig.java</text:span></text:span></text:p>
      <text:p text:style-name="P103"><text:span text:style-name="Source_20_Text"><text:span text:style-name="T159"/></text:span></text:p>
      <text:p text:style-name="P104"><text:span text:style-name="Source_20_Text"><text:span text:style-name="T160">This class extends </text:span></text:span><text:span text:style-name="Source_20_Text"><text:span text:style-name="T271">AuthorizationServerConfigurerAdapter</text:span></text:span><text:span text:style-name="Source_20_Text"><text:span text:style-name="T160">, which is a class which implements </text:span></text:span><text:span text:style-name="Source_20_Text"><text:span text:style-name="T271">AuthorizationServerConfigurer</text:span></text:span><text:span text:style-name="Source_20_Text"><text:span text:style-name="T160"> interface. Now, these two, class and the interface, are part of the springframework security oauth2 package. So, we are now stepping into the oauth2 implementation.</text:span></text:span></text:p>
      <text:p text:style-name="P105"><text:span text:style-name="Source_20_Text"><text:span text:style-name="T161">The Author</text:span></text:span><text:span text:style-name="Source_20_Text"><text:span text:style-name="T160">izationServerConfigurer interface, is basically an convinience <text:s/>interface for configuring Oauth2 Authorization Server. And this interface, has 3 overloaded asbtract methods by the name of ‘configure’.</text:span></text:span></text:p>
      <text:p text:style-name="P106"><text:span text:style-name="Source_20_Text"><text:span text:style-name="T160">One is to configure the security of the authorization server i.e. the /</text:span></text:span><text:span text:style-name="Source_20_Text"><text:span text:style-name="T265">oauth/token endpoi</text:span></text:span><text:span text:style-name="Source_20_Text"><text:span text:style-name="T266">n</text:span></text:span><text:span text:style-name="Source_20_Text"><text:span text:style-name="T265">t. </text:span></text:span><text:span text:style-name="Source_20_Text"><text:span text:style-name="T267">And, the next one, is to configure the client details. And, the third one, is to configure the non-security features of the authorization server, like token stores, grant types etc.</text:span></text:span></text:p>
      <text:p text:style-name="P106"><text:span text:style-name="Source_20_Text"><text:span text:style-name="T267"/></text:span></text:p>
      <text:p text:style-name="P107"><text:span text:style-name="Source_20_Text"><text:span text:style-name="T268">First of all, let’s mark the class with @</text:span></text:span><text:span text:style-name="Source_20_Text"><text:span text:style-name="T345">EnableAuthorizationServer</text:span></text:span><text:span text:style-name="Source_20_Text"><text:span text:style-name="T268"> annot. This is a convinience annot. Which basically enabling an Authorization Server.</text:span></text:span></text:p>
      <text:p text:style-name="P107"><text:span text:style-name="Source_20_Text"><text:span text:style-name="T268"/></text:span></text:p>
      <text:p text:style-name="P108"><text:span text:style-name="Source_20_Text"><text:span text:style-name="T269">Now, let’s first configure the client details. </text:span></text:span><text:span text:style-name="Source_20_Text"><text:span text:style-name="T270">So, in order to configure the client, we have to override the appropriate method of the interface, which is the configure(ClientDetailsServiceConfigurer) method.</text:span></text:span></text:p>
      <text:p text:style-name="P109"><text:span text:style-name="Source_20_Text"><text:span text:style-name="T270">And, since, we are going to store our client details in the database, we <text:s/>dependency inject an Datasource, which we will configure in the client details method as follows:</text:span></text:span></text:p>
      <text:p text:style-name="P109"><text:span text:style-name="Source_20_Text"><text:span text:style-name="T270"/></text:span></text:p>
      <text:p text:style-name="P109"><text:span text:style-name="Source_20_Text"><text:span text:style-name="T270"><text:s text:c="2"/></text:span></text:span><text:span text:style-name="T381">@</text:span><text:span text:style-name="T383">Autowired</text:span></text:p>
      <text:p text:style-name="P26"><text:span text:style-name="T8"><text:s text:c="2"/></text:span><text:span text:style-name="T360">private</text:span><text:span text:style-name="T8"> DataSource </text:span><text:span text:style-name="T390">dataSource</text:span><text:span text:style-name="T8">;</text:span></text:p>
      <text:p text:style-name="P255"><text:s text:c="2"/></text:p>
      <text:p text:style-name="P26"><text:span text:style-name="T8"><text:s text:c="2"/></text:span><text:span text:style-name="T381">@Override</text:span></text:p>
      <text:p text:style-name="P26"><text:span text:style-name="T8"><text:s text:c="2"/></text:span><text:span text:style-name="T360">public</text:span><text:span text:style-name="T8"> </text:span><text:span text:style-name="T360">void</text:span><text:span text:style-name="T8"> configure(ClientDetailsServiceConfigurer </text:span><text:span text:style-name="T398">clients</text:span><text:span text:style-name="T8">) </text:span><text:span text:style-name="T360">throws</text:span><text:span text:style-name="T8"> Exception {</text:span></text:p>
      <text:p text:style-name="P26"><text:span text:style-name="T8"><text:s text:c="4"/></text:span><text:span text:style-name="T398">clients</text:span><text:span text:style-name="T8">.jdbc(</text:span><text:span text:style-name="T390">dataSource</text:span><text:span text:style-name="T8">);</text:span></text:p>
      <text:p text:style-name="P255"><text:s text:c="2"/>}</text:p>
      <text:p text:style-name="P109"><text:span text:style-name="Source_20_Text"><text:span text:style-name="T270"/></text:span></text:p>
      <text:p text:style-name="P110"><text:span text:style-name="Source_20_Text"><text:span text:style-name="T294">Now, let’s create the necessary client related tables in the database and also insert some client details.</text:span></text:span></text:p>
      <text:p text:style-name="P110"><text:span text:style-name="Source_20_Text"><text:span text:style-name="T294"/></text:span></text:p>
      <text:p text:style-name="P111"><text:span text:style-name="Source_20_Text"><text:span text:style-name="T162">There are certain tables that are to be created with a certain structure in the database for the spring oauth2 flow to work. This is as per spring security oauth2 requirements. As part of that, people generally create 6 tables, namely – OAUTH_CLIENT_DETAILS, OAUTH_CLIENT_TOKEN, OAUTH_ACCESS_TOKEN, OAUTH_REFRESH_TOKEN, OAUTH_CODE, OAUTH_APPROVALS.</text:span></text:span></text:p>
      <text:p text:style-name="P111"><text:span text:style-name="Source_20_Text"><text:span text:style-name="T162"/></text:span></text:p>
      <text:p text:style-name="P112"><text:span text:style-name="Source_20_Text"><text:span text:style-name="T162">Now, I know that, <text:s/>OAUTH_CLIENT_DETAILS is used to store the client details. <text:s/>OAUTH_ACCESS_TOKEN is used to store the access token and <text:s/>OAUTH_REFRESH_TOKEN for storing refresh token. But, I am not </text:span></text:span><text:span text:style-name="Source_20_Text"><text:span text:style-name="T163">really</text:span></text:span><text:span text:style-name="Source_20_Text"><text:span text:style-name="T162"> aware of the use of other tables. </text:span></text:span><text:span text:style-name="Source_20_Text"><text:span text:style-name="T163">I think <text:s/></text:span></text:span><text:span text:style-name="Source_20_Text"><text:span text:style-name="T162">OAUTH_CODE </text:span></text:span><text:span text:style-name="Source_20_Text"><text:span text:style-name="T163">and O</text:span></text:span><text:span text:style-name="Source_20_Text"><text:span text:style-name="T162">AUTH_APPROVALS </text:span></text:span><text:span text:style-name="Source_20_Text"><text:span text:style-name="T163">are used for authorization code grant flow but since we are going to use the password grant flow, let’s beging with not creating these tables and see how it works out.</text:span></text:span></text:p>
      <text:p text:style-name="P112"><text:span text:style-name="Source_20_Text"><text:span text:style-name="T163"/></text:span></text:p>
      <text:p text:style-name="P112"><text:soft-page-break/><text:span text:style-name="Source_20_Text"><text:span text:style-name="T163">So, for now, creating only the following tables: <text:s/></text:span></text:span><text:span text:style-name="Source_20_Text"><text:span text:style-name="T162">OAUTH_CLIENT_DETAILS, <text:s/>OAUTH_ACCESS_TOKEN, OAUTH_REFRESH_TOKEN.</text:span></text:span></text:p>
      <text:p text:style-name="P112"><text:span text:style-name="Source_20_Text"><text:span text:style-name="T162"/></text:span></text:p>
      <text:p text:style-name="P112"><text:span text:style-name="Source_20_Text"><text:span text:style-name="T163">Create scripts:</text:span></text:span></text:p>
      <text:p text:style-name="P112"><text:span text:style-name="Source_20_Text"><text:span text:style-name="T336">CREATE</text:span></text:span><text:span text:style-name="T41"> </text:span><text:span text:style-name="T360">TABLE</text:span><text:span text:style-name="T41"> </text:span><text:span text:style-name="T8">OAUTH_CLIENT_DETAILS</text:span><text:span text:style-name="T41"> </text:span><text:span text:style-name="T8">(</text:span></text:p>
      <text:p text:style-name="P26"><text:span text:style-name="T41"><text:s text:c="2"/></text:span><text:span text:style-name="T8">CLIENT_ID</text:span><text:span text:style-name="T41"> </text:span><text:span text:style-name="T360">VARCHAR</text:span><text:span text:style-name="T8">(255)</text:span><text:span text:style-name="T41"> </text:span><text:span text:style-name="T360">PRIMARY</text:span><text:span text:style-name="T41"> </text:span><text:span text:style-name="T360">KEY</text:span><text:span text:style-name="T8">,</text:span></text:p>
      <text:p text:style-name="P26"><text:span text:style-name="T41"><text:s text:c="2"/></text:span><text:span text:style-name="T8">RESOURCE_IDS</text:span><text:span text:style-name="T41"> </text:span><text:span text:style-name="T360">VARCHAR</text:span><text:span text:style-name="T8">(255),</text:span></text:p>
      <text:p text:style-name="P26"><text:span text:style-name="T41"><text:s text:c="2"/></text:span><text:span text:style-name="T8">CLIENT_SECRET</text:span><text:span text:style-name="T41"> </text:span><text:span text:style-name="T360">VARCHAR</text:span><text:span text:style-name="T8">(255),</text:span></text:p>
      <text:p text:style-name="P26"><text:span text:style-name="T41"><text:s text:c="2"/></text:span><text:span text:style-name="T8">SCOPE</text:span><text:span text:style-name="T41"> </text:span><text:span text:style-name="T360">VARCHAR</text:span><text:span text:style-name="T8">(255),</text:span></text:p>
      <text:p text:style-name="P26"><text:span text:style-name="T41"><text:s text:c="2"/></text:span><text:span text:style-name="T8">AUTHORIZED_GRANT_TYPES</text:span><text:span text:style-name="T41"> </text:span><text:span text:style-name="T360">VARCHAR</text:span><text:span text:style-name="T8">(255),</text:span></text:p>
      <text:p text:style-name="P26"><text:span text:style-name="T41"><text:s text:c="2"/></text:span><text:span text:style-name="T8">WEB_SERVER_REDIRECT_URI</text:span><text:span text:style-name="T41"> </text:span><text:span text:style-name="T360">VARCHAR</text:span><text:span text:style-name="T8">(255),</text:span></text:p>
      <text:p text:style-name="P26"><text:span text:style-name="T41"><text:s text:c="2"/></text:span><text:span text:style-name="T8">AUTHORITIES</text:span><text:span text:style-name="T41"> </text:span><text:span text:style-name="T360">VARCHAR</text:span><text:span text:style-name="T8">(255),</text:span></text:p>
      <text:p text:style-name="P26"><text:span text:style-name="T41"><text:s text:c="2"/></text:span><text:span text:style-name="T8">ACCESS_TOKEN_VALIDITY</text:span><text:span text:style-name="T41"> </text:span><text:span text:style-name="T413">INTEGER</text:span><text:span text:style-name="T8">,</text:span></text:p>
      <text:p text:style-name="P26"><text:span text:style-name="T41"><text:s text:c="2"/></text:span><text:span text:style-name="T8">REFRESH_TOKEN_VALIDITY</text:span><text:span text:style-name="T41"> </text:span><text:span text:style-name="T413">INTEGER</text:span><text:span text:style-name="T8">,</text:span></text:p>
      <text:p text:style-name="P26"><text:span text:style-name="T41"><text:s text:c="2"/></text:span><text:span text:style-name="T8">ADDITIONAL_INFORMATION</text:span><text:span text:style-name="T41"> </text:span><text:span text:style-name="T360">VARCHAR</text:span><text:span text:style-name="T8">(4096),</text:span></text:p>
      <text:p text:style-name="P26"><text:span text:style-name="T41"><text:s text:c="2"/></text:span><text:span text:style-name="T8">AUTOAPPROVE</text:span><text:span text:style-name="T41"> </text:span><text:span text:style-name="T360">VARCHAR</text:span><text:span text:style-name="T8">(255)</text:span></text:p>
      <text:p text:style-name="P255">);</text:p>
      <text:p text:style-name="P112"><text:span text:style-name="Source_20_Text"><text:span text:style-name="T163"/></text:span></text:p>
      <text:p text:style-name="P112"><text:span text:style-name="Source_20_Text"><text:span text:style-name="T336">CREATE</text:span></text:span><text:span text:style-name="T41"> </text:span><text:span text:style-name="T360">TABLE</text:span><text:span text:style-name="T41"> </text:span><text:span text:style-name="T8">OAUTH_ACCESS_TOKEN</text:span><text:span text:style-name="T41"> </text:span><text:span text:style-name="T8">(</text:span></text:p>
      <text:p text:style-name="P26"><text:span text:style-name="T41"><text:s text:c="2"/></text:span><text:span text:style-name="T8">TOKEN_ID</text:span><text:span text:style-name="T41"> </text:span><text:span text:style-name="T360">VARCHAR</text:span><text:span text:style-name="T8">(255),</text:span></text:p>
      <text:p text:style-name="P26"><text:span text:style-name="T41"><text:s text:c="2"/></text:span><text:span text:style-name="T8">TOKEN</text:span><text:span text:style-name="T41"> </text:span><text:span text:style-name="T8">BYTEA,</text:span></text:p>
      <text:p text:style-name="P26"><text:span text:style-name="T41"><text:s text:c="2"/></text:span><text:span text:style-name="T8">AUTHENTICATION_ID</text:span><text:span text:style-name="T41"> </text:span><text:span text:style-name="T360">VARCHAR</text:span><text:span text:style-name="T8">(255)</text:span><text:span text:style-name="T41"> </text:span><text:span text:style-name="T360">PRIMARY</text:span><text:span text:style-name="T41"> </text:span><text:span text:style-name="T360">KEY</text:span><text:span text:style-name="T8">,</text:span></text:p>
      <text:p text:style-name="P26"><text:span text:style-name="T41"><text:s text:c="2"/></text:span><text:span text:style-name="T8">USER_NAME</text:span><text:span text:style-name="T41"> </text:span><text:span text:style-name="T360">VARCHAR</text:span><text:span text:style-name="T8">(255),</text:span></text:p>
      <text:p text:style-name="P26"><text:span text:style-name="T41"><text:s text:c="2"/></text:span><text:span text:style-name="T8">CLIENT_ID</text:span><text:span text:style-name="T41"> </text:span><text:span text:style-name="T360">VARCHAR</text:span><text:span text:style-name="T8">(255),</text:span></text:p>
      <text:p text:style-name="P26"><text:span text:style-name="T41"><text:s text:c="2"/></text:span><text:span text:style-name="T8">AUTHENTICATION</text:span><text:span text:style-name="T41"> </text:span><text:span text:style-name="T8">BYTEA,</text:span></text:p>
      <text:p text:style-name="P26"><text:span text:style-name="T41"><text:s text:c="2"/></text:span><text:span text:style-name="T8">REFRESH_TOKEN</text:span><text:span text:style-name="T41"> </text:span><text:span text:style-name="T360">VARCHAR</text:span><text:span text:style-name="T8">(255)</text:span></text:p>
      <text:p text:style-name="P255">);</text:p>
      <text:p text:style-name="P256"/>
      <text:p text:style-name="P26"><text:span text:style-name="T360">CREATE</text:span><text:span text:style-name="T41"> </text:span><text:span text:style-name="T360">TABLE</text:span><text:span text:style-name="T41"> </text:span><text:span text:style-name="T8">OAUTH_REFRESH_TOKEN</text:span><text:span text:style-name="T41"> </text:span><text:span text:style-name="T8">(</text:span></text:p>
      <text:p text:style-name="P26"><text:span text:style-name="T41"><text:s text:c="2"/></text:span><text:span text:style-name="T8">TOKEN_ID</text:span><text:span text:style-name="T41"> </text:span><text:span text:style-name="T360">VARCHAR</text:span><text:span text:style-name="T8">(255),</text:span></text:p>
      <text:p text:style-name="P26"><text:span text:style-name="T41"><text:s text:c="2"/></text:span><text:span text:style-name="T8">TOKEN</text:span><text:span text:style-name="T41"> </text:span><text:span text:style-name="T8">BYTEA,</text:span></text:p>
      <text:p text:style-name="P26"><text:span text:style-name="T41"><text:s text:c="2"/></text:span><text:span text:style-name="T8">AUTHENTICATION</text:span><text:span text:style-name="T41"> </text:span><text:span text:style-name="T8">BYTEA</text:span></text:p>
      <text:p text:style-name="P255">);</text:p>
      <text:p text:style-name="P112"><text:span text:style-name="Source_20_Text"><text:span text:style-name="T163"/></text:span></text:p>
      <text:p text:style-name="P113"><text:span text:style-name="Source_20_Text"><text:span text:style-name="T164">The bytea data type in postgresql is for storing binary strings. You prefer binary strings vs character strings when your data is to be stored as ‘raw bytes’ as against ‘text’.</text:span></text:span></text:p>
      <text:p text:style-name="P113"><text:span text:style-name="Source_20_Text"><text:span text:style-name="T164"/></text:span></text:p>
      <text:p text:style-name="P114"><text:span text:style-name="Source_20_Text"><text:span text:style-name="T165">Ok, I have run the above scripts in pgadmin (postgresql client) and the above mentioned tables are created under the REST Api’s database.</text:span></text:span></text:p>
      <text:p text:style-name="P114"><text:span text:style-name="Source_20_Text"><text:span text:style-name="T165"/></text:span></text:p>
      <text:p text:style-name="P114"><text:span text:style-name="Source_20_Text"><text:span text:style-name="T165">The scripts are now part of the schema.sql under resources/database/postgresql.</text:span></text:span></text:p>
      <text:p text:style-name="P114"><text:span text:style-name="Source_20_Text"><text:span text:style-name="T165"/></text:span></text:p>
      <text:p text:style-name="P114"><text:span text:style-name="Source_20_Text"><text:span text:style-name="T337">INSERT</text:span></text:span><text:span text:style-name="T41"> </text:span><text:span text:style-name="T360">INTO</text:span><text:span text:style-name="T41"> </text:span><text:span text:style-name="T8">OAUTH_CLIENT_DETAILS(CLIENT_ID,</text:span><text:span text:style-name="T41"> </text:span><text:span text:style-name="T8">RESOURCE_IDS,</text:span><text:span text:style-name="T41"> </text:span><text:span text:style-name="T8">CLIENT_SECRET,</text:span><text:span text:style-name="T41"> </text:span><text:span text:style-name="T8">SCOPE,</text:span><text:span text:style-name="T41"> </text:span><text:span text:style-name="T8">AUTHORIZED_GRANT_TYPES,</text:span><text:span text:style-name="T41"> </text:span><text:span text:style-name="T8">AUTHORITIES,</text:span><text:span text:style-name="T41"> </text:span><text:span text:style-name="T8">ACCESS_TOKEN_VALIDITY,</text:span><text:span text:style-name="T41"> </text:span><text:span text:style-name="T8">REFRESH_TOKEN_VALIDITY)</text:span></text:p>
      <text:p text:style-name="P26"><text:span text:style-name="T41"><text:tab/></text:span><text:span text:style-name="T360">VALUES</text:span><text:span text:style-name="T41"> </text:span><text:span text:style-name="T8">(</text:span><text:span text:style-name="T30">'spring-security-oauth2-read-client'</text:span><text:span text:style-name="T8">,</text:span><text:span text:style-name="T41"> </text:span><text:span text:style-name="T30">'resource-server-rest-api'</text:span><text:span text:style-name="T8">,</text:span></text:p>
      <text:p text:style-name="P26"><text:span text:style-name="T41"><text:tab/></text:span><text:span text:style-name="T415">/*spring-security-oauth2-read-client-password1234*/</text:span><text:span text:style-name="T30">'$2a$04$WGq2P9egiOYoOFemBRfsiO9qTcyJtNRnPKNBl5tokP7IP.eZn93km'</text:span><text:span text:style-name="T8">,</text:span></text:p>
      <text:p text:style-name="P26"><text:span text:style-name="T41"><text:tab/></text:span><text:span text:style-name="T30">'read'</text:span><text:span text:style-name="T8">,</text:span><text:span text:style-name="T41"> </text:span><text:span text:style-name="T30">'password,authorization_code,refresh_token,implicit'</text:span><text:span text:style-name="T8">,</text:span><text:span text:style-name="T41"> </text:span><text:span text:style-name="T30">'USER'</text:span><text:span text:style-name="T8">,</text:span><text:span text:style-name="T41"> </text:span><text:span text:style-name="T42">60</text:span><text:span text:style-name="T8">,</text:span><text:span text:style-name="T41"> </text:span><text:span text:style-name="T43">30</text:span><text:span text:style-name="T42">0</text:span><text:span text:style-name="T8">);</text:span></text:p>
      <text:p text:style-name="P256"/>
      <text:p text:style-name="P26"><text:soft-page-break/><text:span text:style-name="T360">INSERT</text:span><text:span text:style-name="T41"> </text:span><text:span text:style-name="T360">INTO</text:span><text:span text:style-name="T41"> </text:span><text:span text:style-name="T8">OAUTH_CLIENT_DETAILS(CLIENT_ID,</text:span><text:span text:style-name="T41"> </text:span><text:span text:style-name="T8">RESOURCE_IDS,</text:span><text:span text:style-name="T41"> </text:span><text:span text:style-name="T8">CLIENT_SECRET,</text:span><text:span text:style-name="T41"> </text:span><text:span text:style-name="T8">SCOPE,</text:span><text:span text:style-name="T41"> </text:span><text:span text:style-name="T8">AUTHORIZED_GRANT_TYPES,</text:span><text:span text:style-name="T41"> </text:span><text:span text:style-name="T8">AUTHORITIES,</text:span><text:span text:style-name="T41"> </text:span><text:span text:style-name="T8">ACCESS_TOKEN_VALIDITY,</text:span><text:span text:style-name="T41"> </text:span><text:span text:style-name="T8">REFRESH_TOKEN_VALIDITY)</text:span></text:p>
      <text:p text:style-name="P26"><text:span text:style-name="T41"><text:tab/></text:span><text:span text:style-name="T360">VALUES</text:span><text:span text:style-name="T41"> </text:span><text:span text:style-name="T8">(</text:span><text:span text:style-name="T30">'spring-security-oauth2-read-write-client'</text:span><text:span text:style-name="T8">,</text:span><text:span text:style-name="T41"> </text:span><text:span text:style-name="T30">'resource-server-rest-api'</text:span><text:span text:style-name="T8">,</text:span></text:p>
      <text:p text:style-name="P26"><text:span text:style-name="T41"><text:tab/></text:span><text:span text:style-name="T415">/*spring-security-oauth2-read-write-client-password1234*/</text:span><text:span text:style-name="T30">'$2a$04$soeOR.QFmClXeFIrhJVLWOQxfHjsJLSpWrU1iGxcMGdu.a5hvfY4W'</text:span><text:span text:style-name="T8">,</text:span></text:p>
      <text:p text:style-name="P26"><text:span text:style-name="T41"><text:tab/></text:span><text:span text:style-name="T30">'read,write'</text:span><text:span text:style-name="T8">,</text:span><text:span text:style-name="T41"> </text:span><text:span text:style-name="T30">'password,authorization_code,refresh_token,implicit'</text:span><text:span text:style-name="T8">,</text:span><text:span text:style-name="T41"> </text:span><text:span text:style-name="T30">'USER'</text:span><text:span text:style-name="T8">,</text:span><text:span text:style-name="T41"> </text:span><text:span text:style-name="T42">60</text:span><text:span text:style-name="T8">,</text:span><text:span text:style-name="T41"> </text:span><text:span text:style-name="T43">30</text:span><text:span text:style-name="T42">0</text:span><text:span text:style-name="T8">);</text:span></text:p>
      <text:p text:style-name="P115"><text:span text:style-name="Source_20_Text"><text:span text:style-name="T166"/></text:span></text:p>
      <text:p text:style-name="P115"><text:span text:style-name="Source_20_Text"><text:span text:style-name="T166">These are the client details which I am going to insert. So, basically, we are configuring 2 clients with the authoriation server.</text:span></text:span></text:p>
      <text:p text:style-name="P115"><text:span text:style-name="Source_20_Text"><text:span text:style-name="T166"/></text:span></text:p>
      <text:p text:style-name="P116"><text:span text:style-name="Source_20_Text"><text:span text:style-name="T167">Executed these two insert statements in pgadmin and 2 rows are created in OAUTH_CLIENT_DETAILS table.</text:span></text:span></text:p>
      <text:p text:style-name="P116"><text:span text:style-name="Source_20_Text"><text:span text:style-name="T167"/></text:span></text:p>
      <text:p text:style-name="P116"><text:span text:style-name="Source_20_Text"><text:span text:style-name="T167">These 2 scripts are now part of data.sql under resources/database/postgresql.</text:span></text:span></text:p>
      <text:p text:style-name="P116"><text:span text:style-name="Source_20_Text"><text:span text:style-name="T167"/></text:span></text:p>
      <text:p text:style-name="P117"><text:span text:style-name="Source_20_Text"><text:span text:style-name="T295">Now, with the basic client configuration complete, let’s just try and re-boot the application and see what happens upon resource request:</text:span></text:span></text:p>
      <text:p text:style-name="P117"><text:span text:style-name="Source_20_Text"><text:span text:style-name="T295"/></text:span></text:p>
      <text:p text:style-name="P118"><text:span text:style-name="Source_20_Text"><text:span text:style-name="T168">Did a clean-build and hence live re-boot got invoked and application now has been re-booted.</text:span></text:span></text:p>
      <text:p text:style-name="P118"><text:span text:style-name="Source_20_Text"><text:span text:style-name="T168"/></text:span></text:p>
      <text:p text:style-name="P119"><text:span text:style-name="Source_20_Text"><text:span text:style-name="T168">Making a request from POSTMAN:</text:span></text:span></text:p>
      <text:p text:style-name="P119"><text:span text:style-name="Source_20_Text"><text:span text:style-name="T168">settings: </text:span></text:span></text:p>
      <text:p text:style-name="P119"><text:span text:style-name="Source_20_Text"><text:span text:style-name="T168">type: GET</text:span></text:span></text:p>
      <text:p text:style-name="P119"><text:span text:style-name="Source_20_Text"><text:span text:style-name="T168">uri: </text:span></text:span><text:a xlink:type="simple" xlink:href="http://localhost:8080/showCompany/All" text:style-name="Internet_20_link" text:visited-style-name="Visited_20_Internet_20_Link"><text:span text:style-name="Source_20_Text">http://localhost:8080/showCompany/All</text:span></text:a></text:p>
      <text:p text:style-name="P119"><text:span text:style-name="Source_20_Text"><text:span text:style-name="T168"/></text:span></text:p>
      <text:p text:style-name="P123"><text:span text:style-name="Source_20_Text"><text:span text:style-name="T174">Hit SEND. </text:span></text:span></text:p>
      <text:p text:style-name="P123"><text:span text:style-name="Source_20_Text"><text:span text:style-name="T174"/></text:span></text:p>
      <text:p text:style-name="P119"><text:span text:style-name="Source_20_Text"><text:span text:style-name="T169">Response:</text:span></text:span></text:p>
      <text:p text:style-name="P119"><text:span text:style-name="Source_20_Text"><text:span text:style-name="T169">{</text:span></text:span></text:p>
      <text:p text:style-name="P119"><text:span text:style-name="Source_20_Text"><text:span text:style-name="T169"><text:s text:c="4"/>"timestamp": "2019-06-10T11:19:18.678+0000",</text:span></text:span></text:p>
      <text:p text:style-name="P119"><text:span text:style-name="Source_20_Text"><text:span text:style-name="T169"><text:s text:c="4"/>"status": 401,</text:span></text:span></text:p>
      <text:p text:style-name="P119"><text:span text:style-name="Source_20_Text"><text:span text:style-name="T169"><text:s text:c="4"/>"error": "Unauthorized",</text:span></text:span></text:p>
      <text:p text:style-name="P119"><text:span text:style-name="Source_20_Text"><text:span text:style-name="T169"><text:s text:c="4"/>"message": "Unauthorized",</text:span></text:span></text:p>
      <text:p text:style-name="P119"><text:span text:style-name="Source_20_Text"><text:span text:style-name="T169"><text:s text:c="4"/>"path": "/showCompany/All"</text:span></text:span></text:p>
      <text:p text:style-name="P119"><text:span text:style-name="Source_20_Text"><text:span text:style-name="T169">}</text:span></text:span></text:p>
      <text:p text:style-name="P119"><text:span text:style-name="Source_20_Text"><text:span text:style-name="T169"/></text:span></text:p>
      <text:p text:style-name="P120"><text:span text:style-name="Source_20_Text"><text:span text:style-name="T170">From the logs, I can see that, since we did not supply any </text:span></text:span><text:span text:style-name="Source_20_Text"><text:span text:style-name="T172">token</text:span></text:span><text:span text:style-name="Source_20_Text"><text:span text:style-name="T170"> details, spring security </text:span></text:span><text:span text:style-name="Source_20_Text"><text:span text:style-name="T172">assumed the </text:span></text:span><text:span text:style-name="Source_20_Text"><text:span text:style-name="T170">user to be anonymous and hence access was denied </text:span></text:span><text:span text:style-name="Source_20_Text"><text:span text:style-name="T172">and hence the authorization was denied.</text:span></text:span></text:p>
      <text:p text:style-name="P120"><text:span text:style-name="Source_20_Text"><text:span text:style-name="T171"/></text:span></text:p>
      <text:p text:style-name="P121"><text:span text:style-name="Source_20_Text"><text:span text:style-name="T296">Now, let’s first request access token:</text:span></text:span></text:p>
      <text:p text:style-name="P121"><text:span text:style-name="Source_20_Text"><text:span text:style-name="T296"/></text:span></text:p>
      <text:p text:style-name="P122"><text:span text:style-name="Source_20_Text"><text:span text:style-name="T173">Settings:</text:span></text:span></text:p>
      <text:p text:style-name="P122"><text:span text:style-name="Source_20_Text"><text:span text:style-name="T173">type: POST</text:span></text:span></text:p>
      <text:p text:style-name="P122"><text:span text:style-name="Source_20_Text"><text:span text:style-name="T173">uri: </text:span></text:span><text:a xlink:type="simple" xlink:href="http://localhost:8080/oauth/token" text:style-name="Internet_20_link" text:visited-style-name="Visited_20_Internet_20_Link"><text:span text:style-name="Source_20_Text">http://localhost:8080/oauth/token</text:span></text:a></text:p>
      <text:p text:style-name="P122"><text:span text:style-name="Source_20_Text"><text:span text:style-name="T173"/></text:span></text:p>
      <text:p text:style-name="P124"><text:span text:style-name="Source_20_Text"><text:span text:style-name="T175">Under Auth.:</text:span></text:span></text:p>
      <text:p text:style-name="P124"><text:span text:style-name="Source_20_Text"><text:span text:style-name="T175">Type: Basic Auth</text:span></text:span></text:p>
      <text:p text:style-name="P124"><text:span text:style-name="Source_20_Text"><text:span text:style-name="T175">Username: </text:span></text:span><text:span text:style-name="Source_20_Text"><text:span text:style-name="T352">spring-security-oauth2-read-client</text:span></text:span></text:p>
      <text:p text:style-name="P124"><text:soft-page-break/><text:span text:style-name="Source_20_Text"><text:span text:style-name="T175">Password: </text:span></text:span><text:span text:style-name="Source_20_Text"><text:span text:style-name="T352">spring-security-oauth2-read-client-password1234</text:span></text:span></text:p>
      <text:p text:style-name="P124"><text:span text:style-name="Source_20_Text"><text:span text:style-name="T175"/></text:span></text:p>
      <text:p text:style-name="P123"><text:span text:style-name="Source_20_Text"><text:span text:style-name="T174">Hit SEND. </text:span></text:span></text:p>
      <text:p text:style-name="P123"><text:span text:style-name="Source_20_Text"><text:span text:style-name="T174"/></text:span></text:p>
      <text:p text:style-name="P123"><text:span text:style-name="Source_20_Text"><text:span text:style-name="T169">Response:</text:span></text:span></text:p>
      <text:p text:style-name="P125"><text:span text:style-name="Source_20_Text"><text:span text:style-name="T176">response is blank but http status is 401 unauthorized.</text:span></text:span></text:p>
      <text:p text:style-name="P125"><text:span text:style-name="Source_20_Text"><text:span text:style-name="T176"/></text:span></text:p>
      <text:p text:style-name="P125"><text:span text:style-name="Source_20_Text"><text:span text:style-name="T176">From logs, I can just see Access is Denied. And, I am not able to understand the exact root cause. I mean, i am not sure if it is failing because of me not supplying the user details or is it failing because of some other auth. Server config like encoder ect.</text:span></text:span></text:p>
      <text:p text:style-name="P125"><text:span text:style-name="Source_20_Text"><text:span text:style-name="T176"/></text:span></text:p>
      <text:p text:style-name="P125"><text:span text:style-name="Source_20_Text"><text:span text:style-name="T176">Anyways attaching the logoutput.</text:span></text:span></text:p>
      <text:p text:style-name="P125"><text:span text:style-name="Source_20_Text"><text:span text:style-name="T176"/></text:span></text:p>
      <text:p text:style-name="P125"><text:span text:style-name="Source_20_Text"><text:span text:style-name="T176">LogOutput:</text:span></text:span></text:p>
      <text:p text:style-name="P125"><text:span text:style-name="Source_20_Text"><text:span text:style-name="T176">refer file: </text:span></text:span><text:span text:style-name="Source_20_Text"><text:span text:style-name="T177">log_output_0.txt</text:span></text:span></text:p>
      <text:p text:style-name="P125"><text:span text:style-name="Source_20_Text"><text:span text:style-name="T177"/></text:span></text:p>
      <text:p text:style-name="P126"><text:span text:style-name="Source_20_Text"><text:span text:style-name="T297">Now, let’s try adding the token store generation mechanism to our code:</text:span></text:span></text:p>
      <text:p text:style-name="P126"><text:span text:style-name="Source_20_Text"><text:span text:style-name="T297"/></text:span></text:p>
      <text:p text:style-name="P126"><text:span text:style-name="Source_20_Text"><text:span text:style-name="T178">Since we are going to generate an jdbc token and not an in-memory token, we need to let spring know that and configure the jdbctokenstore.</text:span></text:span></text:p>
      <text:p text:style-name="P126"><text:span text:style-name="Source_20_Text"><text:span text:style-name="T178"/></text:span></text:p>
      <text:p text:style-name="P125"><text:span text:style-name="Source_20_Text"><text:span text:style-name="T176"><text:s text:c="2"/></text:span></text:span><text:span text:style-name="T381">@</text:span><text:span text:style-name="T383">Bean</text:span></text:p>
      <text:p text:style-name="P26"><text:span text:style-name="T8"><text:s text:c="2"/></text:span><text:span text:style-name="T360">public</text:span><text:span text:style-name="T8"> TokenStore tokenStore() {</text:span></text:p>
      <text:p text:style-name="P26"><text:span text:style-name="T8"><text:s text:c="4"/></text:span><text:span text:style-name="T360">return</text:span><text:span text:style-name="T8"> </text:span><text:span text:style-name="T360">new</text:span><text:span text:style-name="T8"> JdbcTokenStore(</text:span><text:span text:style-name="T390">dataSource</text:span><text:span text:style-name="T8">);</text:span></text:p>
      <text:p text:style-name="P255"><text:s text:c="2"/>}</text:p>
      <text:p text:style-name="P125"><text:span text:style-name="Source_20_Text"><text:span text:style-name="T176"/></text:span></text:p>
      <text:p text:style-name="P127"><text:span text:style-name="Source_20_Text"><text:span text:style-name="T179">Now, <text:s/>JdbcTokenStore, is a class in springframework security oauth2 package which implements the token services for storing tokens in database. Without configuring this, the tables oauth_access_token and oauth_refresh_token won’t even be touched. </text:span></text:span><text:span text:style-name="Source_20_Text"><text:span text:style-name="T180">This is the class which inserts the tokens into these tables.</text:span></text:span></text:p>
      <text:p text:style-name="P127"><text:span text:style-name="Source_20_Text"><text:span text:style-name="T180"/></text:span></text:p>
      <text:p text:style-name="P128"><text:span text:style-name="Source_20_Text"><text:span text:style-name="T181">@Bean annot. On the method basically means that the method produces a bean which needs to be managed by the Spring container.</text:span></text:span></text:p>
      <text:p text:style-name="P128"><text:span text:style-name="Source_20_Text"><text:span text:style-name="T181"/></text:span></text:p>
      <text:p text:style-name="P128"><text:span text:style-name="Source_20_Text"><text:span text:style-name="T181">And, the @Configurationn annot at class-level is basically to indicate that the class has one or more @Bean methods and they have to be managed by the spring container.</text:span></text:span></text:p>
      <text:p text:style-name="P128"><text:span text:style-name="Source_20_Text"><text:span text:style-name="T181"/></text:span></text:p>
      <text:p text:style-name="P129"><text:span text:style-name="Source_20_Text"><text:span text:style-name="T298">Ok, with this configuration, let’s now once again try and request the access token:</text:span></text:span></text:p>
      <text:p text:style-name="P129"><text:span text:style-name="Source_20_Text"><text:span text:style-name="T298"/></text:span></text:p>
      <text:p text:style-name="P131"><text:span text:style-name="Source_20_Text"><text:span text:style-name="T182">Alright, the application is once again clean-built and hence live-reloaded.</text:span></text:span></text:p>
      <text:p text:style-name="P129"><text:span text:style-name="Source_20_Text"><text:span text:style-name="T298"/></text:span></text:p>
      <text:p text:style-name="P130"><text:span text:style-name="Source_20_Text"><text:span text:style-name="T173">Settings:</text:span></text:span></text:p>
      <text:p text:style-name="P130"><text:span text:style-name="Source_20_Text"><text:span text:style-name="T173">type: POST</text:span></text:span></text:p>
      <text:p text:style-name="P130"><text:span text:style-name="Source_20_Text"><text:span text:style-name="T173">uri: </text:span></text:span><text:a xlink:type="simple" xlink:href="http://localhost:8080/oauth/token" text:style-name="Internet_20_link" text:visited-style-name="Visited_20_Internet_20_Link"><text:span text:style-name="Source_20_Text">http://localhost:8080/oauth/token</text:span></text:a></text:p>
      <text:p text:style-name="P130"><text:span text:style-name="Source_20_Text"><text:span text:style-name="T173"/></text:span></text:p>
      <text:p text:style-name="P130"><text:span text:style-name="Source_20_Text"><text:span text:style-name="T175">Under Auth.:</text:span></text:span></text:p>
      <text:p text:style-name="P130"><text:span text:style-name="Source_20_Text"><text:span text:style-name="T175">Type: Basic Auth</text:span></text:span></text:p>
      <text:p text:style-name="P130"><text:span text:style-name="Source_20_Text"><text:span text:style-name="T175">Username: </text:span></text:span><text:span text:style-name="Source_20_Text"><text:span text:style-name="T352">spring-security-oauth2-read-client</text:span></text:span></text:p>
      <text:p text:style-name="P130"><text:span text:style-name="Source_20_Text"><text:span text:style-name="T175">Password: </text:span></text:span><text:span text:style-name="Source_20_Text"><text:span text:style-name="T352">spring-security-oauth2-read-client-password1234</text:span></text:span></text:p>
      <text:p text:style-name="P130"><text:span text:style-name="Source_20_Text"><text:span text:style-name="T175"/></text:span></text:p>
      <text:p text:style-name="P130"><text:soft-page-break/><text:span text:style-name="Source_20_Text"><text:span text:style-name="T174">Hit SEND. </text:span></text:span></text:p>
      <text:p text:style-name="P130"><text:span text:style-name="Source_20_Text"><text:span text:style-name="T174"/></text:span></text:p>
      <text:p text:style-name="P130"><text:span text:style-name="Source_20_Text"><text:span text:style-name="T169">Response:</text:span></text:span></text:p>
      <text:p text:style-name="P130"><text:span text:style-name="Source_20_Text"><text:span text:style-name="T176">{</text:span></text:span></text:p>
      <text:p text:style-name="P130"><text:span text:style-name="Source_20_Text"><text:span text:style-name="T176"><text:s text:c="4"/>"timestamp": "2019-06-10T12:33:19.037+0000",</text:span></text:span></text:p>
      <text:p text:style-name="P130"><text:span text:style-name="Source_20_Text"><text:span text:style-name="T176"><text:s text:c="4"/>"status": 500,</text:span></text:span></text:p>
      <text:p text:style-name="P130"><text:span text:style-name="Source_20_Text"><text:span text:style-name="T176"><text:s text:c="4"/>"error": "Internal Server Error",</text:span></text:span></text:p>
      <text:p text:style-name="P130"><text:span text:style-name="Source_20_Text"><text:span text:style-name="T176"><text:s text:c="4"/>"message": "There is no PasswordEncoder mapped for the id \"null\"",</text:span></text:span></text:p>
      <text:p text:style-name="P130"><text:span text:style-name="Source_20_Text"><text:span text:style-name="T176"/></text:span></text:p>
      <text:p text:style-name="P132"><text:span text:style-name="Source_20_Text"><text:span text:style-name="T183">So, this is a step forward in the right direction.</text:span></text:span></text:p>
      <text:p text:style-name="P132"><text:span text:style-name="Source_20_Text"><text:span text:style-name="T183">From logs, I can see that the client authentication got kicked-in </text:span></text:span><text:span text:style-name="Source_20_Text"><text:span text:style-name="T189">and oauth_client_details was queried to fetch client details </text:span></text:span><text:span text:style-name="Source_20_Text"><text:span text:style-name="T183">but it could not proceed further because no password encoder was found. In Springboot2 onwards, it is mandatory to use some encoding mechanism for passwords.</text:span></text:span></text:p>
      <text:p text:style-name="P132"><text:span text:style-name="Source_20_Text"><text:span text:style-name="T183"/></text:span></text:p>
      <text:p text:style-name="P136"><text:span text:style-name="Source_20_Text"><text:span text:style-name="T190">This progress tells us that, configuring JDBCTokenStore was quite important to move proceed with client authentication.</text:span></text:span></text:p>
      <text:p text:style-name="P132"><text:span text:style-name="Source_20_Text"><text:span text:style-name="T183"/></text:span></text:p>
      <text:p text:style-name="P133"><text:span text:style-name="Source_20_Text"><text:span text:style-name="T184">LogOutput:</text:span></text:span></text:p>
      <text:p text:style-name="P133"><text:span text:style-name="Source_20_Text"><text:span text:style-name="T184">refer file: log_output_1</text:span></text:span></text:p>
      <text:p text:style-name="P133"><text:span text:style-name="Source_20_Text"><text:span text:style-name="T184"/></text:span></text:p>
      <text:p text:style-name="P133"><text:span text:style-name="Source_20_Text"><text:span text:style-name="T184"/></text:span></text:p>
      <text:p text:style-name="P134"><text:span text:style-name="Source_20_Text"><text:span text:style-name="T299">So, let’s now configure a password encoder in our code:</text:span></text:span></text:p>
      <text:p text:style-name="P134"><text:span text:style-name="Source_20_Text"><text:span text:style-name="T299"/></text:span></text:p>
      <text:p text:style-name="P134"><text:span text:style-name="Source_20_Text"><text:span text:style-name="T299"><text:s text:c="2"/></text:span></text:span><text:span text:style-name="T381">@</text:span><text:span text:style-name="T383">Bean</text:span></text:p>
      <text:p text:style-name="P26"><text:span text:style-name="T8"><text:s text:c="2"/></text:span><text:span text:style-name="T360">public</text:span><text:span text:style-name="T8"> PasswordEncoder encoder() {</text:span></text:p>
      <text:p text:style-name="P26"><text:span text:style-name="T8"><text:s text:c="4"/></text:span><text:span text:style-name="T360">return</text:span><text:span text:style-name="T8"> </text:span><text:span text:style-name="T360">new</text:span><text:span text:style-name="T8"> BCryptPasswordEncoder();</text:span></text:p>
      <text:p text:style-name="P255"><text:s text:c="2"/>}</text:p>
      <text:p text:style-name="P134"><text:span text:style-name="Source_20_Text"><text:span text:style-name="T299"/></text:span></text:p>
      <text:p text:style-name="P176"><text:span text:style-name="Source_20_Text"><text:span text:style-name="T185">PasswordEncoder </text:span></text:span><text:span text:style-name="Source_20_Text"><text:span text:style-name="T186">is basically an interface in spring security framework, which defines abstract methods to encode passwords with some hash function (which you have to tell spring which one to use or you can even build your own hashing function), to which it applies some random salt as well.</text:span></text:span></text:p>
      <text:p text:style-name="P177"><text:span text:style-name="Source_20_Text"><text:span text:style-name="T187">And, <text:s/>BcryptPasswordEncoder, is an implementation of PasswordEncoder that uses Bcrypt hashing function. Spring favours using Bcrypt hashing function for hashing purposes. It allows you to mention the no.of log rounds to be used in Bcrypt hashing, default is 10.</text:span></text:span></text:p>
      <text:p text:style-name="P178"><text:span text:style-name="Source_20_Text"><text:span text:style-name="T188">Amd, the @Bean, basically tells that this methods returns a bean which has to be managed by the spring container.</text:span></text:span></text:p>
      <text:p text:style-name="P178"><text:span text:style-name="Source_20_Text"><text:span text:style-name="T188"/></text:span></text:p>
      <text:p text:style-name="P179"><text:span text:style-name="Source_20_Text"><text:span text:style-name="T300"/></text:span></text:p>
      <text:p text:style-name="P179"><text:span text:style-name="Source_20_Text"><text:span text:style-name="T300">Now, let’s again try and request an access token and see what happens:</text:span></text:span></text:p>
      <text:p text:style-name="P179"><text:span text:style-name="Source_20_Text"><text:span text:style-name="T300"/></text:span></text:p>
      <text:p text:style-name="P135"><text:span text:style-name="Source_20_Text"><text:span text:style-name="T182">Alright, the application is once again clean-built and hence live-reloaded.</text:span></text:span></text:p>
      <text:p text:style-name="P135"><text:span text:style-name="Source_20_Text"><text:span text:style-name="T298"/></text:span></text:p>
      <text:p text:style-name="P135"><text:span text:style-name="Source_20_Text"><text:span text:style-name="T173">Settings:</text:span></text:span></text:p>
      <text:p text:style-name="P135"><text:span text:style-name="Source_20_Text"><text:span text:style-name="T173">type: POST</text:span></text:span></text:p>
      <text:p text:style-name="P135"><text:span text:style-name="Source_20_Text"><text:span text:style-name="T173">uri: </text:span></text:span><text:a xlink:type="simple" xlink:href="http://localhost:8080/oauth/token" text:style-name="Internet_20_link" text:visited-style-name="Visited_20_Internet_20_Link"><text:span text:style-name="Source_20_Text">http://localhost:8080/oauth/token</text:span></text:a></text:p>
      <text:p text:style-name="P135"><text:span text:style-name="Source_20_Text"><text:span text:style-name="T173"/></text:span></text:p>
      <text:p text:style-name="P135"><text:span text:style-name="Source_20_Text"><text:span text:style-name="T175">Under Auth.:</text:span></text:span></text:p>
      <text:p text:style-name="P135"><text:span text:style-name="Source_20_Text"><text:span text:style-name="T175">Type: Basic Auth</text:span></text:span></text:p>
      <text:p text:style-name="P135"><text:span text:style-name="Source_20_Text"><text:span text:style-name="T175">Username: </text:span></text:span><text:span text:style-name="Source_20_Text"><text:span text:style-name="T352">spring-security-oauth2-read-client</text:span></text:span></text:p>
      <text:p text:style-name="P135"><text:soft-page-break/><text:span text:style-name="Source_20_Text"><text:span text:style-name="T175">Password: </text:span></text:span><text:span text:style-name="Source_20_Text"><text:span text:style-name="T352">spring-security-oauth2-read-client-password1234</text:span></text:span></text:p>
      <text:p text:style-name="P135"><text:span text:style-name="Source_20_Text"><text:span text:style-name="T175"/></text:span></text:p>
      <text:p text:style-name="P135"><text:span text:style-name="Source_20_Text"><text:span text:style-name="T174">Hit SEND. </text:span></text:span></text:p>
      <text:p text:style-name="P135"><text:span text:style-name="Source_20_Text"><text:span text:style-name="T174"/></text:span></text:p>
      <text:p text:style-name="P135"><text:span text:style-name="Source_20_Text"><text:span text:style-name="T169">Response:</text:span></text:span></text:p>
      <text:p text:style-name="P135"><text:span text:style-name="Source_20_Text"><text:span text:style-name="T176">{</text:span></text:span></text:p>
      <text:p text:style-name="P135"><text:span text:style-name="Source_20_Text"><text:span text:style-name="T176"><text:s text:c="4"/>"error": "invalid_request",</text:span></text:span></text:p>
      <text:p text:style-name="P135"><text:span text:style-name="Source_20_Text"><text:span text:style-name="T176"><text:s text:c="4"/>"error_description": "Missing grant type"</text:span></text:span></text:p>
      <text:p text:style-name="P135"><text:span text:style-name="Source_20_Text"><text:span text:style-name="T176">}</text:span></text:span></text:p>
      <text:p text:style-name="P135"><text:span text:style-name="Source_20_Text"><text:span text:style-name="T176"/></text:span></text:p>
      <text:p text:style-name="P137"><text:span text:style-name="Source_20_Text"><text:span text:style-name="T191">From logs, I can see that, the client details were fetched from oauth_client_details and client was sucessfully authenticated. And, since, we did not explicitly mention the authority of the client, the spring, by default, granted the USER authority to client and moved forward. But, after that, it failed, because it did not find a grant type in the request.</text:span></text:span></text:p>
      <text:p text:style-name="P137"><text:span text:style-name="Source_20_Text"><text:span text:style-name="T191"/></text:span></text:p>
      <text:p text:style-name="P137"><text:span text:style-name="Source_20_Text"><text:span text:style-name="T191">I think, the grant type, will decide the oauth flow and hence it could not move forward.</text:span></text:span></text:p>
      <text:p text:style-name="P137"><text:span text:style-name="Source_20_Text"><text:span text:style-name="T191"/></text:span></text:p>
      <text:p text:style-name="P140"><text:span text:style-name="Source_20_Text"><text:span text:style-name="T193">LogOutput:</text:span></text:span></text:p>
      <text:p text:style-name="P140"><text:span text:style-name="Source_20_Text"><text:span text:style-name="T193">refer file: log_output_2</text:span></text:span></text:p>
      <text:p text:style-name="P140"><text:span text:style-name="Source_20_Text"><text:span text:style-name="T193"/></text:span></text:p>
      <text:p text:style-name="P138"><text:span text:style-name="Source_20_Text"><text:span text:style-name="T301"/></text:span></text:p>
      <text:p text:style-name="P138"><text:span text:style-name="Source_20_Text"><text:span text:style-name="T301">Now, let’s try again for access token with a grant type of ‘implicit’:</text:span></text:span></text:p>
      <text:p text:style-name="P138"><text:span text:style-name="Source_20_Text"><text:span text:style-name="T301"/></text:span></text:p>
      <text:p text:style-name="P139"><text:span text:style-name="Source_20_Text"><text:span text:style-name="T192">I just want to see what happens when we give the grant type as ‘implicit’</text:span></text:span></text:p>
      <text:p text:style-name="P177"><text:span text:style-name="Source_20_Text"><text:span text:style-name="T187"/></text:span></text:p>
      <text:p text:style-name="P141"><text:span text:style-name="Source_20_Text"><text:span text:style-name="T173">Settings:</text:span></text:span></text:p>
      <text:p text:style-name="P141"><text:span text:style-name="Source_20_Text"><text:span text:style-name="T173">type: POST</text:span></text:span></text:p>
      <text:p text:style-name="P141"><text:span text:style-name="Source_20_Text"><text:span text:style-name="T173">uri: </text:span></text:span><text:a xlink:type="simple" xlink:href="http://localhost:8080/oauth/token" text:style-name="Internet_20_link" text:visited-style-name="Visited_20_Internet_20_Link"><text:span text:style-name="Source_20_Text">http://localhost:8080/oauth/token</text:span></text:a></text:p>
      <text:p text:style-name="P141"><text:span text:style-name="Source_20_Text"><text:span text:style-name="T173"/></text:span></text:p>
      <text:p text:style-name="P141"><text:span text:style-name="Source_20_Text"><text:span text:style-name="T175">Under Auth.:</text:span></text:span></text:p>
      <text:p text:style-name="P141"><text:span text:style-name="Source_20_Text"><text:span text:style-name="T175">Type: Basic Auth</text:span></text:span></text:p>
      <text:p text:style-name="P141"><text:span text:style-name="Source_20_Text"><text:span text:style-name="T175">Username: </text:span></text:span><text:span text:style-name="Source_20_Text"><text:span text:style-name="T352">spring-security-oauth2-read-client</text:span></text:span></text:p>
      <text:p text:style-name="P141"><text:span text:style-name="Source_20_Text"><text:span text:style-name="T175">Password: </text:span></text:span><text:span text:style-name="Source_20_Text"><text:span text:style-name="T352">spring-security-oauth2-read-client-password1234</text:span></text:span></text:p>
      <text:p text:style-name="P141"><text:span text:style-name="Source_20_Text"><text:span text:style-name="T175"/></text:span></text:p>
      <text:p text:style-name="P142"><text:span text:style-name="Source_20_Text"><text:span text:style-name="T194">Under Body:</text:span></text:span></text:p>
      <text:p text:style-name="P142"><text:span text:style-name="Source_20_Text"><text:span text:style-name="T194">Under x-www-form-urlencoded:</text:span></text:span></text:p>
      <text:p text:style-name="P142"><text:span text:style-name="Source_20_Text"><text:span text:style-name="T194">key: grant_type, value: implicit</text:span></text:span></text:p>
      <text:p text:style-name="P142"><text:span text:style-name="Source_20_Text"><text:span text:style-name="T194"/></text:span></text:p>
      <text:p text:style-name="P141"><text:span text:style-name="Source_20_Text"><text:span text:style-name="T174">Hit SEND. </text:span></text:span></text:p>
      <text:p text:style-name="P141"><text:span text:style-name="Source_20_Text"><text:span text:style-name="T174"/></text:span></text:p>
      <text:p text:style-name="P141"><text:span text:style-name="Source_20_Text"><text:span text:style-name="T169">Response:</text:span></text:span></text:p>
      <text:p text:style-name="P141"><text:span text:style-name="Source_20_Text"><text:span text:style-name="T176">{</text:span></text:span></text:p>
      <text:p text:style-name="P141"><text:span text:style-name="Source_20_Text"><text:span text:style-name="T176"><text:s text:c="4"/>"error": "invalid_grant",</text:span></text:span></text:p>
      <text:p text:style-name="P141"><text:span text:style-name="Source_20_Text"><text:span text:style-name="T176"><text:s text:c="4"/>"error_description": "Implicit grant type not supported from token endpoint"</text:span></text:span></text:p>
      <text:p text:style-name="P141"><text:span text:style-name="Source_20_Text"><text:span text:style-name="T176">}</text:span></text:span></text:p>
      <text:p text:style-name="P141"><text:span text:style-name="Source_20_Text"><text:span text:style-name="T176"/></text:span></text:p>
      <text:p text:style-name="P143"><text:span text:style-name="Source_20_Text"><text:span text:style-name="T195">I don’t see much in the logs. It’s almost same as the previous one – client details were fetched from oauth_client_details and hence client was authenticated, client was granted USER Authority and client auth. Was successful but then later it just failed with the above error.</text:span></text:span></text:p>
      <text:p text:style-name="P144"><text:soft-page-break/><text:span text:style-name="Source_20_Text"><text:span text:style-name="T196">Ok, I did some googling and from stackoverflow I came to know that the implicit token is generated from the authorize endpoint and not from the token endpoint. This was answered by Dave Syer – The Lead for Spring Boot, Oauth etc.</text:span></text:span></text:p>
      <text:p text:style-name="P144"><text:span text:style-name="Source_20_Text"><text:span text:style-name="T196"/></text:span></text:p>
      <text:p text:style-name="P145"><text:span text:style-name="Source_20_Text"><text:span text:style-name="T302">Let’s just try hitting </text:span></text:span><text:span text:style-name="Source_20_Text"><text:span text:style-name="T332">oauth/</text:span></text:span><text:span text:style-name="Source_20_Text"><text:span text:style-name="T317">authorize and see what happens:</text:span></text:span></text:p>
      <text:p text:style-name="P145"><text:span text:style-name="Source_20_Text"><text:span text:style-name="T317"/></text:span></text:p>
      <text:p text:style-name="P146"><text:span text:style-name="Source_20_Text"><text:span text:style-name="T173">Settings:</text:span></text:span></text:p>
      <text:p text:style-name="P146"><text:span text:style-name="Source_20_Text"><text:span text:style-name="T173">type: POST</text:span></text:span></text:p>
      <text:p text:style-name="P146"><text:span text:style-name="Source_20_Text"><text:span text:style-name="T173">uri: </text:span></text:span><text:a xlink:type="simple" xlink:href="http://localhost:8080/oauth/authorize" text:style-name="Internet_20_link" text:visited-style-name="Visited_20_Internet_20_Link"><text:span text:style-name="Source_20_Text">http://localhost:8080/oauth/</text:span></text:a><text:a xlink:type="simple" xlink:href="http://localhost:8080/oauth/authorize" text:style-name="Internet_20_link" text:visited-style-name="Visited_20_Internet_20_Link"><text:span text:style-name="Source_20_Text"><text:span text:style-name="T197">a</text:span></text:span></text:a><text:a xlink:type="simple" xlink:href="http://localhost:8080/oauth/authorize" text:style-name="Internet_20_link" text:visited-style-name="Visited_20_Internet_20_Link">uthorize</text:a><text:span text:style-name="T197"><text:tab/></text:span></text:p>
      <text:p text:style-name="P146"><text:span text:style-name="Source_20_Text"><text:span text:style-name="T173"/></text:span></text:p>
      <text:p text:style-name="P146"><text:span text:style-name="Source_20_Text"><text:span text:style-name="T175">Under Auth.:</text:span></text:span></text:p>
      <text:p text:style-name="P146"><text:span text:style-name="Source_20_Text"><text:span text:style-name="T175">Type: Basic Auth</text:span></text:span></text:p>
      <text:p text:style-name="P146"><text:span text:style-name="Source_20_Text"><text:span text:style-name="T175">Username: </text:span></text:span><text:span text:style-name="Source_20_Text"><text:span text:style-name="T352">spring-security-oauth2-read-client</text:span></text:span></text:p>
      <text:p text:style-name="P146"><text:span text:style-name="Source_20_Text"><text:span text:style-name="T175">Password: </text:span></text:span><text:span text:style-name="Source_20_Text"><text:span text:style-name="T352">spring-security-oauth2-read-client-password1234</text:span></text:span></text:p>
      <text:p text:style-name="P146"><text:span text:style-name="Source_20_Text"><text:span text:style-name="T175"/></text:span></text:p>
      <text:p text:style-name="P146"><text:span text:style-name="Source_20_Text"><text:span text:style-name="T194">Under Body:</text:span></text:span></text:p>
      <text:p text:style-name="P146"><text:span text:style-name="Source_20_Text"><text:span text:style-name="T194">Under x-www-form-urlencoded:</text:span></text:span></text:p>
      <text:p text:style-name="P146"><text:span text:style-name="Source_20_Text"><text:span text:style-name="T194">key: grant_type, value: implicit</text:span></text:span></text:p>
      <text:p text:style-name="P146"><text:span text:style-name="Source_20_Text"><text:span text:style-name="T194"/></text:span></text:p>
      <text:p text:style-name="P146"><text:span text:style-name="Source_20_Text"><text:span text:style-name="T174">Hit SEND. </text:span></text:span></text:p>
      <text:p text:style-name="P146"><text:span text:style-name="Source_20_Text"><text:span text:style-name="T174"/></text:span></text:p>
      <text:p text:style-name="P146"><text:span text:style-name="Source_20_Text"><text:span text:style-name="T169">Response:</text:span></text:span></text:p>
      <text:p text:style-name="P146"><text:span text:style-name="Source_20_Text"><text:span text:style-name="T176">&lt;html&gt;</text:span></text:span></text:p>
      <text:p text:style-name="P146"><text:span text:style-name="Source_20_Text"><text:span text:style-name="T176"><text:s text:c="4"/>&lt;body&gt;</text:span></text:span></text:p>
      <text:p text:style-name="P146"><text:span text:style-name="Source_20_Text"><text:span text:style-name="T176"><text:s text:c="8"/>&lt;h1&gt;OAuth Error&lt;/h1&gt;</text:span></text:span></text:p>
      <text:p text:style-name="P146"><text:span text:style-name="Source_20_Text"><text:span text:style-name="T176"><text:s text:c="8"/>&lt;p&gt;error=&amp;quot;invalid_client&amp;quot;, error_description=&amp;quot;Bad client credentials&amp;quot;&lt;/p&gt;</text:span></text:span></text:p>
      <text:p text:style-name="P146"><text:span text:style-name="Source_20_Text"><text:span text:style-name="T176"><text:s text:c="4"/>&lt;/body&gt;</text:span></text:span></text:p>
      <text:p text:style-name="P146"><text:span text:style-name="Source_20_Text"><text:span text:style-name="T176">&lt;/html&gt;</text:span></text:span></text:p>
      <text:p text:style-name="P146"><text:span text:style-name="Source_20_Text"><text:span text:style-name="T176"/></text:span></text:p>
      <text:p text:style-name="P146"><text:span text:style-name="Source_20_Text"><text:span text:style-name="T197">Interestingly, from the logs, I can see that, the oauth_client_details table was hit, but I think the client details were not decoded in the process and hence it found the client details to be invalid. Not entirely sure. But it failed ultimately.</text:span></text:span></text:p>
      <text:p text:style-name="P146"><text:span text:style-name="Source_20_Text"><text:span text:style-name="T197"/></text:span></text:p>
      <text:p text:style-name="P147"><text:span text:style-name="Source_20_Text"><text:span text:style-name="T303"/></text:span></text:p>
      <text:p text:style-name="P147"><text:span text:style-name="Source_20_Text"><text:span text:style-name="T303">Ok, now, let’s request access token with authorization_code as grant type:</text:span></text:span></text:p>
      <text:p text:style-name="P147"><text:span text:style-name="Source_20_Text"><text:span text:style-name="T303"/></text:span></text:p>
      <text:p text:style-name="P147"><text:span text:style-name="Source_20_Text"><text:span text:style-name="T198">Again, just want to see what happens exactly.</text:span></text:span></text:p>
      <text:p text:style-name="P147"><text:span text:style-name="Source_20_Text"><text:span text:style-name="T198"/></text:span></text:p>
      <text:p text:style-name="P148"><text:span text:style-name="Source_20_Text"><text:span text:style-name="T173">Settings:</text:span></text:span></text:p>
      <text:p text:style-name="P148"><text:span text:style-name="Source_20_Text"><text:span text:style-name="T173">type: POST</text:span></text:span></text:p>
      <text:p text:style-name="P148"><text:span text:style-name="Source_20_Text"><text:span text:style-name="T173">uri: </text:span></text:span><text:a xlink:type="simple" xlink:href="http://localhost:8080/oauth/token" text:style-name="Internet_20_link" text:visited-style-name="Visited_20_Internet_20_Link"><text:span text:style-name="Source_20_Text">http://localhost:8080/oauth/</text:span></text:a><text:a xlink:type="simple" xlink:href="http://localhost:8080/oauth/token" text:style-name="Internet_20_link" text:visited-style-name="Visited_20_Internet_20_Link"><text:span text:style-name="Source_20_Text"><text:span text:style-name="T199">t</text:span></text:span></text:a><text:a xlink:type="simple" xlink:href="http://localhost:8080/oauth/token" text:style-name="Internet_20_link" text:visited-style-name="Visited_20_Internet_20_Link">oken</text:a><text:span text:style-name="T199"><text:tab/></text:span><text:span text:style-name="T197"><text:tab/></text:span></text:p>
      <text:p text:style-name="P148"><text:span text:style-name="Source_20_Text"><text:span text:style-name="T173"/></text:span></text:p>
      <text:p text:style-name="P148"><text:span text:style-name="Source_20_Text"><text:span text:style-name="T175">Under Auth.:</text:span></text:span></text:p>
      <text:p text:style-name="P148"><text:span text:style-name="Source_20_Text"><text:span text:style-name="T175">Type: Basic Auth</text:span></text:span></text:p>
      <text:p text:style-name="P148"><text:span text:style-name="Source_20_Text"><text:span text:style-name="T175">Username: </text:span></text:span><text:span text:style-name="Source_20_Text"><text:span text:style-name="T352">spring-security-oauth2-read-client</text:span></text:span></text:p>
      <text:p text:style-name="P148"><text:span text:style-name="Source_20_Text"><text:span text:style-name="T175">Password: </text:span></text:span><text:span text:style-name="Source_20_Text"><text:span text:style-name="T352">spring-security-oauth2-read-client-password1234</text:span></text:span></text:p>
      <text:p text:style-name="P148"><text:span text:style-name="Source_20_Text"><text:span text:style-name="T175"/></text:span></text:p>
      <text:p text:style-name="P148"><text:span text:style-name="Source_20_Text"><text:span text:style-name="T194">Under Body:</text:span></text:span></text:p>
      <text:p text:style-name="P148"><text:span text:style-name="Source_20_Text"><text:span text:style-name="T194">Under x-www-form-urlencoded:</text:span></text:span></text:p>
      <text:p text:style-name="P148"><text:span text:style-name="Source_20_Text"><text:span text:style-name="T194">key: grant_type, value: </text:span></text:span><text:span text:style-name="Source_20_Text"><text:span text:style-name="T200">authorization_code</text:span></text:span></text:p>
      <text:p text:style-name="P148"><text:span text:style-name="Source_20_Text"><text:span text:style-name="T194"/></text:span></text:p>
      <text:p text:style-name="P148"><text:soft-page-break/><text:span text:style-name="Source_20_Text"><text:span text:style-name="T174">Hit SEND. </text:span></text:span></text:p>
      <text:p text:style-name="P148"><text:span text:style-name="Source_20_Text"><text:span text:style-name="T174"/></text:span></text:p>
      <text:p text:style-name="P148"><text:span text:style-name="Source_20_Text"><text:span text:style-name="T169">Response:</text:span></text:span></text:p>
      <text:p text:style-name="P148"><text:span text:style-name="Source_20_Text"><text:span text:style-name="T176">{</text:span></text:span></text:p>
      <text:p text:style-name="P148"><text:span text:style-name="Source_20_Text"><text:span text:style-name="T176"><text:s text:c="4"/>"error": "invalid_request",</text:span></text:span></text:p>
      <text:p text:style-name="P148"><text:span text:style-name="Source_20_Text"><text:span text:style-name="T176"><text:s text:c="4"/>"error_description": "An authorization code must be supplied."</text:span></text:span></text:p>
      <text:p text:style-name="P148"><text:span text:style-name="Source_20_Text"><text:span text:style-name="T176">}</text:span></text:span></text:p>
      <text:p text:style-name="P148"><text:span text:style-name="Source_20_Text"><text:span text:style-name="T176"/></text:span></text:p>
      <text:p text:style-name="P149"><text:span text:style-name="Source_20_Text"><text:span text:style-name="T201">In the logs, I can see that, the client details were fetched from oauth_client_details and hence the client was authenticated. The client was granted USER Authority and was authorized and then when it went to fetch access token for the client, it failed with the above error.</text:span></text:span></text:p>
      <text:p text:style-name="P149"><text:span text:style-name="Source_20_Text"><text:span text:style-name="T201">Not exactly sure, how to pass the auth code, howevere I did not even create the tables which I think are necessary for this flow. But anyways, this is how far I got with the authorization_code grant type flow.</text:span></text:span></text:p>
      <text:p text:style-name="P149"><text:span text:style-name="Source_20_Text"><text:span text:style-name="T201"/></text:span></text:p>
      <text:p text:style-name="P149"><text:span text:style-name="Source_20_Text"><text:span text:style-name="T201">LogOutput:</text:span></text:span></text:p>
      <text:p text:style-name="P149"><text:span text:style-name="Source_20_Text"><text:span text:style-name="T202">refer file: log_output_3</text:span></text:span></text:p>
      <text:p text:style-name="P149"><text:span text:style-name="Source_20_Text"><text:span text:style-name="T202"/></text:span></text:p>
      <text:p text:style-name="P150"><text:span text:style-name="Source_20_Text"><text:span text:style-name="T304">Ok, now let’s try to request for access token using with grant type as ‘password’:</text:span></text:span></text:p>
      <text:p text:style-name="P150"><text:span text:style-name="Source_20_Text"><text:span text:style-name="T304"/></text:span></text:p>
      <text:p text:style-name="P151"><text:span text:style-name="Source_20_Text"><text:span text:style-name="T173">Settings:</text:span></text:span></text:p>
      <text:p text:style-name="P151"><text:span text:style-name="Source_20_Text"><text:span text:style-name="T173">type: POST</text:span></text:span></text:p>
      <text:p text:style-name="P151"><text:span text:style-name="Source_20_Text"><text:span text:style-name="T173">uri: </text:span></text:span><text:a xlink:type="simple" xlink:href="http://localhost:8080/oauth/token" text:style-name="Internet_20_link" text:visited-style-name="Visited_20_Internet_20_Link"><text:span text:style-name="Source_20_Text">http://localhost:8080/oauth/</text:span></text:a><text:a xlink:type="simple" xlink:href="http://localhost:8080/oauth/token" text:style-name="Internet_20_link" text:visited-style-name="Visited_20_Internet_20_Link"><text:span text:style-name="Source_20_Text"><text:span text:style-name="T199">t</text:span></text:span></text:a><text:a xlink:type="simple" xlink:href="http://localhost:8080/oauth/token" text:style-name="Internet_20_link" text:visited-style-name="Visited_20_Internet_20_Link">oken</text:a><text:span text:style-name="T199"><text:tab/></text:span><text:span text:style-name="T197"><text:tab/></text:span></text:p>
      <text:p text:style-name="P151"><text:span text:style-name="Source_20_Text"><text:span text:style-name="T173"/></text:span></text:p>
      <text:p text:style-name="P151"><text:span text:style-name="Source_20_Text"><text:span text:style-name="T175">Under Auth.:</text:span></text:span></text:p>
      <text:p text:style-name="P151"><text:span text:style-name="Source_20_Text"><text:span text:style-name="T175">Type: Basic Auth</text:span></text:span></text:p>
      <text:p text:style-name="P151"><text:span text:style-name="Source_20_Text"><text:span text:style-name="T175">Username: </text:span></text:span><text:span text:style-name="Source_20_Text"><text:span text:style-name="T352">spring-security-oauth2-read-client</text:span></text:span></text:p>
      <text:p text:style-name="P151"><text:span text:style-name="Source_20_Text"><text:span text:style-name="T175">Password: </text:span></text:span><text:span text:style-name="Source_20_Text"><text:span text:style-name="T352">spring-security-oauth2-read-client-password1234</text:span></text:span></text:p>
      <text:p text:style-name="P151"><text:span text:style-name="Source_20_Text"><text:span text:style-name="T175"/></text:span></text:p>
      <text:p text:style-name="P151"><text:span text:style-name="Source_20_Text"><text:span text:style-name="T194">Under Body:</text:span></text:span></text:p>
      <text:p text:style-name="P151"><text:span text:style-name="Source_20_Text"><text:span text:style-name="T194">Under x-www-form-urlencoded:</text:span></text:span></text:p>
      <text:p text:style-name="P151"><text:span text:style-name="Source_20_Text"><text:span text:style-name="T194">key: grant_type, value: </text:span></text:span><text:span text:style-name="Source_20_Text"><text:span text:style-name="T203">password</text:span></text:span></text:p>
      <text:p text:style-name="P151"><text:span text:style-name="Source_20_Text"><text:span text:style-name="T194"/></text:span></text:p>
      <text:p text:style-name="P151"><text:span text:style-name="Source_20_Text"><text:span text:style-name="T174">Hit SEND. </text:span></text:span></text:p>
      <text:p text:style-name="P151"><text:span text:style-name="Source_20_Text"><text:span text:style-name="T174"/></text:span></text:p>
      <text:p text:style-name="P151"><text:span text:style-name="Source_20_Text"><text:span text:style-name="T169">Response:</text:span></text:span></text:p>
      <text:p text:style-name="P151"><text:span text:style-name="Source_20_Text"><text:span text:style-name="T176">{</text:span></text:span></text:p>
      <text:p text:style-name="P151"><text:span text:style-name="Source_20_Text"><text:span text:style-name="T176"><text:s text:c="4"/>"error": "unsupported_grant_type",</text:span></text:span></text:p>
      <text:p text:style-name="P151"><text:span text:style-name="Source_20_Text"><text:span text:style-name="T176"><text:s text:c="4"/>"error_description": "Unsupported grant type: password"</text:span></text:span></text:p>
      <text:p text:style-name="P151"><text:span text:style-name="Source_20_Text"><text:span text:style-name="T176">}</text:span></text:span></text:p>
      <text:p text:style-name="P151"><text:span text:style-name="Source_20_Text"><text:span text:style-name="T176"/></text:span></text:p>
      <text:p text:style-name="P152"><text:span text:style-name="Source_20_Text"><text:span text:style-name="T204">From the log, I can see that, the client details were fetched from oauth_client_details and then client was authenticated, after which, the client was granted an USER Authority and it said authorization was also sucessful and after this it suddenly failed saying ‘unsupported grant type’. From the logs, I am not really sure exactly what it is expecting. If it were expecting the username and password details of the user or something else, the logs should have been more detailed.</text:span></text:span></text:p>
      <text:p text:style-name="P152"><text:span text:style-name="Source_20_Text"><text:span text:style-name="T204"/></text:span></text:p>
      <text:p text:style-name="P153"><text:span text:style-name="Source_20_Text"><text:span text:style-name="T205">Solution: From what I have searched so far, I found that, the password grant flow, by default, is disabled by spring oauth2, since using oauth2 actually means not being required to share the user credentials i.e. </text:span></text:span><text:soft-page-break/><text:span text:style-name="Source_20_Text"><text:span text:style-name="T205">username, password with the client but password grant flow totally is opposite of that and hence it is not enabled by default. And, it seems, to enabled it, we need to extend WebSecurityConfigurerAdapter abstract class and override it’s authenticationManagerBean method and when you override this method you need to override configure(AuthenticationManagerBuilder) as well.</text:span></text:span></text:p>
      <text:p text:style-name="P153"><text:span text:style-name="Source_20_Text"><text:span text:style-name="T205"/></text:span></text:p>
      <text:p text:style-name="P153"><text:span text:style-name="Source_20_Text"><text:span text:style-name="T305">So, let’s create a class to extend WebSecurityConfigurerAdapter class and thereby enable password grant flow:</text:span></text:span></text:p>
      <text:p text:style-name="P152"><text:span text:style-name="Source_20_Text"><text:span text:style-name="T204"/></text:span></text:p>
      <text:p text:style-name="P154"><text:span text:style-name="Source_20_Text"><text:span text:style-name="T206">class name: PasswordGrantConfig.</text:span></text:span><text:span text:style-name="Source_20_Text"><text:span text:style-name="T207">java</text:span></text:span></text:p>
      <text:p text:style-name="P154"><text:span text:style-name="Source_20_Text"><text:span text:style-name="T207"/></text:span></text:p>
      <text:p text:style-name="P155"><text:span text:style-name="Source_20_Text"><text:span text:style-name="T208">So, as planned, we first extend the WebSecurityConfigurerAdapter class. This is an abstract class </text:span></text:span><text:span text:style-name="Source_20_Text"><text:span text:style-name="T209">in the springframework security package. This is a convinient class that allows customization to the Web Security. As in our case, we want to customize enabling the password grant flow in spring security, we extend this class and customize it.</text:span></text:span></text:p>
      <text:p text:style-name="P155"><text:span text:style-name="Source_20_Text"><text:span text:style-name="T209"/></text:span></text:p>
      <text:p text:style-name="P156"><text:span text:style-name="Source_20_Text"><text:span text:style-name="T210">We annotate the class with @EnableWebSecurity, this is to basically enable web security customizations that we are going to do in this class. And, the @Configuration annot., is to tell spring that this class <text:s/>has one or more @Bean methods and they have to be managed by the spring container.</text:span></text:span></text:p>
      <text:p text:style-name="P156"><text:span text:style-name="Source_20_Text"><text:span text:style-name="T210"/></text:span></text:p>
      <text:p text:style-name="P157"><text:span text:style-name="Source_20_Text"><text:span text:style-name="T211">Now, the next things is, we override the authenticationManagerBean method:</text:span></text:span></text:p>
      <text:p text:style-name="P157"><text:span text:style-name="Source_20_Text"><text:span text:style-name="T211"/></text:span></text:p>
      <text:p text:style-name="P157"><text:span text:style-name="Source_20_Text"><text:span text:style-name="T211"><text:s text:c="2"/></text:span></text:span><text:span text:style-name="T381">@</text:span><text:span text:style-name="T383">Bean</text:span></text:p>
      <text:p text:style-name="P26"><text:span text:style-name="T8"><text:s text:c="2"/></text:span><text:span text:style-name="T381">@Override</text:span></text:p>
      <text:p text:style-name="P26"><text:span text:style-name="T8"><text:s text:c="2"/></text:span><text:span text:style-name="T360">public</text:span><text:span text:style-name="T8"> AuthenticationManager authenticationManagerBean() </text:span><text:span text:style-name="T360">throws</text:span><text:span text:style-name="T8"> Exception {</text:span></text:p>
      <text:p text:style-name="P26"><text:span text:style-name="T8"><text:s text:c="4"/></text:span><text:span text:style-name="T360">return</text:span><text:span text:style-name="T8"> </text:span><text:span text:style-name="T360">super</text:span><text:span text:style-name="T8">.authenticationManagerBean();</text:span></text:p>
      <text:p text:style-name="P255"><text:s text:c="2"/>}</text:p>
      <text:p text:style-name="P157"><text:span text:style-name="Source_20_Text"><text:span text:style-name="T211"/></text:span></text:p>
      <text:p text:style-name="P158"><text:span text:style-name="Source_20_Text"><text:span text:style-name="T212">We leave the super call as it is. No changes. But we annotate the class with @Bean. </text:span></text:span></text:p>
      <text:p text:style-name="P158"><text:span text:style-name="Source_20_Text"><text:span text:style-name="T212">So, what we are doing here basically is that we are saying that the AuthenticationManager returned from this method is exposed by as a bean and it is to be managed by the spring container.</text:span></text:span></text:p>
      <text:p text:style-name="P158"><text:span text:style-name="Source_20_Text"><text:span text:style-name="T212"/></text:span></text:p>
      <text:p text:style-name="P161"><text:span text:style-name="Source_20_Text"><text:span text:style-name="T215">The job of an AuthenticationManager is to authenticate the passed in Authentication object and once authenticated, it will return the fully populated Authentication object, including granted Authorities.</text:span></text:span></text:p>
      <text:p text:style-name="P161"><text:span text:style-name="Source_20_Text"><text:span text:style-name="T215"/></text:span></text:p>
      <text:p text:style-name="P159"><text:span text:style-name="Source_20_Text"><text:span text:style-name="T213">And, to create an AuthenticationManager, we override the method – configure(AuthenticationManagerBuilder):</text:span></text:span></text:p>
      <text:p text:style-name="P159"><text:span text:style-name="Source_20_Text"><text:span text:style-name="T213"/></text:span></text:p>
      <text:p text:style-name="P159"><text:span text:style-name="Source_20_Text"><text:span text:style-name="T213"><text:s text:c="2"/></text:span></text:span><text:span text:style-name="T381">@</text:span><text:span text:style-name="T383">Override</text:span></text:p>
      <text:p text:style-name="P26"><text:span text:style-name="T8"><text:s text:c="2"/></text:span><text:span text:style-name="T360">protected</text:span><text:span text:style-name="T8"> </text:span><text:span text:style-name="T360">void</text:span><text:span text:style-name="T8"> configure(AuthenticationManagerBuilder </text:span><text:span text:style-name="T398">auth</text:span><text:span text:style-name="T8">) </text:span><text:span text:style-name="T360">throws</text:span><text:span text:style-name="T8"> Exception {</text:span></text:p>
      <text:p text:style-name="P26"><text:span text:style-name="T8"><text:s text:c="4"/></text:span><text:span text:style-name="T398">auth</text:span><text:span text:style-name="T8">.userDetailsService(</text:span><text:span text:style-name="T390">userDetailsService</text:span><text:span text:style-name="T8">).passwordEncoder(encode());</text:span></text:p>
      <text:p text:style-name="P255"><text:s text:c="2"/>}</text:p>
      <text:p text:style-name="P159"><text:span text:style-name="Source_20_Text"><text:span text:style-name="T213"/></text:span></text:p>
      <text:p text:style-name="P160"><text:soft-page-break/><text:span text:style-name="Source_20_Text"><text:span text:style-name="T214">The <text:s/>AuthenticationManagerBuilder is used to create an AuthenticationManager, so we will use it’s instance and create an AuthenticationManager which is exposed as a bean by the authenticationManagerBean().</text:span></text:span></text:p>
      <text:p text:style-name="P160"><text:span text:style-name="Source_20_Text"><text:span text:style-name="T214"/></text:span></text:p>
      <text:p text:style-name="P162"><text:span text:style-name="Source_20_Text"><text:span text:style-name="T216">The UserDetailsService is a core interface in springframework security which loads user-specific data. It acts as a DAO and is used by the DaoAuthenticationProvider to fetch user-specific details. It has only one method – loadUserByUsername and that’s what it exactly does.</text:span></text:span></text:p>
      <text:p text:style-name="P162"><text:span text:style-name="Source_20_Text"><text:span text:style-name="T216"/></text:span></text:p>
      <text:p text:style-name="P163"><text:span text:style-name="Source_20_Text"><text:span text:style-name="T217">Now, the userDetailsService method needs an UserDetailsService instance, hence we dependency inject the UserDetailsService:</text:span></text:span></text:p>
      <text:p text:style-name="P163"><text:span text:style-name="Source_20_Text"><text:span text:style-name="T217"/></text:span></text:p>
      <text:p text:style-name="P163"><text:span text:style-name="Source_20_Text"><text:span text:style-name="T217"><text:s text:c="2"/></text:span></text:span><text:span text:style-name="T381">@Autowired</text:span></text:p>
      <text:p text:style-name="P26"><text:span text:style-name="T8"><text:s text:c="2"/></text:span><text:span text:style-name="T360">private</text:span><text:span text:style-name="T8"> UserDetailsService </text:span><text:span text:style-name="T390">userDetailsService</text:span><text:span text:style-name="T8">;</text:span></text:p>
      <text:p text:style-name="P163"><text:span text:style-name="Source_20_Text"><text:span text:style-name="T217"/></text:span></text:p>
      <text:p text:style-name="P163"><text:span text:style-name="Source_20_Text"><text:span text:style-name="T217">And, we annotated it with @Autowired, which means, we are asking spring to dependency inject this.</text:span></text:span></text:p>
      <text:p text:style-name="P163"><text:span text:style-name="Source_20_Text"><text:span text:style-name="T217"/></text:span></text:p>
      <text:p text:style-name="P164"><text:span text:style-name="Source_20_Text"><text:span text:style-name="T218">And, then we need to provider password encoding mechanism, because while passing user details, the client will be passing in user password as well and it needs to be encoded, so we mention the encoding mechanism by creating a method encode():</text:span></text:span></text:p>
      <text:p text:style-name="P164"><text:span text:style-name="Source_20_Text"><text:span text:style-name="T218"/></text:span></text:p>
      <text:p text:style-name="P164"><text:span text:style-name="Source_20_Text"><text:span text:style-name="T218"><text:s text:c="2"/></text:span></text:span><text:span text:style-name="T381">@Bean</text:span></text:p>
      <text:p text:style-name="P26"><text:span text:style-name="T8"><text:s text:c="2"/></text:span><text:span text:style-name="T360">public</text:span><text:span text:style-name="T8"> PasswordEncoder encode() {</text:span></text:p>
      <text:p text:style-name="P26"><text:span text:style-name="T8"><text:s text:c="4"/></text:span><text:span text:style-name="T360">return</text:span><text:span text:style-name="T8"> </text:span><text:span text:style-name="T360">new</text:span><text:span text:style-name="T8"> BCryptPasswordEncoder();</text:span></text:p>
      <text:p text:style-name="P255"><text:s text:c="2"/>}</text:p>
      <text:p text:style-name="P164"><text:span text:style-name="Source_20_Text"><text:span text:style-name="T218"/></text:span></text:p>
      <text:p text:style-name="P165"><text:span text:style-name="Source_20_Text"><text:span text:style-name="T219">As you can see, this uses BcryptPasswordEncoder and we annotate this method with @Bean, meanning, the returned PasswordEncoder needs to be managed by the spring container.</text:span></text:span></text:p>
      <text:p text:style-name="P165"><text:span text:style-name="Source_20_Text"><text:span text:style-name="T219"/></text:span></text:p>
      <text:p text:style-name="P166"><text:span text:style-name="Source_20_Text"><text:span text:style-name="T306"/></text:span></text:p>
      <text:p text:style-name="P166"><text:span text:style-name="Source_20_Text"><text:span text:style-name="T306">Ok, now, let’s just try requesting for an access token:</text:span></text:span></text:p>
      <text:p text:style-name="P166"><text:span text:style-name="Source_20_Text"><text:span text:style-name="T306"/></text:span></text:p>
      <text:p text:style-name="P167"><text:span text:style-name="Source_20_Text"><text:span text:style-name="T220">I have not created any user related tables yet and there is no user information like username and password store anywhere, but just want to give it a try to see to what extent the flow will go:</text:span></text:span></text:p>
      <text:p text:style-name="P167"><text:span text:style-name="Source_20_Text"><text:span text:style-name="T220"/></text:span></text:p>
      <text:p text:style-name="P169"><text:span text:style-name="Source_20_Text"><text:span text:style-name="T221">Ok, let me clean-build the application to kick-in the live re-load:</text:span></text:span></text:p>
      <text:p text:style-name="P169"><text:span text:style-name="Source_20_Text"><text:span text:style-name="T221"/></text:span></text:p>
      <text:p text:style-name="P170"><text:span text:style-name="Source_20_Text"><text:span text:style-name="T222">An</text:span></text:span><text:span text:style-name="Source_20_Text"><text:span text:style-name="T220">d, the application failed to start with the error:</text:span></text:span></text:p>
      <text:p text:style-name="P170"><text:span text:style-name="Source_20_Text"><text:span text:style-name="T220"/></text:span></text:p>
      <text:p text:style-name="P170"><text:span text:style-name="Source_20_Text"><text:span text:style-name="T220">***************************</text:span></text:span></text:p>
      <text:p text:style-name="P26"><text:span text:style-name="Source_20_Text"><text:span text:style-name="T220">APPLICATION FAILED TO START</text:span></text:span></text:p>
      <text:p text:style-name="P26"><text:span text:style-name="Source_20_Text"><text:span text:style-name="T220">***************************</text:span></text:span></text:p>
      <text:p text:style-name="P256"><text:span text:style-name="Source_20_Text"><text:span text:style-name="T220"/></text:span></text:p>
      <text:p text:style-name="P26"><text:span text:style-name="Source_20_Text"><text:span text:style-name="T220">Description:</text:span></text:span></text:p>
      <text:p text:style-name="P256"><text:span text:style-name="Source_20_Text"><text:span text:style-name="T220"/></text:span></text:p>
      <text:p text:style-name="P26"><text:span text:style-name="Source_20_Text"><text:span text:style-name="T220">Field userDetailsService in com.sridhar.example.security.PasswordGrantConfig required a bean of type 'org.springframework.security.core.userdetails.UserDetailsService' that could not be found.</text:span></text:span></text:p>
      <text:p text:style-name="P256"><text:span text:style-name="Source_20_Text"><text:span text:style-name="T220"/></text:span></text:p>
      <text:p text:style-name="P26"><text:soft-page-break/><text:span text:style-name="Source_20_Text"><text:span text:style-name="T220">The injection point has the following annotations:</text:span></text:span></text:p>
      <text:p text:style-name="P26"><text:span text:style-name="Source_20_Text"><text:span text:style-name="T220"><text:tab/>- @org.springframework.beans.factory.annotation.Autowired(required=true)</text:span></text:span></text:p>
      <text:p text:style-name="P170"><text:span text:style-name="Source_20_Text"><text:span text:style-name="T220"/></text:span></text:p>
      <text:p text:style-name="P167"><text:span text:style-name="Source_20_Text"><text:span text:style-name="T220">Action:</text:span></text:span></text:p>
      <text:p text:style-name="P256"><text:span text:style-name="Source_20_Text"><text:span text:style-name="T220"/></text:span></text:p>
      <text:p text:style-name="P167"><text:span text:style-name="Source_20_Text"><text:span text:style-name="T220">Consider revisiting the entries above or defining a bean of type 'org.springframework.security.core.userdetails.UserDetailsService' in your configuration.</text:span></text:span></text:p>
      <text:p text:style-name="P168"><text:span text:style-name="Source_20_Text"><text:span text:style-name="T220"/></text:span></text:p>
      <text:p text:style-name="P171"><text:span text:style-name="Source_20_Text"><text:span text:style-name="T223"/></text:span></text:p>
      <text:p text:style-name="P171"><text:span text:style-name="Source_20_Text"><text:span text:style-name="T223">Solution:</text:span></text:span></text:p>
      <text:p text:style-name="P172"><text:span text:style-name="Source_20_Text"><text:span text:style-name="T224">So, it seems, even though we asked spring to dependency inject UserDetailsService but we did not provide any implementation of it.</text:span></text:span></text:p>
      <text:p text:style-name="P172"><text:span text:style-name="Source_20_Text"><text:span text:style-name="T224">UserDetailsService is an interface, you need to implement it and then ask to dependency inject it’s implementation.</text:span></text:span></text:p>
      <text:p text:style-name="P172"><text:span text:style-name="Source_20_Text"><text:span text:style-name="T224"/></text:span></text:p>
      <text:p text:style-name="P173"><text:span text:style-name="Source_20_Text"><text:span text:style-name="T307"/></text:span></text:p>
      <text:p text:style-name="P173"><text:span text:style-name="Source_20_Text"><text:span text:style-name="T307">So, we no create a class to implement UserDetailsService:</text:span></text:span></text:p>
      <text:p text:style-name="P173"><text:span text:style-name="Source_20_Text"><text:span text:style-name="T307"/></text:span></text:p>
      <text:p text:style-name="P174"><text:span text:style-name="Source_20_Text"><text:span text:style-name="T225">class: UserDetailsServiceImpl.java</text:span></text:span></text:p>
      <text:p text:style-name="P174"><text:span text:style-name="Source_20_Text"><text:span text:style-name="T225"/></text:span></text:p>
      <text:p text:style-name="P174"><text:span text:style-name="Source_20_Text"><text:span text:style-name="T225">We create a class by the above name in the package: com.sridhar.example.service</text:span></text:span></text:p>
      <text:p text:style-name="P174"><text:span text:style-name="Source_20_Text"><text:span text:style-name="T225"/></text:span></text:p>
      <text:p text:style-name="P174"><text:span text:style-name="Source_20_Text"><text:span text:style-name="T225">We implement the UserDetailsService interface and as we know, this interface has only one abstract method, we implement that particular method:</text:span></text:span></text:p>
      <text:p text:style-name="P174"><text:span text:style-name="Source_20_Text"><text:span text:style-name="T225"/></text:span></text:p>
      <text:p text:style-name="P174"><text:span text:style-name="Source_20_Text"><text:span text:style-name="T225"><text:s text:c="2"/></text:span></text:span><text:span text:style-name="T381">@Override</text:span></text:p>
      <text:p text:style-name="P26"><text:span text:style-name="T8"><text:s text:c="2"/></text:span><text:span text:style-name="T360">public</text:span><text:span text:style-name="T8"> </text:span><text:span text:style-name="T13">UserDetails</text:span><text:span text:style-name="T8"> loadUserByUsername(String </text:span><text:span text:style-name="T398">username</text:span><text:span text:style-name="T8">) </text:span><text:span text:style-name="T360">throws</text:span><text:span text:style-name="T8"> UsernameNotFoundException {</text:span></text:p>
      <text:p text:style-name="P26"><text:span text:style-name="T8"><text:s text:c="4"/></text:span><text:span text:style-name="T364">return</text:span><text:span text:style-name="T13"> </text:span><text:span text:style-name="T364">null</text:span><text:span text:style-name="T13">;</text:span></text:p>
      <text:p text:style-name="P255"><text:s text:c="2"/>}</text:p>
      <text:p text:style-name="P174"><text:span text:style-name="Source_20_Text"><text:span text:style-name="T225"/></text:span></text:p>
      <text:p text:style-name="P175"><text:span text:style-name="Source_20_Text"><text:span text:style-name="T226">Now, in this method, we need to tell spring, how and from where to fetch the user details from </text:span></text:span><text:span text:style-name="Source_20_Text"><text:span text:style-name="T227">i.e. from which table and from what columns.</text:span></text:span></text:p>
      <text:p text:style-name="P174"><text:span text:style-name="Source_20_Text"><text:span text:style-name="T225"/></text:span></text:p>
      <text:p text:style-name="P275"><text:span text:style-name="Source_20_Text"><text:span text:style-name="T308">So, let’s now create the tables necessary for us to store user details and authorities:</text:span></text:span></text:p>
      <text:p text:style-name="P174"><text:span text:style-name="Source_20_Text"><text:span text:style-name="T225"/></text:span></text:p>
      <text:p text:style-name="P174"><text:span text:style-name="Source_20_Text"><text:span text:style-name="T338">CREATE</text:span></text:span><text:span text:style-name="T41"> </text:span><text:span text:style-name="T360">TABLE</text:span><text:span text:style-name="T41"> </text:span><text:span text:style-name="T8">USER</text:span><text:span text:style-name="T10">S</text:span><text:span text:style-name="T41"> </text:span><text:span text:style-name="T8">(</text:span></text:p>
      <text:p text:style-name="P26"><text:span text:style-name="T41"><text:s text:c="3"/></text:span><text:span text:style-name="T8">ID</text:span><text:span text:style-name="T41"> <text:s/></text:span><text:span text:style-name="T8">BIGSERIAL</text:span><text:span text:style-name="T41"> </text:span><text:span text:style-name="T360">NOT</text:span><text:span text:style-name="T41"> </text:span><text:span text:style-name="T413">NULL</text:span><text:span text:style-name="T8">,</text:span></text:p>
      <text:p text:style-name="P26"><text:span text:style-name="T41"><text:s text:c="3"/></text:span><text:span text:style-name="T8">ACCOUNT_EXPIRED</text:span><text:span text:style-name="T41"> </text:span><text:span text:style-name="T360">BOOLEAN</text:span><text:span text:style-name="T8">,</text:span></text:p>
      <text:p text:style-name="P26"><text:span text:style-name="T41"><text:s text:c="3"/></text:span><text:span text:style-name="T8">ACCOUNT_LOCKED</text:span><text:span text:style-name="T41"> </text:span><text:span text:style-name="T360">BOOLEAN</text:span><text:span text:style-name="T8">,</text:span></text:p>
      <text:p text:style-name="P26"><text:span text:style-name="T41"><text:s text:c="3"/></text:span><text:span text:style-name="T8">CREDENTIALS_EXPIRED</text:span><text:span text:style-name="T41"> </text:span><text:span text:style-name="T360">BOOLEAN</text:span><text:span text:style-name="T8">,</text:span></text:p>
      <text:p text:style-name="P26"><text:span text:style-name="T41"><text:s text:c="3"/></text:span><text:span text:style-name="T8">ENABLED</text:span><text:span text:style-name="T41"> </text:span><text:span text:style-name="T360">BOOLEAN</text:span><text:span text:style-name="T8">,</text:span></text:p>
      <text:p text:style-name="P26"><text:span text:style-name="T41"><text:s text:c="3"/></text:span><text:span text:style-name="T8">PASSWORD</text:span><text:span text:style-name="T41"> </text:span><text:span text:style-name="T360">VARCHAR</text:span><text:span text:style-name="T8">(255),</text:span></text:p>
      <text:p text:style-name="P26"><text:span text:style-name="T41"><text:s text:c="3"/></text:span><text:span text:style-name="T8">USER_NAME</text:span><text:span text:style-name="T41"> </text:span><text:span text:style-name="T360">VARCHAR</text:span><text:span text:style-name="T8">(255),</text:span></text:p>
      <text:p text:style-name="P26"><text:span text:style-name="T41"><text:s text:c="3"/></text:span><text:span text:style-name="T360">PRIMARY</text:span><text:span text:style-name="T41"> </text:span><text:span text:style-name="T360">KEY</text:span><text:span text:style-name="T41"> </text:span><text:span text:style-name="T8">(ID)</text:span></text:p>
      <text:p text:style-name="P26"><text:span text:style-name="T8">);</text:span></text:p>
      <text:p text:style-name="P256"/>
      <text:p text:style-name="P26"><text:span text:style-name="T360">ALTER</text:span><text:span text:style-name="T41"> </text:span><text:span text:style-name="T360">TABLE</text:span><text:span text:style-name="T41"> </text:span><text:span text:style-name="T8">IF</text:span><text:span text:style-name="T41"> </text:span><text:span text:style-name="T360">EXISTS</text:span><text:span text:style-name="T41"> </text:span><text:span text:style-name="T8">USER</text:span><text:span text:style-name="T10">S</text:span><text:span text:style-name="T41"> </text:span><text:span text:style-name="T360">ADD</text:span><text:span text:style-name="T41"> </text:span><text:span text:style-name="T360">CONSTRAINT</text:span><text:span text:style-name="T41"> </text:span><text:span text:style-name="T8">USER</text:span><text:span text:style-name="T10">S</text:span><text:span text:style-name="T8">_USER_NAME</text:span><text:span text:style-name="T41"> </text:span><text:span text:style-name="T360">UNIQUE</text:span><text:span text:style-name="T41"> </text:span><text:span text:style-name="T8">(USER_NAME);</text:span></text:p>
      <text:p text:style-name="P174"><text:span text:style-name="Source_20_Text"><text:span text:style-name="T225"/></text:span></text:p>
      <text:p text:style-name="P277"><text:soft-page-break/><text:span text:style-name="Source_20_Text"><text:span text:style-name="T228">This table stores all details about Users. And, we are making the user name as unique.</text:span></text:span></text:p>
      <text:p text:style-name="P277"><text:span text:style-name="Source_20_Text"><text:span text:style-name="T228"/></text:span></text:p>
      <text:p text:style-name="P278"><text:span text:style-name="Source_20_Text"><text:span text:style-name="T229">BIGSERIAL in postgresql is an 8-byte unsigned auto-incrementing integer.</text:span></text:span></text:p>
      <text:p text:style-name="P279"><text:span text:style-name="Source_20_Text"><text:span text:style-name="T230">I think for our small use-case here, we can very well us integer also, but anyways, let it be.</text:span></text:span></text:p>
      <text:p text:style-name="P279"><text:span text:style-name="Source_20_Text"><text:span text:style-name="T230"/></text:span></text:p>
      <text:p text:style-name="P279"><text:span text:style-name="Source_20_Text"><text:span text:style-name="T339">CREATE</text:span></text:span><text:span text:style-name="T41"> </text:span><text:span text:style-name="T360">TABLE</text:span><text:span text:style-name="T41"> </text:span><text:span text:style-name="T8">AUTHORITY</text:span><text:span text:style-name="T41"> </text:span><text:span text:style-name="T8">(</text:span></text:p>
      <text:p text:style-name="P26"><text:span text:style-name="T41"><text:s text:c="3"/></text:span><text:span text:style-name="T8">ID</text:span><text:span text:style-name="T41"> <text:s/></text:span><text:span text:style-name="T8">BIGSERIAL</text:span><text:span text:style-name="T41"> </text:span><text:span text:style-name="T360">NOT</text:span><text:span text:style-name="T41"> </text:span><text:span text:style-name="T413">NULL</text:span><text:span text:style-name="T8">,</text:span></text:p>
      <text:p text:style-name="P26"><text:span text:style-name="T41"><text:s text:c="3"/></text:span><text:span text:style-name="T8">NAME</text:span><text:span text:style-name="T41"> </text:span><text:span text:style-name="T360">VARCHAR</text:span><text:span text:style-name="T8">(255),</text:span></text:p>
      <text:p text:style-name="P26"><text:span text:style-name="T41"><text:s text:c="3"/></text:span><text:span text:style-name="T360">PRIMARY</text:span><text:span text:style-name="T41"> </text:span><text:span text:style-name="T360">KEY</text:span><text:span text:style-name="T41"> </text:span><text:span text:style-name="T8">(ID)</text:span></text:p>
      <text:p text:style-name="P26"><text:span text:style-name="T8">);</text:span></text:p>
      <text:p text:style-name="P256"/>
      <text:p text:style-name="P26"><text:span text:style-name="T360">ALTER</text:span><text:span text:style-name="T41"> </text:span><text:span text:style-name="T360">TABLE</text:span><text:span text:style-name="T41"> </text:span><text:span text:style-name="T8">IF</text:span><text:span text:style-name="T41"> </text:span><text:span text:style-name="T360">EXISTS</text:span><text:span text:style-name="T41"> </text:span><text:span text:style-name="T8">AUTHORITY</text:span><text:span text:style-name="T41"> </text:span><text:span text:style-name="T360">ADD</text:span><text:span text:style-name="T41"> </text:span><text:span text:style-name="T360">CONSTRAINT</text:span><text:span text:style-name="T41"> </text:span><text:span text:style-name="T8">AUTHORITY_NAME</text:span><text:span text:style-name="T41"> </text:span><text:span text:style-name="T360">UNIQUE</text:span><text:span text:style-name="T41"> </text:span><text:span text:style-name="T8">(NAME);</text:span></text:p>
      <text:p text:style-name="P279"><text:span text:style-name="Source_20_Text"><text:span text:style-name="T230"/></text:span></text:p>
      <text:p text:style-name="P280"><text:span text:style-name="Source_20_Text"><text:span text:style-name="T231">This table stores the authorities users have. Again, contains all the authorities permitted by the system. </text:span></text:span><text:span text:style-name="Source_20_Text"><text:span text:style-name="T232">And, authority name is unique.</text:span></text:span></text:p>
      <text:p text:style-name="P280"><text:span text:style-name="Source_20_Text"><text:span text:style-name="T232"/></text:span></text:p>
      <text:p text:style-name="P281"><text:span text:style-name="Source_20_Text"><text:span text:style-name="T233">While I was at it, I had a doubt – what is the difference between authority and role, because I have come across both these terms while dealing with spring security and oauth2.</text:span></text:span></text:p>
      <text:p text:style-name="P281"><text:span text:style-name="Source_20_Text"><text:span text:style-name="T233">I google a bit and came to know that there is nothing called role when it comes to oauth2. Oauth2 only talks authorities, specifically called as granted authorities. Examples for granted authorities are like READ_AUTHORITY, WRITE_PRIVELEAGE, you can name it as you like and when you have to use it in an expression in spring, we have to use, hasAuthority(‘READ_AUTHORITY’).</text:span></text:span></text:p>
      <text:p text:style-name="P281"><text:span text:style-name="Source_20_Text"><text:span text:style-name="T233">And, when it comes to Spring Security, we have ROLES. For e.g., ADMIN, USER and when you have to use it in an expression, we use it as hasRole(‘ADMIN’).</text:span></text:span></text:p>
      <text:p text:style-name="P281"><text:span text:style-name="Source_20_Text"><text:span text:style-name="T233">And, when you have to combine both, we generally say, a user is and ADMIN and he has both READ_AUTHORITY and WRITE_PRIVELEAGE.</text:span></text:span></text:p>
      <text:p text:style-name="P282"><text:span text:style-name="Source_20_Text"><text:span text:style-name="T234">At a higher level, we can probably say, a Role is a grouping of authorities, but it is not mandatory to be like this, a Role can also just be equivalent to a single authority.</text:span></text:span></text:p>
      <text:p text:style-name="P282"><text:span text:style-name="Source_20_Text"><text:span text:style-name="T234">More or less, it’s just semantics, and almost mean the same thing.</text:span></text:span></text:p>
      <text:p text:style-name="P282"><text:span text:style-name="Source_20_Text"><text:span text:style-name="T234">Just that, in oauth2, we call it has authorities and spring security, we call them as roles.</text:span></text:span></text:p>
      <text:p text:style-name="P282"><text:span text:style-name="Source_20_Text"><text:span text:style-name="T234"/></text:span></text:p>
      <text:p text:style-name="P282"><text:span text:style-name="Source_20_Text"><text:span text:style-name="T340">CREATE</text:span></text:span><text:span text:style-name="T41"> </text:span><text:span text:style-name="T360">TABLE</text:span><text:span text:style-name="T41"> </text:span><text:span text:style-name="T8">USERS_AUTHORITIES</text:span><text:span text:style-name="T41"> </text:span><text:span text:style-name="T8">(</text:span></text:p>
      <text:p text:style-name="P26"><text:span text:style-name="T41"><text:s text:c="3"/></text:span><text:span text:style-name="T8">USER_ID</text:span><text:span text:style-name="T41"> </text:span><text:span text:style-name="T8">INT8</text:span><text:span text:style-name="T41"> </text:span><text:span text:style-name="T360">NOT</text:span><text:span text:style-name="T41"> </text:span><text:span text:style-name="T413">NULL</text:span><text:span text:style-name="T8">,</text:span></text:p>
      <text:p text:style-name="P26"><text:span text:style-name="T41"><text:s text:c="3"/></text:span><text:span text:style-name="T8">AUTHORITY_ID</text:span><text:span text:style-name="T41"> </text:span><text:span text:style-name="T8">INT8</text:span><text:span text:style-name="T41"> </text:span><text:span text:style-name="T360">NOT</text:span><text:span text:style-name="T41"> </text:span><text:span text:style-name="T413">NULL</text:span><text:span text:style-name="T8">,</text:span></text:p>
      <text:p text:style-name="P26"><text:span text:style-name="T41"><text:s text:c="3"/></text:span><text:span text:style-name="T360">PRIMARY</text:span><text:span text:style-name="T41"> </text:span><text:span text:style-name="T360">KEY</text:span><text:span text:style-name="T41"> </text:span><text:span text:style-name="T8">(USER_ID,</text:span><text:span text:style-name="T41"> </text:span><text:span text:style-name="T8">AUTHORITY_ID)</text:span></text:p>
      <text:p text:style-name="P26"><text:span text:style-name="T8">);</text:span></text:p>
      <text:p text:style-name="P256"/>
      <text:p text:style-name="P26"><text:span text:style-name="T360">ALTER</text:span><text:span text:style-name="T41"> </text:span><text:span text:style-name="T360">TABLE</text:span><text:span text:style-name="T41"> </text:span><text:span text:style-name="T8">IF</text:span><text:span text:style-name="T41"> </text:span><text:span text:style-name="T360">EXISTS</text:span><text:span text:style-name="T41"> </text:span><text:span text:style-name="T8">USERS_AUTHORITIES</text:span><text:span text:style-name="T41"> </text:span><text:span text:style-name="T360">ADD</text:span><text:span text:style-name="T41"> </text:span><text:span text:style-name="T360">CONSTRAINT</text:span><text:span text:style-name="T41"> </text:span><text:span text:style-name="T8">USERS_AUTHORITIES_AUTHORITY</text:span></text:p>
      <text:p text:style-name="P26"><text:span text:style-name="T41"><text:s text:c="2"/></text:span><text:span text:style-name="T360">FOREIGN</text:span><text:span text:style-name="T41"> </text:span><text:span text:style-name="T360">KEY</text:span><text:span text:style-name="T41"> </text:span><text:span text:style-name="T8">(AUTHORITY_ID)</text:span><text:span text:style-name="T41"> </text:span><text:span text:style-name="T360">REFERENCES</text:span><text:span text:style-name="T41"> </text:span><text:span text:style-name="T8">AUTHORITY;</text:span></text:p>
      <text:p text:style-name="P256"/>
      <text:p text:style-name="P26"><text:span text:style-name="T360">ALTER</text:span><text:span text:style-name="T41"> </text:span><text:span text:style-name="T360">TABLE</text:span><text:span text:style-name="T41"> </text:span><text:span text:style-name="T8">IF</text:span><text:span text:style-name="T41"> </text:span><text:span text:style-name="T360">EXISTS</text:span><text:span text:style-name="T41"> </text:span><text:span text:style-name="T8">USERS_AUTHORITIES</text:span><text:span text:style-name="T41"> </text:span><text:span text:style-name="T360">ADD</text:span><text:span text:style-name="T41"> </text:span><text:span text:style-name="T360">CONSTRAINT</text:span><text:span text:style-name="T41"> </text:span><text:span text:style-name="T8">USERS_AUTHORITIES_USER</text:span></text:p>
      <text:p text:style-name="P26"><text:span text:style-name="T41"><text:s text:c="2"/></text:span><text:span text:style-name="T360">FOREIGN</text:span><text:span text:style-name="T41"> </text:span><text:span text:style-name="T360">KEY</text:span><text:span text:style-name="T41"> </text:span><text:span text:style-name="T8">(USER_ID)</text:span><text:span text:style-name="T41"> </text:span><text:span text:style-name="T360">REFERENCES</text:span><text:span text:style-name="T41"> </text:span><text:span text:style-name="T8">USER</text:span><text:span text:style-name="T11">S</text:span><text:span text:style-name="T8">;</text:span></text:p>
      <text:p text:style-name="P282"><text:span text:style-name="Source_20_Text"><text:span text:style-name="T234"/></text:span></text:p>
      <text:p text:style-name="P283"><text:span text:style-name="Source_20_Text"><text:span text:style-name="T235">This table stores the users and their authorities relationships.</text:span></text:span></text:p>
      <text:p text:style-name="P283"><text:span text:style-name="Source_20_Text"><text:span text:style-name="T235">The int8 is an alias for bigint, which is an 8 byte signed integer.</text:span></text:span></text:p>
      <text:p text:style-name="P284"><text:soft-page-break/><text:span text:style-name="Source_20_Text"><text:span text:style-name="T236">Alright, so all the above queries are run in pgadmin and tables, constraints and their relationships have been built.</text:span></text:span></text:p>
      <text:p text:style-name="P284"><text:span text:style-name="Source_20_Text"><text:span text:style-name="T236"/></text:span></text:p>
      <text:p text:style-name="P287"><text:span text:style-name="Source_20_Text"><text:span text:style-name="T237">All these scri</text:span></text:span><text:span text:style-name="Source_20_Text"><text:span text:style-name="T238">p</text:span></text:span><text:span text:style-name="Source_20_Text"><text:span text:style-name="T237">ts are now part of schema.sql under resources/database/postgresql.</text:span></text:span></text:p>
      <text:p text:style-name="P287"><text:span text:style-name="Source_20_Text"><text:span text:style-name="T237"/></text:span></text:p>
      <text:p text:style-name="P287"><text:span text:style-name="Source_20_Text"><text:span text:style-name="T237"/></text:span></text:p>
      <text:p text:style-name="P287"><text:span text:style-name="Source_20_Text"><text:span text:style-name="T309">Ok, let’s now creates a few Users in the system:</text:span></text:span></text:p>
      <text:list xml:id="list1984098806" text:style-name="L1">
        <text:list-header>
          <text:p text:style-name="P288"><text:span text:style-name="Source_20_Text"><text:span text:style-name="T309"/></text:span></text:p>
        </text:list-header>
      </text:list>
      <text:p text:style-name="P285"><text:span text:style-name="Source_20_Text"><text:span text:style-name="T341">INSERT</text:span></text:span><text:span text:style-name="T41"> </text:span><text:span text:style-name="T360">INTO</text:span><text:span text:style-name="T41"> </text:span><text:span text:style-name="T8">USER</text:span><text:span text:style-name="T12">S</text:span><text:span text:style-name="T8">(ID,</text:span><text:span text:style-name="T41"> </text:span><text:span text:style-name="T8">USER_NAME,</text:span><text:span text:style-name="T41"> </text:span><text:span text:style-name="T8">PASSWORD,</text:span><text:span text:style-name="T41"> </text:span><text:span text:style-name="T8">ACCOUNT_EXPIRED,</text:span><text:span text:style-name="T41"> </text:span><text:span text:style-name="T8">ACCOUNT_LOCKED,</text:span><text:span text:style-name="T41"> </text:span><text:span text:style-name="T8">CREDENTIALS_EXPIRED,</text:span><text:span text:style-name="T41"> </text:span><text:span text:style-name="T8">ENABLED)</text:span></text:p>
      <text:p text:style-name="P26"><text:span text:style-name="T41"><text:s text:c="2"/></text:span><text:span text:style-name="T360">VALUES</text:span><text:span text:style-name="T41"> </text:span><text:span text:style-name="T8">(1,</text:span><text:span text:style-name="T41"> </text:span><text:span text:style-name="T30">'admin'</text:span><text:span text:style-name="T8">,</text:span><text:span text:style-name="T41"> </text:span><text:span text:style-name="T415">/*admin1234*/</text:span><text:span text:style-name="T30">'$2a$08$qvrzQZ7jJ7oy2p/msL4M0.l83Cd0jNsX6AJUitbgRXGzge4j035ha'</text:span><text:span text:style-name="T8">,</text:span><text:span text:style-name="T41"> </text:span><text:span text:style-name="T413">FALSE</text:span><text:span text:style-name="T8">,</text:span><text:span text:style-name="T41"> </text:span><text:span text:style-name="T413">FALSE</text:span><text:span text:style-name="T8">,</text:span><text:span text:style-name="T41"> </text:span><text:span text:style-name="T413">FALSE</text:span><text:span text:style-name="T8">,</text:span><text:span text:style-name="T41"> </text:span><text:span text:style-name="T413">TRUE</text:span><text:span text:style-name="T8">);</text:span></text:p>
      <text:p text:style-name="P256"/>
      <text:p text:style-name="P26"><text:span text:style-name="T360">INSERT</text:span><text:span text:style-name="T41"> </text:span><text:span text:style-name="T360">INTO</text:span><text:span text:style-name="T41"> </text:span><text:span text:style-name="T8">USER</text:span><text:span text:style-name="T12">S</text:span><text:span text:style-name="T8">(ID,</text:span><text:span text:style-name="T41"> </text:span><text:span text:style-name="T8">USER_NAME,</text:span><text:span text:style-name="T41"> </text:span><text:span text:style-name="T8">PASSWORD,</text:span><text:span text:style-name="T41"> </text:span><text:span text:style-name="T8">ACCOUNT_EXPIRED,</text:span><text:span text:style-name="T41"> </text:span><text:span text:style-name="T8">ACCOUNT_LOCKED,</text:span><text:span text:style-name="T41"> </text:span><text:span text:style-name="T8">CREDENTIALS_EXPIRED,</text:span><text:span text:style-name="T41"> </text:span><text:span text:style-name="T8">ENABLED)</text:span></text:p>
      <text:p text:style-name="P26"><text:span text:style-name="T41"><text:s text:c="2"/></text:span><text:span text:style-name="T360">VALUES</text:span><text:span text:style-name="T41"> </text:span><text:span text:style-name="T8">(2,</text:span><text:span text:style-name="T41"> </text:span><text:span text:style-name="T30">'reader'</text:span><text:span text:style-name="T8">,</text:span><text:span text:style-name="T41"> </text:span><text:span text:style-name="T415">/*reader1234*/</text:span><text:span text:style-name="T30">'$2a$08$dwYz8O.qtUXboGosJFsS4u19LHKW7aCQ0LXXuNlRfjjGKwj5NfKSe'</text:span><text:span text:style-name="T8">,</text:span><text:span text:style-name="T41"> </text:span><text:span text:style-name="T413">FALSE</text:span><text:span text:style-name="T8">,</text:span><text:span text:style-name="T41"> </text:span><text:span text:style-name="T413">FALSE</text:span><text:span text:style-name="T8">,</text:span><text:span text:style-name="T41"> </text:span><text:span text:style-name="T413">FALSE</text:span><text:span text:style-name="T8">,</text:span><text:span text:style-name="T41"> </text:span><text:span text:style-name="T413">TRUE</text:span><text:span text:style-name="T8">);</text:span></text:p>
      <text:p text:style-name="P256"/>
      <text:p text:style-name="P26"><text:span text:style-name="T360">INSERT</text:span><text:span text:style-name="T41"> </text:span><text:span text:style-name="T360">INTO</text:span><text:span text:style-name="T41"> </text:span><text:span text:style-name="T8">USER</text:span><text:span text:style-name="T12">S</text:span><text:span text:style-name="T8">(ID,</text:span><text:span text:style-name="T41"> </text:span><text:span text:style-name="T8">USER_NAME,</text:span><text:span text:style-name="T41"> </text:span><text:span text:style-name="T8">PASSWORD,</text:span><text:span text:style-name="T41"> </text:span><text:span text:style-name="T8">ACCOUNT_EXPIRED,</text:span><text:span text:style-name="T41"> </text:span><text:span text:style-name="T8">ACCOUNT_LOCKED,</text:span><text:span text:style-name="T41"> </text:span><text:span text:style-name="T8">CREDENTIALS_EXPIRED,</text:span><text:span text:style-name="T41"> </text:span><text:span text:style-name="T8">ENABLED)</text:span></text:p>
      <text:p text:style-name="P26"><text:span text:style-name="T41"><text:s text:c="2"/></text:span><text:span text:style-name="T360">VALUES</text:span><text:span text:style-name="T41"> </text:span><text:span text:style-name="T8">(3,</text:span><text:span text:style-name="T41"> </text:span><text:span text:style-name="T30">'modifier'</text:span><text:span text:style-name="T8">,</text:span><text:span text:style-name="T41"> </text:span><text:span text:style-name="T415">/*modifier1234*/</text:span><text:span text:style-name="T30">'$2a$08$kPjzxewXRGNRiIuL4FtQH.mhMn7ZAFBYKB3ROz.J24IX8vDAcThsG'</text:span><text:span text:style-name="T8">,</text:span><text:span text:style-name="T41"> </text:span><text:span text:style-name="T413">FALSE</text:span><text:span text:style-name="T8">,</text:span><text:span text:style-name="T41"> </text:span><text:span text:style-name="T413">FALSE</text:span><text:span text:style-name="T8">,</text:span><text:span text:style-name="T41"> </text:span><text:span text:style-name="T413">FALSE</text:span><text:span text:style-name="T8">,</text:span><text:span text:style-name="T41"> </text:span><text:span text:style-name="T413">TRUE</text:span><text:span text:style-name="T8">);</text:span></text:p>
      <text:p text:style-name="P256"/>
      <text:p text:style-name="P26"><text:span text:style-name="T360">INSERT</text:span><text:span text:style-name="T41"> </text:span><text:span text:style-name="T360">INTO</text:span><text:span text:style-name="T41"> </text:span><text:span text:style-name="T8">USER</text:span><text:span text:style-name="T12">S</text:span><text:span text:style-name="T8">(ID,</text:span><text:span text:style-name="T41"> </text:span><text:span text:style-name="T8">USER_NAME,</text:span><text:span text:style-name="T41"> </text:span><text:span text:style-name="T8">PASSWORD,</text:span><text:span text:style-name="T41"> </text:span><text:span text:style-name="T8">ACCOUNT_EXPIRED,</text:span><text:span text:style-name="T41"> </text:span><text:span text:style-name="T8">ACCOUNT_LOCKED,</text:span><text:span text:style-name="T41"> </text:span><text:span text:style-name="T8">CREDENTIALS_EXPIRED,</text:span><text:span text:style-name="T41"> </text:span><text:span text:style-name="T8">ENABLED)</text:span></text:p>
      <text:p text:style-name="P26"><text:span text:style-name="T41"><text:s text:c="2"/></text:span><text:span text:style-name="T360">VALUES</text:span><text:span text:style-name="T41"> </text:span><text:span text:style-name="T8">(4,</text:span><text:span text:style-name="T41"> </text:span><text:span text:style-name="T30">'reader2'</text:span><text:span text:style-name="T8">,</text:span><text:span text:style-name="T41"> </text:span><text:span text:style-name="T415">/*reader1234*/</text:span><text:span text:style-name="T30">'$2a$08$vVXqh6S8TqfHMs1SlNTu/.J25iUCrpGBpyGExA.9yI.IlDRadR6Ea'</text:span><text:span text:style-name="T8">,</text:span><text:span text:style-name="T41"> </text:span><text:span text:style-name="T413">FALSE</text:span><text:span text:style-name="T8">,</text:span><text:span text:style-name="T41"> </text:span><text:span text:style-name="T413">FALSE</text:span><text:span text:style-name="T8">,</text:span><text:span text:style-name="T41"> </text:span><text:span text:style-name="T413">FALSE</text:span><text:span text:style-name="T8">,</text:span><text:span text:style-name="T41"> </text:span><text:span text:style-name="T413">TRUE</text:span><text:span text:style-name="T8">);</text:span></text:p>
      <text:p text:style-name="P285"><text:span text:style-name="Source_20_Text"><text:span text:style-name="T239"/></text:span></text:p>
      <text:p text:style-name="P286"><text:span text:style-name="Source_20_Text"><text:span text:style-name="T240"/></text:span></text:p>
      <text:p text:style-name="P286"><text:span text:style-name="Source_20_Text"><text:span text:style-name="T240">And, these are the authorities:</text:span></text:span></text:p>
      <text:p text:style-name="P286"><text:span text:style-name="Source_20_Text"><text:span text:style-name="T240"/></text:span></text:p>
      <text:p text:style-name="P286"><text:span text:style-name="Source_20_Text"><text:span text:style-name="T342">INSERT</text:span></text:span><text:span text:style-name="T41"> </text:span><text:span text:style-name="T360">INTO</text:span><text:span text:style-name="T41"> </text:span><text:span text:style-name="T8">AUTHORITY(ID,</text:span><text:span text:style-name="T41"> </text:span><text:span text:style-name="T8">NAME)</text:span><text:span text:style-name="T41"> </text:span><text:span text:style-name="T360">VALUES</text:span><text:span text:style-name="T41"> </text:span><text:span text:style-name="T8">(1,</text:span><text:span text:style-name="T41"> </text:span><text:span text:style-name="T30">'COMPANY_CREATE'</text:span><text:span text:style-name="T8">);</text:span></text:p>
      <text:p text:style-name="P26"><text:span text:style-name="T360">INSERT</text:span><text:span text:style-name="T41"> </text:span><text:span text:style-name="T360">INTO</text:span><text:span text:style-name="T41"> </text:span><text:span text:style-name="T8">AUTHORITY(ID,</text:span><text:span text:style-name="T41"> </text:span><text:span text:style-name="T8">NAME)</text:span><text:span text:style-name="T41"> </text:span><text:span text:style-name="T360">VALUES</text:span><text:span text:style-name="T41"> </text:span><text:span text:style-name="T8">(2,</text:span><text:span text:style-name="T41"> </text:span><text:span text:style-name="T30">'COMPANY_READ'</text:span><text:span text:style-name="T8">);</text:span></text:p>
      <text:p text:style-name="P26"><text:span text:style-name="T360">INSERT</text:span><text:span text:style-name="T41"> </text:span><text:span text:style-name="T360">INTO</text:span><text:span text:style-name="T41"> </text:span><text:span text:style-name="T8">AUTHORITY(ID,</text:span><text:span text:style-name="T41"> </text:span><text:span text:style-name="T8">NAME)</text:span><text:span text:style-name="T41"> </text:span><text:span text:style-name="T360">VALUES</text:span><text:span text:style-name="T41"> </text:span><text:span text:style-name="T8">(3,</text:span><text:span text:style-name="T41"> </text:span><text:span text:style-name="T30">'COMPANY_UPDATE'</text:span><text:span text:style-name="T8">);</text:span></text:p>
      <text:p text:style-name="P26"><text:span text:style-name="T360">INSERT</text:span><text:span text:style-name="T41"> </text:span><text:span text:style-name="T360">INTO</text:span><text:span text:style-name="T41"> </text:span><text:span text:style-name="T8">AUTHORITY(ID,</text:span><text:span text:style-name="T41"> </text:span><text:span text:style-name="T8">NAME)</text:span><text:span text:style-name="T41"> </text:span><text:span text:style-name="T360">VALUES</text:span><text:span text:style-name="T41"> </text:span><text:span text:style-name="T8">(4,</text:span><text:span text:style-name="T41"> </text:span><text:span text:style-name="T30">'COMPANY_DELETE'</text:span><text:span text:style-name="T8">);</text:span></text:p>
      <text:p text:style-name="P26"><text:span text:style-name="T8"/></text:p>
      <text:p text:style-name="P296"><text:span text:style-name="Source_20_Text"><text:span text:style-name="T240">And, the mappings between these two:</text:span></text:span></text:p>
      <text:p text:style-name="P296"><text:span text:style-name="Source_20_Text"><text:span text:style-name="T240"/></text:span></text:p>
      <text:p text:style-name="P296"><text:span text:style-name="Source_20_Text"><text:span text:style-name="T342">INSERT</text:span></text:span><text:span text:style-name="T41"> </text:span><text:span text:style-name="T360">INTO</text:span><text:span text:style-name="T41"> </text:span><text:span text:style-name="T8">USERS_AUTHORITIES(USER_ID,</text:span><text:span text:style-name="T41"> </text:span><text:span text:style-name="T8">AUTHORITY_ID)</text:span><text:span text:style-name="T41"> </text:span><text:span text:style-name="T360">VALUES</text:span><text:span text:style-name="T41"> </text:span><text:span text:style-name="T8">(1,</text:span><text:span text:style-name="T41"> </text:span><text:span text:style-name="T8">1);</text:span></text:p>
      <text:p text:style-name="P26"><text:span text:style-name="T360">INSERT</text:span><text:span text:style-name="T41"> </text:span><text:span text:style-name="T360">INTO</text:span><text:span text:style-name="T41"> </text:span><text:span text:style-name="T8">USERS_AUTHORITIES(USER_ID,</text:span><text:span text:style-name="T41"> </text:span><text:span text:style-name="T8">AUTHORITY_ID)</text:span><text:span text:style-name="T41"> </text:span><text:span text:style-name="T360">VALUES</text:span><text:span text:style-name="T41"> </text:span><text:span text:style-name="T8">(1,</text:span><text:span text:style-name="T41"> </text:span><text:span text:style-name="T8">2);</text:span></text:p>
      <text:p text:style-name="P26"><text:span text:style-name="T360">INSERT</text:span><text:span text:style-name="T41"> </text:span><text:span text:style-name="T360">INTO</text:span><text:span text:style-name="T41"> </text:span><text:span text:style-name="T8">USERS_AUTHORITIES(USER_ID,</text:span><text:span text:style-name="T41"> </text:span><text:span text:style-name="T8">AUTHORITY_ID)</text:span><text:span text:style-name="T41"> </text:span><text:span text:style-name="T360">VALUES</text:span><text:span text:style-name="T41"> </text:span><text:span text:style-name="T8">(1,</text:span><text:span text:style-name="T41"> </text:span><text:span text:style-name="T8">3);</text:span></text:p>
      <text:p text:style-name="P26"><text:span text:style-name="T360">INSERT</text:span><text:span text:style-name="T41"> </text:span><text:span text:style-name="T360">INTO</text:span><text:span text:style-name="T41"> </text:span><text:span text:style-name="T8">USERS_AUTHORITIES(USER_ID,</text:span><text:span text:style-name="T41"> </text:span><text:span text:style-name="T8">AUTHORITY_ID)</text:span><text:span text:style-name="T41"> </text:span><text:span text:style-name="T360">VALUES</text:span><text:span text:style-name="T41"> </text:span><text:span text:style-name="T8">(1,</text:span><text:span text:style-name="T41"> </text:span><text:span text:style-name="T8">4);</text:span></text:p>
      <text:p text:style-name="P26"><text:span text:style-name="T360">INSERT</text:span><text:span text:style-name="T41"> </text:span><text:span text:style-name="T360">INTO</text:span><text:span text:style-name="T41"> </text:span><text:span text:style-name="T8">USERS_AUTHORITIES(USER_ID,</text:span><text:span text:style-name="T41"> </text:span><text:span text:style-name="T8">AUTHORITY_ID)</text:span><text:span text:style-name="T41"> </text:span><text:span text:style-name="T360">VALUES</text:span><text:span text:style-name="T41"> </text:span><text:span text:style-name="T8">(2,</text:span><text:span text:style-name="T41"> </text:span><text:span text:style-name="T8">2);</text:span></text:p>
      <text:p text:style-name="P26"><text:span text:style-name="T360">INSERT</text:span><text:span text:style-name="T41"> </text:span><text:span text:style-name="T360">INTO</text:span><text:span text:style-name="T41"> </text:span><text:span text:style-name="T8">USERS_AUTHORITIES(USER_ID,</text:span><text:span text:style-name="T41"> </text:span><text:span text:style-name="T8">AUTHORITY_ID)</text:span><text:span text:style-name="T41"> </text:span><text:span text:style-name="T360">VALUES</text:span><text:span text:style-name="T41"> </text:span><text:span text:style-name="T8">(3,</text:span><text:span text:style-name="T41"> </text:span><text:span text:style-name="T8">3);</text:span></text:p>
      <text:p text:style-name="P290"><text:span text:style-name="Source_20_Text"><text:span text:style-name="T240"/></text:span></text:p>
      <text:p text:style-name="P298"><text:span text:style-name="Source_20_Text"><text:span text:style-name="T240">Alright, so executed all these queries </text:span></text:span><text:span text:style-name="Source_20_Text"><text:span text:style-name="T242">in pgadmin and all went all. Recording all these in data.sql under resources/database/postgresql.</text:span></text:span></text:p>
      <text:p text:style-name="P298"><text:span text:style-name="Source_20_Text"><text:span text:style-name="T242"/></text:span></text:p>
      <text:p text:style-name="P298"><text:span text:style-name="Source_20_Text"><text:span text:style-name="T242"/></text:span></text:p>
      <text:p text:style-name="P299"><text:soft-page-break/><text:span text:style-name="Source_20_Text"><text:span text:style-name="T243">Ok, now let’s get back to our java classes and let’s provide the implementation details to serach and load User details from the database.</text:span></text:span></text:p>
      <text:p text:style-name="P299"><text:span text:style-name="Source_20_Text"><text:span text:style-name="T243"/></text:span></text:p>
      <text:p text:style-name="P300"><text:span text:style-name="Source_20_Text"><text:span text:style-name="T310">For that, the first thing we need to do is to generate the models out of the user and authority tables that we have created above:</text:span></text:span></text:p>
      <text:p text:style-name="P300"><text:span text:style-name="Source_20_Text"><text:span text:style-name="T310"/></text:span></text:p>
      <text:p text:style-name="P301"><text:span text:style-name="Source_20_Text"><text:span text:style-name="T244">So, let’s go to our JPA Tools project and connect to the database and generate models for the tables created above.</text:span></text:span></text:p>
      <text:p text:style-name="P301"><text:span text:style-name="Source_20_Text"><text:span text:style-name="T244"/></text:span></text:p>
      <text:p text:style-name="P301"><text:span text:style-name="Source_20_Text"><text:span text:style-name="T244">So, while generating the models from the tables, we can see that the relationship between Users and Authority is many-to-many i.e. each User can have multiple Authorities and similarly each Authority can be associated with multiple Users.</text:span></text:span></text:p>
      <text:p text:style-name="P301"><text:span text:style-name="Source_20_Text"><text:span text:style-name="T244"/></text:span></text:p>
      <text:p text:style-name="P302"><text:span text:style-name="Source_20_Text"><text:span text:style-name="T245">Ok, so two classes got generated. And, I am dumping these two in the com.sridhar.example.security package, since these are also related to security.</text:span></text:span></text:p>
      <text:p text:style-name="P302"><text:span text:style-name="Source_20_Text"><text:span text:style-name="T245"/></text:span></text:p>
      <text:p text:style-name="P302"><text:span text:style-name="Source_20_Text"><text:span text:style-name="T245"/></text:span></text:p>
      <text:p text:style-name="P303"><text:span text:style-name="Source_20_Text"><text:span text:style-name="T311">Ok, let’s look at one of the models generated from JPA Tools – User.java:</text:span></text:span></text:p>
      <text:p text:style-name="P303"><text:span text:style-name="Source_20_Text"><text:span text:style-name="T311"/></text:span></text:p>
      <text:p text:style-name="P304"><text:span text:style-name="Source_20_Text"><text:span text:style-name="T246">Class is annotated with:</text:span></text:span></text:p>
      <text:p text:style-name="P304"><text:span text:style-name="Source_20_Text"><text:span text:style-name="T246"/></text:span></text:p>
      <text:p text:style-name="P304"><text:span text:style-name="Source_20_Text"><text:span text:style-name="T346">@Entity</text:span></text:span></text:p>
      <text:p text:style-name="P26"><text:span text:style-name="T381">@Table</text:span><text:span text:style-name="T8">(name=</text:span><text:span text:style-name="T373">"users"</text:span><text:span text:style-name="T8">)</text:span></text:p>
      <text:p text:style-name="P297"><text:span text:style-name="Source_20_Text"><text:span text:style-name="T246"/></text:span></text:p>
      <text:p text:style-name="P305"><text:span text:style-name="Source_20_Text"><text:span text:style-name="T247">As you know, @Entity basically says that this class is an entity i.e. it ‘s properties will be persisted to the database, which basically means, there is table mapped to this class in the databse.</text:span></text:span></text:p>
      <text:p text:style-name="P305"><text:span text:style-name="Source_20_Text"><text:span text:style-name="T247"/></text:span></text:p>
      <text:p text:style-name="P306"><text:span text:style-name="Source_20_Text"><text:span text:style-name="T248">And, @Table contains the table that is mapped to this class.</text:span></text:span></text:p>
      <text:p text:style-name="P306"><text:span text:style-name="Source_20_Text"><text:span text:style-name="T248"/></text:span></text:p>
      <text:p text:style-name="P307"><text:span text:style-name="Source_20_Text"><text:span text:style-name="T249"><text:s text:c="4"/></text:span></text:span><text:span text:style-name="T381">@Id</text:span></text:p>
      <text:p text:style-name="P26"><text:span text:style-name="T8"><text:s text:c="4"/></text:span><text:span text:style-name="T381">@GeneratedValue</text:span><text:span text:style-name="T8">(strategy = GenerationType.</text:span><text:span text:style-name="T387">IDENTITY</text:span><text:span text:style-name="T8">)</text:span></text:p>
      <text:p text:style-name="P26"><text:span text:style-name="T8"><text:s text:c="4"/></text:span><text:span text:style-name="T381">@Column</text:span><text:span text:style-name="T8">(name = </text:span><text:span text:style-name="T373">"ID"</text:span><text:span text:style-name="T8">)</text:span></text:p>
      <text:p text:style-name="P26"><text:span text:style-name="T8"><text:s text:c="4"/></text:span><text:span text:style-name="T360">private</text:span><text:span text:style-name="T8"> Long </text:span><text:span text:style-name="T390">id</text:span><text:span text:style-name="T8">;</text:span></text:p>
      <text:p text:style-name="P292"><text:span text:style-name="Source_20_Text"><text:span text:style-name="T249">The bigserial of postgresql is mapped to Long in java. And, the field is annotated with @Id, meaning this is the primary key of the table. I have not mentioned any key generation strategy because I am not going to do any inserts using this class/into this table from the application, so I think it is not necessary, though I am not sure if it’s okay to not mention any key generation strategy or not. Will see.</text:span></text:span></text:p>
      <text:p text:style-name="P307"><text:span text:style-name="Source_20_Text"><text:span text:style-name="T249"/></text:span></text:p>
      <text:p text:style-name="P308"><text:span text:style-name="Source_20_Text"><text:span text:style-name="T250">The rest of the fields are annotated with @Column annot., if the field name is not matching with the column name in the table.</text:span></text:span></text:p>
      <text:p text:style-name="P308"><text:span text:style-name="Source_20_Text"><text:span text:style-name="T250"/></text:span></text:p>
      <text:p text:style-name="P308"><text:span text:style-name="Source_20_Text"><text:span text:style-name="T250"><text:s text:c="4"/></text:span></text:span><text:span text:style-name="T381">@ManyToMany</text:span></text:p>
      <text:p text:style-name="P26"><text:span text:style-name="T8"><text:s text:c="4"/></text:span><text:span text:style-name="T381">@JoinTable</text:span><text:span text:style-name="T8">(name = </text:span><text:span text:style-name="T373">"USERS_AUTHORITIES"</text:span><text:span text:style-name="T8">, joinColumns = </text:span><text:span text:style-name="T381">@JoinColumn</text:span><text:span text:style-name="T8">(name = </text:span><text:span text:style-name="T373">"USER_ID"</text:span><text:span text:style-name="T8">, referencedColumnName = </text:span><text:span text:style-name="T373">"ID"</text:span><text:span text:style-name="T8">), inverseJoinColumns = </text:span><text:span text:style-name="T381">@JoinColumn</text:span><text:span text:style-name="T8">(name = </text:span><text:span text:style-name="T373">"AUTHORITY_ID"</text:span><text:span text:style-name="T8">, referencedColumnName = </text:span><text:span text:style-name="T373">"ID"</text:span><text:span text:style-name="T8">))</text:span></text:p>
      <text:p text:style-name="P26"><text:span text:style-name="T8"><text:s text:c="4"/></text:span><text:span text:style-name="T381">@OrderBy</text:span></text:p>
      <text:p text:style-name="P26"><text:span text:style-name="T8"><text:s text:c="4"/></text:span><text:span text:style-name="T381">@JsonIgnore</text:span></text:p>
      <text:p text:style-name="P26"><text:soft-page-break/><text:span text:style-name="T8"><text:s text:c="4"/></text:span><text:span text:style-name="T360">private</text:span><text:span text:style-name="T8"> Collection&lt;Authority&gt; </text:span><text:span text:style-name="T390">authorities</text:span><text:span text:style-name="T8">;</text:span></text:p>
      <text:p text:style-name="P308"><text:span text:style-name="Source_20_Text"><text:span text:style-name="T250"/></text:span></text:p>
      <text:p text:style-name="P308"><text:span text:style-name="Source_20_Text"><text:span text:style-name="T250">And, this is the </text:span></text:span><text:span text:style-name="Source_20_Text"><text:span text:style-name="T264">Collection</text:span></text:span><text:span text:style-name="Source_20_Text"><text:span text:style-name="T250"> of Authorities that a User can have. Basically mentions the many-to-many mapping.</text:span></text:span></text:p>
      <text:p text:style-name="P308"><text:span text:style-name="Source_20_Text"><text:span text:style-name="T250"/></text:span></text:p>
      <text:p text:style-name="P309"><text:span text:style-name="Source_20_Text"><text:span text:style-name="T251">And, rest all are setters and getters for the fields.</text:span></text:span></text:p>
      <text:p text:style-name="P309"><text:span text:style-name="Source_20_Text"><text:span text:style-name="T251"/></text:span></text:p>
      <text:p text:style-name="P309"><text:span text:style-name="Source_20_Text"><text:span text:style-name="T312"/></text:span></text:p>
      <text:p text:style-name="P309"><text:span text:style-name="Source_20_Text"><text:span text:style-name="T312">Ok, now let’s look at the other model – Authority.java:</text:span></text:span></text:p>
      <text:p text:style-name="P309"><text:span text:style-name="Source_20_Text"><text:span text:style-name="T312"/></text:span></text:p>
      <text:p text:style-name="P310"><text:span text:style-name="Source_20_Text"><text:span text:style-name="T252">Again, class is annotated with:</text:span></text:span></text:p>
      <text:p text:style-name="P310"><text:span text:style-name="Source_20_Text"><text:span text:style-name="T252"/></text:span></text:p>
      <text:p text:style-name="P293"><text:span text:style-name="Source_20_Text"><text:span text:style-name="T347">@Entity</text:span></text:span></text:p>
      <text:p text:style-name="P26"><text:span text:style-name="T381">@Table</text:span><text:span text:style-name="T8">(name = </text:span><text:span text:style-name="T373">"AUTHORITY"</text:span><text:span text:style-name="T8">, uniqueConstraints = {</text:span><text:span text:style-name="T381">@UniqueConstraint</text:span><text:span text:style-name="T8">(columnNames = {</text:span><text:span text:style-name="T373">"NAME"</text:span><text:span text:style-name="T8">})})</text:span></text:p>
      <text:p text:style-name="P26"><text:span text:style-name="T360">public</text:span><text:span text:style-name="T8"> </text:span><text:span text:style-name="T360">class</text:span><text:span text:style-name="T8"> </text:span><text:span text:style-name="T16">Authority</text:span><text:span text:style-name="T8"> {</text:span></text:p>
      <text:p text:style-name="P310"><text:span text:style-name="Source_20_Text"><text:span text:style-name="T252"/></text:span></text:p>
      <text:p text:style-name="P310"><text:span text:style-name="Source_20_Text"><text:span text:style-name="T252">@Entity, to mark the class is an entity, meaning, it’s properties will be persisted to the db, meaning there is a mapping table for this class in the db.</text:span></text:span></text:p>
      <text:p text:style-name="P310"><text:span text:style-name="Source_20_Text"><text:span text:style-name="T252"/></text:span></text:p>
      <text:p text:style-name="P310"><text:span text:style-name="Source_20_Text"><text:span text:style-name="T252"><text:s text:c="4"/></text:span></text:span><text:span text:style-name="T381">@Id</text:span></text:p>
      <text:p text:style-name="P26"><text:span text:style-name="T8"><text:s text:c="4"/></text:span><text:span text:style-name="T381">@Column</text:span><text:span text:style-name="T8">(name = </text:span><text:span text:style-name="T373">"ID"</text:span><text:span text:style-name="T8">)</text:span></text:p>
      <text:p text:style-name="P26"><text:span text:style-name="T8"><text:s text:c="4"/></text:span><text:span text:style-name="T360">private</text:span><text:span text:style-name="T8"> Long </text:span><text:span text:style-name="T390">id</text:span><text:span text:style-name="T8">;</text:span></text:p>
      <text:p text:style-name="P310"><text:span text:style-name="Source_20_Text"><text:span text:style-name="T252"/></text:span></text:p>
      <text:p text:style-name="P310"><text:span text:style-name="Source_20_Text"><text:span text:style-name="T252">Same as in User. The bigserial of postgresql is mapped to Long in java. And, field is annot. With @Id. Again, I am not specifying here any key generation strategy, let’s see.</text:span></text:span></text:p>
      <text:p text:style-name="P310"><text:span text:style-name="Source_20_Text"><text:span text:style-name="T252"/></text:span></text:p>
      <text:p text:style-name="P311"><text:span text:style-name="Source_20_Text"><text:span text:style-name="T253">And, that’s it, nothing much to see here.</text:span></text:span></text:p>
      <text:p text:style-name="P311"><text:span text:style-name="Source_20_Text"><text:span text:style-name="T253"/></text:span></text:p>
      <text:p text:style-name="P312"><text:span text:style-name="Source_20_Text"><text:span text:style-name="T313">Ok, now let’s create a repository class which tells spring how to fetch the User data from the tables:</text:span></text:span></text:p>
      <text:p text:style-name="P312"><text:span text:style-name="Source_20_Text"><text:span text:style-name="T313"/></text:span></text:p>
      <text:p text:style-name="P313"><text:span text:style-name="Source_20_Text"><text:span text:style-name="T254">class: </text:span></text:span><text:span text:style-name="Source_20_Text"><text:span text:style-name="T254">UserRepository</text:span></text:span><text:span text:style-name="Source_20_Text"><text:span text:style-name="T254">.java – Actually an interface. Created this in the </text:span></text:span><text:span text:style-name="Source_20_Text"><text:span text:style-name="T254">com.sridhar.example.repo</text:span></text:span><text:span text:style-name="Source_20_Text"><text:span text:style-name="T254"> package.</text:span></text:span></text:p>
      <text:p text:style-name="P313"><text:span text:style-name="Source_20_Text"><text:span text:style-name="T254"/></text:span></text:p>
      <text:p text:style-name="P313"><text:span text:style-name="Source_20_Text"><text:span text:style-name="T254">This interface extends the central Repository interface of spring data to make use of spring data features. And, as the Repository interface takes in the domain to manage the domain id type, I have passed in the User class and it’s id type, which is Long.</text:span></text:span></text:p>
      <text:p text:style-name="P313"><text:span text:style-name="Source_20_Text"><text:span text:style-name="T254"/></text:span></text:p>
      <text:p text:style-name="P313"><text:span text:style-name="Source_20_Text"><text:span text:style-name="T348">@</text:span></text:span><text:span text:style-name="T8">org.springframework.stereotype.</text:span><text:span text:style-name="T381">Repository</text:span></text:p>
      <text:p text:style-name="P26"><text:span text:style-name="T360">public</text:span><text:span text:style-name="T8"> </text:span><text:span text:style-name="T360">interface</text:span><text:span text:style-name="T8"> UserRepository </text:span><text:span text:style-name="T360">extends</text:span><text:span text:style-name="T8"> Repository&lt;User, Long&gt; {</text:span></text:p>
      <text:p text:style-name="P256"/>
      <text:p text:style-name="P26"><text:span text:style-name="T8"><text:s text:c="2"/>User findByUsername(String </text:span><text:span text:style-name="T398">username</text:span><text:span text:style-name="T8">);</text:span></text:p>
      <text:p text:style-name="P26"><text:span text:style-name="T8"><text:s text:c="2"/></text:span></text:p>
      <text:p text:style-name="P26"><text:span text:style-name="T8">}</text:span></text:p>
      <text:p text:style-name="P313"><text:span text:style-name="Source_20_Text"><text:span text:style-name="T254"/></text:span></text:p>
      <text:p text:style-name="P314"><text:span text:style-name="Source_20_Text"><text:span text:style-name="T256">And, as you can see, the interface is annotated with @Repository, which is basically a special kind of @Component annot, specific for persistence layer, for naming sake. But, basically, this is an @Component annot, and the presence of this annot. Enables the class to be auto-detected through classpath scanning.</text:span></text:span></text:p>
      <text:p text:style-name="P314"><text:span text:style-name="Source_20_Text"><text:span text:style-name="T256"/></text:span></text:p>
      <text:p text:style-name="P315"><text:soft-page-break/><text:span text:style-name="Source_20_Text"><text:span text:style-name="T257">And, since we are going to find by the Username </text:span></text:span><text:span text:style-name="Source_20_Text"><text:span text:style-name="T258">of User</text:span></text:span><text:span text:style-name="Source_20_Text"><text:span text:style-name="T257">, named the method in-line with the property of user name in User class. </text:span></text:span><text:span text:style-name="Source_20_Text"><text:span text:style-name="T258">The first By in this becomes the delimiter and from there spring parses the string and find a matching property in the class and uses it to set the data into.</text:span></text:span></text:p>
      <text:p text:style-name="P315"><text:span text:style-name="Source_20_Text"><text:span text:style-name="T258"/></text:span></text:p>
      <text:p text:style-name="P316"><text:span text:style-name="Source_20_Text"><text:span text:style-name="T314">Alright, let’s now implement this repository i.e. let’s finish our </text:span></text:span><text:span text:style-name="Source_20_Text"><text:span text:style-name="T314">UserDetailsServiceImpl</text:span></text:span><text:span text:style-name="Source_20_Text"><text:span text:style-name="T314"> implementation:</text:span></text:span></text:p>
      <text:p text:style-name="P316"><text:span text:style-name="Source_20_Text"><text:span text:style-name="T314"/></text:span></text:p>
      <text:p text:style-name="P317"><text:span text:style-name="Source_20_Text"><text:span text:style-name="T259">Now, since we need to call the UserRepository findByUserName method, we will dependency inject the interface here:</text:span></text:span></text:p>
      <text:p text:style-name="P317"><text:span text:style-name="Source_20_Text"><text:span text:style-name="T259"/></text:span></text:p>
      <text:p text:style-name="P317"><text:span text:style-name="Source_20_Text"><text:span text:style-name="T259"><text:s text:c="2"/></text:span></text:span><text:span text:style-name="T381">@</text:span><text:span text:style-name="T383">Autowired</text:span></text:p>
      <text:p text:style-name="P26"><text:span text:style-name="T8"><text:s text:c="2"/></text:span><text:span text:style-name="T360">private</text:span><text:span text:style-name="T8"> UserRepository </text:span><text:span text:style-name="T390">userRepository</text:span><text:span text:style-name="T8">;</text:span></text:p>
      <text:p text:style-name="P317"><text:span text:style-name="Source_20_Text"><text:span text:style-name="T259"/></text:span></text:p>
      <text:p text:style-name="P318"><text:span text:style-name="Source_20_Text"><text:span text:style-name="T260">And, then provide the implementation of overridden </text:span></text:span><text:span text:style-name="Source_20_Text"><text:span text:style-name="T260">loadUserByUsername</text:span></text:span><text:span text:style-name="Source_20_Text"><text:span text:style-name="T260"> method:</text:span></text:span></text:p>
      <text:p text:style-name="P318"><text:span text:style-name="Source_20_Text"><text:span text:style-name="T260"/></text:span></text:p>
      <text:p text:style-name="P318"><text:span text:style-name="Source_20_Text"><text:span text:style-name="T260"><text:s text:c="2"/></text:span></text:span><text:span text:style-name="T381">@</text:span><text:span text:style-name="T383">Override</text:span></text:p>
      <text:p text:style-name="P26"><text:span text:style-name="T8"><text:s text:c="2"/></text:span><text:span text:style-name="T360">public</text:span><text:span text:style-name="T8"> UserDetails loadUserByUsername(String </text:span><text:span text:style-name="T398">username</text:span><text:span text:style-name="T8">) </text:span><text:span text:style-name="T360">throws</text:span><text:span text:style-name="T8"> UsernameNotFoundException {</text:span></text:p>
      <text:p text:style-name="P26"><text:span text:style-name="T8"><text:s text:c="4"/>User </text:span><text:span text:style-name="T398">user</text:span><text:span text:style-name="T8"> = </text:span><text:span text:style-name="T390">userRepository</text:span><text:span text:style-name="T8">.findByUserName(</text:span><text:span text:style-name="T398">username</text:span><text:span text:style-name="T8">);</text:span></text:p>
      <text:p text:style-name="P26"><text:span text:style-name="T8"><text:s text:c="4"/></text:span><text:span text:style-name="T360">return</text:span><text:span text:style-name="T8"> </text:span><text:span text:style-name="T400">user</text:span><text:span text:style-name="T8">;</text:span></text:p>
      <text:p text:style-name="P26"><text:span text:style-name="T8"><text:s text:c="2"/>}</text:span></text:p>
      <text:p text:style-name="P318"><text:span text:style-name="Source_20_Text"><text:span text:style-name="T260"/></text:span></text:p>
      <text:p text:style-name="P319"><text:span text:style-name="Source_20_Text"><text:span text:style-name="T262">But, the problem here is, the <text:s/>loadUserByUsername method returns a UserDetails object whereas the <text:s/>findByUserName returns our custom User object, hence it is a compilation error.</text:span></text:span></text:p>
      <text:p text:style-name="P319"><text:span text:style-name="Source_20_Text"><text:span text:style-name="T262"/></text:span></text:p>
      <text:p text:style-name="P320"><text:span text:style-name="Source_20_Text"><text:span text:style-name="T316">Now, in order to rectify this error, we need our custom User class to implement the UserDetails interface:</text:span></text:span></text:p>
      <text:p text:style-name="P320"><text:span text:style-name="Source_20_Text"><text:span text:style-name="T316"/></text:span></text:p>
      <text:p text:style-name="P321"><text:span text:style-name="Source_20_Text"><text:span text:style-name="T263">So, let’s modify our custom User class to implement UserDetails as well:</text:span></text:span></text:p>
      <text:p text:style-name="P321"><text:span text:style-name="Source_20_Text"><text:span text:style-name="T263"/></text:span></text:p>
      <text:p text:style-name="P321"><text:span text:style-name="Source_20_Text"><text:span text:style-name="T343">public</text:span></text:span><text:span text:style-name="T2"> </text:span><text:span text:style-name="T362">class</text:span><text:span text:style-name="T2"> </text:span><text:span text:style-name="T15">User</text:span><text:span text:style-name="T2"> </text:span><text:span text:style-name="T362">implements</text:span><text:span text:style-name="T2"> </text:span><text:span text:style-name="T13">UserDetails</text:span><text:span text:style-name="T2">, Serializable {</text:span></text:p>
      <text:p text:style-name="P321"><text:span text:style-name="T2"/></text:p>
      <text:p text:style-name="P322"><text:span text:style-name="T2">And, the moment we do that, compilation error is thrown because we have to implement the unimplemented methods of UserDetails interface.</text:span></text:p>
      <text:p text:style-name="P322"><text:span text:style-name="T2"/></text:p>
      <text:p text:style-name="P323"><text:span text:style-name="T2">UserDetails is an interface in the springframework security core package and it provides core user details. But this interface or it’s implementations are not used by spring for security purposes. This is basically for use and implementation by the user. Spring Security makes use of the Authentication object, which also contains all the user related security information. So, the user details interface basically provides methods to find out the list of authorities that user is assigned to, and other details like username, password, whether the account is enabled, locked or account or password expired or not. </text:span><text:span text:style-name="T4">So, we now have to override these unimplemented methods in our custom user class.</text:span></text:p>
      <text:p text:style-name="P323"><text:span text:style-name="T4"/></text:p>
      <text:p text:style-name="P324"><text:span text:style-name="T4">T</text:span><text:span text:style-name="T2">he moment we implement the unimplemented methods of UserDetails class, we get to see </text:span><text:span text:style-name="T13">isAccountNonExpired</text:span><text:span text:style-name="T2">(), </text:span><text:span text:style-name="T13">isAccountNonLocked</text:span><text:span text:style-name="T2">(), </text:span><text:span text:style-name="T13">isCredentialsNonExpired</text:span><text:span text:style-name="T2">(), isEnabled(), getUsername() overridden methods but there is also an error at our getAuthorities():</text:span></text:p>
      <text:p text:style-name="P324"><text:soft-page-break/><text:span text:style-name="T2"/></text:p>
      <text:p text:style-name="P324"><text:span text:style-name="T2"><text:tab/></text:span><text:span text:style-name="T360">public</text:span><text:span text:style-name="T8"> </text:span><text:span text:style-name="T16">List&lt;Authority&gt;</text:span><text:span text:style-name="T8"> getAuthorities() {</text:span></text:p>
      <text:p text:style-name="P26"><text:span text:style-name="T8"><text:tab/><text:tab/></text:span><text:span text:style-name="T360">return</text:span><text:span text:style-name="T8"> </text:span><text:span text:style-name="T360">this</text:span><text:span text:style-name="T8">.</text:span><text:span text:style-name="T390">authorities</text:span><text:span text:style-name="T8">;</text:span></text:p>
      <text:p text:style-name="P26"><text:span text:style-name="T8"><text:tab/>}</text:span></text:p>
      <text:p text:style-name="P324"><text:span text:style-name="T2"/></text:p>
      <text:p text:style-name="P291"><text:span text:style-name="T6">This is because, </text:span><text:span text:style-name="T7">the return type of getAuthorities is as follows:</text:span><text:span text:style-name="T6"> </text:span></text:p>
      <text:p text:style-name="P325"><text:span text:style-name="T2"/></text:p>
      <text:p text:style-name="P326"><text:span text:style-name="T2">Collection&lt;? </text:span><text:span text:style-name="T362">extends</text:span><text:span text:style-name="T2"> GrantedAuthority&gt; </text:span><text:span text:style-name="T13">getAuthorities</text:span><text:span text:style-name="T2">();</text:span></text:p>
      <text:p text:style-name="P326"><text:span text:style-name="T2"/></text:p>
      <text:p text:style-name="P327">And, as you can see, our return type is <text:span text:style-name="T420">List</text:span><text:span text:style-name="T379">&lt;Authority&gt;.</text:span></text:p>
      <text:p text:style-name="P328">So, the problem is that the Authority object which we are returning does not extend GrantedAuthority. <text:span text:style-name="T417">We can return only that which either extends or implements GrantedAuthority.</text:span></text:p>
      <text:p text:style-name="P328"/>
      <text:p text:style-name="P328"/>
      <text:p text:style-name="P341">So, let’s now make our Authority class implementd GrantedAuthority:</text:p>
      <text:p text:style-name="P328"/>
      <text:p text:style-name="P328"><text:span text:style-name="T365">public</text:span> <text:span text:style-name="T365">class</text:span> <text:span text:style-name="T379">Authority</text:span> <text:span text:style-name="T365">implements</text:span> GrantedAuthority, <text:span text:style-name="T418">Serializable</text:span> {</text:p>
      <text:p text:style-name="P328"/>
      <text:p text:style-name="P329">Ok, so the moment we implement GrantedAuthority, we can see errors, this is because we haven’t yet implemented the abstract methods of the interface.</text:p>
      <text:p text:style-name="P329"/>
      <text:p text:style-name="P330">GrantedAuthority is an interface in springframework security code package and it basically represents the authority granted to an Authentication object. <text:span text:style-name="T419">Now, since we already discussed that for user implementation purposes we make use of UserDetails object instead of an Authentication object (which is used by spring security) hence in our scenario, the GrantedAuthority here, represents the Authority granted to the UserDetails object i.e. in this case to the Use (which implements the UserDetails interface).</text:span></text:p>
      <text:p text:style-name="P330"/>
      <text:p text:style-name="P331">So, we implement the one and only abstract method of GrantedAuthority:</text:p>
      <text:p text:style-name="P331"/>
      <text:p text:style-name="P331"><text:s text:c="2"/><text:span text:style-name="T365">public</text:span> String getAuthority() {</text:p>
      <text:p text:style-name="P331"/>
      <text:p text:style-name="P331">to make it return the name property of the Authority class. </text:p>
      <text:p text:style-name="P331"><text:s text:c="2"/><text:span text:style-name="T385">@</text:span><text:span text:style-name="T386">Override</text:span></text:p>
      <text:p text:style-name="P26"><text:span text:style-name="T8"><text:s text:c="2"/></text:span><text:span text:style-name="T360">public</text:span><text:span text:style-name="T8"> String getAuthority() {</text:span></text:p>
      <text:p text:style-name="P26"><text:span text:style-name="T8"><text:s text:c="4"/></text:span><text:span text:style-name="T360">return</text:span><text:span text:style-name="T8"> getName();</text:span></text:p>
      <text:p text:style-name="P26"><text:span text:style-name="T8"><text:s text:c="2"/>}</text:span></text:p>
      <text:p text:style-name="P332">Since, the purpose of getAuthority of GrantedAuthority is to return the string representation of the authority and since our Authority class already has the field name which holds the string representation of the authority, we just returns it’s getter property to make getAuthority method return the string representation of the the authority.</text:p>
      <text:p text:style-name="P332"/>
      <text:p text:style-name="P333"><text:span text:style-name="T421">Ok, now if we go back to our User.java class, we can see no error. All good.</text:span></text:p>
      <text:p text:style-name="P333"/>
      <text:p text:style-name="P333"><text:span text:style-name="T34">Now, let’s go back to our UserDetailServiceImpl class:</text:span> </text:p>
      <text:p text:style-name="P333"/>
      <text:p text:style-name="P334">And, we can see that there is no error in loadUserByUsername method now since the User object we are returning here is actually a UserDetails type because our User class now implements UserDetails interface, hence, no type mismatch anymore.</text:p>
      <text:p text:style-name="P334"><text:soft-page-break/></text:p>
      <text:p text:style-name="P335">And, we modify the loadUserByUsername method to throw a UsernameNotFouncException when the username that we are looking for is not found.</text:p>
      <text:p text:style-name="P335"/>
      <text:p text:style-name="P336">And finally annotating the class with @Service:</text:p>
      <text:p text:style-name="P336"/>
      <text:p text:style-name="P336"><text:span text:style-name="T385">@</text:span><text:span text:style-name="T386">Service</text:span></text:p>
      <text:p text:style-name="P26"><text:span text:style-name="T360">public</text:span><text:span text:style-name="T8"> </text:span><text:span text:style-name="T360">class</text:span><text:span text:style-name="T8"> UserDetailsServiceImpl </text:span><text:span text:style-name="T360">implements</text:span><text:span text:style-name="T8"> UserDetailsService {</text:span></text:p>
      <text:p text:style-name="P336"/>
      <text:p text:style-name="P336">As discussed before, this is a special type of @Component annotation for the service layer, basically means that this class is a component which is to be autodetected by spring during classpath scanning.</text:p>
      <text:p text:style-name="P336"/>
      <text:p text:style-name="P342"/>
      <text:p text:style-name="P342">Now, let’s re-boot the application and see how it goes:</text:p>
      <text:p text:style-name="P342"/>
      <text:p text:style-name="P346">Alright, the application is up and running.</text:p>
      <text:p text:style-name="P338"/>
      <text:p text:style-name="P339">So, finally, the UserDetailsService which was dependency injected in PasswordGrantConfig class has to be implemented, for which, we needed to create user and authority related tables and then generate their models and then create a UserRepository to fetch the user name and then dependency inject this repo interface in the service impl and implement the method which tells spring how and from where to load the user and authority information from.</text:p>
      <text:p text:style-name="P339"/>
      <text:p text:style-name="P340"/>
      <text:p text:style-name="P343">Ok, let’s now try and request for the access token:</text:p>
      <text:p text:style-name="P337"/>
      <text:p text:style-name="P352">Let’s supply the user details along with the client details and request the access token.</text:p>
      <text:p text:style-name="P352"/>
      <text:p text:style-name="P348">Settings:</text:p>
      <text:p text:style-name="P348">type: POST</text:p>
      <text:p text:style-name="P348">uri: <text:a xlink:type="simple" xlink:href="http://localhost:8080/oauth/token" text:style-name="Internet_20_link" text:visited-style-name="Visited_20_Internet_20_Link">http://localhost:8080/oauth/token</text:a></text:p>
      <text:p text:style-name="P348"/>
      <text:p text:style-name="P348">Un<text:span text:style-name="T422">der Auth.:</text:span></text:p>
      <text:p text:style-name="P347">Type: Basic Auth.</text:p>
      <text:p text:style-name="P347">Username: <text:span text:style-name="T353">spring-security-oauth2-read-client</text:span></text:p>
      <text:p text:style-name="P347"><text:span text:style-name="T353">Password: spring-security-oauth2-read-client-password1234</text:span></text:p>
      <text:p text:style-name="P347"><text:span text:style-name="T353"/></text:p>
      <text:p text:style-name="P349"><text:span text:style-name="T353">Under Body:</text:span></text:p>
      <text:p text:style-name="P349"><text:span text:style-name="T353">Under x-www-form-urlencoded:</text:span></text:p>
      <text:p text:style-name="P349"><text:span text:style-name="T353">key: grant_type, value: password</text:span></text:p>
      <text:p text:style-name="P353"><text:span text:style-name="T353">key: username, value: reader</text:span></text:p>
      <text:p text:style-name="P353"><text:span text:style-name="T353">key: password, value: reader1234</text:span></text:p>
      <text:p text:style-name="P350"><text:span text:style-name="T353">Hit SEND.</text:span></text:p>
      <text:p text:style-name="P350"><text:span text:style-name="T353"/></text:p>
      <text:p text:style-name="P351"><text:span text:style-name="T353">Response:</text:span></text:p>
      <text:p text:style-name="P351"><text:span text:style-name="T353">Blank resonse but http status is 401 unauthorized.</text:span></text:p>
      <text:p text:style-name="P351"><text:span text:style-name="T353"/></text:p>
      <text:p text:style-name="P354"><text:span text:style-name="T353">From the logs, I can see that, the client details were fetched from oauth_client_details but it could not proceed further and validate and failed with an error: </text:span></text:p>
      <text:p text:style-name="P354"><text:span text:style-name="T353"/></text:p>
      <text:p text:style-name="P354"><text:soft-page-break/><text:span text:style-name="T353">java.lang.IllegalArgumentException: There is no PasswordEncoder mapped for the id "null"</text:span></text:p>
      <text:p text:style-name="P351"><text:span text:style-name="T353"/></text:p>
      <text:p text:style-name="P344"><text:span text:style-name="T353">Did some digging and it seems I need to make some changes to some of my existing code to resolve the issue. So, let’s do it:</text:span></text:p>
      <text:p text:style-name="P344"><text:span text:style-name="T353"/></text:p>
      <text:p text:style-name="P355"><text:span text:style-name="T353">Creating a separate class for encoder – Encoders.java in the com.sridhar.example.security package.</text:span></text:p>
      <text:p text:style-name="P355"><text:span text:style-name="T353"/></text:p>
      <text:p text:style-name="P355"><text:span text:style-name="T353">This is basically because both the client password and the user password are to be encoded and when I am configuring the PasswordEncoder bean as it is in the AuthServer and PasswordGrantConfig classes, I am facing some issues, so decided to create a separate class for the encoder, create a bean here and dependency inject it in the classes.</text:span></text:p>
      <text:p text:style-name="P355"><text:span text:style-name="T353"/></text:p>
      <text:p text:style-name="P355"><text:span text:style-name="T351">@</text:span><text:span text:style-name="T386">Configuration</text:span></text:p>
      <text:p text:style-name="P26"><text:span text:style-name="T360">public</text:span><text:span text:style-name="T8"> </text:span><text:span text:style-name="T360">class</text:span><text:span text:style-name="T8"> Encoders {</text:span></text:p>
      <text:p text:style-name="P355"><text:span text:style-name="T353"/></text:p>
      <text:p text:style-name="P356"><text:span text:style-name="T353">Annotated the class with @Configuration, basically means, there are one or more methods in the class which declare @Bean methods and they have to be managed by the spring container.</text:span></text:p>
      <text:p text:style-name="P356"><text:span text:style-name="T353"/></text:p>
      <text:p text:style-name="P356"><text:span text:style-name="T353"><text:s text:c="4"/></text:span><text:span text:style-name="T385">@Bean</text:span></text:p>
      <text:p text:style-name="P26"><text:span text:style-name="T8"><text:s text:c="4"/></text:span><text:span text:style-name="T360">public</text:span><text:span text:style-name="T8"> PasswordEncoder bcryptPasswordEncoder() {</text:span></text:p>
      <text:p text:style-name="P26"><text:span text:style-name="T8"><text:s text:c="8"/></text:span><text:span text:style-name="T360">return</text:span><text:span text:style-name="T8"> </text:span><text:span text:style-name="T360">new</text:span><text:span text:style-name="T8"> BCryptPasswordEncoder();</text:span></text:p>
      <text:p text:style-name="P26"><text:span text:style-name="T8"><text:s text:c="4"/>}</text:span></text:p>
      <text:p text:style-name="P356"><text:span text:style-name="T353"/></text:p>
      <text:p text:style-name="P357"><text:span text:style-name="T353">This is the single password encoder method, defined as a bean. </text:span><text:span text:style-name="T355">Annotated <text:s/>aptly with @Bean, meaning, this method produces a bean which needs to be managed by the spring container.</text:span></text:p>
      <text:p text:style-name="P357"><text:span text:style-name="T355"/></text:p>
      <text:p text:style-name="P345"><text:span text:style-name="T355"/></text:p>
      <text:p text:style-name="P345"><text:span text:style-name="T355">N</text:span><text:span text:style-name="T353">ow, changes to AuthServerConfig class:</text:span></text:p>
      <text:p text:style-name="P345"><text:span text:style-name="T353"/></text:p>
      <text:p text:style-name="P358"><text:span text:style-name="T353">After creating the Encoders.java class, let’s now make some changes to this class to rectify the error.</text:span></text:p>
      <text:p text:style-name="P358"><text:span text:style-name="T353"/></text:p>
      <text:p text:style-name="P358"><text:span text:style-name="T353"><text:s text:c="2"/></text:span><text:span text:style-name="T385">@</text:span><text:span text:style-name="T386">Autowired</text:span></text:p>
      <text:p text:style-name="P26"><text:span text:style-name="T8"><text:s text:c="2"/></text:span><text:span text:style-name="T360">private</text:span><text:span text:style-name="T8"> PasswordEncoder </text:span><text:span text:style-name="T390">bcryptPasswordEncoder</text:span><text:span text:style-name="T8">;</text:span></text:p>
      <text:p text:style-name="P358"><text:span text:style-name="T353">First, dependency inject the Encoders class bean method.</text:span></text:p>
      <text:p text:style-name="P358"><text:span text:style-name="T353"/></text:p>
      <text:p text:style-name="P358"><text:span text:style-name="T353">And, override the </text:span><text:span text:style-name="T356">configure</text:span>(AuthorizationServerSecurityConfigurer <text:span text:style-name="T401">oauthServer</text:span>)<text:span text:style-name="T353"> method to provide the encoder for the client password:</text:span></text:p>
      <text:p text:style-name="P358"><text:span text:style-name="T353"/></text:p>
      <text:p text:style-name="P358"><text:span text:style-name="T353"><text:s text:c="2"/></text:span><text:span text:style-name="T385">@Override</text:span></text:p>
      <text:p text:style-name="P26"><text:span text:style-name="T8"><text:s text:c="2"/></text:span><text:span text:style-name="T360">public</text:span><text:span text:style-name="T8"> </text:span><text:span text:style-name="T360">void</text:span><text:span text:style-name="T8"> configure(AuthorizationServerSecurityConfigurer </text:span><text:span text:style-name="T398">oauthServer</text:span><text:span text:style-name="T8">) {</text:span></text:p>
      <text:p text:style-name="P26"><text:span text:style-name="T8"><text:s text:c="4"/></text:span><text:span text:style-name="T398">oauthServer</text:span><text:span text:style-name="T8">.passwordEncoder(</text:span><text:span text:style-name="T390">bcryptPasswordEncoder</text:span><text:span text:style-name="T8">);</text:span></text:p>
      <text:p text:style-name="P26"><text:span text:style-name="T8"><text:s text:c="2"/>}</text:span></text:p>
      <text:p text:style-name="P359"><text:span text:style-name="T353">We are here setting the password encoder to be used to encode the client <text:s/>password.</text:span></text:p>
      <text:p text:style-name="P359"><text:span text:style-name="T353"/></text:p>
      <text:p text:style-name="P360"><text:span text:style-name="T353">The above method is to be overridden when you are configuring security for the token endpoint i.e./ oauth/token</text:span></text:p>
      <text:p text:style-name="P360"><text:span text:style-name="T353"/></text:p>
      <text:p text:style-name="P360"><text:soft-page-break/><text:span text:style-name="T353">And, now, the most important override to enable password grant is to override the </text:span><text:span text:style-name="T356">configure</text:span>(AuthorizationServerEndpointsConfigurer <text:span text:style-name="T401">endpoints</text:span>)<text:span text:style-name="T353"> .</text:span></text:p>
      <text:p text:style-name="P361"><text:span text:style-name="T353"><text:s text:c="2"/></text:span><text:span text:style-name="T385">@Override</text:span></text:p>
      <text:p text:style-name="P26"><text:span text:style-name="T8"><text:s text:c="2"/></text:span><text:span text:style-name="T360">public</text:span><text:span text:style-name="T8"> </text:span><text:span text:style-name="T360">void</text:span><text:span text:style-name="T8"> configure(AuthorizationServerEndpointsConfigurer </text:span><text:span text:style-name="T398">endpoints</text:span><text:span text:style-name="T8">) {</text:span></text:p>
      <text:p text:style-name="P26"><text:span text:style-name="T8"><text:s text:c="6"/></text:span><text:span text:style-name="T398">endpoints</text:span><text:span text:style-name="T8">.tokenStore(tokenStore()).authenticationManager(</text:span><text:span text:style-name="T390">authenticationManager</text:span><text:span text:style-name="T8">);</text:span></text:p>
      <text:p text:style-name="P26"><text:span text:style-name="T8"><text:s text:c="2"/>}</text:span></text:p>
      <text:p text:style-name="P361"><text:span text:style-name="T353"/></text:p>
      <text:p text:style-name="P363"><text:span text:style-name="T353">And, dependency inject the AuthenticationManager:</text:span></text:p>
      <text:p text:style-name="P363"><text:span text:style-name="T353"><text:s text:c="2"/></text:span><text:span text:style-name="T385">@Autowired</text:span></text:p>
      <text:p text:style-name="P26"><text:span text:style-name="T8"><text:s text:c="2"/></text:span><text:span text:style-name="T360">private</text:span><text:span text:style-name="T8"> AuthenticationManager </text:span><text:span text:style-name="T390">authenticationManager</text:span><text:span text:style-name="T8">;</text:span></text:p>
      <text:p text:style-name="P363"><text:span text:style-name="T353"/></text:p>
      <text:p text:style-name="P361"><text:span text:style-name="T353"/></text:p>
      <text:p text:style-name="P361"><text:span text:style-name="T353">If not for the password grant flow, this method is not required to be overridden at all. Even the tokenStore configuration need not be done in this method since we anyways annotated it as @Bean method.</text:span></text:p>
      <text:p text:style-name="P361"><text:span text:style-name="T353">But, since we are going with the password grant type flow, it is mandatory to override this method and provide an AuthenticationManager otherwise we will be getting an ‘unsupport operation – password grant type’ error.</text:span></text:p>
      <text:p text:style-name="P361"><text:span text:style-name="T353"/></text:p>
      <text:p text:style-name="P362"><text:span text:style-name="T357">As mentioned before, AuthenticationManager is part of springframework security and it’s job is to authenticate the passed in Authentication object and when successful it will return the fully populated Authentication object (including the granted authorities).</text:span></text:p>
      <text:p text:style-name="P362"><text:span text:style-name="T357"/></text:p>
      <text:p text:style-name="P294"><text:span text:style-name="T322"/></text:p>
      <text:p text:style-name="P294"><text:span text:style-name="T322">And, a little change in </text:span><text:span text:style-name="T333">PasswordGrantConfig</text:span><text:span text:style-name="T322"> method:</text:span><text:span text:style-name="T318"> </text:span></text:p>
      <text:p text:style-name="P294"><text:span text:style-name="T318"/></text:p>
      <text:p text:style-name="P384"><text:span text:style-name="T318">O</text:span><text:span text:style-name="T319">k, the one change that I am doing here is to dependency inject the password encoder:</text:span></text:p>
      <text:p text:style-name="P384"><text:span text:style-name="T319"/></text:p>
      <text:p text:style-name="P384"><text:span text:style-name="T319"><text:s text:c="4"/></text:span><text:span text:style-name="T381">@Autowired</text:span></text:p>
      <text:p text:style-name="P26"><text:span text:style-name="T8"><text:s text:c="4"/></text:span><text:span text:style-name="T360">private</text:span><text:span text:style-name="T8"> PasswordEncoder </text:span><text:span text:style-name="T390">bcryptPasswordEncoder</text:span><text:span text:style-name="T8">;</text:span></text:p>
      <text:p text:style-name="P384"><text:span text:style-name="T319"/></text:p>
      <text:p text:style-name="P384"><text:span text:style-name="T319">And, then pass it to the passwordEncoder configured in the configure(AuthenticationManagerBuilder) method:</text:span></text:p>
      <text:p text:style-name="P384"><text:span text:style-name="T319"/></text:p>
      <text:p text:style-name="P384"><text:span text:style-name="T319"><text:s text:c="4"/></text:span><text:span text:style-name="T381">@Override</text:span><text:span text:style-name="T8"> </text:span></text:p>
      <text:p text:style-name="P26"><text:span text:style-name="T8"><text:s text:c="4"/></text:span><text:span text:style-name="T360">protected</text:span><text:span text:style-name="T8"> </text:span><text:span text:style-name="T360">void</text:span><text:span text:style-name="T8"> configure(AuthenticationManagerBuilder </text:span><text:span text:style-name="T398">auth</text:span><text:span text:style-name="T8">) </text:span><text:span text:style-name="T360">throws</text:span><text:span text:style-name="T8"> Exception { </text:span></text:p>
      <text:p text:style-name="P26"><text:span text:style-name="T398">auth</text:span><text:span text:style-name="T8">.userDetailsService(</text:span><text:span text:style-name="T390">userDetailsService</text:span><text:span text:style-name="T8">).passwordEncoder(</text:span><text:span text:style-name="T390">bcryptPasswordEncoder</text:span><text:span text:style-name="T8">); </text:span></text:p>
      <text:p text:style-name="P26"><text:span text:style-name="T8"><text:s text:c="4"/>}</text:span></text:p>
      <text:p text:style-name="P384"><text:span text:style-name="T319"/></text:p>
      <text:p text:style-name="P385"><text:span text:style-name="T319">This password encoder injection here is for the user password encoding.</text:span></text:p>
      <text:p text:style-name="P385"><text:span text:style-name="T319"/></text:p>
      <text:p text:style-name="P391"><text:span text:style-name="T319">By the way, the AuthenticationManager that was dependency injected in AuthServerConfig.java, a bean for the same has to be provided and that can happen only in a class which extends </text:span><text:span text:style-name="T321">WebSecurityConfigurerAdapter</text:span><text:span text:style-name="T319"> because a method returning AuthenticationManager is within this class only. And, because, this class extends <text:s/></text:span><text:span text:style-name="T321">WebSecurityConfigurerAdapter, </text:span><text:span text:style-name="T319">we override the authenticationManagerBean method and annotated it as @Bean.</text:span></text:p>
      <text:p text:style-name="P386"><text:soft-page-break/><text:span text:style-name="T323"/></text:p>
      <text:p text:style-name="P386"><text:span text:style-name="T323">Ok, let’s now try and make an access token request:</text:span></text:p>
      <text:p text:style-name="P386"><text:span text:style-name="T323"/></text:p>
      <text:p text:style-name="P364"><text:span text:style-name="T323">Sucessfully live re-loaded the application.</text:span></text:p>
      <text:p text:style-name="P364"><text:span text:style-name="T323"/></text:p>
      <text:p text:style-name="P364"><text:span text:style-name="T323">Settings:</text:span></text:p>
      <text:p text:style-name="P364"><text:span text:style-name="T323">type: POST</text:span></text:p>
      <text:p text:style-name="P364"><text:span text:style-name="T323">uri: </text:span><text:a xlink:type="simple" xlink:href="http://localhost:8080/oauth/token" text:style-name="Internet_20_link" text:visited-style-name="Visited_20_Internet_20_Link">http://localhost:8080/oauth/token</text:a></text:p>
      <text:p text:style-name="P364"><text:span text:style-name="T323"/></text:p>
      <text:p text:style-name="P364"><text:span text:style-name="T323">Under Auth.:</text:span></text:p>
      <text:p text:style-name="P364"><text:span text:style-name="T323">Type: Basic Auth.</text:span></text:p>
      <text:p text:style-name="P369"><text:span text:style-name="T327">Username: </text:span><text:span text:style-name="T323">spring-security-oauth2-read-client</text:span></text:p>
      <text:p text:style-name="P369"><text:span text:style-name="T327">Password: </text:span><text:span text:style-name="T328">spring-security-oauth2-read-client-password1234</text:span></text:p>
      <text:p text:style-name="P369"><text:span text:style-name="T327"/></text:p>
      <text:p text:style-name="P372"><text:span text:style-name="T328">Under Body:</text:span></text:p>
      <text:p text:style-name="P372"><text:span text:style-name="T328">Under x-www-form-urlencoded:</text:span></text:p>
      <text:p text:style-name="P372"><text:span text:style-name="T328">key: grant_type, value: password</text:span></text:p>
      <text:p text:style-name="P372"><text:span text:style-name="T328">key: username, value: admin</text:span></text:p>
      <text:p text:style-name="P372"><text:span text:style-name="T328">key: password, value: admin1234</text:span></text:p>
      <text:p text:style-name="P372"><text:span text:style-name="T328"/></text:p>
      <text:p text:style-name="P375"><text:span text:style-name="T328">Hit SEND.</text:span></text:p>
      <text:p text:style-name="P375"><text:span text:style-name="T328"/></text:p>
      <text:p text:style-name="P375"><text:span text:style-name="T328">Response:</text:span></text:p>
      <text:p text:style-name="P375"><text:span text:style-name="T328">{</text:span></text:p>
      <text:p text:style-name="P375"><text:span text:style-name="T328"><text:s text:c="4"/>"error": "server_error",</text:span></text:p>
      <text:p text:style-name="P375"><text:span text:style-name="T328"><text:s text:c="4"/>"error_description": "Internal Server Error"</text:span></text:p>
      <text:p text:style-name="P375"><text:span text:style-name="T328">}</text:span></text:p>
      <text:p text:style-name="P375"><text:span text:style-name="T328"/></text:p>
      <text:p text:style-name="P378"><text:span text:style-name="T328">From the logs, I can see that, the client details were fetched from oauth_client_details and validated and hence the client was authenticated. And the Client was granted the authority of USER, as it is mentioned in the oauth_client_details table and client authorization was also successful.</text:span></text:p>
      <text:p text:style-name="P378"><text:span text:style-name="T328">After this, when it tried to load user details in loadUserByUsername method, the application with the following error:</text:span></text:p>
      <text:p text:style-name="P378"><text:span text:style-name="T328"/></text:p>
      <text:p text:style-name="P378"><text:span text:style-name="T328">11-06-2019 18:36:32.931 [http-nio-8080-exec-2] WARN <text:s/>o.s.s.o.p.endpoint.TokenEndpoint.handleException - Handling error: LazyInitializationException, failed to lazily initialize a collection of role: com.sridhar.example.security.User.authorities, could not initialize proxy - no Session</text:span></text:p>
      <text:p text:style-name="P378"><text:span text:style-name="T328"/></text:p>
      <text:p text:style-name="P378"><text:span text:style-name="T328">This is a know error, happens </text:span><text:span text:style-name="T329">when you lazily initialize a hibernate collection. In the User.java, we left the fetchType of </text:span><text:span text:style-name="T331">Collection</text:span><text:span text:style-name="T2">&lt;Authority&gt; </text:span><text:span text:style-name="T392">authorities</text:span><text:span text:style-name="T2">;</text:span><text:span text:style-name="T329"> as just </text:span><text:span text:style-name="T350">@ManyToMany</text:span><text:span text:style-name="T329">, which by default is LAZY and hence the above error.</text:span></text:p>
      <text:p text:style-name="P378"><text:span text:style-name="T329"/></text:p>
      <text:p text:style-name="P387"><text:span text:style-name="T324">S</text:span><text:span text:style-name="T323">olution to this is to annotate the method which accesses this collection with @Transactional. So, let’s try that:</text:span></text:p>
      <text:p text:style-name="P387"><text:span text:style-name="T323"/></text:p>
      <text:p text:style-name="P367"><text:span text:style-name="T323">Ok, I’ve tried annotating both the loadUserByUsername method of UserDetailsServiceImpl class and also the findByUsername method of UserRepository interface but to no use, the <text:s/></text:span><text:span text:style-name="T325">LazyInitializationException </text:span><text:span text:style-name="T323">still persists.</text:span></text:p>
      <text:p text:style-name="P367"><text:span text:style-name="T323"/></text:p>
      <text:p text:style-name="P367"><text:soft-page-break/><text:span text:style-name="T323">So, for now, I am going to change the fetchType of authorities in User.java to EAGER:</text:span></text:p>
      <text:p text:style-name="P367"><text:span text:style-name="T323"><text:s text:c="4"/></text:span><text:span text:style-name="T381">@ManyToMany</text:span><text:span text:style-name="T8">(fetch = FetchType.</text:span><text:span text:style-name="T387">EAGER</text:span><text:span text:style-name="T8">)</text:span></text:p>
      <text:p text:style-name="P26"><text:span text:style-name="T8"><text:s text:c="4"/></text:span><text:span text:style-name="T381">@JoinTable</text:span><text:span text:style-name="T8">(name = </text:span><text:span text:style-name="T373">"USERS_AUTHORITIES"</text:span><text:span text:style-name="T8">, joinColumns = </text:span><text:span text:style-name="T381">@JoinColumn</text:span><text:span text:style-name="T8">(name = </text:span><text:span text:style-name="T373">"USER_ID"</text:span><text:span text:style-name="T8">, referencedColumnName = </text:span><text:span text:style-name="T373">"ID"</text:span><text:span text:style-name="T8">), inverseJoinColumns = </text:span><text:span text:style-name="T381">@JoinColumn</text:span><text:span text:style-name="T8">(name = </text:span><text:span text:style-name="T373">"AUTHORITY_ID"</text:span><text:span text:style-name="T8">, referencedColumnName = </text:span><text:span text:style-name="T373">"ID"</text:span><text:span text:style-name="T8">))</text:span></text:p>
      <text:p text:style-name="P26"><text:span text:style-name="T8"><text:s text:c="4"/></text:span><text:span text:style-name="T360">private</text:span><text:span text:style-name="T8"> Collection&lt;Authority&gt; </text:span><text:span text:style-name="T390">authorities</text:span><text:span text:style-name="T8">;</text:span></text:p>
      <text:p text:style-name="P367"><text:span text:style-name="T323"/></text:p>
      <text:p text:style-name="P388"><text:span text:style-name="T323"/></text:p>
      <text:p text:style-name="P388"><text:span text:style-name="T323">Ok, let me now re-boot the application and try and request an access token:</text:span></text:p>
      <text:p text:style-name="P388"><text:span text:style-name="T323"/></text:p>
      <text:p text:style-name="P365"><text:span text:style-name="T323">Settings:</text:span></text:p>
      <text:p text:style-name="P365"><text:span text:style-name="T323">type: POST</text:span></text:p>
      <text:p text:style-name="P365"><text:span text:style-name="T323">uri: </text:span><text:a xlink:type="simple" xlink:href="http://localhost:8080/oauth/token" text:style-name="Internet_20_link" text:visited-style-name="Visited_20_Internet_20_Link">http://localhost:8080/oauth/token</text:a></text:p>
      <text:p text:style-name="P365"><text:span text:style-name="T323"/></text:p>
      <text:p text:style-name="P365"><text:span text:style-name="T323">Under Auth.:</text:span></text:p>
      <text:p text:style-name="P365"><text:span text:style-name="T323">Type: Basic Auth.</text:span></text:p>
      <text:p text:style-name="P370"><text:span text:style-name="T327">Username: </text:span><text:span text:style-name="T323">spring-security-oauth2-read-client</text:span></text:p>
      <text:p text:style-name="P370"><text:span text:style-name="T327">Password: </text:span><text:span text:style-name="T328">spring-security-oauth2-read-client-password1234</text:span></text:p>
      <text:p text:style-name="P370"><text:span text:style-name="T327"/></text:p>
      <text:p text:style-name="P373"><text:span text:style-name="T328">Under Body:</text:span></text:p>
      <text:p text:style-name="P373"><text:span text:style-name="T328">Under x-www-form-urlencoded:</text:span></text:p>
      <text:p text:style-name="P373"><text:span text:style-name="T328">key: grant_type, value: password</text:span></text:p>
      <text:p text:style-name="P373"><text:span text:style-name="T328">key: username, value: admin</text:span></text:p>
      <text:p text:style-name="P373"><text:span text:style-name="T328">key: password, value: admin1234</text:span></text:p>
      <text:p text:style-name="P373"><text:span text:style-name="T328"/></text:p>
      <text:p text:style-name="P376"><text:span text:style-name="T328">Hit SEND.</text:span></text:p>
      <text:p text:style-name="P376"><text:span text:style-name="T328"/></text:p>
      <text:p text:style-name="P376"><text:span text:style-name="T328">Response:</text:span></text:p>
      <text:p text:style-name="P379"><text:span text:style-name="T328">{</text:span></text:p>
      <text:p text:style-name="P379"><text:span text:style-name="T328"><text:s text:c="4"/>"access_token": "41883190-6476-42c5-8b58-2daab01719a2",</text:span></text:p>
      <text:p text:style-name="P379"><text:span text:style-name="T328"><text:s text:c="4"/>"token_type": "bearer",</text:span></text:p>
      <text:p text:style-name="P379"><text:span text:style-name="T328"><text:s text:c="4"/>"refresh_token": "6e75b108-b627-4435-87a1-2ce98d905500",</text:span></text:p>
      <text:p text:style-name="P379"><text:span text:style-name="T328"><text:s text:c="4"/>"expires_in": 59,</text:span></text:p>
      <text:p text:style-name="P379"><text:span text:style-name="T328"><text:s text:c="4"/>"scope": "read"</text:span></text:p>
      <text:p text:style-name="P379"><text:span text:style-name="T328">}</text:span></text:p>
      <text:p text:style-name="P379"><text:span text:style-name="T328"/></text:p>
      <text:p text:style-name="P381"><text:span text:style-name="T328">Perfect.</text:span></text:p>
      <text:p text:style-name="P381"><text:span text:style-name="T328"/></text:p>
      <text:p text:style-name="P382"><text:span text:style-name="T328">From the logs, I can see that, the client details were fetched from the oauth_client_details table and were validated with supplied information and hence the client was authenticated, after which the client was granted the the authority of ‘USER’, which is what is the authority configured for this client and hence client authorization was also successful.</text:span></text:p>
      <text:p text:style-name="P382"><text:span text:style-name="T328">And, then, the process of generating the access token began and hence the user details for the passed in user were fetched from the user, authority and users_authorities mapping tables. </text:span><text:span text:style-name="T330">And then the oauth_access_token and oauth_refresh_token were scanned to delete any expired tokens for this client and then the new token was inserted into the oauth_access_token and oauth_refresh_token tables.</text:span></text:p>
      <text:p text:style-name="P382"><text:span text:style-name="T330"/></text:p>
      <text:p text:style-name="P383"><text:span text:style-name="T330">L</text:span><text:span text:style-name="T328">ogOutput:</text:span></text:p>
      <text:p text:style-name="P383"><text:span text:style-name="T328">refer file: log_output_4</text:span></text:p>
      <text:p text:style-name="P389"><text:soft-page-break/><text:span text:style-name="T323">Ok, so, let’s now request an access token and try and access a protected resource with that token:</text:span></text:p>
      <text:p text:style-name="P389"><text:span text:style-name="T323"/></text:p>
      <text:p text:style-name="P366"><text:span text:style-name="T323">Settings:</text:span></text:p>
      <text:p text:style-name="P366"><text:span text:style-name="T323">type: POST</text:span></text:p>
      <text:p text:style-name="P366"><text:span text:style-name="T323">uri: </text:span><text:a xlink:type="simple" xlink:href="http://localhost:8080/oauth/token" text:style-name="Internet_20_link" text:visited-style-name="Visited_20_Internet_20_Link">http://localhost:8080/oauth/token</text:a></text:p>
      <text:p text:style-name="P366"><text:span text:style-name="T323"/></text:p>
      <text:p text:style-name="P366"><text:span text:style-name="T323">Under Auth.:</text:span></text:p>
      <text:p text:style-name="P366"><text:span text:style-name="T323">Type: Basic Auth.</text:span></text:p>
      <text:p text:style-name="P371"><text:span text:style-name="T327">Username: </text:span><text:span text:style-name="T323">spring-security-oauth2-read-client</text:span></text:p>
      <text:p text:style-name="P371"><text:span text:style-name="T327">Password: </text:span><text:span text:style-name="T328">spring-security-oauth2-read-client-password1234</text:span></text:p>
      <text:p text:style-name="P371"><text:span text:style-name="T327"/></text:p>
      <text:p text:style-name="P374"><text:span text:style-name="T328">Under Body:</text:span></text:p>
      <text:p text:style-name="P374"><text:span text:style-name="T328">Under x-www-form-urlencoded:</text:span></text:p>
      <text:p text:style-name="P374"><text:span text:style-name="T328">key: grant_type, value: password</text:span></text:p>
      <text:p text:style-name="P374"><text:span text:style-name="T328">key: username, value: admin</text:span></text:p>
      <text:p text:style-name="P374"><text:span text:style-name="T328">key: password, value: admin1234</text:span></text:p>
      <text:p text:style-name="P374"><text:span text:style-name="T328"/></text:p>
      <text:p text:style-name="P377"><text:span text:style-name="T328">Hit SEND.</text:span></text:p>
      <text:p text:style-name="P377"><text:span text:style-name="T328"/></text:p>
      <text:p text:style-name="P377"><text:span text:style-name="T328">Response:</text:span></text:p>
      <text:p text:style-name="P380"><text:span text:style-name="T328">{</text:span></text:p>
      <text:p text:style-name="P380"><text:span text:style-name="T328"><text:s text:c="4"/>"access_token": "7d70debc-f9da-4e89-8d78-12c2689cf792",</text:span></text:p>
      <text:p text:style-name="P380"><text:span text:style-name="T328"><text:s text:c="4"/>"token_type": "bearer",</text:span></text:p>
      <text:p text:style-name="P380"><text:span text:style-name="T328"><text:s text:c="4"/>"refresh_token": "0ab6fa33-cdb8-4193-944b-c9fd719e8f42",</text:span></text:p>
      <text:p text:style-name="P380"><text:span text:style-name="T328"><text:s text:c="4"/>"expires_in": 59,</text:span></text:p>
      <text:p text:style-name="P380"><text:span text:style-name="T328"><text:s text:c="4"/>"scope": "read"</text:span></text:p>
      <text:p text:style-name="P380"><text:span text:style-name="T328">}</text:span></text:p>
      <text:p text:style-name="P380"><text:span text:style-name="T328"/></text:p>
      <text:p text:style-name="P390"><text:span text:style-name="T323">Accessing a protected resource with the above access token:</text:span></text:p>
      <text:p text:style-name="P390"><text:span text:style-name="T323"/></text:p>
      <text:p text:style-name="P368"><text:span text:style-name="T323">Settings:</text:span></text:p>
      <text:p text:style-name="P368"><text:span text:style-name="T323">type: GET</text:span></text:p>
      <text:p text:style-name="P392"><text:span text:style-name="T17">uri: </text:span><text:a xlink:type="simple" xlink:href="http://localhost:8080/showCompany/All" text:style-name="Internet_20_link" text:visited-style-name="Visited_20_Internet_20_Link">http://localhost:8080/showCompany/All</text:a></text:p>
      <text:p text:style-name="P392"><text:span text:style-name="T17"/></text:p>
      <text:p text:style-name="P392"><text:span text:style-name="T17">Under Auth.:</text:span></text:p>
      <text:p text:style-name="P392"><text:span text:style-name="T17">TypeL Bearer Token</text:span></text:p>
      <text:p text:style-name="P393"><text:span text:style-name="T18">Token: </text:span><text:span text:style-name="T17">7d70debc-f9da-4e89-8d78-12c2689cf792</text:span></text:p>
      <text:p text:style-name="P393"><text:span text:style-name="T18"/></text:p>
      <text:p text:style-name="P394"><text:span text:style-name="T19">Hit SEND.</text:span></text:p>
      <text:p text:style-name="P394"><text:span text:style-name="T19"/></text:p>
      <text:p text:style-name="P394"><text:span text:style-name="T19">Response:</text:span></text:p>
      <text:p text:style-name="P394"><text:span text:style-name="T19">{</text:span></text:p>
      <text:p text:style-name="P394"><text:span text:style-name="T19"><text:s text:c="4"/>"timestamp": "2019-06-11T16:20:37.458+0000",</text:span></text:p>
      <text:p text:style-name="P394"><text:span text:style-name="T19"><text:s text:c="4"/>"status": 401,</text:span></text:p>
      <text:p text:style-name="P394"><text:span text:style-name="T19"><text:s text:c="4"/>"error": "Unauthorized",</text:span></text:p>
      <text:p text:style-name="P394"><text:span text:style-name="T19"><text:s text:c="4"/>"message": "Unauthorized",</text:span></text:p>
      <text:p text:style-name="P394"><text:span text:style-name="T19"><text:s text:c="4"/>"path": "/showCompany/All"</text:span></text:p>
      <text:p text:style-name="P394"><text:span text:style-name="T19">}</text:span></text:p>
      <text:p text:style-name="P394"><text:span text:style-name="T19"/></text:p>
      <text:p text:style-name="P395"><text:span text:style-name="T19">From the logs, I can see that, it tried to look for </text:span><text:span text:style-name="T20">the requested path, it then assumed that the user anonymous and granted him ROLE_ANONYMOUS and hence access was denied.</text:span></text:p>
      <text:p text:style-name="P395"><text:span text:style-name="T20"/></text:p>
      <text:p text:style-name="P396"><text:span text:style-name="T20">It looks to me that the system is not able to fetch any principle i.e. authenticated user details from the supplied access token.</text:span></text:p>
      <text:p text:style-name="P396"><text:span text:style-name="T20"/></text:p>
      <text:p text:style-name="P395"><text:soft-page-break/><text:span text:style-name="T20">LogOutput:</text:span></text:p>
      <text:p text:style-name="P395"><text:span text:style-name="T20">refer file: log_output_5</text:span></text:p>
      <text:p text:style-name="P395"><text:span text:style-name="T20"/></text:p>
      <text:p text:style-name="P395"><text:span text:style-name="T20"/></text:p>
      <text:p text:style-name="P410">Ok, to resolve the above issue we need to create a ResourceServer configuration class:</text:p>
      <text:p text:style-name="P410"/>
      <text:p text:style-name="P397">Creating a class: ResourceServerConfiguration.java in com.sridhar.example.security</text:p>
      <text:p text:style-name="P397"/>
      <text:p text:style-name="P398">This class should extend ResourceServerConfigurerAdapter, which is a class in springframework security oauth2 package, which implements ResourceServerConfigurer interface, and the purpose of this interface is to enable a resource server configuration. The interface has two methods <text:s/><text:span text:style-name="T418">configure</text:span>(ResourceServerSecurityConfigurer <text:span text:style-name="T401">resources</text:span>) and <text:span text:style-name="T418">configure</text:span>(HttpSecurity <text:span text:style-name="T401">http</text:span>).</text:p>
      <text:p text:style-name="P398"/>
      <text:p text:style-name="P399">It is not necessary to override both because the <text:s/><text:span text:style-name="T424">ResourceServerConfigurerAdapter </text:span>class already provides some default implementation of both of them but since we have to customize, we need to override.</text:p>
      <text:p text:style-name="P399"/>
      <text:p text:style-name="P399"><text:s text:c="2"/><text:span text:style-name="T365">private</text:span> <text:span text:style-name="T365">static</text:span> <text:span text:style-name="T365">final</text:span> String <text:span text:style-name="T393">RESOURCE_ID</text:span> = <text:span text:style-name="T372">"resource-server-rest-api"</text:span>;</text:p>
      <text:p text:style-name="P399"/>
      <text:p text:style-name="P399"><text:s text:c="2"/><text:span text:style-name="T385">@Override</text:span></text:p>
      <text:p text:style-name="P26"><text:span text:style-name="T8"><text:s text:c="2"/></text:span><text:span text:style-name="T360">public</text:span><text:span text:style-name="T8"> </text:span><text:span text:style-name="T360">void</text:span><text:span text:style-name="T8"> configure(ResourceServerSecurityConfigurer </text:span><text:span text:style-name="T398">resources</text:span><text:span text:style-name="T8">) {</text:span></text:p>
      <text:p text:style-name="P26"><text:span text:style-name="T8"><text:s text:c="6"/></text:span><text:span text:style-name="T398">resources</text:span><text:span text:style-name="T8">.resourceId(</text:span><text:span text:style-name="T387">RESOURCE_ID</text:span><text:span text:style-name="T8">);</text:span></text:p>
      <text:p text:style-name="P26"><text:span text:style-name="T8"><text:s text:c="2"/>}</text:span></text:p>
      <text:p text:style-name="P399"/>
      <text:p text:style-name="P400">We define the resource id, this is same as the one that is in the oauth_client_details table. We need to configure it here to inform spring that this is the resource id to which the clients have access to.</text:p>
      <text:p text:style-name="P400"/>
      <text:p text:style-name="P400"><text:s text:c="2"/><text:span text:style-name="T365">private</text:span> <text:span text:style-name="T365">static</text:span> <text:span text:style-name="T365">final</text:span> String <text:span text:style-name="T393">SECURED_READ_SCOPE</text:span> = <text:span text:style-name="T372">"#oauth2.hasScope('read')"</text:span>;</text:p>
      <text:p text:style-name="P26"><text:span text:style-name="T8"><text:s text:c="2"/></text:span><text:span text:style-name="T360">private</text:span><text:span text:style-name="T8"> </text:span><text:span text:style-name="T360">static</text:span><text:span text:style-name="T8"> </text:span><text:span text:style-name="T360">final</text:span><text:span text:style-name="T8"> String </text:span><text:span text:style-name="T387">SECURED_WRITE_SCOPE</text:span><text:span text:style-name="T8"> = </text:span><text:span text:style-name="T373">"#oauth2.hasScope('write')"</text:span><text:span text:style-name="T8">;</text:span></text:p>
      <text:p text:style-name="P26"><text:span text:style-name="T8"><text:s text:c="2"/></text:span><text:span text:style-name="T360">private</text:span><text:span text:style-name="T8"> </text:span><text:span text:style-name="T360">static</text:span><text:span text:style-name="T8"> </text:span><text:span text:style-name="T360">final</text:span><text:span text:style-name="T8"> String </text:span><text:span text:style-name="T387">SECURED_PATTERN</text:span><text:span text:style-name="T8"> = </text:span><text:span text:style-name="T373">"/**"</text:span><text:span text:style-name="T8">;</text:span></text:p>
      <text:p text:style-name="P400"/>
      <text:p text:style-name="P400"><text:s text:c="2"/><text:span text:style-name="T385">@Override</text:span></text:p>
      <text:p text:style-name="P26"><text:span text:style-name="T8"><text:s text:c="2"/></text:span><text:span text:style-name="T360">public</text:span><text:span text:style-name="T8"> </text:span><text:span text:style-name="T360">void</text:span><text:span text:style-name="T8"> configure(HttpSecurity </text:span><text:span text:style-name="T398">http</text:span><text:span text:style-name="T8">) </text:span><text:span text:style-name="T360">throws</text:span><text:span text:style-name="T8"> Exception {</text:span></text:p>
      <text:p text:style-name="P26"><text:span text:style-name="T8"><text:s text:c="6"/></text:span><text:span text:style-name="T398">http</text:span><text:span text:style-name="T8">.requestMatchers()</text:span></text:p>
      <text:p text:style-name="P26"><text:span text:style-name="T8"><text:s text:c="14"/>.antMatchers(</text:span><text:span text:style-name="T387">SECURED_PATTERN</text:span><text:span text:style-name="T8">).and().authorizeRequests()</text:span></text:p>
      <text:p text:style-name="P26"><text:span text:style-name="T8"><text:s text:c="14"/>.antMatchers(HttpMethod.</text:span><text:span text:style-name="T387">POST</text:span><text:span text:style-name="T8">, </text:span><text:span text:style-name="T387">SECURED_PATTERN</text:span><text:span text:style-name="T8">).access(</text:span><text:span text:style-name="T387">SECURED_WRITE_SCOPE</text:span><text:span text:style-name="T8">)</text:span></text:p>
      <text:p text:style-name="P26"><text:span text:style-name="T8"><text:s text:c="14"/>.anyRequest().access(</text:span><text:span text:style-name="T387">SECURED_READ_SCOPE</text:span><text:span text:style-name="T8">);</text:span></text:p>
      <text:p text:style-name="P26"><text:span text:style-name="T8"><text:s text:c="2"/>}</text:span></text:p>
      <text:p text:style-name="P400"/>
      <text:p text:style-name="P401">And, here, we override the configure(HttpSecurity) method, to configure access rules for secure resources. This is important because we do not want a client which is supposed to only perform read operation do a write.</text:p>
      <text:p text:style-name="P402">If we remove the above config, any client (read and write), will be able to perform both read and write ops. <text:span text:style-name="T425">The scope here refers to the scope in the oauth_access_details table.</text:span></text:p>
      <text:p text:style-name="P402"/>
      <text:p text:style-name="P403">And, the class is annotated with:</text:p>
      <text:p text:style-name="P403"><text:soft-page-break/><text:span text:style-name="T385">@Configuration</text:span></text:p>
      <text:p text:style-name="P26"><text:span text:style-name="T381">@EnableResourceServer</text:span></text:p>
      <text:p text:style-name="P26"><text:span text:style-name="T360">public</text:span><text:span text:style-name="T8"> </text:span><text:span text:style-name="T360">class</text:span><text:span text:style-name="T8"> ResourceServerConfiguration </text:span><text:span text:style-name="T360">extends</text:span><text:span text:style-name="T8"> ResourceServerConfigurerAdapter {</text:span></text:p>
      <text:p text:style-name="P403"/>
      <text:p text:style-name="P403">Even though there are no specific @Bean methods, the @Configuration is still mandatory, otherwise the class wont be picked up.</text:p>
      <text:p text:style-name="P403"/>
      <text:p text:style-name="P403"><text:span text:style-name="T35">Ok, let’s now try accessing an access token:</text:span> </text:p>
      <text:p text:style-name="P403"/>
      <text:p text:style-name="P404">Settings:</text:p>
      <text:p text:style-name="P404">type: GET</text:p>
      <text:p text:style-name="P404">uri: localhost:8080/oauth/token</text:p>
      <text:p text:style-name="P404"/>
      <text:p text:style-name="P404">Under Auth.:</text:p>
      <text:p text:style-name="P404">Username: spring-security-oauth2-read-write-client</text:p>
      <text:p text:style-name="P404">Password: spring-security-oauth2-read-write-client-password1234</text:p>
      <text:p text:style-name="P404"/>
      <text:p text:style-name="P405">Under Body:</text:p>
      <text:p text:style-name="P405">Under x-www-form-urlencoded:</text:p>
      <text:p text:style-name="P405">key: grant_type, value: password</text:p>
      <text:p text:style-name="P405">key: username, value: admin</text:p>
      <text:p text:style-name="P405">key: password, value: admin1234</text:p>
      <text:p text:style-name="P405"/>
      <text:p text:style-name="P406">Hit SEND.</text:p>
      <text:p text:style-name="P406"/>
      <text:p text:style-name="P406">Response:</text:p>
      <text:p text:style-name="P406">{</text:p>
      <text:p text:style-name="P406"><text:s text:c="4"/>"access_token": "180e44ef-901f-4a5c-b121-e6d69b036f58",</text:p>
      <text:p text:style-name="P406"><text:s text:c="4"/>"token_type": "bearer",</text:p>
      <text:p text:style-name="P406"><text:s text:c="4"/>"refresh_token": "73dd9d9b-eb85-475c-a979-9104276c407b",</text:p>
      <text:p text:style-name="P406"><text:s text:c="4"/>"expires_in": 179,</text:p>
      <text:p text:style-name="P406"><text:s text:c="4"/>"scope": "read write"</text:p>
      <text:p text:style-name="P406">}</text:p>
      <text:p text:style-name="P406"/>
      <text:p text:style-name="P407">Perfect.</text:p>
      <text:p text:style-name="P407"/>
      <text:p text:style-name="P407">LogOutput:</text:p>
      <text:p text:style-name="P407">refer file: log_output_6</text:p>
      <text:p text:style-name="P407"/>
      <text:p text:style-name="P411">Now, let’s use the above fetched access token to request access to a protected resource:</text:p>
      <text:p text:style-name="P411"/>
      <text:p text:style-name="P408">Settings:</text:p>
      <text:p text:style-name="P408">type: GET</text:p>
      <text:p text:style-name="P412"><text:span text:style-name="T423">uri: </text:span><text:a xlink:type="simple" xlink:href="http://localhost:8080/showCompany/All" text:style-name="Internet_20_link" text:visited-style-name="Visited_20_Internet_20_Link">http://localhost:8080/showCompany/All</text:a></text:p>
      <text:p text:style-name="P408"/>
      <text:p text:style-name="P408">Under Auth.:</text:p>
      <text:p text:style-name="P408">Type: Bearer Token</text:p>
      <text:p text:style-name="P408">Token: 180e44ef-901f-4a5c-b121-e6d69b036f58</text:p>
      <text:p text:style-name="P408"/>
      <text:p text:style-name="P408">Hit SEND.</text:p>
      <text:p text:style-name="P408"/>
      <text:p text:style-name="P409">Response:</text:p>
      <text:p text:style-name="P409">Perfect. List of all companies in the database.</text:p>
      <text:p text:style-name="P409"/>
      <text:p text:style-name="P409"><text:soft-page-break/>From the logs, I can see that, as soon as the access token was received by the application, it fetched some details from oauth_access_token table and validated the token and hence the authentication was sucessful and populated the Authentication object along with the granted authorities and hence the authorization was successful. It then proceeded to fetch all details from the db and returned them as json.</text:p>
      <text:p text:style-name="P409"/>
      <text:p text:style-name="P409">LogOutput:</text:p>
      <text:p text:style-name="P409">refer file: log_output_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 svg:font-family="OpenSans,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06-12T00:09:06.046304644</dc:date>
    <meta:editing-cycles>1037</meta:editing-cycles>
    <meta:editing-duration>P3DT4H17M32S</meta:editing-duration>
    <meta:generator>LibreOffice/6.0.7.3$Linux_X86_64 LibreOffice_project/00m0$Build-3</meta:generator>
    <meta:document-statistic meta:table-count="0" meta:image-count="0" meta:object-count="0" meta:page-count="43" meta:paragraph-count="1115" meta:word-count="10900" meta:character-count="78558" meta:non-whitespace-character-count="67551"/>
  </office:meta>
</office:document-meta>
</file>